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A9D08E"/>
    </style:style>
    <style:style style:name="ce5" style:family="table-cell" style:parent-style-name="Default" style:data-style-name="N0">
      <style:table-cell-properties fo:background-color="#B4C6E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Normal_32_2" style:data-style-name="N0">
      <style:table-cell-properties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middle" fo:wrap-option="wrap" fo:background-color="#ED7D31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/>
    </style:style>
    <style:style style:name="ce12" style:family="table-cell" style:parent-style-name="Default" style:data-style-name="N41"/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2"/>
    <style:style style:name="ce1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/>
    </style:style>
    <style:style style:name="ce20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63361111111111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3.79236111111111cm"/>
    </style:style>
    <style:style style:name="co6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ox_PIPM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16369" table:default-cell-style-name="ce1"/>
        <table:table-row table:style-name="ro1">
          <table:table-cell table:number-columns-repeated="17" table:style-name="ce1"/>
          <table:table-cell table:style-name="ce2"/>
          <table:table-cell office:value-type="string" table:style-name="ce9">
            <text:p>Rk</text:p>
          </table:table-cell>
          <table:table-cell table:style-name="ce10"/>
          <table:table-cell office:value-type="string" table:style-name="ce10">
            <text:p>Age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GS</text:p>
          </table:table-cell>
          <table:table-cell office:value-type="string" table:style-name="ce8">
            <text:p>MP</text:p>
          </table:table-cell>
          <table:table-cell office:value-type="string" table:style-name="ce10">
            <text:p>FG</text:p>
          </table:table-cell>
          <table:table-cell office:value-type="string" table:style-name="ce10">
            <text:p>FGA</text:p>
          </table:table-cell>
          <table:table-cell office:value-type="string" table:style-name="ce10">
            <text:p>FG%</text:p>
          </table:table-cell>
          <table:table-cell office:value-type="string" table:style-name="ce1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10">
            <text:p>3P%</text:p>
          </table:table-cell>
          <table:table-cell office:value-type="string" table:style-name="ce1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10">
            <text:p>2P%</text:p>
          </table:table-cell>
          <table:table-cell office:value-type="string" table:style-name="ce1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1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" table:style-name="ce16">
            <text:p>1</text:p>
          </table:table-cell>
          <table:table-cell office:value-type="string" table:style-name="ce13">
            <text:p>Tyler Herro</text:p>
          </table:table-cell>
          <table:table-cell office:value-type="float" office:value="22" table:style-name="ce13">
            <text:p>22</text:p>
          </table:table-cell>
          <table:table-cell office:value-type="float" office:value="66" table:style-name="ce13">
            <text:p>66</text:p>
          </table:table-cell>
          <table:table-cell office:value-type="float" office:value="10" table:style-name="ce13">
            <text:p>10</text:p>
          </table:table-cell>
          <table:table-cell office:value-type="float" office:value="2151" table:style-name="ce13">
            <text:p>2151</text:p>
          </table:table-cell>
          <table:table-cell office:value-type="float" office:value="8.4" table:style-name="ce13">
            <text:p>8.4</text:p>
          </table:table-cell>
          <table:table-cell office:value-type="float" office:value="18.8" table:style-name="ce13">
            <text:p>18.8</text:p>
          </table:table-cell>
          <table:table-cell office:value-type="float" office:value="0.44700000000000001" table:style-name="ce13">
            <text:p>0.447</text:p>
          </table:table-cell>
          <table:table-cell office:value-type="float" office:value="2.9" table:style-name="ce13">
            <text:p>2.9</text:p>
          </table:table-cell>
          <table:table-cell office:value-type="float" office:value="7.3" table:style-name="ce13">
            <text:p>7.3</text:p>
          </table:table-cell>
          <table:table-cell office:value-type="float" office:value="0.39900000000000002" table:style-name="ce13">
            <text:p>0.399</text:p>
          </table:table-cell>
          <table:table-cell office:value-type="float" office:value="5.5" table:style-name="ce13">
            <text:p>5.5</text:p>
          </table:table-cell>
          <table:table-cell office:value-type="float" office:value="11.4" table:style-name="ce13">
            <text:p>11.4</text:p>
          </table:table-cell>
          <table:table-cell office:value-type="float" office:value="0.47699999999999998" table:style-name="ce13">
            <text:p>0.477</text:p>
          </table:table-cell>
          <table:table-cell office:value-type="float" office:value="3.2" table:style-name="ce13">
            <text:p>3.2</text:p>
          </table:table-cell>
          <table:table-cell office:value-type="float" office:value="3.7" table:style-name="ce13">
            <text:p>3.7</text:p>
          </table:table-cell>
          <table:table-cell office:value-type="float" office:value="0.86799999999999999" table:style-name="ce13">
            <text:p>0.868</text:p>
          </table:table-cell>
          <table:table-cell office:value-type="float" office:value="0.5" table:style-name="ce13">
            <text:p>0.5</text:p>
          </table:table-cell>
          <table:table-cell office:value-type="float" office:value="5" table:style-name="ce13">
            <text:p>5</text:p>
          </table:table-cell>
          <table:table-cell office:value-type="float" office:value="4.4000000000000004" table:style-name="ce13">
            <text:p>4.4</text:p>
          </table:table-cell>
          <table:table-cell office:value-type="float" office:value="0.7" table:style-name="ce13">
            <text:p>0.7</text:p>
          </table:table-cell>
          <table:table-cell office:value-type="float" office:value="0.1" table:style-name="ce13">
            <text:p>0.1</text:p>
          </table:table-cell>
          <table:table-cell office:value-type="float" office:value="2.9" table:style-name="ce13">
            <text:p>2.9</text:p>
          </table:table-cell>
          <table:table-cell office:value-type="float" office:value="1.6" table:style-name="ce13">
            <text:p>1.6</text:p>
          </table:table-cell>
          <table:table-cell office:value-type="float" office:value="22.9" table:style-name="ce13">
            <text:p>22.9</text:p>
          </table:table-cell>
          <table:table-cell office:value-type="float" office:value="2.2956841138659322E-2" table:formula="of:=([.W2]/[.V2])^2" table:style-name="ce1">
            <text:p>0.022956841</text:p>
          </table:table-cell>
          <table:table-cell table:number-columns-repeated="3" table:style-name="ce1"/>
          <table:table-cell table:style-name="ce1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.3" table:style-name="ce1">
            <text:p>112.3</text:p>
          </table:table-cell>
          <table:table-cell table:number-columns-repeated="33" table:style-name="ce1"/>
          <table:table-cell table:style-name="ce1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7650914634146373" table:formula="of:=([.M3]-[.O3])*[.L5]/[.M5]" table:style-name="ce1">
            <text:p>0.765091463</text:p>
          </table:table-cell>
          <table:table-cell office:value-type="float" office:value="0.20198414634146425" table:formula="of:=[.B5]*[.E5]" table:style-name="ce1">
            <text:p>0.201984146</text:p>
          </table:table-cell>
          <table:table-cell office:value-type="float" office:value="1.7487804878048796" table:formula="of:=-([.N3]-[.O3])*[.L5]/[.M5]" table:style-name="ce1">
            <text:p>1.748780488</text:p>
          </table:table-cell>
          <table:table-cell office:value-type="float" office:value="0.20285853658536604" table:formula="of:=[.C5]*[.G5]" table:style-name="ce1">
            <text:p>0.202858537</text:p>
          </table:table-cell>
          <table:table-cell office:value-type="float" office:value="-2.513871951219512" table:formula="of:=-([.L3])*[.L5]/[.M5]" table:style-name="ce1">
            <text:p>-2.513871951</text:p>
          </table:table-cell>
          <table:table-cell office:value-type="float" office:value="-0.95527134146341453" table:formula="of:=[.D5]*[.I5]" table:style-name="ce1">
            <text:p>-0.955271341</text:p>
          </table:table-cell>
          <table:table-cell table:style-name="ce1"/>
          <table:table-cell office:value-type="float" office:value="2151" table:formula="of:=[.X2]" table:style-name="ce1">
            <text:p>2151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2.2956841138659322E-2" table:formula="of:=[.AS2]" table:style-name="ce1">
            <text:p>0.022956841</text:p>
          </table:table-cell>
          <table:table-cell office:value-type="float" office:value="6.1065197428833802E-3" table:formula="of:=[.B6]*[.E6]" table:style-name="ce1">
            <text:p>0.00610652</text:p>
          </table:table-cell>
          <table:table-cell office:value-type="float" office:value="2.2956841138659322E-2" table:formula="of:=[.E6]" table:style-name="ce1">
            <text:p>0.022956841</text:p>
          </table:table-cell>
          <table:table-cell office:value-type="float" office:value="1.260330578512397E-2" table:formula="of:=[.C6]*[.G6]" table:style-name="ce1">
            <text:p>0.012603306</text:p>
          </table:table-cell>
          <table:table-cell office:value-type="float" office:value="2.2956841138659322E-2" table:formula="of:=[.E6]" table:style-name="ce1">
            <text:p>0.022956841</text:p>
          </table:table-cell>
          <table:table-cell office:value-type="float" office:value="1.8709825528007346E-2" table:formula="of:=[.D6]*[.I6]" table:style-name="ce1">
            <text:p>0.018709826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2.9" table:formula="of:=[.AR2]" table:style-name="ce1">
            <text:p>22.9</text:p>
          </table:table-cell>
          <table:table-cell office:value-type="float" office:value="9.0226000000000006" table:formula="of:=[.B7]*[.E7]" table:style-name="ce1">
            <text:p>9.0226</text:p>
          </table:table-cell>
          <table:table-cell office:value-type="float" office:value="22.9" table:formula="of:=[.E7]" table:style-name="ce1">
            <text:p>22.9</text:p>
          </table:table-cell>
          <table:table-cell office:value-type="float" office:value="-0.84729999999999994" table:formula="of:=[.C7]*[.G7]" table:style-name="ce1">
            <text:p>-0.8473</text:p>
          </table:table-cell>
          <table:table-cell office:value-type="float" office:value="22.9" table:formula="of:=[.E7]" table:style-name="ce1">
            <text:p>22.9</text:p>
          </table:table-cell>
          <table:table-cell office:value-type="float" office:value="8.1753" table:formula="of:=[.D7]*[.I7]" table:style-name="ce1">
            <text:p>8.1753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5" table:formula="of:=[.AK2]" table:style-name="ce11">
            <text:p>0.5</text:p>
          </table:table-cell>
          <table:table-cell office:value-type="float" office:value="0.16400000000000001" table:formula="of:=[.B8]*[.E8]" table:style-name="ce1">
            <text:p>0.164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-0.115" table:formula="of:=[.C8]*[.G8]" table:style-name="ce1">
            <text:p>-0.115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4.9500000000000002E-2" table:formula="of:=[.D8]*[.I8]" table:style-name="ce1">
            <text:p>0.0495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5" table:formula="of:=[.AL2]" table:style-name="ce11">
            <text:p>5</text:p>
          </table:table-cell>
          <table:table-cell office:value-type="float" office:value="0.255" table:formula="of:=[.B9]*[.E9]" table:style-name="ce1">
            <text:p>0.255</text:p>
          </table:table-cell>
          <table:table-cell office:value-type="float" office:value="5" table:formula="of:=[.E9]" table:style-name="ce1">
            <text:p>5</text:p>
          </table:table-cell>
          <table:table-cell office:value-type="float" office:value="1.1949999999999998" table:formula="of:=[.C9]*[.G9]" table:style-name="ce1">
            <text:p>1.195</text:p>
          </table:table-cell>
          <table:table-cell office:value-type="float" office:value="5" table:formula="of:=[.E9]" table:style-name="ce1">
            <text:p>5</text:p>
          </table:table-cell>
          <table:table-cell office:value-type="float" office:value="1.45" table:formula="of:=[.D9]*[.I9]" table:style-name="ce1">
            <text:p>1.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4.4000000000000004" table:formula="of:=[.AM2]" table:style-name="ce11">
            <text:p>4.4</text:p>
          </table:table-cell>
          <table:table-cell office:value-type="float" office:value="1.6500000000000001" table:formula="of:=[.B10]*[.E10]" table:style-name="ce1">
            <text:p>1.65</text:p>
          </table:table-cell>
          <table:table-cell office:value-type="float" office:value="4.4000000000000004" table:formula="of:=[.E10]" table:style-name="ce1">
            <text:p>4.4</text:p>
          </table:table-cell>
          <table:table-cell office:value-type="float" office:value="0.14520000000000002" table:formula="of:=[.C10]*[.G10]" table:style-name="ce1">
            <text:p>0.1452</text:p>
          </table:table-cell>
          <table:table-cell office:value-type="float" office:value="4.4000000000000004" table:formula="of:=[.E10]" table:style-name="ce1">
            <text:p>4.4</text:p>
          </table:table-cell>
          <table:table-cell office:value-type="float" office:value="1.7996000000000001" table:formula="of:=[.D10]*[.I10]" table:style-name="ce1">
            <text:p>1.799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7" table:formula="of:=[.AN2]" table:style-name="ce11">
            <text:p>0.7</text:p>
          </table:table-cell>
          <table:table-cell office:value-type="float" office:value="0.18409999999999999" table:formula="of:=[.B11]*[.E11]" table:style-name="ce1">
            <text:p>0.1841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59989999999999999" table:formula="of:=[.C11]*[.G11]" table:style-name="ce1">
            <text:p>0.5999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78400000000000003" table:formula="of:=[.D11]*[.I11]" table:style-name="ce1">
            <text:p>0.78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1" table:formula="of:=[.AO2]" table:style-name="ce11">
            <text:p>0.1</text:p>
          </table:table-cell>
          <table:table-cell office:value-type="float" office:value="-2.2000000000000001E-3" table:formula="of:=[.B12]*[.E12]" table:style-name="ce1">
            <text:p>-0.0022</text:p>
          </table:table-cell>
          <table:table-cell office:value-type="float" office:value="0.1" table:formula="of:=[.E12]" table:style-name="ce1">
            <text:p>0.1</text:p>
          </table:table-cell>
          <table:table-cell office:value-type="float" office:value="8.1699999999999995E-2" table:formula="of:=[.C12]*[.G12]" table:style-name="ce1">
            <text:p>0.0817</text:p>
          </table:table-cell>
          <table:table-cell office:value-type="float" office:value="0.1" table:formula="of:=[.E12]" table:style-name="ce1">
            <text:p>0.1</text:p>
          </table:table-cell>
          <table:table-cell office:value-type="float" office:value="7.9500000000000015E-2" table:formula="of:=[.D12]*[.I12]" table:style-name="ce1">
            <text:p>0.079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9" table:formula="of:=[.AP2]" table:style-name="ce11">
            <text:p>2.9</text:p>
          </table:table-cell>
          <table:table-cell office:value-type="float" office:value="-2.0328999999999997" table:formula="of:=[.B13]*[.E13]" table:style-name="ce1">
            <text:p>-2.0329</text:p>
          </table:table-cell>
          <table:table-cell office:value-type="float" office:value="2.9" table:formula="of:=[.E13]" table:style-name="ce1">
            <text:p>2.9</text:p>
          </table:table-cell>
          <table:table-cell office:value-type="float" office:value="-0.55969999999999998" table:formula="of:=[.C13]*[.G13]" table:style-name="ce1">
            <text:p>-0.5597</text:p>
          </table:table-cell>
          <table:table-cell office:value-type="float" office:value="2.9" table:formula="of:=[.E13]" table:style-name="ce1">
            <text:p>2.9</text:p>
          </table:table-cell>
          <table:table-cell office:value-type="float" office:value="-2.5926" table:formula="of:=[.D13]*[.I13]" table:style-name="ce1">
            <text:p>-2.592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1.6" table:formula="of:=[.AQ2]" table:style-name="ce11">
            <text:p>1.6</text:p>
          </table:table-cell>
          <table:table-cell office:value-type="float" office:value="-0.29599999999999999" table:formula="of:=[.B14]*[.E14]" table:style-name="ce1">
            <text:p>-0.296</text:p>
          </table:table-cell>
          <table:table-cell office:value-type="float" office:value="1.6" table:formula="of:=[.E14]" table:style-name="ce1">
            <text:p>1.6</text:p>
          </table:table-cell>
          <table:table-cell office:value-type="float" office:value="0.14080000000000001" table:formula="of:=[.C14]*[.G14]" table:style-name="ce1">
            <text:p>0.1408</text:p>
          </table:table-cell>
          <table:table-cell office:value-type="float" office:value="1.6" table:formula="of:=[.E14]" table:style-name="ce1">
            <text:p>1.6</text:p>
          </table:table-cell>
          <table:table-cell office:value-type="float" office:value="-0.1552" table:formula="of:=[.D14]*[.I14]" table:style-name="ce1">
            <text:p>-0.155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3.7" table:formula="of:=[.AI2]" table:style-name="ce1">
            <text:p>3.7</text:p>
          </table:table-cell>
          <table:table-cell office:value-type="float" office:value="4.4400000000000002E-2" table:formula="of:=[.B15]*[.E15]" table:style-name="ce1">
            <text:p>0.0444</text:p>
          </table:table-cell>
          <table:table-cell office:value-type="float" office:value="3.7" table:formula="of:=[.E15]" table:style-name="ce1">
            <text:p>3.7</text:p>
          </table:table-cell>
          <table:table-cell office:value-type="float" office:value="0.13689999999999999" table:formula="of:=[.C15]*[.G15]" table:style-name="ce1">
            <text:p>0.1369</text:p>
          </table:table-cell>
          <table:table-cell office:value-type="float" office:value="3.7" table:formula="of:=[.E15]" table:style-name="ce1">
            <text:p>3.7</text:p>
          </table:table-cell>
          <table:table-cell office:value-type="float" office:value="0.17760000000000001" table:formula="of:=[.D15]*[.I15]" table:style-name="ce1">
            <text:p>0.177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1.4" table:formula="of:=[.AF2]" table:style-name="ce1">
            <text:p>11.4</text:p>
          </table:table-cell>
          <table:table-cell office:value-type="float" office:value="-2.9640000000000004" table:formula="of:=[.B16]*[.E16]" table:style-name="ce1">
            <text:p>-2.964</text:p>
          </table:table-cell>
          <table:table-cell office:value-type="float" office:value="11.4" table:formula="of:=[.E16]" table:style-name="ce1">
            <text:p>11.4</text:p>
          </table:table-cell>
          <table:table-cell office:value-type="float" office:value="-0.53580000000000005" table:formula="of:=[.C16]*[.G16]" table:style-name="ce1">
            <text:p>-0.5358</text:p>
          </table:table-cell>
          <table:table-cell office:value-type="float" office:value="11.4" table:formula="of:=[.E16]" table:style-name="ce1">
            <text:p>11.4</text:p>
          </table:table-cell>
          <table:table-cell office:value-type="float" office:value="-3.4998" table:formula="of:=[.D16]*[.I16]" table:style-name="ce1">
            <text:p>-3.499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7.3" table:formula="of:=[.AC2]" table:style-name="ce1">
            <text:p>7.3</text:p>
          </table:table-cell>
          <table:table-cell office:value-type="float" office:value="-0.53289999999999993" table:formula="of:=[.B17]*[.E17]" table:style-name="ce1">
            <text:p>-0.5329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0.59860000000000002" table:formula="of:=[.C17]*[.G17]" table:style-name="ce1">
            <text:p>-0.5986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1.1315" table:formula="of:=[.D17]*[.I17]" table:style-name="ce1">
            <text:p>-1.131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6081906660843499" table:formula="of:=SUM([.F5:.F18])" table:style-name="ce2">
            <text:p>5.608190666</text:p>
          </table:table-cell>
          <table:table-cell table:style-name="ce1"/>
          <table:table-cell office:value-type="float" office:value="-0.18243815762950996" table:formula="of:=SUM([.H5:.H18])" table:style-name="ce2">
            <text:p>-0.182438158</text:p>
          </table:table-cell>
          <table:table-cell table:style-name="ce1"/>
          <table:table-cell office:value-type="float" office:value="4.0668384840645899" table:formula="of:=SUM([.J5:.J18])" table:style-name="ce2">
            <text:p>4.066838484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3.7" table:formula="of:=[.K36]" table:style-name="ce1">
            <text:p>3.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1173999999999999" table:formula="of:=[.B32]*[.C32]" table:style-name="ce1">
            <text:p>1.1174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5.8" table:formula="of:=-([.L36])" table:style-name="ce1">
            <text:p>-5.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2.3258000000000001" table:formula="of:=[.G32]*[.H32]" table:style-name="ce1">
            <text:p>-2.3258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6081906660843499" table:formula="of:=[.F20]" table:style-name="ce1">
            <text:p>5.608190666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7687041276086832" table:formula="of:=[.B33]*[.C33]" table:style-name="ce1">
            <text:p>3.768704128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-0.18243815762950996" table:formula="of:=[.H20]" table:style-name="ce1">
            <text:p>-0.182438158</text:p>
          </table:table-cell>
          <table:table-cell office:value-type="float" office:value="0.751" table:style-name="ce1">
            <text:p>0.751</text:p>
          </table:table-cell>
          <table:table-cell office:value-type="float" office:value="-0.13701105637976199" table:formula="of:=[.G33]*[.H33]" table:style-name="ce1">
            <text:p>-0.137011056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2000000000000028" table:formula="of:=[.K34]-112.3" table:style-name="ce1">
            <text:p>3.2</text:p>
          </table:table-cell>
          <table:table-cell office:value-type="float" office:value="0.151" table:style-name="ce1">
            <text:p>0.151</text:p>
          </table:table-cell>
          <table:table-cell office:value-type="float" office:value="0.48320000000000041" table:formula="of:=[.B34]*[.C34]" table:style-name="ce1">
            <text:p>0.4832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.5" table:formula="of:=112.3-[.L34]" table:style-name="ce1">
            <text:p>2.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34" table:formula="of:=[.G34]*[.H34]" table:style-name="ce1">
            <text:p>0.34</text:p>
          </table:table-cell>
          <table:table-cell table:style-name="ce1"/>
          <table:table-cell office:value-type="float" office:value="115.5" table:style-name="ce1">
            <text:p>115.5</text:p>
          </table:table-cell>
          <table:table-cell office:value-type="float" office:value="109.8" table:style-name="ce1">
            <text:p>109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3.7" table:style-name="ce1">
            <text:p>3.7</text:p>
          </table:table-cell>
          <table:table-cell office:value-type="float" office:value="5.8" table:style-name="ce1">
            <text:p>5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4.9173041276086833" table:formula="of:=SUM([.D32:.D35])" table:style-name="ce2">
            <text:p>4.917304128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2.0998110563797621" table:formula="of:=SUM([.I32:.I35])" table:style-name="ce2">
            <text:p>-2.099811056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2.8174930712289212" table:formula="of:=[.D37]+[.I37]" table:style-name="ce2">
            <text:p>2.81749307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MIA_Box_PIPM" table:style-name="ta2">
        <table:table-column table:style-name="co5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10"/>
          <table:table-cell office:value-type="string" table:style-name="ce10">
            <text:p>Age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GS</text:p>
          </table:table-cell>
          <table:table-cell office:value-type="string" table:style-name="ce10">
            <text:p>MP</text:p>
          </table:table-cell>
          <table:table-cell office:value-type="string" table:style-name="ce10">
            <text:p>FG</text:p>
          </table:table-cell>
          <table:table-cell office:value-type="string" table:style-name="ce10">
            <text:p>FGA</text:p>
          </table:table-cell>
          <table:table-cell office:value-type="string" table:style-name="ce10">
            <text:p>FG%</text:p>
          </table:table-cell>
          <table:table-cell office:value-type="string" table:style-name="ce1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10">
            <text:p>3P%</text:p>
          </table:table-cell>
          <table:table-cell office:value-type="string" table:style-name="ce1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10">
            <text:p>2P%</text:p>
          </table:table-cell>
          <table:table-cell office:value-type="string" table:style-name="ce1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1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4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" table:style-name="ce18">
            <text:p>1</text:p>
          </table:table-cell>
          <table:table-cell office:value-type="string" table:style-name="ce19">
            <text:p>Tyler Herro</text:p>
          </table:table-cell>
          <table:table-cell office:value-type="float" office:value="22" table:style-name="ce19">
            <text:p>22</text:p>
          </table:table-cell>
          <table:table-cell office:value-type="float" office:value="66" table:style-name="ce19">
            <text:p>66</text:p>
          </table:table-cell>
          <table:table-cell office:value-type="float" office:value="10" table:style-name="ce19">
            <text:p>10</text:p>
          </table:table-cell>
          <table:table-cell office:value-type="float" office:value="2151" table:style-name="ce19">
            <text:p>2151</text:p>
          </table:table-cell>
          <table:table-cell office:value-type="float" office:value="8.4" table:style-name="ce19">
            <text:p>8.4</text:p>
          </table:table-cell>
          <table:table-cell office:value-type="float" office:value="18.8" table:style-name="ce19">
            <text:p>18.8</text:p>
          </table:table-cell>
          <table:table-cell office:value-type="float" office:value="0.44700000000000001" table:style-name="ce19">
            <text:p>0.447</text:p>
          </table:table-cell>
          <table:table-cell office:value-type="float" office:value="2.9" table:style-name="ce19">
            <text:p>2.9</text:p>
          </table:table-cell>
          <table:table-cell office:value-type="float" office:value="7.3" table:style-name="ce19">
            <text:p>7.3</text:p>
          </table:table-cell>
          <table:table-cell office:value-type="float" office:value="0.39900000000000002" table:style-name="ce19">
            <text:p>0.399</text:p>
          </table:table-cell>
          <table:table-cell office:value-type="float" office:value="5.5" table:style-name="ce19">
            <text:p>5.5</text:p>
          </table:table-cell>
          <table:table-cell office:value-type="float" office:value="11.4" table:style-name="ce19">
            <text:p>11.4</text:p>
          </table:table-cell>
          <table:table-cell office:value-type="float" office:value="0.47699999999999998" table:style-name="ce19">
            <text:p>0.477</text:p>
          </table:table-cell>
          <table:table-cell office:value-type="float" office:value="3.2" table:style-name="ce19">
            <text:p>3.2</text:p>
          </table:table-cell>
          <table:table-cell office:value-type="float" office:value="3.7" table:style-name="ce19">
            <text:p>3.7</text:p>
          </table:table-cell>
          <table:table-cell office:value-type="float" office:value="0.86799999999999999" table:style-name="ce19">
            <text:p>0.868</text:p>
          </table:table-cell>
          <table:table-cell office:value-type="float" office:value="0.5" table:style-name="ce19">
            <text:p>0.5</text:p>
          </table:table-cell>
          <table:table-cell office:value-type="float" office:value="5" table:style-name="ce19">
            <text:p>5</text:p>
          </table:table-cell>
          <table:table-cell office:value-type="float" office:value="5.5" table:style-name="ce19">
            <text:p>5.5</text:p>
          </table:table-cell>
          <table:table-cell office:value-type="float" office:value="4.4000000000000004" table:style-name="ce19">
            <text:p>4.4</text:p>
          </table:table-cell>
          <table:table-cell office:value-type="float" office:value="0.7" table:style-name="ce19">
            <text:p>0.7</text:p>
          </table:table-cell>
          <table:table-cell office:value-type="float" office:value="0.1" table:style-name="ce19">
            <text:p>0.1</text:p>
          </table:table-cell>
          <table:table-cell office:value-type="float" office:value="2.9" table:style-name="ce19">
            <text:p>2.9</text:p>
          </table:table-cell>
          <table:table-cell office:value-type="float" office:value="1.6" table:style-name="ce19">
            <text:p>1.6</text:p>
          </table:table-cell>
          <table:table-cell office:value-type="float" office:value="2.2956841138659322E-2" table:formula="of:=([.W2]/[.V2])^2" table:style-name="ce19">
            <text:p>0.022956841</text:p>
          </table:table-cell>
          <table:table-cell table:number-columns-repeated="3" table:style-name="ce1"/>
          <table:table-cell table:style-name="ce1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1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92903963414634305" table:formula="of:=([.M3]-[.O3])*[.L5]/[.M5]" table:style-name="ce1">
            <text:p>0.929039634</text:p>
          </table:table-cell>
          <table:table-cell office:value-type="float" office:value="0.24526646341463457" table:formula="of:=[.B5]*[.E5]" table:style-name="ce1">
            <text:p>0.245266463</text:p>
          </table:table-cell>
          <table:table-cell office:value-type="float" office:value="1.584832317073174" table:formula="of:=-([.N3]-[.O3])*[.L5]/[.M5]" table:style-name="ce1">
            <text:p>1.584832317</text:p>
          </table:table-cell>
          <table:table-cell office:value-type="float" office:value="0.18384054878048819" table:formula="of:=[.C5]*[.G5]" table:style-name="ce1">
            <text:p>0.183840549</text:p>
          </table:table-cell>
          <table:table-cell office:value-type="float" office:value="-2.513871951219512" table:formula="of:=-([.L3])*[.L5]/[.M5]" table:style-name="ce1">
            <text:p>-2.513871951</text:p>
          </table:table-cell>
          <table:table-cell office:value-type="float" office:value="-0.95527134146341453" table:formula="of:=[.D5]*[.I5]" table:style-name="ce1">
            <text:p>-0.955271341</text:p>
          </table:table-cell>
          <table:table-cell table:style-name="ce1"/>
          <table:table-cell office:value-type="float" office:value="2151" table:formula="of:=[.X2]" table:style-name="ce1">
            <text:p>2151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2.2956841138659322E-2" table:formula="of:=[.AS2]" table:style-name="ce1">
            <text:p>0.022956841</text:p>
          </table:table-cell>
          <table:table-cell office:value-type="float" office:value="6.1065197428833802E-3" table:formula="of:=[.B6]*[.E6]" table:style-name="ce1">
            <text:p>0.00610652</text:p>
          </table:table-cell>
          <table:table-cell office:value-type="float" office:value="2.2956841138659322E-2" table:formula="of:=[.E6]" table:style-name="ce1">
            <text:p>0.022956841</text:p>
          </table:table-cell>
          <table:table-cell office:value-type="float" office:value="1.260330578512397E-2" table:formula="of:=[.C6]*[.G6]" table:style-name="ce1">
            <text:p>0.012603306</text:p>
          </table:table-cell>
          <table:table-cell office:value-type="float" office:value="2.2956841138659322E-2" table:formula="of:=[.E6]" table:style-name="ce1">
            <text:p>0.022956841</text:p>
          </table:table-cell>
          <table:table-cell office:value-type="float" office:value="1.8709825528007346E-2" table:formula="of:=[.D6]*[.I6]" table:style-name="ce1">
            <text:p>0.018709826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.6" table:formula="of:=[.AR2]" table:style-name="ce1">
            <text:p>1.6</text:p>
          </table:table-cell>
          <table:table-cell office:value-type="float" office:value="0.63040000000000007" table:formula="of:=[.B7]*[.E7]" table:style-name="ce1">
            <text:p>0.6304</text:p>
          </table:table-cell>
          <table:table-cell office:value-type="float" office:value="1.6" table:formula="of:=[.E7]" table:style-name="ce1">
            <text:p>1.6</text:p>
          </table:table-cell>
          <table:table-cell office:value-type="float" office:value="-5.9200000000000003E-2" table:formula="of:=[.C7]*[.G7]" table:style-name="ce1">
            <text:p>-0.0592</text:p>
          </table:table-cell>
          <table:table-cell office:value-type="float" office:value="1.6" table:formula="of:=[.E7]" table:style-name="ce1">
            <text:p>1.6</text:p>
          </table:table-cell>
          <table:table-cell office:value-type="float" office:value="0.57120000000000004" table:formula="of:=[.D7]*[.I7]" table:style-name="ce1">
            <text:p>0.5712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5" table:formula="of:=[.AK2]" table:style-name="ce11">
            <text:p>0.5</text:p>
          </table:table-cell>
          <table:table-cell office:value-type="float" office:value="0.16400000000000001" table:formula="of:=[.B8]*[.E8]" table:style-name="ce1">
            <text:p>0.164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-0.115" table:formula="of:=[.C8]*[.G8]" table:style-name="ce1">
            <text:p>-0.115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4.9500000000000002E-2" table:formula="of:=[.D8]*[.I8]" table:style-name="ce1">
            <text:p>0.0495</text:p>
          </table:table-cell>
          <table:table-cell table:number-columns-repeated="38" table:style-name="ce1"/>
          <table:table-cell table:style-name="ce1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5" table:formula="of:=[.AL2]" table:style-name="ce11">
            <text:p>5</text:p>
          </table:table-cell>
          <table:table-cell office:value-type="float" office:value="0.255" table:formula="of:=[.B9]*[.E9]" table:style-name="ce1">
            <text:p>0.255</text:p>
          </table:table-cell>
          <table:table-cell office:value-type="float" office:value="5" table:formula="of:=[.E9]" table:style-name="ce1">
            <text:p>5</text:p>
          </table:table-cell>
          <table:table-cell office:value-type="float" office:value="1.1949999999999998" table:formula="of:=[.C9]*[.G9]" table:style-name="ce1">
            <text:p>1.195</text:p>
          </table:table-cell>
          <table:table-cell office:value-type="float" office:value="5" table:formula="of:=[.E9]" table:style-name="ce1">
            <text:p>5</text:p>
          </table:table-cell>
          <table:table-cell office:value-type="float" office:value="1.45" table:formula="of:=[.D9]*[.I9]" table:style-name="ce1">
            <text:p>1.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5.5" table:formula="of:=[.AM2]" table:style-name="ce11">
            <text:p>5.5</text:p>
          </table:table-cell>
          <table:table-cell office:value-type="float" office:value="2.0625" table:formula="of:=[.B10]*[.E10]" table:style-name="ce1">
            <text:p>2.0625</text:p>
          </table:table-cell>
          <table:table-cell office:value-type="float" office:value="5.5" table:formula="of:=[.E10]" table:style-name="ce1">
            <text:p>5.5</text:p>
          </table:table-cell>
          <table:table-cell office:value-type="float" office:value="0.18149999999999999" table:formula="of:=[.C10]*[.G10]" table:style-name="ce1">
            <text:p>0.1815</text:p>
          </table:table-cell>
          <table:table-cell office:value-type="float" office:value="5.5" table:formula="of:=[.E10]" table:style-name="ce1">
            <text:p>5.5</text:p>
          </table:table-cell>
          <table:table-cell office:value-type="float" office:value="2.2494999999999998" table:formula="of:=[.D10]*[.I10]" table:style-name="ce1">
            <text:p>2.249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4.4000000000000004" table:formula="of:=[.AN2]" table:style-name="ce11">
            <text:p>4.4</text:p>
          </table:table-cell>
          <table:table-cell office:value-type="float" office:value="1.1572000000000002" table:formula="of:=[.B11]*[.E11]" table:style-name="ce1">
            <text:p>1.1572</text:p>
          </table:table-cell>
          <table:table-cell office:value-type="float" office:value="4.4000000000000004" table:formula="of:=[.E11]" table:style-name="ce1">
            <text:p>4.4</text:p>
          </table:table-cell>
          <table:table-cell office:value-type="float" office:value="3.7708000000000004" table:formula="of:=[.C11]*[.G11]" table:style-name="ce1">
            <text:p>3.7708</text:p>
          </table:table-cell>
          <table:table-cell office:value-type="float" office:value="4.4000000000000004" table:formula="of:=[.E11]" table:style-name="ce1">
            <text:p>4.4</text:p>
          </table:table-cell>
          <table:table-cell office:value-type="float" office:value="4.9280000000000008" table:formula="of:=[.D11]*[.I11]" table:style-name="ce1">
            <text:p>4.92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7" table:formula="of:=[.AO2]" table:style-name="ce11">
            <text:p>0.7</text:p>
          </table:table-cell>
          <table:table-cell office:value-type="float" office:value="-1.5399999999999999E-2" table:formula="of:=[.B12]*[.E12]" table:style-name="ce1">
            <text:p>-0.0154</text:p>
          </table:table-cell>
          <table:table-cell office:value-type="float" office:value="0.7" table:formula="of:=[.E12]" table:style-name="ce1">
            <text:p>0.7</text:p>
          </table:table-cell>
          <table:table-cell office:value-type="float" office:value="0.57189999999999996" table:formula="of:=[.C12]*[.G12]" table:style-name="ce1">
            <text:p>0.5719</text:p>
          </table:table-cell>
          <table:table-cell office:value-type="float" office:value="0.7" table:formula="of:=[.E12]" table:style-name="ce1">
            <text:p>0.7</text:p>
          </table:table-cell>
          <table:table-cell office:value-type="float" office:value="0.55649999999999999" table:formula="of:=[.D12]*[.I12]" table:style-name="ce1">
            <text:p>0.556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.1" table:formula="of:=[.AP2]" table:style-name="ce11">
            <text:p>0.1</text:p>
          </table:table-cell>
          <table:table-cell office:value-type="float" office:value="-7.0099999999999996E-2" table:formula="of:=[.B13]*[.E13]" table:style-name="ce1">
            <text:p>-0.0701</text:p>
          </table:table-cell>
          <table:table-cell office:value-type="float" office:value="0.1" table:formula="of:=[.E13]" table:style-name="ce1">
            <text:p>0.1</text:p>
          </table:table-cell>
          <table:table-cell office:value-type="float" office:value="-1.9300000000000001E-2" table:formula="of:=[.C13]*[.G13]" table:style-name="ce1">
            <text:p>-0.0193</text:p>
          </table:table-cell>
          <table:table-cell office:value-type="float" office:value="0.1" table:formula="of:=[.E13]" table:style-name="ce1">
            <text:p>0.1</text:p>
          </table:table-cell>
          <table:table-cell office:value-type="float" office:value="-8.9400000000000007E-2" table:formula="of:=[.D13]*[.I13]" table:style-name="ce1">
            <text:p>-0.089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9" table:formula="of:=[.AQ2]" table:style-name="ce11">
            <text:p>2.9</text:p>
          </table:table-cell>
          <table:table-cell office:value-type="float" office:value="-0.53649999999999998" table:formula="of:=[.B14]*[.E14]" table:style-name="ce1">
            <text:p>-0.5365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0.25519999999999998" table:formula="of:=[.C14]*[.G14]" table:style-name="ce1">
            <text:p>0.2552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-0.28129999999999999" table:formula="of:=[.D14]*[.I14]" table:style-name="ce1">
            <text:p>-0.281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3.7" table:formula="of:=[.AI2]" table:style-name="ce1">
            <text:p>3.7</text:p>
          </table:table-cell>
          <table:table-cell office:value-type="float" office:value="4.4400000000000002E-2" table:formula="of:=[.B15]*[.E15]" table:style-name="ce1">
            <text:p>0.0444</text:p>
          </table:table-cell>
          <table:table-cell office:value-type="float" office:value="3.7" table:formula="of:=[.E15]" table:style-name="ce1">
            <text:p>3.7</text:p>
          </table:table-cell>
          <table:table-cell office:value-type="float" office:value="0.13689999999999999" table:formula="of:=[.C15]*[.G15]" table:style-name="ce1">
            <text:p>0.1369</text:p>
          </table:table-cell>
          <table:table-cell office:value-type="float" office:value="3.7" table:formula="of:=[.E15]" table:style-name="ce1">
            <text:p>3.7</text:p>
          </table:table-cell>
          <table:table-cell office:value-type="float" office:value="0.17760000000000001" table:formula="of:=[.D15]*[.I15]" table:style-name="ce1">
            <text:p>0.177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1.4" table:formula="of:=[.AF2]" table:style-name="ce1">
            <text:p>11.4</text:p>
          </table:table-cell>
          <table:table-cell office:value-type="float" office:value="-2.9640000000000004" table:formula="of:=[.B16]*[.E16]" table:style-name="ce1">
            <text:p>-2.964</text:p>
          </table:table-cell>
          <table:table-cell office:value-type="float" office:value="11.4" table:formula="of:=[.E16]" table:style-name="ce1">
            <text:p>11.4</text:p>
          </table:table-cell>
          <table:table-cell office:value-type="float" office:value="-0.53580000000000005" table:formula="of:=[.C16]*[.G16]" table:style-name="ce1">
            <text:p>-0.5358</text:p>
          </table:table-cell>
          <table:table-cell office:value-type="float" office:value="11.4" table:formula="of:=[.E16]" table:style-name="ce1">
            <text:p>11.4</text:p>
          </table:table-cell>
          <table:table-cell office:value-type="float" office:value="-3.4998" table:formula="of:=[.D16]*[.I16]" table:style-name="ce1">
            <text:p>-3.499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7.3" table:formula="of:=[.AC2]" table:style-name="ce1">
            <text:p>7.3</text:p>
          </table:table-cell>
          <table:table-cell office:value-type="float" office:value="-0.53289999999999993" table:formula="of:=[.B17]*[.E17]" table:style-name="ce1">
            <text:p>-0.5329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0.59860000000000002" table:formula="of:=[.C17]*[.G17]" table:style-name="ce1">
            <text:p>-0.5986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1.1315" table:formula="of:=[.D17]*[.I17]" table:style-name="ce1">
            <text:p>-1.131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0.35397298315751768" table:formula="of:=SUM([.F5:.F18])" table:style-name="ce2">
            <text:p>0.353972983</text:p>
          </table:table-cell>
          <table:table-cell table:style-name="ce1"/>
          <table:table-cell office:value-type="float" office:value="4.9388438545656115" table:formula="of:=SUM([.H5:.H18])" table:style-name="ce2">
            <text:p>4.938843855</text:p>
          </table:table-cell>
          <table:table-cell table:style-name="ce1"/>
          <table:table-cell office:value-type="float" office:value="3.9107384840645931" table:formula="of:=SUM([.J5:.J18])" table:style-name="ce2">
            <text:p>3.910738484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2.8" table:formula="of:=[.K36]" table:style-name="ce1">
            <text:p>2.8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84559999999999991" table:formula="of:=[.B32]*[.C32]" table:style-name="ce1">
            <text:p>0.8456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0.3" table:formula="of:=-([.L36])" table:style-name="ce1">
            <text:p>-0.3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1203" table:formula="of:=[.G32]*[.H32]" table:style-name="ce1">
            <text:p>-0.120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0.35397298315751768" table:formula="of:=[.F20]" table:style-name="ce1">
            <text:p>0.353972983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23786984468185191" table:formula="of:=[.B33]*[.C33]" table:style-name="ce1">
            <text:p>0.237869845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4.9388438545656115" table:formula="of:=[.H20]" table:style-name="ce1">
            <text:p>4.938843855</text:p>
          </table:table-cell>
          <table:table-cell office:value-type="float" office:value="0.751" table:style-name="ce1">
            <text:p>0.751</text:p>
          </table:table-cell>
          <table:table-cell office:value-type="float" office:value="3.7090717347787741" table:formula="of:=[.G33]*[.H33]" table:style-name="ce1">
            <text:p>3.709071735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5" table:formula="of:=[.K34]-[.O3]" table:style-name="ce1">
            <text:p>3.5</text:p>
          </table:table-cell>
          <table:table-cell office:value-type="float" office:value="0.151" table:style-name="ce1">
            <text:p>0.151</text:p>
          </table:table-cell>
          <table:table-cell office:value-type="float" office:value="0.52849999999999997" table:formula="of:=[.B34]*[.C34]" table:style-name="ce1">
            <text:p>0.5285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.2000000000000028" table:formula="of:=[.O3]-[.L34]" table:style-name="ce1">
            <text:p>2.2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9920000000000041" table:formula="of:=[.G34]*[.H34]" table:style-name="ce1">
            <text:p>0.2992</text:p>
          </table:table-cell>
          <table:table-cell table:style-name="ce1"/>
          <table:table-cell office:value-type="float" office:value="115.5" table:style-name="ce1">
            <text:p>115.5</text:p>
          </table:table-cell>
          <table:table-cell office:value-type="float" office:value="109.8" table:style-name="ce1">
            <text:p>109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1.1599698446818518" table:formula="of:=SUM([.D32:.D35])" table:style-name="ce2">
            <text:p>1.159969845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3.9109717347787747" table:formula="of:=SUM([.I32:.I35])" table:style-name="ce2">
            <text:p>3.910971735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5.0709415794606265" table:formula="of:=[.D37]+[.I37]" table:style-name="ce2">
            <text:p>5.070941579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3.15996984468185" table:formula="of:=[.O3]+[.D37]" table:style-name="ce1">
            <text:p>113.159969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5.91097173477877" table:formula="of:=[.O3]+[.I37]" table:style-name="ce1">
            <text:p>115.910971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5.1360077012944965E+28" table:formula="of:=[.B52]^13.98" table:style-name="ce1">
            <text:p>5.13601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2321576689048404E+29" table:formula="of:=([.B52]^13.98+[.B53]^13.98)" table:style-name="ce1">
            <text:p>1.23216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1683039686466866" table:formula="of:=[.B54]/[.B55]" table:style-name="ce12">
            <text:p>0.417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ssesion</text:p>
          </table:table-cell>
          <table:table-cell office:value-type="float" office:value="4481.25" table:formula="of:=([.L5]/48)*100" table:style-name="ce1">
            <text:p>4481.25</text:p>
          </table:table-cell>
          <table:table-cell table:number-columns-repeated="16382"/>
        </table:table-row>
        <table:table-row table:style-name="ro6">
          <table:table-cell office:value-type="string" table:style-name="ce15">
            <text:p>x sets of 100 possession</text:p>
          </table:table-cell>
          <table:table-cell office:value-type="float" office:value="44.8125" table:formula="of:=[.B58]/100" table:style-name="ce14">
            <text:p>44.81</text:p>
          </table:table-cell>
          <table:table-cell table:number-columns-repeated="16382"/>
        </table:table-row>
        <table:table-row table:style-name="ro6">
          <table:table-cell office:value-type="string" table:style-name="ce15">
            <text:p>Player wins above avg</text:p>
          </table:table-cell>
          <table:table-cell office:value-type="float" office:value="-3.7270378405020357" table:formula="of:=[.B59]*([.B56]-0.5)*1" table:style-name="ce14">
            <text:p>-3.73</text:p>
          </table:table-cell>
          <table:table-cell table:number-columns-repeated="16382"/>
        </table:table-row>
        <table:table-row table:number-rows-repeated="1048516" table:style-name="ro3">
          <table:table-cell table:number-columns-repeated="16384"/>
        </table:table-row>
      </table:table>
      <table:table table:name="P2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2" table:style-name="ce16">
            <text:p>2</text:p>
          </table:table-cell>
          <table:table-cell office:value-type="string" table:style-name="ce13">
            <text:p>Kyle Lowry</text:p>
          </table:table-cell>
          <table:table-cell office:value-type="float" office:value="35" table:style-name="ce13">
            <text:p>35</text:p>
          </table:table-cell>
          <table:table-cell office:value-type="float" office:value="63" table:style-name="ce13">
            <text:p>63</text:p>
          </table:table-cell>
          <table:table-cell office:value-type="float" office:value="63" table:style-name="ce13">
            <text:p>63</text:p>
          </table:table-cell>
          <table:table-cell office:value-type="float" office:value="2133" table:style-name="ce13">
            <text:p>2133</text:p>
          </table:table-cell>
          <table:table-cell office:value-type="float" office:value="4.7" table:style-name="ce13">
            <text:p>4.7</text:p>
          </table:table-cell>
          <table:table-cell office:value-type="float" office:value="10.6" table:style-name="ce13">
            <text:p>10.6</text:p>
          </table:table-cell>
          <table:table-cell office:value-type="float" office:value="0.44" table:style-name="ce13">
            <text:p>0.44</text:p>
          </table:table-cell>
          <table:table-cell office:value-type="float" office:value="2.4" table:style-name="ce13">
            <text:p>2.4</text:p>
          </table:table-cell>
          <table:table-cell office:value-type="float" office:value="6.4" table:style-name="ce13">
            <text:p>6.4</text:p>
          </table:table-cell>
          <table:table-cell office:value-type="float" office:value="0.377" table:style-name="ce13">
            <text:p>0.377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4.0999999999999996" table:style-name="ce13">
            <text:p>4.1</text:p>
          </table:table-cell>
          <table:table-cell office:value-type="float" office:value="0.53900000000000003" table:style-name="ce13">
            <text:p>0.539</text:p>
          </table:table-cell>
          <table:table-cell office:value-type="float" office:value="2.5" table:style-name="ce13">
            <text:p>2.5</text:p>
          </table:table-cell>
          <table:table-cell office:value-type="float" office:value="2.9" table:style-name="ce13">
            <text:p>2.9</text:p>
          </table:table-cell>
          <table:table-cell office:value-type="float" office:value="0.85099999999999998" table:style-name="ce13">
            <text:p>0.851</text:p>
          </table:table-cell>
          <table:table-cell office:value-type="float" office:value="0.6" table:style-name="ce13">
            <text:p>0.6</text:p>
          </table:table-cell>
          <table:table-cell office:value-type="float" office:value="4.2" table:style-name="ce13">
            <text:p>4.2</text:p>
          </table:table-cell>
          <table:table-cell office:value-type="float" office:value="8" table:style-name="ce13">
            <text:p>8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3" table:style-name="ce13">
            <text:p>0.3</text:p>
          </table:table-cell>
          <table:table-cell office:value-type="float" office:value="2.8" table:style-name="ce13">
            <text:p>2.8</text:p>
          </table:table-cell>
          <table:table-cell office:value-type="float" office:value="3" table:style-name="ce13">
            <text:p>3</text:p>
          </table:table-cell>
          <table:table-cell office:value-type="float" office:value="14.2" table:style-name="ce13">
            <text:p>14.2</text:p>
          </table:table-cell>
          <table:table-cell office:value-type="float" office:value="1" table:formula="of:=([.W2]/[.V2])^2" table:style-name="ce21">
            <text:p>1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3.7" table:style-name="ce1">
            <text:p>3.7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92126524390244058" table:formula="of:=([.M3]-[.O3])*[.L5]/[.M5]" table:style-name="ce1">
            <text:p>0.921265244</text:p>
          </table:table-cell>
          <table:table-cell office:value-type="float" office:value="0.24321402439024434" table:formula="of:=[.B5]*[.E5]" table:style-name="ce1">
            <text:p>0.243214024</text:p>
          </table:table-cell>
          <table:table-cell office:value-type="float" office:value="1.5715701219512228" table:formula="of:=-([.N3]-[.O3])*[.L5]/[.M5]" table:style-name="ce1">
            <text:p>1.571570122</text:p>
          </table:table-cell>
          <table:table-cell office:value-type="float" office:value="0.18230213414634186" table:formula="of:=[.C5]*[.G5]" table:style-name="ce1">
            <text:p>0.182302134</text:p>
          </table:table-cell>
          <table:table-cell office:value-type="float" office:value="-2.0051067073170734" table:formula="of:=-([.L3])*[.L5]/[.M5]" table:style-name="ce1">
            <text:p>-2.005106707</text:p>
          </table:table-cell>
          <table:table-cell office:value-type="float" office:value="-0.76194054878048789" table:formula="of:=[.D5]*[.I5]" table:style-name="ce1">
            <text:p>-0.761940549</text:p>
          </table:table-cell>
          <table:table-cell table:style-name="ce1"/>
          <table:table-cell office:value-type="float" office:value="2133" table:formula="of:=[.X2]" table:style-name="ce1">
            <text:p>2133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1" table:formula="of:=[.AS2]" table:style-name="ce1">
            <text:p>1</text:p>
          </table:table-cell>
          <table:table-cell office:value-type="float" office:value="0.26600000000000001" table:formula="of:=[.B6]*[.E6]" table:style-name="ce1">
            <text:p>0.266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54900000000000004" table:formula="of:=[.C6]*[.G6]" table:style-name="ce1">
            <text:p>0.549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81499999999999995" table:formula="of:=[.D6]*[.I6]" table:style-name="ce1">
            <text:p>0.81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4.2" table:formula="of:=[.AR2]" table:style-name="ce1">
            <text:p>14.2</text:p>
          </table:table-cell>
          <table:table-cell office:value-type="float" office:value="5.5948000000000002" table:formula="of:=[.B7]*[.E7]" table:style-name="ce1">
            <text:p>5.5948</text:p>
          </table:table-cell>
          <table:table-cell office:value-type="float" office:value="14.2" table:formula="of:=[.E7]" table:style-name="ce1">
            <text:p>14.2</text:p>
          </table:table-cell>
          <table:table-cell office:value-type="float" office:value="-0.52539999999999998" table:formula="of:=[.C7]*[.G7]" table:style-name="ce1">
            <text:p>-0.5254</text:p>
          </table:table-cell>
          <table:table-cell office:value-type="float" office:value="14.2" table:formula="of:=[.E7]" table:style-name="ce1">
            <text:p>14.2</text:p>
          </table:table-cell>
          <table:table-cell office:value-type="float" office:value="5.0693999999999999" table:formula="of:=[.D7]*[.I7]" table:style-name="ce1">
            <text:p>5.069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6" table:formula="of:=[.AK2]" table:style-name="ce21">
            <text:p>0.6</text:p>
          </table:table-cell>
          <table:table-cell office:value-type="float" office:value="0.1968" table:formula="of:=[.B8]*[.E8]" table:style-name="ce1">
            <text:p>0.1968</text:p>
          </table:table-cell>
          <table:table-cell office:value-type="float" office:value="0.6" table:formula="of:=[.E8]" table:style-name="ce1">
            <text:p>0.6</text:p>
          </table:table-cell>
          <table:table-cell office:value-type="float" office:value="-0.13800000000000001" table:formula="of:=[.C8]*[.G8]" table:style-name="ce1">
            <text:p>-0.138</text:p>
          </table:table-cell>
          <table:table-cell office:value-type="float" office:value="0.6" table:formula="of:=[.E8]" table:style-name="ce1">
            <text:p>0.6</text:p>
          </table:table-cell>
          <table:table-cell office:value-type="float" office:value="5.9400000000000001E-2" table:formula="of:=[.D8]*[.I8]" table:style-name="ce1">
            <text:p>0.059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2" table:formula="of:=[.AL2]" table:style-name="ce21">
            <text:p>4.2</text:p>
          </table:table-cell>
          <table:table-cell office:value-type="float" office:value="0.2142" table:formula="of:=[.B9]*[.E9]" table:style-name="ce1">
            <text:p>0.2142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0038" table:formula="of:=[.C9]*[.G9]" table:style-name="ce1">
            <text:p>1.0038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218" table:formula="of:=[.D9]*[.I9]" table:style-name="ce1">
            <text:p>1.2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8" table:formula="of:=[.AM2]" table:style-name="ce21">
            <text:p>8</text:p>
          </table:table-cell>
          <table:table-cell office:value-type="float" office:value="3" table:formula="of:=[.B10]*[.E10]" table:style-name="ce1">
            <text:p>3</text:p>
          </table:table-cell>
          <table:table-cell office:value-type="float" office:value="8" table:formula="of:=[.E10]" table:style-name="ce1">
            <text:p>8</text:p>
          </table:table-cell>
          <table:table-cell office:value-type="float" office:value="0.26400000000000001" table:formula="of:=[.C10]*[.G10]" table:style-name="ce1">
            <text:p>0.264</text:p>
          </table:table-cell>
          <table:table-cell office:value-type="float" office:value="8" table:formula="of:=[.E10]" table:style-name="ce1">
            <text:p>8</text:p>
          </table:table-cell>
          <table:table-cell office:value-type="float" office:value="3.2719999999999998" table:formula="of:=[.D10]*[.I10]" table:style-name="ce1">
            <text:p>3.27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000000000000001" table:formula="of:=[.AN2]" table:style-name="ce21">
            <text:p>1.1</text:p>
          </table:table-cell>
          <table:table-cell office:value-type="float" office:value="0.28930000000000006" table:formula="of:=[.B11]*[.E11]" table:style-name="ce1">
            <text:p>0.2893</text:p>
          </table:table-cell>
          <table:table-cell office:value-type="float" office:value="1.1000000000000001" table:formula="of:=[.E11]" table:style-name="ce1">
            <text:p>1.1</text:p>
          </table:table-cell>
          <table:table-cell office:value-type="float" office:value="0.94270000000000009" table:formula="of:=[.C11]*[.G11]" table:style-name="ce1">
            <text:p>0.9427</text:p>
          </table:table-cell>
          <table:table-cell office:value-type="float" office:value="1.1000000000000001" table:formula="of:=[.E11]" table:style-name="ce1">
            <text:p>1.1</text:p>
          </table:table-cell>
          <table:table-cell office:value-type="float" office:value="1.2320000000000002" table:formula="of:=[.D11]*[.I11]" table:style-name="ce1">
            <text:p>1.2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3" table:formula="of:=[.AO2]" table:style-name="ce21">
            <text:p>0.3</text:p>
          </table:table-cell>
          <table:table-cell office:value-type="float" office:value="-6.5999999999999991E-3" table:formula="of:=[.B12]*[.E12]" table:style-name="ce1">
            <text:p>-0.0066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4509999999999998" table:formula="of:=[.C12]*[.G12]" table:style-name="ce1">
            <text:p>0.2451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3849999999999999" table:formula="of:=[.D12]*[.I12]" table:style-name="ce1">
            <text:p>0.238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8" table:formula="of:=[.AP2]" table:style-name="ce21">
            <text:p>2.8</text:p>
          </table:table-cell>
          <table:table-cell office:value-type="float" office:value="-1.9627999999999997" table:formula="of:=[.B13]*[.E13]" table:style-name="ce1">
            <text:p>-1.9628</text:p>
          </table:table-cell>
          <table:table-cell office:value-type="float" office:value="2.8" table:formula="of:=[.E13]" table:style-name="ce1">
            <text:p>2.8</text:p>
          </table:table-cell>
          <table:table-cell office:value-type="float" office:value="-0.54039999999999999" table:formula="of:=[.C13]*[.G13]" table:style-name="ce1">
            <text:p>-0.5404</text:p>
          </table:table-cell>
          <table:table-cell office:value-type="float" office:value="2.8" table:formula="of:=[.E13]" table:style-name="ce1">
            <text:p>2.8</text:p>
          </table:table-cell>
          <table:table-cell office:value-type="float" office:value="-2.5032000000000001" table:formula="of:=[.D13]*[.I13]" table:style-name="ce1">
            <text:p>-2.50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3" table:formula="of:=[.AQ2]" table:style-name="ce21">
            <text:p>3</text:p>
          </table:table-cell>
          <table:table-cell office:value-type="float" office:value="-0.55499999999999994" table:formula="of:=[.B14]*[.E14]" table:style-name="ce1">
            <text:p>-0.555</text:p>
          </table:table-cell>
          <table:table-cell office:value-type="float" office:value="3" table:formula="of:=[.E14]" table:style-name="ce1">
            <text:p>3</text:p>
          </table:table-cell>
          <table:table-cell office:value-type="float" office:value="0.26400000000000001" table:formula="of:=[.C14]*[.G14]" table:style-name="ce1">
            <text:p>0.264</text:p>
          </table:table-cell>
          <table:table-cell office:value-type="float" office:value="3" table:formula="of:=[.E14]" table:style-name="ce1">
            <text:p>3</text:p>
          </table:table-cell>
          <table:table-cell office:value-type="float" office:value="-0.29100000000000004" table:formula="of:=[.D14]*[.I14]" table:style-name="ce1">
            <text:p>-0.29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.9" table:formula="of:=[.AI2]" table:style-name="ce1">
            <text:p>2.9</text:p>
          </table:table-cell>
          <table:table-cell office:value-type="float" office:value="3.4799999999999998E-2" table:formula="of:=[.B15]*[.E15]" table:style-name="ce1">
            <text:p>0.0348</text:p>
          </table:table-cell>
          <table:table-cell office:value-type="float" office:value="2.9" table:formula="of:=[.E15]" table:style-name="ce1">
            <text:p>2.9</text:p>
          </table:table-cell>
          <table:table-cell office:value-type="float" office:value="0.10729999999999999" table:formula="of:=[.C15]*[.G15]" table:style-name="ce1">
            <text:p>0.1073</text:p>
          </table:table-cell>
          <table:table-cell office:value-type="float" office:value="2.9" table:formula="of:=[.E15]" table:style-name="ce1">
            <text:p>2.9</text:p>
          </table:table-cell>
          <table:table-cell office:value-type="float" office:value="0.13919999999999999" table:formula="of:=[.D15]*[.I15]" table:style-name="ce1">
            <text:p>0.139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.0999999999999996" table:formula="of:=[.AF2]" table:style-name="ce1">
            <text:p>4.1</text:p>
          </table:table-cell>
          <table:table-cell office:value-type="float" office:value="-1.0659999999999998" table:formula="of:=[.B16]*[.E16]" table:style-name="ce1">
            <text:p>-1.066</text:p>
          </table:table-cell>
          <table:table-cell office:value-type="float" office:value="4.0999999999999996" table:formula="of:=[.E16]" table:style-name="ce1">
            <text:p>4.1</text:p>
          </table:table-cell>
          <table:table-cell office:value-type="float" office:value="-0.19269999999999998" table:formula="of:=[.C16]*[.G16]" table:style-name="ce1">
            <text:p>-0.1927</text:p>
          </table:table-cell>
          <table:table-cell office:value-type="float" office:value="4.0999999999999996" table:formula="of:=[.E16]" table:style-name="ce1">
            <text:p>4.1</text:p>
          </table:table-cell>
          <table:table-cell office:value-type="float" office:value="-1.2586999999999999" table:formula="of:=[.D16]*[.I16]" table:style-name="ce1">
            <text:p>-1.258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6.4" table:formula="of:=[.AC2]" table:style-name="ce1">
            <text:p>6.4</text:p>
          </table:table-cell>
          <table:table-cell office:value-type="float" office:value="-0.4672" table:formula="of:=[.B17]*[.E17]" table:style-name="ce1">
            <text:p>-0.4672</text:p>
          </table:table-cell>
          <table:table-cell office:value-type="float" office:value="6.4" table:formula="of:=[.E17]" table:style-name="ce1">
            <text:p>6.4</text:p>
          </table:table-cell>
          <table:table-cell office:value-type="float" office:value="-0.52480000000000004" table:formula="of:=[.C17]*[.G17]" table:style-name="ce1">
            <text:p>-0.5248</text:p>
          </table:table-cell>
          <table:table-cell office:value-type="float" office:value="6.4" table:formula="of:=[.E17]" table:style-name="ce1">
            <text:p>6.4</text:p>
          </table:table-cell>
          <table:table-cell office:value-type="float" office:value="-0.99199999999999999" table:formula="of:=[.D17]*[.I17]" table:style-name="ce1">
            <text:p>-0.99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6895140243902445" table:formula="of:=SUM([.F5:.F18])" table:style-name="ce2">
            <text:p>5.689514024</text:p>
          </table:table-cell>
          <table:table-cell table:style-name="ce1"/>
          <table:table-cell office:value-type="float" office:value="1.5959021341463422" table:formula="of:=SUM([.H5:.H18])" table:style-name="ce2">
            <text:p>1.595902134</text:p>
          </table:table-cell>
          <table:table-cell table:style-name="ce1"/>
          <table:table-cell office:value-type="float" office:value="6.103659451219511" table:formula="of:=SUM([.J5:.J18])" table:style-name="ce2">
            <text:p>6.103659451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0.6" table:formula="of:=[.K36]" table:style-name="ce1">
            <text:p>0.6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1812" table:formula="of:=[.B32]*[.C32]" table:style-name="ce1">
            <text:p>0.1812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1.4" table:formula="of:=-([.L36])" table:style-name="ce1">
            <text:p>1.4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56140000000000001" table:formula="of:=[.G32]*[.H32]" table:style-name="ce1">
            <text:p>0.561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6895140243902445" table:formula="of:=[.F20]" table:style-name="ce1">
            <text:p>5.689514024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8233534243902447" table:formula="of:=[.B33]*[.C33]" table:style-name="ce1">
            <text:p>3.823353424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5959021341463422" table:formula="of:=[.H20]" table:style-name="ce1">
            <text:p>1.595902134</text:p>
          </table:table-cell>
          <table:table-cell office:value-type="float" office:value="0.751" table:style-name="ce1">
            <text:p>0.751</text:p>
          </table:table-cell>
          <table:table-cell office:value-type="float" office:value="1.198522502743903" table:formula="of:=[.G33]*[.H33]" table:style-name="ce1">
            <text:p>1.198522503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2.5" table:formula="of:=[.K34]-112" table:style-name="ce1">
            <text:p>2.5</text:p>
          </table:table-cell>
          <table:table-cell office:value-type="float" office:value="0.151" table:style-name="ce1">
            <text:p>0.151</text:p>
          </table:table-cell>
          <table:table-cell office:value-type="float" office:value="0.3775" table:formula="of:=[.B34]*[.C34]" table:style-name="ce1">
            <text:p>0.3775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3" table:formula="of:=112-[.L34]" table:style-name="ce1">
            <text:p>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0800000000000003" table:formula="of:=[.G34]*[.H34]" table:style-name="ce1">
            <text:p>0.408</text:p>
          </table:table-cell>
          <table:table-cell table:style-name="ce1"/>
          <table:table-cell office:value-type="float" office:value="114.5" table:style-name="ce1">
            <text:p>114.5</text:p>
          </table:table-cell>
          <table:table-cell office:value-type="float" office:value="109" table:style-name="ce1">
            <text:p>1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0.6" table:style-name="ce1">
            <text:p>0.6</text:p>
          </table:table-cell>
          <table:table-cell office:value-type="float" office:value="-1.4" table:style-name="ce1">
            <text:p>-1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3.9300534243902447" table:formula="of:=SUM([.D32:.D35])" table:style-name="ce2">
            <text:p>3.930053424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2.190922502743903" table:formula="of:=SUM([.I32:.I35])" table:style-name="ce2">
            <text:p>2.190922503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6.1209759271341477" table:formula="of:=[.D37]+[.I37]" table:style-name="ce2">
            <text:p>6.120975927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5.93005342439025" table:formula="of:=[.O3]+[.D37]" table:style-name="ce1">
            <text:p>115.930053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4.1909225027439" table:formula="of:=[.O3]+[.I37]" table:style-name="ce1">
            <text:p>114.190922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7.2021238158683253E+28" table:formula="of:=[.B52]^13.98" table:style-name="ce1">
            <text:p>7.20212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3032405111519044E+29" table:formula="of:=([.B52]^13.98+[.B53]^13.98)" table:style-name="ce1">
            <text:p>1.3032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5263197807613673" table:formula="of:=[.B54]/[.B55]" table:style-name="ce12">
            <text:p>0.553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3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3" table:style-name="ce16">
            <text:p>3</text:p>
          </table:table-cell>
          <table:table-cell office:value-type="string" table:style-name="ce13">
            <text:p>Duncan Robinson</text:p>
          </table:table-cell>
          <table:table-cell office:value-type="float" office:value="27" table:style-name="ce13">
            <text:p>27</text:p>
          </table:table-cell>
          <table:table-cell office:value-type="float" office:value="79" table:style-name="ce13">
            <text:p>79</text:p>
          </table:table-cell>
          <table:table-cell office:value-type="float" office:value="68" table:style-name="ce13">
            <text:p>68</text:p>
          </table:table-cell>
          <table:table-cell office:value-type="float" office:value="2043" table:style-name="ce13">
            <text:p>2043</text:p>
          </table:table-cell>
          <table:table-cell office:value-type="float" office:value="5.0999999999999996" table:style-name="ce13">
            <text:p>5.1</text:p>
          </table:table-cell>
          <table:table-cell office:value-type="float" office:value="12.8" table:style-name="ce13">
            <text:p>12.8</text:p>
          </table:table-cell>
          <table:table-cell office:value-type="float" office:value="0.39900000000000002" table:style-name="ce13">
            <text:p>0.399</text:p>
          </table:table-cell>
          <table:table-cell office:value-type="float" office:value="4.0999999999999996" table:style-name="ce13">
            <text:p>4.1</text:p>
          </table:table-cell>
          <table:table-cell office:value-type="float" office:value="11" table:style-name="ce13">
            <text:p>11</text:p>
          </table:table-cell>
          <table:table-cell office:value-type="float" office:value="0.372" table:style-name="ce13">
            <text:p>0.372</text:p>
          </table:table-cell>
          <table:table-cell office:value-type="float" office:value="1" table:style-name="ce13">
            <text:p>1</text:p>
          </table:table-cell>
          <table:table-cell office:value-type="float" office:value="1.8" table:style-name="ce13">
            <text:p>1.8</text:p>
          </table:table-cell>
          <table:table-cell office:value-type="float" office:value="0.56899999999999995" table:style-name="ce13">
            <text:p>0.569</text:p>
          </table:table-cell>
          <table:table-cell office:value-type="float" office:value="0.9" table:style-name="ce13">
            <text:p>0.9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83599999999999997" table:style-name="ce13">
            <text:p>0.836</text:p>
          </table:table-cell>
          <table:table-cell office:value-type="float" office:value="0.4" table:style-name="ce13">
            <text:p>0.4</text:p>
          </table:table-cell>
          <table:table-cell office:value-type="float" office:value="3.2" table:style-name="ce13">
            <text:p>3.2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0.7" table:style-name="ce13">
            <text:p>0.7</text:p>
          </table:table-cell>
          <table:table-cell office:value-type="float" office:value="0.2" table:style-name="ce13">
            <text:p>0.2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3.5" table:style-name="ce13">
            <text:p>3.5</text:p>
          </table:table-cell>
          <table:table-cell office:value-type="float" office:value="15.2" table:style-name="ce13">
            <text:p>15.2</text:p>
          </table:table-cell>
          <table:table-cell office:value-type="float" office:value="0.74090690594456021" table:formula="of:=([.W2]/[.V2])^2" table:style-name="ce21">
            <text:p>0.740906906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3.7" table:style-name="ce1">
            <text:p>3.7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88239329268292832" table:formula="of:=([.M3]-[.O3])*[.L5]/[.M5]" table:style-name="ce1">
            <text:p>0.882393293</text:p>
          </table:table-cell>
          <table:table-cell office:value-type="float" office:value="0.23295182926829308" table:formula="of:=[.B5]*[.E5]" table:style-name="ce1">
            <text:p>0.232951829</text:p>
          </table:table-cell>
          <table:table-cell office:value-type="float" office:value="1.5052591463414664" table:formula="of:=-([.N3]-[.O3])*[.L5]/[.M5]" table:style-name="ce1">
            <text:p>1.505259146</text:p>
          </table:table-cell>
          <table:table-cell office:value-type="float" office:value="0.1746100609756101" table:formula="of:=[.C5]*[.G5]" table:style-name="ce1">
            <text:p>0.174610061</text:p>
          </table:table-cell>
          <table:table-cell office:value-type="float" office:value="-1.9205030487804879" table:formula="of:=-([.L3])*[.L5]/[.M5]" table:style-name="ce1">
            <text:p>-1.920503049</text:p>
          </table:table-cell>
          <table:table-cell office:value-type="float" office:value="-0.72979115853658538" table:formula="of:=[.D5]*[.I5]" table:style-name="ce1">
            <text:p>-0.729791159</text:p>
          </table:table-cell>
          <table:table-cell table:style-name="ce1"/>
          <table:table-cell office:value-type="float" office:value="2043" table:formula="of:=[.X2]" table:style-name="ce1">
            <text:p>2043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74090690594456021" table:formula="of:=[.AS2]" table:style-name="ce1">
            <text:p>0.740906906</text:p>
          </table:table-cell>
          <table:table-cell office:value-type="float" office:value="0.19708123698125302" table:formula="of:=[.B6]*[.E6]" table:style-name="ce1">
            <text:p>0.197081237</text:p>
          </table:table-cell>
          <table:table-cell office:value-type="float" office:value="0.74090690594456021" table:formula="of:=[.E6]" table:style-name="ce1">
            <text:p>0.740906906</text:p>
          </table:table-cell>
          <table:table-cell office:value-type="float" office:value="0.40675789136356361" table:formula="of:=[.C6]*[.G6]" table:style-name="ce1">
            <text:p>0.406757891</text:p>
          </table:table-cell>
          <table:table-cell office:value-type="float" office:value="0.74090690594456021" table:formula="of:=[.E6]" table:style-name="ce1">
            <text:p>0.740906906</text:p>
          </table:table-cell>
          <table:table-cell office:value-type="float" office:value="0.60383912834481657" table:formula="of:=[.D6]*[.I6]" table:style-name="ce1">
            <text:p>0.60383912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5.2" table:formula="of:=[.AR2]" table:style-name="ce1">
            <text:p>15.2</text:p>
          </table:table-cell>
          <table:table-cell office:value-type="float" office:value="5.9888000000000003" table:formula="of:=[.B7]*[.E7]" table:style-name="ce1">
            <text:p>5.9888</text:p>
          </table:table-cell>
          <table:table-cell office:value-type="float" office:value="15.2" table:formula="of:=[.E7]" table:style-name="ce1">
            <text:p>15.2</text:p>
          </table:table-cell>
          <table:table-cell office:value-type="float" office:value="-0.5623999999999999" table:formula="of:=[.C7]*[.G7]" table:style-name="ce1">
            <text:p>-0.5624</text:p>
          </table:table-cell>
          <table:table-cell office:value-type="float" office:value="15.2" table:formula="of:=[.E7]" table:style-name="ce1">
            <text:p>15.2</text:p>
          </table:table-cell>
          <table:table-cell office:value-type="float" office:value="5.4263999999999992" table:formula="of:=[.D7]*[.I7]" table:style-name="ce1">
            <text:p>5.426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4" table:formula="of:=[.AK2]" table:style-name="ce21">
            <text:p>0.4</text:p>
          </table:table-cell>
          <table:table-cell office:value-type="float" office:value="0.13120000000000001" table:formula="of:=[.B8]*[.E8]" table:style-name="ce1">
            <text:p>0.1312</text:p>
          </table:table-cell>
          <table:table-cell office:value-type="float" office:value="0.4" table:formula="of:=[.E8]" table:style-name="ce1">
            <text:p>0.4</text:p>
          </table:table-cell>
          <table:table-cell office:value-type="float" office:value="-9.2000000000000012E-2" table:formula="of:=[.C8]*[.G8]" table:style-name="ce1">
            <text:p>-0.092</text:p>
          </table:table-cell>
          <table:table-cell office:value-type="float" office:value="0.4" table:formula="of:=[.E8]" table:style-name="ce1">
            <text:p>0.4</text:p>
          </table:table-cell>
          <table:table-cell office:value-type="float" office:value="3.9600000000000003E-2" table:formula="of:=[.D8]*[.I8]" table:style-name="ce1">
            <text:p>0.0396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2" table:formula="of:=[.AL2]" table:style-name="ce21">
            <text:p>3.2</text:p>
          </table:table-cell>
          <table:table-cell office:value-type="float" office:value="0.16320000000000001" table:formula="of:=[.B9]*[.E9]" table:style-name="ce1">
            <text:p>0.1632</text:p>
          </table:table-cell>
          <table:table-cell office:value-type="float" office:value="3.2" table:formula="of:=[.E9]" table:style-name="ce1">
            <text:p>3.2</text:p>
          </table:table-cell>
          <table:table-cell office:value-type="float" office:value="0.76480000000000004" table:formula="of:=[.C9]*[.G9]" table:style-name="ce1">
            <text:p>0.7648</text:p>
          </table:table-cell>
          <table:table-cell office:value-type="float" office:value="3.2" table:formula="of:=[.E9]" table:style-name="ce1">
            <text:p>3.2</text:p>
          </table:table-cell>
          <table:table-cell office:value-type="float" office:value="0.92799999999999994" table:formula="of:=[.D9]*[.I9]" table:style-name="ce1">
            <text:p>0.92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2999999999999998" table:formula="of:=[.AM2]" table:style-name="ce21">
            <text:p>2.3</text:p>
          </table:table-cell>
          <table:table-cell office:value-type="float" office:value="0.86249999999999993" table:formula="of:=[.B10]*[.E10]" table:style-name="ce1">
            <text:p>0.8625</text:p>
          </table:table-cell>
          <table:table-cell office:value-type="float" office:value="2.2999999999999998" table:formula="of:=[.E10]" table:style-name="ce1">
            <text:p>2.3</text:p>
          </table:table-cell>
          <table:table-cell office:value-type="float" office:value="7.5899999999999995E-2" table:formula="of:=[.C10]*[.G10]" table:style-name="ce1">
            <text:p>0.0759</text:p>
          </table:table-cell>
          <table:table-cell office:value-type="float" office:value="2.2999999999999998" table:formula="of:=[.E10]" table:style-name="ce1">
            <text:p>2.3</text:p>
          </table:table-cell>
          <table:table-cell office:value-type="float" office:value="0.94069999999999987" table:formula="of:=[.D10]*[.I10]" table:style-name="ce1">
            <text:p>0.94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7" table:formula="of:=[.AN2]" table:style-name="ce21">
            <text:p>0.7</text:p>
          </table:table-cell>
          <table:table-cell office:value-type="float" office:value="0.18409999999999999" table:formula="of:=[.B11]*[.E11]" table:style-name="ce1">
            <text:p>0.1841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59989999999999999" table:formula="of:=[.C11]*[.G11]" table:style-name="ce1">
            <text:p>0.5999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78400000000000003" table:formula="of:=[.D11]*[.I11]" table:style-name="ce1">
            <text:p>0.78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2" table:formula="of:=[.AO2]" table:style-name="ce21">
            <text:p>0.2</text:p>
          </table:table-cell>
          <table:table-cell office:value-type="float" office:value="-4.4000000000000003E-3" table:formula="of:=[.B12]*[.E12]" table:style-name="ce1">
            <text:p>-0.004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6339999999999999" table:formula="of:=[.C12]*[.G12]" table:style-name="ce1">
            <text:p>0.163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5900000000000003" table:formula="of:=[.D12]*[.I12]" table:style-name="ce1">
            <text:p>0.15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1.1000000000000001" table:formula="of:=[.AP2]" table:style-name="ce21">
            <text:p>1.1</text:p>
          </table:table-cell>
          <table:table-cell office:value-type="float" office:value="-0.77110000000000001" table:formula="of:=[.B13]*[.E13]" table:style-name="ce1">
            <text:p>-0.7711</text:p>
          </table:table-cell>
          <table:table-cell office:value-type="float" office:value="1.1000000000000001" table:formula="of:=[.E13]" table:style-name="ce1">
            <text:p>1.1</text:p>
          </table:table-cell>
          <table:table-cell office:value-type="float" office:value="-0.21230000000000002" table:formula="of:=[.C13]*[.G13]" table:style-name="ce1">
            <text:p>-0.2123</text:p>
          </table:table-cell>
          <table:table-cell office:value-type="float" office:value="1.1000000000000001" table:formula="of:=[.E13]" table:style-name="ce1">
            <text:p>1.1</text:p>
          </table:table-cell>
          <table:table-cell office:value-type="float" office:value="-0.98340000000000005" table:formula="of:=[.D13]*[.I13]" table:style-name="ce1">
            <text:p>-0.983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3.5" table:formula="of:=[.AQ2]" table:style-name="ce21">
            <text:p>3.5</text:p>
          </table:table-cell>
          <table:table-cell office:value-type="float" office:value="-0.64749999999999996" table:formula="of:=[.B14]*[.E14]" table:style-name="ce1">
            <text:p>-0.6475</text:p>
          </table:table-cell>
          <table:table-cell office:value-type="float" office:value="3.5" table:formula="of:=[.E14]" table:style-name="ce1">
            <text:p>3.5</text:p>
          </table:table-cell>
          <table:table-cell office:value-type="float" office:value="0.308" table:formula="of:=[.C14]*[.G14]" table:style-name="ce1">
            <text:p>0.308</text:p>
          </table:table-cell>
          <table:table-cell office:value-type="float" office:value="3.5" table:formula="of:=[.E14]" table:style-name="ce1">
            <text:p>3.5</text:p>
          </table:table-cell>
          <table:table-cell office:value-type="float" office:value="-0.33950000000000002" table:formula="of:=[.D14]*[.I14]" table:style-name="ce1">
            <text:p>-0.339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1000000000000001" table:formula="of:=[.AI2]" table:style-name="ce1">
            <text:p>1.1</text:p>
          </table:table-cell>
          <table:table-cell office:value-type="float" office:value="1.3200000000000002E-2" table:formula="of:=[.B15]*[.E15]" table:style-name="ce1">
            <text:p>0.0132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4.07E-2" table:formula="of:=[.C15]*[.G15]" table:style-name="ce1">
            <text:p>0.0407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5.2800000000000007E-2" table:formula="of:=[.D15]*[.I15]" table:style-name="ce1">
            <text:p>0.05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.8" table:formula="of:=[.AF2]" table:style-name="ce1">
            <text:p>1.8</text:p>
          </table:table-cell>
          <table:table-cell office:value-type="float" office:value="-0.46800000000000003" table:formula="of:=[.B16]*[.E16]" table:style-name="ce1">
            <text:p>-0.468</text:p>
          </table:table-cell>
          <table:table-cell office:value-type="float" office:value="1.8" table:formula="of:=[.E16]" table:style-name="ce1">
            <text:p>1.8</text:p>
          </table:table-cell>
          <table:table-cell office:value-type="float" office:value="-8.4600000000000009E-2" table:formula="of:=[.C16]*[.G16]" table:style-name="ce1">
            <text:p>-0.0846</text:p>
          </table:table-cell>
          <table:table-cell office:value-type="float" office:value="1.8" table:formula="of:=[.E16]" table:style-name="ce1">
            <text:p>1.8</text:p>
          </table:table-cell>
          <table:table-cell office:value-type="float" office:value="-0.55259999999999998" table:formula="of:=[.D16]*[.I16]" table:style-name="ce1">
            <text:p>-0.552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11" table:formula="of:=[.AC2]" table:style-name="ce1">
            <text:p>11</text:p>
          </table:table-cell>
          <table:table-cell office:value-type="float" office:value="-0.80299999999999994" table:formula="of:=[.B17]*[.E17]" table:style-name="ce1">
            <text:p>-0.803</text:p>
          </table:table-cell>
          <table:table-cell office:value-type="float" office:value="11" table:formula="of:=[.E17]" table:style-name="ce1">
            <text:p>11</text:p>
          </table:table-cell>
          <table:table-cell office:value-type="float" office:value="-0.90200000000000002" table:formula="of:=[.C17]*[.G17]" table:style-name="ce1">
            <text:p>-0.902</text:p>
          </table:table-cell>
          <table:table-cell office:value-type="float" office:value="11" table:formula="of:=[.E17]" table:style-name="ce1">
            <text:p>11</text:p>
          </table:table-cell>
          <table:table-cell office:value-type="float" office:value="-1.7050000000000001" table:formula="of:=[.D17]*[.I17]" table:style-name="ce1">
            <text:p>-1.70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4.9870330662495466" table:formula="of:=SUM([.F5:.F18])" table:style-name="ce2">
            <text:p>4.987033066</text:p>
          </table:table-cell>
          <table:table-cell table:style-name="ce1"/>
          <table:table-cell office:value-type="float" office:value="0.63976795233917394" table:formula="of:=SUM([.H5:.H18])" table:style-name="ce2">
            <text:p>0.639767952</text:p>
          </table:table-cell>
          <table:table-cell table:style-name="ce1"/>
          <table:table-cell office:value-type="float" office:value="4.4910479698082311" table:formula="of:=SUM([.J5:.J18])" table:style-name="ce2">
            <text:p>4.49104797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3.9" table:formula="of:=[.K36]" table:style-name="ce1">
            <text:p>-3.9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1.1778" table:formula="of:=[.B32]*[.C32]" table:style-name="ce1">
            <text:p>-1.177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0.7" table:formula="of:=-([.L36])" table:style-name="ce1">
            <text:p>-0.7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28070000000000001" table:formula="of:=[.G32]*[.H32]" table:style-name="ce1">
            <text:p>-0.2807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4.9870330662495466" table:formula="of:=[.F20]" table:style-name="ce1">
            <text:p>4.987033066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3512862205196954" table:formula="of:=[.B33]*[.C33]" table:style-name="ce1">
            <text:p>3.351286221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63976795233917394" table:formula="of:=[.H20]" table:style-name="ce1">
            <text:p>0.639767952</text:p>
          </table:table-cell>
          <table:table-cell office:value-type="float" office:value="0.751" table:style-name="ce1">
            <text:p>0.751</text:p>
          </table:table-cell>
          <table:table-cell office:value-type="float" office:value="0.48046573220671962" table:formula="of:=[.G33]*[.H33]" table:style-name="ce1">
            <text:p>0.480465732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0.29999999999999716" table:formula="of:=[.K34]-112" table:style-name="ce1">
            <text:p>0.3</text:p>
          </table:table-cell>
          <table:table-cell office:value-type="float" office:value="0.151" table:style-name="ce1">
            <text:p>0.151</text:p>
          </table:table-cell>
          <table:table-cell office:value-type="float" office:value="4.529999999999957E-2" table:formula="of:=[.B34]*[.C34]" table:style-name="ce1">
            <text:p>0.0453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" table:formula="of:=112-[.L34]" table:style-name="ce1">
            <text:p>2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7200000000000002" table:formula="of:=[.G34]*[.H34]" table:style-name="ce1">
            <text:p>0.272</text:p>
          </table:table-cell>
          <table:table-cell table:style-name="ce1"/>
          <table:table-cell office:value-type="float" office:value="112.3" table:style-name="ce1">
            <text:p>112.3</text:p>
          </table:table-cell>
          <table:table-cell office:value-type="float" office:value="110" table:style-name="ce1">
            <text:p>1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3.9" table:style-name="ce1">
            <text:p>-3.9</text:p>
          </table:table-cell>
          <table:table-cell office:value-type="float" office:value="0.7" table:style-name="ce1">
            <text:p>0.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1.7667862205196951" table:formula="of:=SUM([.D32:.D35])" table:style-name="ce2">
            <text:p>1.766786221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0.49476573220671966" table:formula="of:=SUM([.I32:.I35])" table:style-name="ce2">
            <text:p>0.494765732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2.261551952726415" table:formula="of:=[.D37]+[.I37]" table:style-name="ce2">
            <text:p>2.26155195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3.76678622051969" table:formula="of:=[.O3]+[.D37]" table:style-name="ce1">
            <text:p>113.766786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2.49476573220672" table:formula="of:=[.O3]+[.I37]" table:style-name="ce1">
            <text:p>112.49476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5.5347313997456223E+28" table:formula="of:=[.B52]^13.98" table:style-name="ce1">
            <text:p>5.5347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0264389774161067E+29" table:formula="of:=([.B52]^13.98+[.B53]^13.98)" table:style-name="ce1">
            <text:p>1.0264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3921679919817633" table:formula="of:=[.B54]/[.B55]" table:style-name="ce12">
            <text:p>0.539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4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4" table:style-name="ce16">
            <text:p>4</text:p>
          </table:table-cell>
          <table:table-cell office:value-type="string" table:style-name="ce13">
            <text:p>P.J. Tucker</text:p>
          </table:table-cell>
          <table:table-cell office:value-type="float" office:value="36" table:style-name="ce13">
            <text:p>36</text:p>
          </table:table-cell>
          <table:table-cell office:value-type="float" office:value="71" table:style-name="ce13">
            <text:p>71</text:p>
          </table:table-cell>
          <table:table-cell office:value-type="float" office:value="70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3.8" table:style-name="ce13">
            <text:p>3.8</text:p>
          </table:table-cell>
          <table:table-cell office:value-type="float" office:value="7.8" table:style-name="ce13">
            <text:p>7.8</text:p>
          </table:table-cell>
          <table:table-cell office:value-type="float" office:value="0.48399999999999999" table:style-name="ce13">
            <text:p>0.484</text:p>
          </table:table-cell>
          <table:table-cell office:value-type="float" office:value="1.5" table:style-name="ce13">
            <text:p>1.5</text:p>
          </table:table-cell>
          <table:table-cell office:value-type="float" office:value="3.5" table:style-name="ce13">
            <text:p>3.5</text:p>
          </table:table-cell>
          <table:table-cell office:value-type="float" office:value="0.41499999999999998" table:style-name="ce13">
            <text:p>0.415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4.3" table:style-name="ce13">
            <text:p>4.3</text:p>
          </table:table-cell>
          <table:table-cell office:value-type="float" office:value="0.54" table:style-name="ce13">
            <text:p>0.54</text:p>
          </table:table-cell>
          <table:table-cell office:value-type="float" office:value="0.8" table:style-name="ce13">
            <text:p>0.8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73799999999999999" table:style-name="ce13">
            <text:p>0.738</text:p>
          </table:table-cell>
          <table:table-cell office:value-type="float" office:value="1.8" table:style-name="ce13">
            <text:p>1.8</text:p>
          </table:table-cell>
          <table:table-cell office:value-type="float" office:value="5.2" table:style-name="ce13">
            <text:p>5.2</text:p>
          </table:table-cell>
          <table:table-cell office:value-type="float" office:value="2.7" table:style-name="ce13">
            <text:p>2.7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3" table:style-name="ce13">
            <text:p>0.3</text:p>
          </table:table-cell>
          <table:table-cell office:value-type="float" office:value="1.2" table:style-name="ce13">
            <text:p>1.2</text:p>
          </table:table-cell>
          <table:table-cell office:value-type="float" office:value="2.9" table:style-name="ce13">
            <text:p>2.9</text:p>
          </table:table-cell>
          <table:table-cell office:value-type="float" office:value="9.8000000000000007" table:style-name="ce13">
            <text:p>9.8</text:p>
          </table:table-cell>
          <table:table-cell office:value-type="float" office:value="0.97202935925411627" table:formula="of:=([.W2]/[.V2])^2" table:style-name="ce21">
            <text:p>0.972029359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85561483739837541" table:formula="of:=([.M3]-[.O3])*[.L5]/[.M5]" table:style-name="ce1">
            <text:p>0.855614837</text:p>
          </table:table-cell>
          <table:table-cell office:value-type="float" office:value="0.22588231707317111" table:formula="of:=[.B5]*[.E5]" table:style-name="ce1">
            <text:p>0.225882317</text:p>
          </table:table-cell>
          <table:table-cell office:value-type="float" office:value="1.4595782520325233" table:formula="of:=-([.N3]-[.O3])*[.L5]/[.M5]" table:style-name="ce1">
            <text:p>1.459578252</text:p>
          </table:table-cell>
          <table:table-cell office:value-type="float" office:value="0.16931107723577271" table:formula="of:=[.C5]*[.G5]" table:style-name="ce1">
            <text:p>0.169311077</text:p>
          </table:table-cell>
          <table:table-cell office:value-type="float" office:value="-2.3151930894308941" table:formula="of:=-([.L3])*[.L5]/[.M5]" table:style-name="ce1">
            <text:p>-2.315193089</text:p>
          </table:table-cell>
          <table:table-cell office:value-type="float" office:value="-0.87977337398373978" table:formula="of:=[.D5]*[.I5]" table:style-name="ce1">
            <text:p>-0.879773374</text:p>
          </table:table-cell>
          <table:table-cell table:style-name="ce1"/>
          <table:table-cell office:value-type="float" office:value="1981" table:formula="of:=[.X2]" table:style-name="ce1">
            <text:p>1981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97202935925411627" table:formula="of:=[.AS2]" table:style-name="ce1">
            <text:p>0.972029359</text:p>
          </table:table-cell>
          <table:table-cell office:value-type="float" office:value="0.25855980956159497" table:formula="of:=[.B6]*[.E6]" table:style-name="ce1">
            <text:p>0.25855981</text:p>
          </table:table-cell>
          <table:table-cell office:value-type="float" office:value="0.97202935925411627" table:formula="of:=[.E6]" table:style-name="ce1">
            <text:p>0.972029359</text:p>
          </table:table-cell>
          <table:table-cell office:value-type="float" office:value="0.53364411823050983" table:formula="of:=[.C6]*[.G6]" table:style-name="ce1">
            <text:p>0.533644118</text:p>
          </table:table-cell>
          <table:table-cell office:value-type="float" office:value="0.97202935925411627" table:formula="of:=[.E6]" table:style-name="ce1">
            <text:p>0.972029359</text:p>
          </table:table-cell>
          <table:table-cell office:value-type="float" office:value="0.79220392779210469" table:formula="of:=[.D6]*[.I6]" table:style-name="ce1">
            <text:p>0.79220392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9.8000000000000007" table:formula="of:=[.AR2]" table:style-name="ce1">
            <text:p>9.8</text:p>
          </table:table-cell>
          <table:table-cell office:value-type="float" office:value="3.8612000000000006" table:formula="of:=[.B7]*[.E7]" table:style-name="ce1">
            <text:p>3.8612</text:p>
          </table:table-cell>
          <table:table-cell office:value-type="float" office:value="9.8000000000000007" table:formula="of:=[.E7]" table:style-name="ce1">
            <text:p>9.8</text:p>
          </table:table-cell>
          <table:table-cell office:value-type="float" office:value="-0.36260000000000003" table:formula="of:=[.C7]*[.G7]" table:style-name="ce1">
            <text:p>-0.3626</text:p>
          </table:table-cell>
          <table:table-cell office:value-type="float" office:value="9.8000000000000007" table:formula="of:=[.E7]" table:style-name="ce1">
            <text:p>9.8</text:p>
          </table:table-cell>
          <table:table-cell office:value-type="float" office:value="3.4986000000000002" table:formula="of:=[.D7]*[.I7]" table:style-name="ce1">
            <text:p>3.4986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8" table:formula="of:=[.AK2]" table:style-name="ce21">
            <text:p>1.8</text:p>
          </table:table-cell>
          <table:table-cell office:value-type="float" office:value="0.59040000000000004" table:formula="of:=[.B8]*[.E8]" table:style-name="ce1">
            <text:p>0.5904</text:p>
          </table:table-cell>
          <table:table-cell office:value-type="float" office:value="1.8" table:formula="of:=[.E8]" table:style-name="ce1">
            <text:p>1.8</text:p>
          </table:table-cell>
          <table:table-cell office:value-type="float" office:value="-0.41400000000000003" table:formula="of:=[.C8]*[.G8]" table:style-name="ce1">
            <text:p>-0.414</text:p>
          </table:table-cell>
          <table:table-cell office:value-type="float" office:value="1.8" table:formula="of:=[.E8]" table:style-name="ce1">
            <text:p>1.8</text:p>
          </table:table-cell>
          <table:table-cell office:value-type="float" office:value="0.17820000000000003" table:formula="of:=[.D8]*[.I8]" table:style-name="ce1">
            <text:p>0.178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5.2" table:formula="of:=[.AL2]" table:style-name="ce21">
            <text:p>5.2</text:p>
          </table:table-cell>
          <table:table-cell office:value-type="float" office:value="0.26519999999999999" table:formula="of:=[.B9]*[.E9]" table:style-name="ce1">
            <text:p>0.2652</text:p>
          </table:table-cell>
          <table:table-cell office:value-type="float" office:value="5.2" table:formula="of:=[.E9]" table:style-name="ce1">
            <text:p>5.2</text:p>
          </table:table-cell>
          <table:table-cell office:value-type="float" office:value="1.2427999999999999" table:formula="of:=[.C9]*[.G9]" table:style-name="ce1">
            <text:p>1.2428</text:p>
          </table:table-cell>
          <table:table-cell office:value-type="float" office:value="5.2" table:formula="of:=[.E9]" table:style-name="ce1">
            <text:p>5.2</text:p>
          </table:table-cell>
          <table:table-cell office:value-type="float" office:value="1.508" table:formula="of:=[.D9]*[.I9]" table:style-name="ce1">
            <text:p>1.5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7" table:formula="of:=[.AM2]" table:style-name="ce21">
            <text:p>2.7</text:p>
          </table:table-cell>
          <table:table-cell office:value-type="float" office:value="1.0125000000000002" table:formula="of:=[.B10]*[.E10]" table:style-name="ce1">
            <text:p>1.0125</text:p>
          </table:table-cell>
          <table:table-cell office:value-type="float" office:value="2.7" table:formula="of:=[.E10]" table:style-name="ce1">
            <text:p>2.7</text:p>
          </table:table-cell>
          <table:table-cell office:value-type="float" office:value="8.9100000000000013E-2" table:formula="of:=[.C10]*[.G10]" table:style-name="ce1">
            <text:p>0.0891</text:p>
          </table:table-cell>
          <table:table-cell office:value-type="float" office:value="2.7" table:formula="of:=[.E10]" table:style-name="ce1">
            <text:p>2.7</text:p>
          </table:table-cell>
          <table:table-cell office:value-type="float" office:value="1.1043000000000001" table:formula="of:=[.D10]*[.I10]" table:style-name="ce1">
            <text:p>1.104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000000000000001" table:formula="of:=[.AN2]" table:style-name="ce21">
            <text:p>1.1</text:p>
          </table:table-cell>
          <table:table-cell office:value-type="float" office:value="0.28930000000000006" table:formula="of:=[.B11]*[.E11]" table:style-name="ce1">
            <text:p>0.2893</text:p>
          </table:table-cell>
          <table:table-cell office:value-type="float" office:value="1.1000000000000001" table:formula="of:=[.E11]" table:style-name="ce1">
            <text:p>1.1</text:p>
          </table:table-cell>
          <table:table-cell office:value-type="float" office:value="0.94270000000000009" table:formula="of:=[.C11]*[.G11]" table:style-name="ce1">
            <text:p>0.9427</text:p>
          </table:table-cell>
          <table:table-cell office:value-type="float" office:value="1.1000000000000001" table:formula="of:=[.E11]" table:style-name="ce1">
            <text:p>1.1</text:p>
          </table:table-cell>
          <table:table-cell office:value-type="float" office:value="1.2320000000000002" table:formula="of:=[.D11]*[.I11]" table:style-name="ce1">
            <text:p>1.2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3" table:formula="of:=[.AO2]" table:style-name="ce21">
            <text:p>0.3</text:p>
          </table:table-cell>
          <table:table-cell office:value-type="float" office:value="-6.5999999999999991E-3" table:formula="of:=[.B12]*[.E12]" table:style-name="ce1">
            <text:p>-0.0066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4509999999999998" table:formula="of:=[.C12]*[.G12]" table:style-name="ce1">
            <text:p>0.2451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3849999999999999" table:formula="of:=[.D12]*[.I12]" table:style-name="ce1">
            <text:p>0.238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1.2" table:formula="of:=[.AP2]" table:style-name="ce21">
            <text:p>1.2</text:p>
          </table:table-cell>
          <table:table-cell office:value-type="float" office:value="-0.84119999999999995" table:formula="of:=[.B13]*[.E13]" table:style-name="ce1">
            <text:p>-0.8412</text:p>
          </table:table-cell>
          <table:table-cell office:value-type="float" office:value="1.2" table:formula="of:=[.E13]" table:style-name="ce1">
            <text:p>1.2</text:p>
          </table:table-cell>
          <table:table-cell office:value-type="float" office:value="-0.2316" table:formula="of:=[.C13]*[.G13]" table:style-name="ce1">
            <text:p>-0.2316</text:p>
          </table:table-cell>
          <table:table-cell office:value-type="float" office:value="1.2" table:formula="of:=[.E13]" table:style-name="ce1">
            <text:p>1.2</text:p>
          </table:table-cell>
          <table:table-cell office:value-type="float" office:value="-1.0728" table:formula="of:=[.D13]*[.I13]" table:style-name="ce1">
            <text:p>-1.072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9" table:formula="of:=[.AQ2]" table:style-name="ce21">
            <text:p>2.9</text:p>
          </table:table-cell>
          <table:table-cell office:value-type="float" office:value="-0.53649999999999998" table:formula="of:=[.B14]*[.E14]" table:style-name="ce1">
            <text:p>-0.5365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0.25519999999999998" table:formula="of:=[.C14]*[.G14]" table:style-name="ce1">
            <text:p>0.2552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-0.28129999999999999" table:formula="of:=[.D14]*[.I14]" table:style-name="ce1">
            <text:p>-0.281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1000000000000001" table:formula="of:=[.AI2]" table:style-name="ce1">
            <text:p>1.1</text:p>
          </table:table-cell>
          <table:table-cell office:value-type="float" office:value="1.3200000000000002E-2" table:formula="of:=[.B15]*[.E15]" table:style-name="ce1">
            <text:p>0.0132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4.07E-2" table:formula="of:=[.C15]*[.G15]" table:style-name="ce1">
            <text:p>0.0407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5.2800000000000007E-2" table:formula="of:=[.D15]*[.I15]" table:style-name="ce1">
            <text:p>0.05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.3" table:formula="of:=[.AF2]" table:style-name="ce1">
            <text:p>4.3</text:p>
          </table:table-cell>
          <table:table-cell office:value-type="float" office:value="-1.1179999999999999" table:formula="of:=[.B16]*[.E16]" table:style-name="ce1">
            <text:p>-1.118</text:p>
          </table:table-cell>
          <table:table-cell office:value-type="float" office:value="4.3" table:formula="of:=[.E16]" table:style-name="ce1">
            <text:p>4.3</text:p>
          </table:table-cell>
          <table:table-cell office:value-type="float" office:value="-0.2021" table:formula="of:=[.C16]*[.G16]" table:style-name="ce1">
            <text:p>-0.2021</text:p>
          </table:table-cell>
          <table:table-cell office:value-type="float" office:value="4.3" table:formula="of:=[.E16]" table:style-name="ce1">
            <text:p>4.3</text:p>
          </table:table-cell>
          <table:table-cell office:value-type="float" office:value="-1.3200999999999998" table:formula="of:=[.D16]*[.I16]" table:style-name="ce1">
            <text:p>-1.320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3.5" table:formula="of:=[.AC2]" table:style-name="ce1">
            <text:p>3.5</text:p>
          </table:table-cell>
          <table:table-cell office:value-type="float" office:value="-0.2555" table:formula="of:=[.B17]*[.E17]" table:style-name="ce1">
            <text:p>-0.2555</text:p>
          </table:table-cell>
          <table:table-cell office:value-type="float" office:value="3.5" table:formula="of:=[.E17]" table:style-name="ce1">
            <text:p>3.5</text:p>
          </table:table-cell>
          <table:table-cell office:value-type="float" office:value="-0.28700000000000003" table:formula="of:=[.C17]*[.G17]" table:style-name="ce1">
            <text:p>-0.287</text:p>
          </table:table-cell>
          <table:table-cell office:value-type="float" office:value="3.5" table:formula="of:=[.E17]" table:style-name="ce1">
            <text:p>3.5</text:p>
          </table:table-cell>
          <table:table-cell office:value-type="float" office:value="-0.54249999999999998" table:formula="of:=[.D17]*[.I17]" table:style-name="ce1">
            <text:p>-0.542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6664421266347667" table:formula="of:=SUM([.F5:.F18])" table:style-name="ce2">
            <text:p>3.666442127</text:p>
          </table:table-cell>
          <table:table-cell table:style-name="ce1"/>
          <table:table-cell office:value-type="float" office:value="1.9802551954662824" table:formula="of:=SUM([.H5:.H18])" table:style-name="ce2">
            <text:p>1.980255195</text:p>
          </table:table-cell>
          <table:table-cell table:style-name="ce1"/>
          <table:table-cell office:value-type="float" office:value="4.3751305538083658" table:formula="of:=SUM([.J5:.J18])" table:style-name="ce2">
            <text:p>4.375130554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0.9" table:formula="of:=[.K36]" table:style-name="ce1">
            <text:p>0.9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27179999999999999" table:formula="of:=[.B32]*[.C32]" table:style-name="ce1">
            <text:p>0.271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1.3" table:formula="of:=-([.L36])" table:style-name="ce1">
            <text:p>1.3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5213000000000001" table:formula="of:=[.G32]*[.H32]" table:style-name="ce1">
            <text:p>0.521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6664421266347667" table:formula="of:=[.F20]" table:style-name="ce1">
            <text:p>3.666442127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4638491090985633" table:formula="of:=[.B33]*[.C33]" table:style-name="ce1">
            <text:p>2.463849109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9802551954662824" table:formula="of:=[.H20]" table:style-name="ce1">
            <text:p>1.980255195</text:p>
          </table:table-cell>
          <table:table-cell office:value-type="float" office:value="0.751" table:style-name="ce1">
            <text:p>0.751</text:p>
          </table:table-cell>
          <table:table-cell office:value-type="float" office:value="1.4871716517951781" table:formula="of:=[.G33]*[.H33]" table:style-name="ce1">
            <text:p>1.487171652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2.7000000000000028" table:formula="of:=[.K34]-[.O3]" table:style-name="ce1">
            <text:p>2.7</text:p>
          </table:table-cell>
          <table:table-cell office:value-type="float" office:value="0.151" table:style-name="ce1">
            <text:p>0.151</text:p>
          </table:table-cell>
          <table:table-cell office:value-type="float" office:value="0.4077000000000004" table:formula="of:=[.B34]*[.C34]" table:style-name="ce1">
            <text:p>0.4077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3" table:formula="of:=[.O3]-[.L34]" table:style-name="ce1">
            <text:p>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0800000000000003" table:formula="of:=[.G34]*[.H34]" table:style-name="ce1">
            <text:p>0.408</text:p>
          </table:table-cell>
          <table:table-cell table:style-name="ce1"/>
          <table:table-cell office:value-type="float" office:value="114.7" table:style-name="ce1">
            <text:p>114.7</text:p>
          </table:table-cell>
          <table:table-cell office:value-type="float" office:value="109" table:style-name="ce1">
            <text:p>1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0.9" table:style-name="ce1">
            <text:p>0.9</text:p>
          </table:table-cell>
          <table:table-cell office:value-type="float" office:value="-1.3" table:style-name="ce1">
            <text:p>-1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2.6913491090985637" table:formula="of:=SUM([.D32:.D35])" table:style-name="ce2">
            <text:p>2.691349109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2.439471651795178" table:formula="of:=SUM([.I32:.I35])" table:style-name="ce2">
            <text:p>2.439471652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5.1308207608937417" table:formula="of:=[.D37]+[.I37]" table:style-name="ce2">
            <text:p>5.13082076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4.69134910909857" table:formula="of:=[.O3]+[.D37]" table:style-name="ce1">
            <text:p>114.691349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4.43947165179517" table:formula="of:=[.O3]+[.I37]" table:style-name="ce1">
            <text:p>114.439471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6.1978155280269963E+28" table:formula="of:=[.B52]^13.98" table:style-name="ce1">
            <text:p>6.19782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2208034570030627E+29" table:formula="of:=([.B52]^13.98+[.B53]^13.98)" table:style-name="ce1">
            <text:p>1.2208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0768332056021104" table:formula="of:=[.B54]/[.B55]" table:style-name="ce12">
            <text:p>0.508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5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5" table:style-name="ce16">
            <text:p>5</text:p>
          </table:table-cell>
          <table:table-cell office:value-type="string" table:style-name="ce13">
            <text:p>Jimmy Butler</text:p>
          </table:table-cell>
          <table:table-cell office:value-type="float" office:value="32" table:style-name="ce13">
            <text:p>32</text:p>
          </table:table-cell>
          <table:table-cell office:value-type="float" office:value="57" table:style-name="ce13">
            <text:p>57</text:p>
          </table:table-cell>
          <table:table-cell office:value-type="float" office:value="57" table:style-name="ce13">
            <text:p>57</text:p>
          </table:table-cell>
          <table:table-cell office:value-type="float" office:value="1931" table:style-name="ce13">
            <text:p>1931</text:p>
          </table:table-cell>
          <table:table-cell office:value-type="float" office:value="7.4" table:style-name="ce13">
            <text:p>7.4</text:p>
          </table:table-cell>
          <table:table-cell office:value-type="float" office:value="15.5" table:style-name="ce13">
            <text:p>15.5</text:p>
          </table:table-cell>
          <table:table-cell office:value-type="float" office:value="0.48" table:style-name="ce13">
            <text:p>0.48</text:p>
          </table:table-cell>
          <table:table-cell office:value-type="float" office:value="0.5" table:style-name="ce13">
            <text:p>0.5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0.23300000000000001" table:style-name="ce13">
            <text:p>0.233</text:p>
          </table:table-cell>
          <table:table-cell office:value-type="float" office:value="6.9" table:style-name="ce13">
            <text:p>6.9</text:p>
          </table:table-cell>
          <table:table-cell office:value-type="float" office:value="13.3" table:style-name="ce13">
            <text:p>13.3</text:p>
          </table:table-cell>
          <table:table-cell office:value-type="float" office:value="0.52" table:style-name="ce13">
            <text:p>0.52</text:p>
          </table:table-cell>
          <table:table-cell office:value-type="float" office:value="7.4" table:style-name="ce13">
            <text:p>7.4</text:p>
          </table:table-cell>
          <table:table-cell office:value-type="float" office:value="8.5" table:style-name="ce13">
            <text:p>8.5</text:p>
          </table:table-cell>
          <table:table-cell office:value-type="float" office:value="0.87" table:style-name="ce13">
            <text:p>0.87</text:p>
          </table:table-cell>
          <table:table-cell office:value-type="float" office:value="1.9" table:style-name="ce13">
            <text:p>1.9</text:p>
          </table:table-cell>
          <table:table-cell office:value-type="float" office:value="4.4000000000000004" table:style-name="ce13">
            <text:p>4.4</text:p>
          </table:table-cell>
          <table:table-cell office:value-type="float" office:value="5.8" table:style-name="ce13">
            <text:p>5.8</text:p>
          </table:table-cell>
          <table:table-cell office:value-type="float" office:value="1.8" table:style-name="ce13">
            <text:p>1.8</text:p>
          </table:table-cell>
          <table:table-cell office:value-type="float" office:value="0.5" table:style-name="ce13">
            <text:p>0.5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1.6" table:style-name="ce13">
            <text:p>1.6</text:p>
          </table:table-cell>
          <table:table-cell office:value-type="float" office:value="22.7" table:style-name="ce13">
            <text:p>22.7</text:p>
          </table:table-cell>
          <table:table-cell office:value-type="float" office:value="1" table:formula="of:=([.W2]/[.V2])^2" table:style-name="ce21">
            <text:p>1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83401930894309073" table:formula="of:=([.M3]-[.O3])*[.L5]/[.M5]" table:style-name="ce1">
            <text:p>0.834019309</text:p>
          </table:table-cell>
          <table:table-cell office:value-type="float" office:value="0.22018109756097595" table:formula="of:=[.B5]*[.E5]" table:style-name="ce1">
            <text:p>0.220181098</text:p>
          </table:table-cell>
          <table:table-cell office:value-type="float" office:value="1.4227388211382141" table:formula="of:=-([.N3]-[.O3])*[.L5]/[.M5]" table:style-name="ce1">
            <text:p>1.422738821</text:p>
          </table:table-cell>
          <table:table-cell office:value-type="float" office:value="0.16503770325203285" table:formula="of:=[.C5]*[.G5]" table:style-name="ce1">
            <text:p>0.165037703</text:p>
          </table:table-cell>
          <table:table-cell office:value-type="float" office:value="-2.2567581300813004" table:formula="of:=-([.L3])*[.L5]/[.M5]" table:style-name="ce1">
            <text:p>-2.25675813</text:p>
          </table:table-cell>
          <table:table-cell office:value-type="float" office:value="-0.85756808943089413" table:formula="of:=[.D5]*[.I5]" table:style-name="ce1">
            <text:p>-0.857568089</text:p>
          </table:table-cell>
          <table:table-cell table:style-name="ce1"/>
          <table:table-cell office:value-type="float" office:value="1931" table:formula="of:=[.X2]" table:style-name="ce1">
            <text:p>1931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1" table:formula="of:=[.AS2]" table:style-name="ce1">
            <text:p>1</text:p>
          </table:table-cell>
          <table:table-cell office:value-type="float" office:value="0.26600000000000001" table:formula="of:=[.B6]*[.E6]" table:style-name="ce1">
            <text:p>0.266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54900000000000004" table:formula="of:=[.C6]*[.G6]" table:style-name="ce1">
            <text:p>0.549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81499999999999995" table:formula="of:=[.D6]*[.I6]" table:style-name="ce1">
            <text:p>0.81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2.7" table:formula="of:=[.AR2]" table:style-name="ce1">
            <text:p>22.7</text:p>
          </table:table-cell>
          <table:table-cell office:value-type="float" office:value="8.9437999999999995" table:formula="of:=[.B7]*[.E7]" table:style-name="ce1">
            <text:p>8.9438</text:p>
          </table:table-cell>
          <table:table-cell office:value-type="float" office:value="22.7" table:formula="of:=[.E7]" table:style-name="ce1">
            <text:p>22.7</text:p>
          </table:table-cell>
          <table:table-cell office:value-type="float" office:value="-0.83989999999999998" table:formula="of:=[.C7]*[.G7]" table:style-name="ce1">
            <text:p>-0.8399</text:p>
          </table:table-cell>
          <table:table-cell office:value-type="float" office:value="22.7" table:formula="of:=[.E7]" table:style-name="ce1">
            <text:p>22.7</text:p>
          </table:table-cell>
          <table:table-cell office:value-type="float" office:value="8.1038999999999994" table:formula="of:=[.D7]*[.I7]" table:style-name="ce1">
            <text:p>8.1039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9" table:formula="of:=[.AK2]" table:style-name="ce21">
            <text:p>1.9</text:p>
          </table:table-cell>
          <table:table-cell office:value-type="float" office:value="0.62319999999999998" table:formula="of:=[.B8]*[.E8]" table:style-name="ce1">
            <text:p>0.6232</text:p>
          </table:table-cell>
          <table:table-cell office:value-type="float" office:value="1.9" table:formula="of:=[.E8]" table:style-name="ce1">
            <text:p>1.9</text:p>
          </table:table-cell>
          <table:table-cell office:value-type="float" office:value="-0.437" table:formula="of:=[.C8]*[.G8]" table:style-name="ce1">
            <text:p>-0.437</text:p>
          </table:table-cell>
          <table:table-cell office:value-type="float" office:value="1.9" table:formula="of:=[.E8]" table:style-name="ce1">
            <text:p>1.9</text:p>
          </table:table-cell>
          <table:table-cell office:value-type="float" office:value="0.18809999999999999" table:formula="of:=[.D8]*[.I8]" table:style-name="ce1">
            <text:p>0.1881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4000000000000004" table:formula="of:=[.AL2]" table:style-name="ce21">
            <text:p>4.4</text:p>
          </table:table-cell>
          <table:table-cell office:value-type="float" office:value="0.22440000000000002" table:formula="of:=[.B9]*[.E9]" table:style-name="ce1">
            <text:p>0.2244</text:p>
          </table:table-cell>
          <table:table-cell office:value-type="float" office:value="4.4000000000000004" table:formula="of:=[.E9]" table:style-name="ce1">
            <text:p>4.4</text:p>
          </table:table-cell>
          <table:table-cell office:value-type="float" office:value="1.0516000000000001" table:formula="of:=[.C9]*[.G9]" table:style-name="ce1">
            <text:p>1.0516</text:p>
          </table:table-cell>
          <table:table-cell office:value-type="float" office:value="4.4000000000000004" table:formula="of:=[.E9]" table:style-name="ce1">
            <text:p>4.4</text:p>
          </table:table-cell>
          <table:table-cell office:value-type="float" office:value="1.276" table:formula="of:=[.D9]*[.I9]" table:style-name="ce1">
            <text:p>1.2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5.8" table:formula="of:=[.AM2]" table:style-name="ce21">
            <text:p>5.8</text:p>
          </table:table-cell>
          <table:table-cell office:value-type="float" office:value="2.1749999999999998" table:formula="of:=[.B10]*[.E10]" table:style-name="ce1">
            <text:p>2.175</text:p>
          </table:table-cell>
          <table:table-cell office:value-type="float" office:value="5.8" table:formula="of:=[.E10]" table:style-name="ce1">
            <text:p>5.8</text:p>
          </table:table-cell>
          <table:table-cell office:value-type="float" office:value="0.19140000000000001" table:formula="of:=[.C10]*[.G10]" table:style-name="ce1">
            <text:p>0.1914</text:p>
          </table:table-cell>
          <table:table-cell office:value-type="float" office:value="5.8" table:formula="of:=[.E10]" table:style-name="ce1">
            <text:p>5.8</text:p>
          </table:table-cell>
          <table:table-cell office:value-type="float" office:value="2.3721999999999999" table:formula="of:=[.D10]*[.I10]" table:style-name="ce1">
            <text:p>2.37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8" table:formula="of:=[.AN2]" table:style-name="ce21">
            <text:p>1.8</text:p>
          </table:table-cell>
          <table:table-cell office:value-type="float" office:value="0.47340000000000004" table:formula="of:=[.B11]*[.E11]" table:style-name="ce1">
            <text:p>0.4734</text:p>
          </table:table-cell>
          <table:table-cell office:value-type="float" office:value="1.8" table:formula="of:=[.E11]" table:style-name="ce1">
            <text:p>1.8</text:p>
          </table:table-cell>
          <table:table-cell office:value-type="float" office:value="1.5426" table:formula="of:=[.C11]*[.G11]" table:style-name="ce1">
            <text:p>1.5426</text:p>
          </table:table-cell>
          <table:table-cell office:value-type="float" office:value="1.8" table:formula="of:=[.E11]" table:style-name="ce1">
            <text:p>1.8</text:p>
          </table:table-cell>
          <table:table-cell office:value-type="float" office:value="2.0160000000000005" table:formula="of:=[.D11]*[.I11]" table:style-name="ce1">
            <text:p>2.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5" table:formula="of:=[.AO2]" table:style-name="ce21">
            <text:p>0.5</text:p>
          </table:table-cell>
          <table:table-cell office:value-type="float" office:value="-1.0999999999999999E-2" table:formula="of:=[.B12]*[.E12]" table:style-name="ce1">
            <text:p>-0.011</text:p>
          </table:table-cell>
          <table:table-cell office:value-type="float" office:value="0.5" table:formula="of:=[.E12]" table:style-name="ce1">
            <text:p>0.5</text:p>
          </table:table-cell>
          <table:table-cell office:value-type="float" office:value="0.40849999999999997" table:formula="of:=[.C12]*[.G12]" table:style-name="ce1">
            <text:p>0.4085</text:p>
          </table:table-cell>
          <table:table-cell office:value-type="float" office:value="0.5" table:formula="of:=[.E12]" table:style-name="ce1">
            <text:p>0.5</text:p>
          </table:table-cell>
          <table:table-cell office:value-type="float" office:value="0.39750000000000002" table:formula="of:=[.D12]*[.I12]" table:style-name="ce1">
            <text:p>0.397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2999999999999998" table:formula="of:=[.AP2]" table:style-name="ce21">
            <text:p>2.3</text:p>
          </table:table-cell>
          <table:table-cell office:value-type="float" office:value="-1.6122999999999998" table:formula="of:=[.B13]*[.E13]" table:style-name="ce1">
            <text:p>-1.6123</text:p>
          </table:table-cell>
          <table:table-cell office:value-type="float" office:value="2.2999999999999998" table:formula="of:=[.E13]" table:style-name="ce1">
            <text:p>2.3</text:p>
          </table:table-cell>
          <table:table-cell office:value-type="float" office:value="-0.44389999999999996" table:formula="of:=[.C13]*[.G13]" table:style-name="ce1">
            <text:p>-0.4439</text:p>
          </table:table-cell>
          <table:table-cell office:value-type="float" office:value="2.2999999999999998" table:formula="of:=[.E13]" table:style-name="ce1">
            <text:p>2.3</text:p>
          </table:table-cell>
          <table:table-cell office:value-type="float" office:value="-2.0562" table:formula="of:=[.D13]*[.I13]" table:style-name="ce1">
            <text:p>-2.056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1.6" table:formula="of:=[.AQ2]" table:style-name="ce21">
            <text:p>1.6</text:p>
          </table:table-cell>
          <table:table-cell office:value-type="float" office:value="-0.29599999999999999" table:formula="of:=[.B14]*[.E14]" table:style-name="ce1">
            <text:p>-0.296</text:p>
          </table:table-cell>
          <table:table-cell office:value-type="float" office:value="1.6" table:formula="of:=[.E14]" table:style-name="ce1">
            <text:p>1.6</text:p>
          </table:table-cell>
          <table:table-cell office:value-type="float" office:value="0.14080000000000001" table:formula="of:=[.C14]*[.G14]" table:style-name="ce1">
            <text:p>0.1408</text:p>
          </table:table-cell>
          <table:table-cell office:value-type="float" office:value="1.6" table:formula="of:=[.E14]" table:style-name="ce1">
            <text:p>1.6</text:p>
          </table:table-cell>
          <table:table-cell office:value-type="float" office:value="-0.1552" table:formula="of:=[.D14]*[.I14]" table:style-name="ce1">
            <text:p>-0.155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.5" table:formula="of:=[.AI2]" table:style-name="ce1">
            <text:p>8.5</text:p>
          </table:table-cell>
          <table:table-cell office:value-type="float" office:value="0.10200000000000001" table:formula="of:=[.B15]*[.E15]" table:style-name="ce1">
            <text:p>0.102</text:p>
          </table:table-cell>
          <table:table-cell office:value-type="float" office:value="8.5" table:formula="of:=[.E15]" table:style-name="ce1">
            <text:p>8.5</text:p>
          </table:table-cell>
          <table:table-cell office:value-type="float" office:value="0.3145" table:formula="of:=[.C15]*[.G15]" table:style-name="ce1">
            <text:p>0.3145</text:p>
          </table:table-cell>
          <table:table-cell office:value-type="float" office:value="8.5" table:formula="of:=[.E15]" table:style-name="ce1">
            <text:p>8.5</text:p>
          </table:table-cell>
          <table:table-cell office:value-type="float" office:value="0.40800000000000003" table:formula="of:=[.D15]*[.I15]" table:style-name="ce1">
            <text:p>0.40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3.3" table:formula="of:=[.AF2]" table:style-name="ce1">
            <text:p>13.3</text:p>
          </table:table-cell>
          <table:table-cell office:value-type="float" office:value="-3.4580000000000002" table:formula="of:=[.B16]*[.E16]" table:style-name="ce1">
            <text:p>-3.458</text:p>
          </table:table-cell>
          <table:table-cell office:value-type="float" office:value="13.3" table:formula="of:=[.E16]" table:style-name="ce1">
            <text:p>13.3</text:p>
          </table:table-cell>
          <table:table-cell office:value-type="float" office:value="-0.62509999999999999" table:formula="of:=[.C16]*[.G16]" table:style-name="ce1">
            <text:p>-0.6251</text:p>
          </table:table-cell>
          <table:table-cell office:value-type="float" office:value="13.3" table:formula="of:=[.E16]" table:style-name="ce1">
            <text:p>13.3</text:p>
          </table:table-cell>
          <table:table-cell office:value-type="float" office:value="-4.0831" table:formula="of:=[.D16]*[.I16]" table:style-name="ce1">
            <text:p>-4.083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2.2000000000000002" table:formula="of:=[.AC2]" table:style-name="ce1">
            <text:p>2.2</text:p>
          </table:table-cell>
          <table:table-cell office:value-type="float" office:value="-0.16059999999999999" table:formula="of:=[.B17]*[.E17]" table:style-name="ce1">
            <text:p>-0.1606</text:p>
          </table:table-cell>
          <table:table-cell office:value-type="float" office:value="2.2000000000000002" table:formula="of:=[.E17]" table:style-name="ce1">
            <text:p>2.2</text:p>
          </table:table-cell>
          <table:table-cell office:value-type="float" office:value="-0.18040000000000003" table:formula="of:=[.C17]*[.G17]" table:style-name="ce1">
            <text:p>-0.1804</text:p>
          </table:table-cell>
          <table:table-cell office:value-type="float" office:value="2.2000000000000002" table:formula="of:=[.E17]" table:style-name="ce1">
            <text:p>2.2</text:p>
          </table:table-cell>
          <table:table-cell office:value-type="float" office:value="-0.34100000000000003" table:formula="of:=[.D17]*[.I17]" table:style-name="ce1">
            <text:p>-0.34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7.3980810975609792" table:formula="of:=SUM([.F5:.F18])" table:style-name="ce2">
            <text:p>7.398081098</text:p>
          </table:table-cell>
          <table:table-cell table:style-name="ce1"/>
          <table:table-cell office:value-type="float" office:value="1.7961377032520334" table:formula="of:=SUM([.H5:.H18])" table:style-name="ce2">
            <text:p>1.796137703</text:p>
          </table:table-cell>
          <table:table-cell table:style-name="ce1"/>
          <table:table-cell office:value-type="float" office:value="7.950631910569105" table:formula="of:=SUM([.J5:.J18])" table:style-name="ce2">
            <text:p>7.950631911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2.9" table:formula="of:=[.K36]" table:style-name="ce1">
            <text:p>2.9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87579999999999991" table:formula="of:=[.B32]*[.C32]" table:style-name="ce1">
            <text:p>0.875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0.5" table:formula="of:=-([.L36])" table:style-name="ce1">
            <text:p>-0.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20050000000000001" table:formula="of:=[.G32]*[.H32]" table:style-name="ce1">
            <text:p>-0.2005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7.3980810975609792" table:formula="of:=[.F20]" table:style-name="ce1">
            <text:p>7.398081098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4.9715104975609785" table:formula="of:=[.B33]*[.C33]" table:style-name="ce1">
            <text:p>4.971510498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7961377032520334" table:formula="of:=[.H20]" table:style-name="ce1">
            <text:p>1.796137703</text:p>
          </table:table-cell>
          <table:table-cell office:value-type="float" office:value="0.751" table:style-name="ce1">
            <text:p>0.751</text:p>
          </table:table-cell>
          <table:table-cell office:value-type="float" office:value="1.3488994151422771" table:formula="of:=[.G33]*[.H33]" table:style-name="ce1">
            <text:p>1.348899415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7000000000000028" table:formula="of:=[.K34]-[.O3]" table:style-name="ce1">
            <text:p>3.7</text:p>
          </table:table-cell>
          <table:table-cell office:value-type="float" office:value="0.151" table:style-name="ce1">
            <text:p>0.151</text:p>
          </table:table-cell>
          <table:table-cell office:value-type="float" office:value="0.55870000000000042" table:formula="of:=[.B34]*[.C34]" table:style-name="ce1">
            <text:p>0.5587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.0999999999999943" table:formula="of:=[.O3]-[.L34]" table:style-name="ce1">
            <text:p>2.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8559999999999924" table:formula="of:=[.G34]*[.H34]" table:style-name="ce1">
            <text:p>0.2856</text:p>
          </table:table-cell>
          <table:table-cell table:style-name="ce1"/>
          <table:table-cell office:value-type="float" office:value="115.7" table:style-name="ce1">
            <text:p>115.7</text:p>
          </table:table-cell>
          <table:table-cell office:value-type="float" office:value="109.9" table:style-name="ce1">
            <text:p>109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2.9" table:style-name="ce1">
            <text:p>2.9</text:p>
          </table:table-cell>
          <table:table-cell office:value-type="float" office:value="0.5" table:style-name="ce1">
            <text:p>0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5.9540104975609793" table:formula="of:=SUM([.D32:.D35])" table:style-name="ce2">
            <text:p>5.954010498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1.456999415142276" table:formula="of:=SUM([.I32:.I35])" table:style-name="ce2">
            <text:p>1.456999415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7.4110099127032552" table:formula="of:=[.D37]+[.I37]" table:style-name="ce2">
            <text:p>7.41100991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7.95401049756097" table:formula="of:=[.O3]+[.D37]" table:style-name="ce1">
            <text:p>117.954010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3.45699941514228" table:formula="of:=[.O3]+[.I37]" table:style-name="ce1">
            <text:p>113.456999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9.1736825957424885E+28" table:formula="of:=[.B52]^13.98" table:style-name="ce1">
            <text:p>9.1736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4501403734594201E+29" table:formula="of:=([.B52]^13.98+[.B53]^13.98)" table:style-name="ce1">
            <text:p>1.4501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32606523040109" table:formula="of:=[.B54]/[.B55]" table:style-name="ce12">
            <text:p>0.633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6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6" table:style-name="ce16">
            <text:p>6</text:p>
          </table:table-cell>
          <table:table-cell office:value-type="string" table:style-name="ce13">
            <text:p>Bam Adebayo</text:p>
          </table:table-cell>
          <table:table-cell office:value-type="float" office:value="24" table:style-name="ce13">
            <text:p>24</text:p>
          </table:table-cell>
          <table:table-cell office:value-type="float" office:value="56" table:style-name="ce13">
            <text:p>56</text:p>
          </table:table-cell>
          <table:table-cell office:value-type="float" office:value="56" table:style-name="ce13">
            <text:p>56</text:p>
          </table:table-cell>
          <table:table-cell office:value-type="float" office:value="1825" table:style-name="ce13">
            <text:p>1825</text:p>
          </table:table-cell>
          <table:table-cell office:value-type="float" office:value="8" table:style-name="ce13">
            <text:p>8</text:p>
          </table:table-cell>
          <table:table-cell office:value-type="float" office:value="14.4" table:style-name="ce13">
            <text:p>14.4</text:p>
          </table:table-cell>
          <table:table-cell office:value-type="float" office:value="0.55700000000000005" table:style-name="ce13">
            <text:p>0.557</text:p>
          </table:table-cell>
          <table:table-cell office:value-type="float" office:value="0" table:style-name="ce13">
            <text:p>0</text:p>
          </table:table-cell>
          <table:table-cell office:value-type="float" office:value="0.1" table:style-name="ce13">
            <text:p>0.1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4.3" table:style-name="ce13">
            <text:p>14.3</text:p>
          </table:table-cell>
          <table:table-cell office:value-type="float" office:value="0.56200000000000006" table:style-name="ce13">
            <text:p>0.562</text:p>
          </table:table-cell>
          <table:table-cell office:value-type="float" office:value="5" table:style-name="ce13">
            <text:p>5</text:p>
          </table:table-cell>
          <table:table-cell office:value-type="float" office:value="6.7" table:style-name="ce13">
            <text:p>6.7</text:p>
          </table:table-cell>
          <table:table-cell office:value-type="float" office:value="0.753" table:style-name="ce13">
            <text:p>0.753</text:p>
          </table:table-cell>
          <table:table-cell office:value-type="float" office:value="2.7" table:style-name="ce13">
            <text:p>2.7</text:p>
          </table:table-cell>
          <table:table-cell office:value-type="float" office:value="8.4" table:style-name="ce13">
            <text:p>8.4</text:p>
          </table:table-cell>
          <table:table-cell office:value-type="float" office:value="3.7" table:style-name="ce13">
            <text:p>3.7</text:p>
          </table:table-cell>
          <table:table-cell office:value-type="float" office:value="1.6" table:style-name="ce13">
            <text:p>1.6</text:p>
          </table:table-cell>
          <table:table-cell office:value-type="float" office:value="0.9" table:style-name="ce13">
            <text:p>0.9</text:p>
          </table:table-cell>
          <table:table-cell office:value-type="float" office:value="2.9" table:style-name="ce13">
            <text:p>2.9</text:p>
          </table:table-cell>
          <table:table-cell office:value-type="float" office:value="3.4" table:style-name="ce13">
            <text:p>3.4</text:p>
          </table:table-cell>
          <table:table-cell office:value-type="float" office:value="21.1" table:style-name="ce13">
            <text:p>21.1</text:p>
          </table:table-cell>
          <table:table-cell office:value-type="float" office:value="1" table:formula="of:=([.W2]/[.V2])^2" table:style-name="ce21">
            <text:p>1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78823678861788748" table:formula="of:=([.M3]-[.O3])*[.L5]/[.M5]" table:style-name="ce1">
            <text:p>0.788236789</text:p>
          </table:table-cell>
          <table:table-cell office:value-type="float" office:value="0.20809451219512232" table:formula="of:=[.B5]*[.E5]" table:style-name="ce1">
            <text:p>0.208094512</text:p>
          </table:table-cell>
          <table:table-cell office:value-type="float" office:value="1.3446392276422789" table:formula="of:=-([.N3]-[.O3])*[.L5]/[.M5]" table:style-name="ce1">
            <text:p>1.344639228</text:p>
          </table:table-cell>
          <table:table-cell office:value-type="float" office:value="0.15597815040650437" table:formula="of:=[.C5]*[.G5]" table:style-name="ce1">
            <text:p>0.15597815</text:p>
          </table:table-cell>
          <table:table-cell office:value-type="float" office:value="-2.1328760162601625" table:formula="of:=-([.L3])*[.L5]/[.M5]" table:style-name="ce1">
            <text:p>-2.132876016</text:p>
          </table:table-cell>
          <table:table-cell office:value-type="float" office:value="-0.81049288617886173" table:formula="of:=[.D5]*[.I5]" table:style-name="ce1">
            <text:p>-0.810492886</text:p>
          </table:table-cell>
          <table:table-cell table:style-name="ce1"/>
          <table:table-cell office:value-type="float" office:value="1825" table:formula="of:=[.X2]" table:style-name="ce1">
            <text:p>1825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1" table:formula="of:=[.AS2]" table:style-name="ce1">
            <text:p>1</text:p>
          </table:table-cell>
          <table:table-cell office:value-type="float" office:value="0.26600000000000001" table:formula="of:=[.B6]*[.E6]" table:style-name="ce1">
            <text:p>0.266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54900000000000004" table:formula="of:=[.C6]*[.G6]" table:style-name="ce1">
            <text:p>0.549</text:p>
          </table:table-cell>
          <table:table-cell office:value-type="float" office:value="1" table:formula="of:=[.E6]" table:style-name="ce1">
            <text:p>1</text:p>
          </table:table-cell>
          <table:table-cell office:value-type="float" office:value="0.81499999999999995" table:formula="of:=[.D6]*[.I6]" table:style-name="ce1">
            <text:p>0.81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1.1" table:formula="of:=[.AR2]" table:style-name="ce1">
            <text:p>21.1</text:p>
          </table:table-cell>
          <table:table-cell office:value-type="float" office:value="8.3134000000000015" table:formula="of:=[.B7]*[.E7]" table:style-name="ce1">
            <text:p>8.3134</text:p>
          </table:table-cell>
          <table:table-cell office:value-type="float" office:value="21.1" table:formula="of:=[.E7]" table:style-name="ce1">
            <text:p>21.1</text:p>
          </table:table-cell>
          <table:table-cell office:value-type="float" office:value="-0.78070000000000006" table:formula="of:=[.C7]*[.G7]" table:style-name="ce1">
            <text:p>-0.7807</text:p>
          </table:table-cell>
          <table:table-cell office:value-type="float" office:value="21.1" table:formula="of:=[.E7]" table:style-name="ce1">
            <text:p>21.1</text:p>
          </table:table-cell>
          <table:table-cell office:value-type="float" office:value="7.5327000000000002" table:formula="of:=[.D7]*[.I7]" table:style-name="ce1">
            <text:p>7.5327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.7" table:formula="of:=[.AK2]" table:style-name="ce21">
            <text:p>2.7</text:p>
          </table:table-cell>
          <table:table-cell office:value-type="float" office:value="0.88560000000000005" table:formula="of:=[.B8]*[.E8]" table:style-name="ce1">
            <text:p>0.8856</text:p>
          </table:table-cell>
          <table:table-cell office:value-type="float" office:value="2.7" table:formula="of:=[.E8]" table:style-name="ce1">
            <text:p>2.7</text:p>
          </table:table-cell>
          <table:table-cell office:value-type="float" office:value="-0.62100000000000011" table:formula="of:=[.C8]*[.G8]" table:style-name="ce1">
            <text:p>-0.621</text:p>
          </table:table-cell>
          <table:table-cell office:value-type="float" office:value="2.7" table:formula="of:=[.E8]" table:style-name="ce1">
            <text:p>2.7</text:p>
          </table:table-cell>
          <table:table-cell office:value-type="float" office:value="0.26730000000000004" table:formula="of:=[.D8]*[.I8]" table:style-name="ce1">
            <text:p>0.2673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8.4" table:formula="of:=[.AL2]" table:style-name="ce21">
            <text:p>8.4</text:p>
          </table:table-cell>
          <table:table-cell office:value-type="float" office:value="0.4284" table:formula="of:=[.B9]*[.E9]" table:style-name="ce1">
            <text:p>0.4284</text:p>
          </table:table-cell>
          <table:table-cell office:value-type="float" office:value="8.4" table:formula="of:=[.E9]" table:style-name="ce1">
            <text:p>8.4</text:p>
          </table:table-cell>
          <table:table-cell office:value-type="float" office:value="2.0076000000000001" table:formula="of:=[.C9]*[.G9]" table:style-name="ce1">
            <text:p>2.0076</text:p>
          </table:table-cell>
          <table:table-cell office:value-type="float" office:value="8.4" table:formula="of:=[.E9]" table:style-name="ce1">
            <text:p>8.4</text:p>
          </table:table-cell>
          <table:table-cell office:value-type="float" office:value="2.4359999999999999" table:formula="of:=[.D9]*[.I9]" table:style-name="ce1">
            <text:p>2.43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3.7" table:formula="of:=[.AM2]" table:style-name="ce21">
            <text:p>3.7</text:p>
          </table:table-cell>
          <table:table-cell office:value-type="float" office:value="1.3875000000000002" table:formula="of:=[.B10]*[.E10]" table:style-name="ce1">
            <text:p>1.3875</text:p>
          </table:table-cell>
          <table:table-cell office:value-type="float" office:value="3.7" table:formula="of:=[.E10]" table:style-name="ce1">
            <text:p>3.7</text:p>
          </table:table-cell>
          <table:table-cell office:value-type="float" office:value="0.12210000000000001" table:formula="of:=[.C10]*[.G10]" table:style-name="ce1">
            <text:p>0.1221</text:p>
          </table:table-cell>
          <table:table-cell office:value-type="float" office:value="3.7" table:formula="of:=[.E10]" table:style-name="ce1">
            <text:p>3.7</text:p>
          </table:table-cell>
          <table:table-cell office:value-type="float" office:value="1.5133000000000001" table:formula="of:=[.D10]*[.I10]" table:style-name="ce1">
            <text:p>1.513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6" table:formula="of:=[.AN2]" table:style-name="ce21">
            <text:p>1.6</text:p>
          </table:table-cell>
          <table:table-cell office:value-type="float" office:value="0.42080000000000006" table:formula="of:=[.B11]*[.E11]" table:style-name="ce1">
            <text:p>0.4208</text:p>
          </table:table-cell>
          <table:table-cell office:value-type="float" office:value="1.6" table:formula="of:=[.E11]" table:style-name="ce1">
            <text:p>1.6</text:p>
          </table:table-cell>
          <table:table-cell office:value-type="float" office:value="1.3712" table:formula="of:=[.C11]*[.G11]" table:style-name="ce1">
            <text:p>1.3712</text:p>
          </table:table-cell>
          <table:table-cell office:value-type="float" office:value="1.6" table:formula="of:=[.E11]" table:style-name="ce1">
            <text:p>1.6</text:p>
          </table:table-cell>
          <table:table-cell office:value-type="float" office:value="1.7920000000000003" table:formula="of:=[.D11]*[.I11]" table:style-name="ce1">
            <text:p>1.79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9" table:formula="of:=[.AO2]" table:style-name="ce21">
            <text:p>0.9</text:p>
          </table:table-cell>
          <table:table-cell office:value-type="float" office:value="-1.9799999999999998E-2" table:formula="of:=[.B12]*[.E12]" table:style-name="ce1">
            <text:p>-0.0198</text:p>
          </table:table-cell>
          <table:table-cell office:value-type="float" office:value="0.9" table:formula="of:=[.E12]" table:style-name="ce1">
            <text:p>0.9</text:p>
          </table:table-cell>
          <table:table-cell office:value-type="float" office:value="0.73529999999999995" table:formula="of:=[.C12]*[.G12]" table:style-name="ce1">
            <text:p>0.7353</text:p>
          </table:table-cell>
          <table:table-cell office:value-type="float" office:value="0.9" table:formula="of:=[.E12]" table:style-name="ce1">
            <text:p>0.9</text:p>
          </table:table-cell>
          <table:table-cell office:value-type="float" office:value="0.71550000000000002" table:formula="of:=[.D12]*[.I12]" table:style-name="ce1">
            <text:p>0.715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9" table:formula="of:=[.AP2]" table:style-name="ce21">
            <text:p>2.9</text:p>
          </table:table-cell>
          <table:table-cell office:value-type="float" office:value="-2.0328999999999997" table:formula="of:=[.B13]*[.E13]" table:style-name="ce1">
            <text:p>-2.0329</text:p>
          </table:table-cell>
          <table:table-cell office:value-type="float" office:value="2.9" table:formula="of:=[.E13]" table:style-name="ce1">
            <text:p>2.9</text:p>
          </table:table-cell>
          <table:table-cell office:value-type="float" office:value="-0.55969999999999998" table:formula="of:=[.C13]*[.G13]" table:style-name="ce1">
            <text:p>-0.5597</text:p>
          </table:table-cell>
          <table:table-cell office:value-type="float" office:value="2.9" table:formula="of:=[.E13]" table:style-name="ce1">
            <text:p>2.9</text:p>
          </table:table-cell>
          <table:table-cell office:value-type="float" office:value="-2.5926" table:formula="of:=[.D13]*[.I13]" table:style-name="ce1">
            <text:p>-2.592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3.4" table:formula="of:=[.AQ2]" table:style-name="ce21">
            <text:p>3.4</text:p>
          </table:table-cell>
          <table:table-cell office:value-type="float" office:value="-0.629" table:formula="of:=[.B14]*[.E14]" table:style-name="ce1">
            <text:p>-0.629</text:p>
          </table:table-cell>
          <table:table-cell office:value-type="float" office:value="3.4" table:formula="of:=[.E14]" table:style-name="ce1">
            <text:p>3.4</text:p>
          </table:table-cell>
          <table:table-cell office:value-type="float" office:value="0.29919999999999997" table:formula="of:=[.C14]*[.G14]" table:style-name="ce1">
            <text:p>0.2992</text:p>
          </table:table-cell>
          <table:table-cell office:value-type="float" office:value="3.4" table:formula="of:=[.E14]" table:style-name="ce1">
            <text:p>3.4</text:p>
          </table:table-cell>
          <table:table-cell office:value-type="float" office:value="-0.32979999999999998" table:formula="of:=[.D14]*[.I14]" table:style-name="ce1">
            <text:p>-0.329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7" table:formula="of:=[.AI2]" table:style-name="ce1">
            <text:p>6.7</text:p>
          </table:table-cell>
          <table:table-cell office:value-type="float" office:value="8.0399999999999999E-2" table:formula="of:=[.B15]*[.E15]" table:style-name="ce1">
            <text:p>0.0804</text:p>
          </table:table-cell>
          <table:table-cell office:value-type="float" office:value="6.7" table:formula="of:=[.E15]" table:style-name="ce1">
            <text:p>6.7</text:p>
          </table:table-cell>
          <table:table-cell office:value-type="float" office:value="0.24789999999999998" table:formula="of:=[.C15]*[.G15]" table:style-name="ce1">
            <text:p>0.2479</text:p>
          </table:table-cell>
          <table:table-cell office:value-type="float" office:value="6.7" table:formula="of:=[.E15]" table:style-name="ce1">
            <text:p>6.7</text:p>
          </table:table-cell>
          <table:table-cell office:value-type="float" office:value="0.3216" table:formula="of:=[.D15]*[.I15]" table:style-name="ce1">
            <text:p>0.321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4.3" table:formula="of:=[.AF2]" table:style-name="ce1">
            <text:p>14.3</text:p>
          </table:table-cell>
          <table:table-cell office:value-type="float" office:value="-3.7180000000000004" table:formula="of:=[.B16]*[.E16]" table:style-name="ce1">
            <text:p>-3.718</text:p>
          </table:table-cell>
          <table:table-cell office:value-type="float" office:value="14.3" table:formula="of:=[.E16]" table:style-name="ce1">
            <text:p>14.3</text:p>
          </table:table-cell>
          <table:table-cell office:value-type="float" office:value="-0.67210000000000003" table:formula="of:=[.C16]*[.G16]" table:style-name="ce1">
            <text:p>-0.6721</text:p>
          </table:table-cell>
          <table:table-cell office:value-type="float" office:value="14.3" table:formula="of:=[.E16]" table:style-name="ce1">
            <text:p>14.3</text:p>
          </table:table-cell>
          <table:table-cell office:value-type="float" office:value="-4.3901000000000003" table:formula="of:=[.D16]*[.I16]" table:style-name="ce1">
            <text:p>-4.390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0.1" table:formula="of:=[.AC2]" table:style-name="ce1">
            <text:p>0.1</text:p>
          </table:table-cell>
          <table:table-cell office:value-type="float" office:value="-7.3000000000000001E-3" table:formula="of:=[.B17]*[.E17]" table:style-name="ce1">
            <text:p>-0.0073</text:p>
          </table:table-cell>
          <table:table-cell office:value-type="float" office:value="0.1" table:formula="of:=[.E17]" table:style-name="ce1">
            <text:p>0.1</text:p>
          </table:table-cell>
          <table:table-cell office:value-type="float" office:value="-8.2000000000000007E-3" table:formula="of:=[.C17]*[.G17]" table:style-name="ce1">
            <text:p>-0.0082</text:p>
          </table:table-cell>
          <table:table-cell office:value-type="float" office:value="0.1" table:formula="of:=[.E17]" table:style-name="ce1">
            <text:p>0.1</text:p>
          </table:table-cell>
          <table:table-cell office:value-type="float" office:value="-1.55E-2" table:formula="of:=[.D17]*[.I17]" table:style-name="ce1">
            <text:p>-0.015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4911945121951238" table:formula="of:=SUM([.F5:.F18])" table:style-name="ce2">
            <text:p>5.491194512</text:p>
          </table:table-cell>
          <table:table-cell table:style-name="ce1"/>
          <table:table-cell office:value-type="float" office:value="2.8055781504065047" table:formula="of:=SUM([.H5:.H18])" table:style-name="ce2">
            <text:p>2.80557815</text:p>
          </table:table-cell>
          <table:table-cell table:style-name="ce1"/>
          <table:table-cell office:value-type="float" office:value="7.1219071138211376" table:formula="of:=SUM([.J5:.J18])" table:style-name="ce2">
            <text:p>7.121907114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1.2" table:formula="of:=[.K36]" table:style-name="ce1">
            <text:p>1.2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3624" table:formula="of:=[.B32]*[.C32]" table:style-name="ce1">
            <text:p>0.3624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4.3" table:formula="of:=-([.L36])" table:style-name="ce1">
            <text:p>4.3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1.7242999999999999" table:formula="of:=[.G32]*[.H32]" table:style-name="ce1">
            <text:p>1.724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4911945121951238" table:formula="of:=[.F20]" table:style-name="ce1">
            <text:p>5.4911945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6900827121951236" table:formula="of:=[.B33]*[.C33]" table:style-name="ce1">
            <text:p>3.690082712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2.8055781504065047" table:formula="of:=[.H20]" table:style-name="ce1">
            <text:p>2.80557815</text:p>
          </table:table-cell>
          <table:table-cell office:value-type="float" office:value="0.751" table:style-name="ce1">
            <text:p>0.751</text:p>
          </table:table-cell>
          <table:table-cell office:value-type="float" office:value="2.1069891909552849" table:formula="of:=[.G33]*[.H33]" table:style-name="ce1">
            <text:p>2.106989191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2.9000000000000057" table:formula="of:=[.K34]-[.O3]" table:style-name="ce1">
            <text:p>2.9</text:p>
          </table:table-cell>
          <table:table-cell office:value-type="float" office:value="0.151" table:style-name="ce1">
            <text:p>0.151</text:p>
          </table:table-cell>
          <table:table-cell office:value-type="float" office:value="0.43790000000000084" table:formula="of:=[.B34]*[.C34]" table:style-name="ce1">
            <text:p>0.4379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4.7000000000000028" table:formula="of:=[.O3]-[.L34]" table:style-name="ce1">
            <text:p>4.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63920000000000043" table:formula="of:=[.G34]*[.H34]" table:style-name="ce1">
            <text:p>0.6392</text:p>
          </table:table-cell>
          <table:table-cell table:style-name="ce1"/>
          <table:table-cell office:value-type="float" office:value="114.9" table:style-name="ce1">
            <text:p>114.9</text:p>
          </table:table-cell>
          <table:table-cell office:value-type="float" office:value="107.3" table:style-name="ce1">
            <text:p>107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1.2" table:style-name="ce1">
            <text:p>1.2</text:p>
          </table:table-cell>
          <table:table-cell office:value-type="float" office:value="-4.3" table:style-name="ce1">
            <text:p>-4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4.0383827121951246" table:formula="of:=SUM([.D32:.D35])" table:style-name="ce2">
            <text:p>4.038382712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4.4934891909552848" table:formula="of:=SUM([.I32:.I35])" table:style-name="ce2">
            <text:p>4.493489191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8.5318719031504102" table:formula="of:=[.D37]+[.I37]" table:style-name="ce2">
            <text:p>8.53187190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6.03838271219513" table:formula="of:=[.O3]+[.D37]" table:style-name="ce1">
            <text:p>116.038382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6.49348919095529" table:formula="of:=[.O3]+[.I37]" table:style-name="ce1">
            <text:p>116.493489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7.2967809218675828E+28" table:formula="of:=[.B52]^13.98" table:style-name="ce1">
            <text:p>7.2967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5003989530622825E+29" table:formula="of:=([.B52]^13.98+[.B53]^13.98)" table:style-name="ce1">
            <text:p>1.500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8632271483361189" table:formula="of:=[.B54]/[.B55]" table:style-name="ce12">
            <text:p>0.48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7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7" table:style-name="ce16">
            <text:p>7</text:p>
          </table:table-cell>
          <table:table-cell office:value-type="string" table:style-name="ce13">
            <text:p>Gabe Vincent</text:p>
          </table:table-cell>
          <table:table-cell office:value-type="float" office:value="25" table:style-name="ce13">
            <text:p>25</text:p>
          </table:table-cell>
          <table:table-cell office:value-type="float" office:value="68" table:style-name="ce13">
            <text:p>68</text:p>
          </table:table-cell>
          <table:table-cell office:value-type="float" office:value="27" table:style-name="ce13">
            <text:p>27</text:p>
          </table:table-cell>
          <table:table-cell office:value-type="float" office:value="1589" table:style-name="ce13">
            <text:p>1589</text:p>
          </table:table-cell>
          <table:table-cell office:value-type="float" office:value="4.8" table:style-name="ce13">
            <text:p>4.8</text:p>
          </table:table-cell>
          <table:table-cell office:value-type="float" office:value="11.6" table:style-name="ce13">
            <text:p>11.6</text:p>
          </table:table-cell>
          <table:table-cell office:value-type="float" office:value="0.41699999999999998" table:style-name="ce13">
            <text:p>0.417</text:p>
          </table:table-cell>
          <table:table-cell office:value-type="float" office:value="2.7" table:style-name="ce13">
            <text:p>2.7</text:p>
          </table:table-cell>
          <table:table-cell office:value-type="float" office:value="7.3" table:style-name="ce13">
            <text:p>7.3</text:p>
          </table:table-cell>
          <table:table-cell office:value-type="float" office:value="0.36799999999999999" table:style-name="ce13">
            <text:p>0.368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4.3" table:style-name="ce13">
            <text:p>4.3</text:p>
          </table:table-cell>
          <table:table-cell office:value-type="float" office:value="0.5" table:style-name="ce13">
            <text:p>0.5</text:p>
          </table:table-cell>
          <table:table-cell office:value-type="float" office:value="1" table:style-name="ce13">
            <text:p>1</text:p>
          </table:table-cell>
          <table:table-cell office:value-type="float" office:value="1.2" table:style-name="ce13">
            <text:p>1.2</text:p>
          </table:table-cell>
          <table:table-cell office:value-type="float" office:value="0.81499999999999995" table:style-name="ce13">
            <text:p>0.815</text:p>
          </table:table-cell>
          <table:table-cell office:value-type="float" office:value="0.5" table:style-name="ce13">
            <text:p>0.5</text:p>
          </table:table-cell>
          <table:table-cell office:value-type="float" office:value="2.4" table:style-name="ce13">
            <text:p>2.4</text:p>
          </table:table-cell>
          <table:table-cell office:value-type="float" office:value="4.8" table:style-name="ce13">
            <text:p>4.8</text:p>
          </table:table-cell>
          <table:table-cell office:value-type="float" office:value="1.4" table:style-name="ce13">
            <text:p>1.4</text:p>
          </table:table-cell>
          <table:table-cell office:value-type="float" office:value="0.3" table:style-name="ce13">
            <text:p>0.3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3.6" table:style-name="ce13">
            <text:p>3.6</text:p>
          </table:table-cell>
          <table:table-cell office:value-type="float" office:value="13.4" table:style-name="ce13">
            <text:p>13.4</text:p>
          </table:table-cell>
          <table:table-cell office:value-type="float" office:value="0.15765570934256054" table:formula="of:=([.W2]/[.V2])^2" table:style-name="ce21">
            <text:p>0.157655709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68630589430894429" table:formula="of:=([.M3]-[.O3])*[.L5]/[.M5]" table:style-name="ce1">
            <text:p>0.686305894</text:p>
          </table:table-cell>
          <table:table-cell office:value-type="float" office:value="0.18118475609756129" table:formula="of:=[.B5]*[.E5]" table:style-name="ce1">
            <text:p>0.181184756</text:p>
          </table:table-cell>
          <table:table-cell office:value-type="float" office:value="1.1707571138211406" table:formula="of:=-([.N3]-[.O3])*[.L5]/[.M5]" table:style-name="ce1">
            <text:p>1.170757114</text:p>
          </table:table-cell>
          <table:table-cell office:value-type="float" office:value="0.13580782520325232" table:formula="of:=[.C5]*[.G5]" table:style-name="ce1">
            <text:p>0.135807825</text:p>
          </table:table-cell>
          <table:table-cell office:value-type="float" office:value="-1.8570630081300812" table:formula="of:=-([.L3])*[.L5]/[.M5]" table:style-name="ce1">
            <text:p>-1.857063008</text:p>
          </table:table-cell>
          <table:table-cell office:value-type="float" office:value="-0.70568394308943083" table:formula="of:=[.D5]*[.I5]" table:style-name="ce1">
            <text:p>-0.705683943</text:p>
          </table:table-cell>
          <table:table-cell table:style-name="ce1"/>
          <table:table-cell office:value-type="float" office:value="1589" table:formula="of:=[.X2]" table:style-name="ce1">
            <text:p>1589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15765570934256054" table:formula="of:=[.AS2]" table:style-name="ce1">
            <text:p>0.157655709</text:p>
          </table:table-cell>
          <table:table-cell office:value-type="float" office:value="4.1936418685121109E-2" table:formula="of:=[.B6]*[.E6]" table:style-name="ce1">
            <text:p>0.041936419</text:p>
          </table:table-cell>
          <table:table-cell office:value-type="float" office:value="0.15765570934256054" table:formula="of:=[.E6]" table:style-name="ce1">
            <text:p>0.157655709</text:p>
          </table:table-cell>
          <table:table-cell office:value-type="float" office:value="8.6552984429065741E-2" table:formula="of:=[.C6]*[.G6]" table:style-name="ce1">
            <text:p>0.086552984</text:p>
          </table:table-cell>
          <table:table-cell office:value-type="float" office:value="0.15765570934256054" table:formula="of:=[.E6]" table:style-name="ce1">
            <text:p>0.157655709</text:p>
          </table:table-cell>
          <table:table-cell office:value-type="float" office:value="0.12848940311418683" table:formula="of:=[.D6]*[.I6]" table:style-name="ce1">
            <text:p>0.128489403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3.4" table:formula="of:=[.AR2]" table:style-name="ce1">
            <text:p>13.4</text:p>
          </table:table-cell>
          <table:table-cell office:value-type="float" office:value="5.2796000000000003" table:formula="of:=[.B7]*[.E7]" table:style-name="ce1">
            <text:p>5.2796</text:p>
          </table:table-cell>
          <table:table-cell office:value-type="float" office:value="13.4" table:formula="of:=[.E7]" table:style-name="ce1">
            <text:p>13.4</text:p>
          </table:table-cell>
          <table:table-cell office:value-type="float" office:value="-0.49579999999999996" table:formula="of:=[.C7]*[.G7]" table:style-name="ce1">
            <text:p>-0.4958</text:p>
          </table:table-cell>
          <table:table-cell office:value-type="float" office:value="13.4" table:formula="of:=[.E7]" table:style-name="ce1">
            <text:p>13.4</text:p>
          </table:table-cell>
          <table:table-cell office:value-type="float" office:value="4.7838000000000003" table:formula="of:=[.D7]*[.I7]" table:style-name="ce1">
            <text:p>4.783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5" table:formula="of:=[.AK2]" table:style-name="ce21">
            <text:p>0.5</text:p>
          </table:table-cell>
          <table:table-cell office:value-type="float" office:value="0.16400000000000001" table:formula="of:=[.B8]*[.E8]" table:style-name="ce1">
            <text:p>0.164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-0.115" table:formula="of:=[.C8]*[.G8]" table:style-name="ce1">
            <text:p>-0.115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4.9500000000000002E-2" table:formula="of:=[.D8]*[.I8]" table:style-name="ce1">
            <text:p>0.049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.4" table:formula="of:=[.AL2]" table:style-name="ce21">
            <text:p>2.4</text:p>
          </table:table-cell>
          <table:table-cell office:value-type="float" office:value="0.12239999999999998" table:formula="of:=[.B9]*[.E9]" table:style-name="ce1">
            <text:p>0.1224</text:p>
          </table:table-cell>
          <table:table-cell office:value-type="float" office:value="2.4" table:formula="of:=[.E9]" table:style-name="ce1">
            <text:p>2.4</text:p>
          </table:table-cell>
          <table:table-cell office:value-type="float" office:value="0.5736" table:formula="of:=[.C9]*[.G9]" table:style-name="ce1">
            <text:p>0.5736</text:p>
          </table:table-cell>
          <table:table-cell office:value-type="float" office:value="2.4" table:formula="of:=[.E9]" table:style-name="ce1">
            <text:p>2.4</text:p>
          </table:table-cell>
          <table:table-cell office:value-type="float" office:value="0.69599999999999995" table:formula="of:=[.D9]*[.I9]" table:style-name="ce1">
            <text:p>0.69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4.8" table:formula="of:=[.AM2]" table:style-name="ce21">
            <text:p>4.8</text:p>
          </table:table-cell>
          <table:table-cell office:value-type="float" office:value="1.7999999999999998" table:formula="of:=[.B10]*[.E10]" table:style-name="ce1">
            <text:p>1.8</text:p>
          </table:table-cell>
          <table:table-cell office:value-type="float" office:value="4.8" table:formula="of:=[.E10]" table:style-name="ce1">
            <text:p>4.8</text:p>
          </table:table-cell>
          <table:table-cell office:value-type="float" office:value="0.15840000000000001" table:formula="of:=[.C10]*[.G10]" table:style-name="ce1">
            <text:p>0.1584</text:p>
          </table:table-cell>
          <table:table-cell office:value-type="float" office:value="4.8" table:formula="of:=[.E10]" table:style-name="ce1">
            <text:p>4.8</text:p>
          </table:table-cell>
          <table:table-cell office:value-type="float" office:value="1.9631999999999998" table:formula="of:=[.D10]*[.I10]" table:style-name="ce1">
            <text:p>1.963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4" table:formula="of:=[.AN2]" table:style-name="ce21">
            <text:p>1.4</text:p>
          </table:table-cell>
          <table:table-cell office:value-type="float" office:value="0.36819999999999997" table:formula="of:=[.B11]*[.E11]" table:style-name="ce1">
            <text:p>0.3682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1998" table:formula="of:=[.C11]*[.G11]" table:style-name="ce1">
            <text:p>1.1998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5680000000000001" table:formula="of:=[.D11]*[.I11]" table:style-name="ce1">
            <text:p>1.5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3" table:formula="of:=[.AO2]" table:style-name="ce21">
            <text:p>0.3</text:p>
          </table:table-cell>
          <table:table-cell office:value-type="float" office:value="-6.5999999999999991E-3" table:formula="of:=[.B12]*[.E12]" table:style-name="ce1">
            <text:p>-0.0066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4509999999999998" table:formula="of:=[.C12]*[.G12]" table:style-name="ce1">
            <text:p>0.2451</text:p>
          </table:table-cell>
          <table:table-cell office:value-type="float" office:value="0.3" table:formula="of:=[.E12]" table:style-name="ce1">
            <text:p>0.3</text:p>
          </table:table-cell>
          <table:table-cell office:value-type="float" office:value="0.23849999999999999" table:formula="of:=[.D12]*[.I12]" table:style-name="ce1">
            <text:p>0.238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2000000000000002" table:formula="of:=[.AP2]" table:style-name="ce21">
            <text:p>2.2</text:p>
          </table:table-cell>
          <table:table-cell office:value-type="float" office:value="-1.5422" table:formula="of:=[.B13]*[.E13]" table:style-name="ce1">
            <text:p>-1.5422</text:p>
          </table:table-cell>
          <table:table-cell office:value-type="float" office:value="2.2000000000000002" table:formula="of:=[.E13]" table:style-name="ce1">
            <text:p>2.2</text:p>
          </table:table-cell>
          <table:table-cell office:value-type="float" office:value="-0.42460000000000003" table:formula="of:=[.C13]*[.G13]" table:style-name="ce1">
            <text:p>-0.4246</text:p>
          </table:table-cell>
          <table:table-cell office:value-type="float" office:value="2.2000000000000002" table:formula="of:=[.E13]" table:style-name="ce1">
            <text:p>2.2</text:p>
          </table:table-cell>
          <table:table-cell office:value-type="float" office:value="-1.9668000000000001" table:formula="of:=[.D13]*[.I13]" table:style-name="ce1">
            <text:p>-1.96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3.6" table:formula="of:=[.AQ2]" table:style-name="ce21">
            <text:p>3.6</text:p>
          </table:table-cell>
          <table:table-cell office:value-type="float" office:value="-0.66600000000000004" table:formula="of:=[.B14]*[.E14]" table:style-name="ce1">
            <text:p>-0.666</text:p>
          </table:table-cell>
          <table:table-cell office:value-type="float" office:value="3.6" table:formula="of:=[.E14]" table:style-name="ce1">
            <text:p>3.6</text:p>
          </table:table-cell>
          <table:table-cell office:value-type="float" office:value="0.31679999999999997" table:formula="of:=[.C14]*[.G14]" table:style-name="ce1">
            <text:p>0.3168</text:p>
          </table:table-cell>
          <table:table-cell office:value-type="float" office:value="3.6" table:formula="of:=[.E14]" table:style-name="ce1">
            <text:p>3.6</text:p>
          </table:table-cell>
          <table:table-cell office:value-type="float" office:value="-0.34920000000000001" table:formula="of:=[.D14]*[.I14]" table:style-name="ce1">
            <text:p>-0.349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2" table:formula="of:=[.AI2]" table:style-name="ce1">
            <text:p>1.2</text:p>
          </table:table-cell>
          <table:table-cell office:value-type="float" office:value="1.44E-2" table:formula="of:=[.B15]*[.E15]" table:style-name="ce1">
            <text:p>0.0144</text:p>
          </table:table-cell>
          <table:table-cell office:value-type="float" office:value="1.2" table:formula="of:=[.E15]" table:style-name="ce1">
            <text:p>1.2</text:p>
          </table:table-cell>
          <table:table-cell office:value-type="float" office:value="4.4399999999999995E-2" table:formula="of:=[.C15]*[.G15]" table:style-name="ce1">
            <text:p>0.0444</text:p>
          </table:table-cell>
          <table:table-cell office:value-type="float" office:value="1.2" table:formula="of:=[.E15]" table:style-name="ce1">
            <text:p>1.2</text:p>
          </table:table-cell>
          <table:table-cell office:value-type="float" office:value="5.7599999999999998E-2" table:formula="of:=[.D15]*[.I15]" table:style-name="ce1">
            <text:p>0.057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.3" table:formula="of:=[.AF2]" table:style-name="ce1">
            <text:p>4.3</text:p>
          </table:table-cell>
          <table:table-cell office:value-type="float" office:value="-1.1179999999999999" table:formula="of:=[.B16]*[.E16]" table:style-name="ce1">
            <text:p>-1.118</text:p>
          </table:table-cell>
          <table:table-cell office:value-type="float" office:value="4.3" table:formula="of:=[.E16]" table:style-name="ce1">
            <text:p>4.3</text:p>
          </table:table-cell>
          <table:table-cell office:value-type="float" office:value="-0.2021" table:formula="of:=[.C16]*[.G16]" table:style-name="ce1">
            <text:p>-0.2021</text:p>
          </table:table-cell>
          <table:table-cell office:value-type="float" office:value="4.3" table:formula="of:=[.E16]" table:style-name="ce1">
            <text:p>4.3</text:p>
          </table:table-cell>
          <table:table-cell office:value-type="float" office:value="-1.3200999999999998" table:formula="of:=[.D16]*[.I16]" table:style-name="ce1">
            <text:p>-1.320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7.3" table:formula="of:=[.AC2]" table:style-name="ce1">
            <text:p>7.3</text:p>
          </table:table-cell>
          <table:table-cell office:value-type="float" office:value="-0.53289999999999993" table:formula="of:=[.B17]*[.E17]" table:style-name="ce1">
            <text:p>-0.5329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0.59860000000000002" table:formula="of:=[.C17]*[.G17]" table:style-name="ce1">
            <text:p>-0.5986</text:p>
          </table:table-cell>
          <table:table-cell office:value-type="float" office:value="7.3" table:formula="of:=[.E17]" table:style-name="ce1">
            <text:p>7.3</text:p>
          </table:table-cell>
          <table:table-cell office:value-type="float" office:value="-1.1315" table:formula="of:=[.D17]*[.I17]" table:style-name="ce1">
            <text:p>-1.131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4.0140211747826831" table:formula="of:=SUM([.F5:.F18])" table:style-name="ce2">
            <text:p>4.014021175</text:p>
          </table:table-cell>
          <table:table-cell table:style-name="ce1"/>
          <table:table-cell office:value-type="float" office:value="0.88336080963231811" table:formula="of:=SUM([.H5:.H18])" table:style-name="ce2">
            <text:p>0.88336081</text:p>
          </table:table-cell>
          <table:table-cell table:style-name="ce1"/>
          <table:table-cell office:value-type="float" office:value="3.8788054600247559" table:formula="of:=SUM([.J5:.J18])" table:style-name="ce2">
            <text:p>3.87880546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3.4" table:formula="of:=[.K36]" table:style-name="ce1">
            <text:p>-3.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1.0267999999999999" table:formula="of:=[.B32]*[.C32]" table:style-name="ce1">
            <text:p>-1.026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0.4" table:formula="of:=-([.L36])" table:style-name="ce1">
            <text:p>0.4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16040000000000001" table:formula="of:=[.G32]*[.H32]" table:style-name="ce1">
            <text:p>0.160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4.0140211747826831" table:formula="of:=[.F20]" table:style-name="ce1">
            <text:p>4.014021175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6974222294539634" table:formula="of:=[.B33]*[.C33]" table:style-name="ce1">
            <text:p>2.697422229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88336080963231811" table:formula="of:=[.H20]" table:style-name="ce1">
            <text:p>0.88336081</text:p>
          </table:table-cell>
          <table:table-cell office:value-type="float" office:value="0.751" table:style-name="ce1">
            <text:p>0.751</text:p>
          </table:table-cell>
          <table:table-cell office:value-type="float" office:value="0.66340396803387092" table:formula="of:=[.G33]*[.H33]" table:style-name="ce1">
            <text:p>0.663403968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0.20000000000000284" table:formula="of:=[.K34]-[.O3]" table:style-name="ce1">
            <text:p>0.2</text:p>
          </table:table-cell>
          <table:table-cell office:value-type="float" office:value="0.151" table:style-name="ce1">
            <text:p>0.151</text:p>
          </table:table-cell>
          <table:table-cell office:value-type="float" office:value="3.0200000000000428E-2" table:formula="of:=[.B34]*[.C34]" table:style-name="ce1">
            <text:p>0.0302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.5999999999999943" table:formula="of:=[.O3]-[.L34]" table:style-name="ce1">
            <text:p>2.6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35359999999999925" table:formula="of:=[.G34]*[.H34]" table:style-name="ce1">
            <text:p>0.3536</text:p>
          </table:table-cell>
          <table:table-cell table:style-name="ce1"/>
          <table:table-cell office:value-type="float" office:value="112.2" table:style-name="ce1">
            <text:p>112.2</text:p>
          </table:table-cell>
          <table:table-cell office:value-type="float" office:value="109.4" table:style-name="ce1">
            <text:p>109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3.4" table:style-name="ce1">
            <text:p>-3.4</text:p>
          </table:table-cell>
          <table:table-cell office:value-type="float" office:value="-0.4" table:style-name="ce1">
            <text:p>-0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1.2488222294539639" table:formula="of:=SUM([.D32:.D35])" table:style-name="ce2">
            <text:p>1.248822229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1.2004039680338701" table:formula="of:=SUM([.I32:.I35])" table:style-name="ce2">
            <text:p>1.200403968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2.449226197487834" table:formula="of:=[.D37]+[.I37]" table:style-name="ce2">
            <text:p>2.449226197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3.24882222945396" table:formula="of:=[.O3]+[.D37]" table:style-name="ce1">
            <text:p>113.248822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3.20040396803387" table:formula="of:=[.O3]+[.I37]" table:style-name="ce1">
            <text:p>113.20040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5.1926738274301961E+28" table:formula="of:=[.B52]^13.98" table:style-name="ce1">
            <text:p>5.19267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0354397056522451E+29" table:formula="of:=([.B52]^13.98+[.B53]^13.98)" table:style-name="ce1">
            <text:p>1.0354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0149456304258899" table:formula="of:=[.B54]/[.B55]" table:style-name="ce12">
            <text:p>0.501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8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8" table:style-name="ce16">
            <text:p>8</text:p>
          </table:table-cell>
          <table:table-cell office:value-type="string" table:style-name="ce13">
            <text:p>Max Strus</text:p>
          </table:table-cell>
          <table:table-cell office:value-type="float" office:value="25" table:style-name="ce13">
            <text:p>25</text:p>
          </table:table-cell>
          <table:table-cell office:value-type="float" office:value="68" table:style-name="ce13">
            <text:p>68</text:p>
          </table:table-cell>
          <table:table-cell office:value-type="float" office:value="16" table:style-name="ce13">
            <text:p>16</text:p>
          </table:table-cell>
          <table:table-cell office:value-type="float" office:value="1587" table:style-name="ce13">
            <text:p>1587</text:p>
          </table:table-cell>
          <table:table-cell office:value-type="float" office:value="5.6" table:style-name="ce13">
            <text:p>5.6</text:p>
          </table:table-cell>
          <table:table-cell office:value-type="float" office:value="12.8" table:style-name="ce13">
            <text:p>12.8</text:p>
          </table:table-cell>
          <table:table-cell office:value-type="float" office:value="0.441" table:style-name="ce13">
            <text:p>0.441</text:p>
          </table:table-cell>
          <table:table-cell office:value-type="float" office:value="4.0999999999999996" table:style-name="ce13">
            <text:p>4.1</text:p>
          </table:table-cell>
          <table:table-cell office:value-type="float" office:value="10" table:style-name="ce13">
            <text:p>10</text:p>
          </table:table-cell>
          <table:table-cell office:value-type="float" office:value="0.41" table:style-name="ce13">
            <text:p>0.41</text:p>
          </table:table-cell>
          <table:table-cell office:value-type="float" office:value="1.5" table:style-name="ce13">
            <text:p>1.5</text:p>
          </table:table-cell>
          <table:table-cell office:value-type="float" office:value="2.8" table:style-name="ce13">
            <text:p>2.8</text:p>
          </table:table-cell>
          <table:table-cell office:value-type="float" office:value="0.55700000000000005" table:style-name="ce13">
            <text:p>0.557</text:p>
          </table:table-cell>
          <table:table-cell office:value-type="float" office:value="1" table:style-name="ce13">
            <text:p>1</text:p>
          </table:table-cell>
          <table:table-cell office:value-type="float" office:value="1.2" table:style-name="ce13">
            <text:p>1.2</text:p>
          </table:table-cell>
          <table:table-cell office:value-type="float" office:value="0.79200000000000004" table:style-name="ce13">
            <text:p>0.792</text:p>
          </table:table-cell>
          <table:table-cell office:value-type="float" office:value="0.5" table:style-name="ce13">
            <text:p>0.5</text:p>
          </table:table-cell>
          <table:table-cell office:value-type="float" office:value="4" table:style-name="ce13">
            <text:p>4</text:p>
          </table:table-cell>
          <table:table-cell office:value-type="float" office:value="2.1" table:style-name="ce13">
            <text:p>2.1</text:p>
          </table:table-cell>
          <table:table-cell office:value-type="float" office:value="0.6" table:style-name="ce13">
            <text:p>0.6</text:p>
          </table:table-cell>
          <table:table-cell office:value-type="float" office:value="0.4" table:style-name="ce13">
            <text:p>0.4</text:p>
          </table:table-cell>
          <table:table-cell office:value-type="float" office:value="1.3" table:style-name="ce13">
            <text:p>1.3</text:p>
          </table:table-cell>
          <table:table-cell office:value-type="float" office:value="2.6" table:style-name="ce13">
            <text:p>2.6</text:p>
          </table:table-cell>
          <table:table-cell office:value-type="float" office:value="16.399999999999999" table:style-name="ce13">
            <text:p>16.4</text:p>
          </table:table-cell>
          <table:table-cell office:value-type="float" office:value="5.536332179930796E-2" table:formula="of:=([.W2]/[.V2])^2" table:style-name="ce21">
            <text:p>0.055363322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68544207317073291" table:formula="of:=([.M3]-[.O3])*[.L5]/[.M5]" table:style-name="ce1">
            <text:p>0.685442073</text:p>
          </table:table-cell>
          <table:table-cell office:value-type="float" office:value="0.1809567073170735" table:formula="of:=[.B5]*[.E5]" table:style-name="ce1">
            <text:p>0.180956707</text:p>
          </table:table-cell>
          <table:table-cell office:value-type="float" office:value="1.1692835365853682" table:formula="of:=-([.N3]-[.O3])*[.L5]/[.M5]" table:style-name="ce1">
            <text:p>1.169283537</text:p>
          </table:table-cell>
          <table:table-cell office:value-type="float" office:value="0.13563689024390271" table:formula="of:=[.C5]*[.G5]" table:style-name="ce1">
            <text:p>0.13563689</text:p>
          </table:table-cell>
          <table:table-cell office:value-type="float" office:value="-1.8547256097560976" table:formula="of:=-([.L3])*[.L5]/[.M5]" table:style-name="ce1">
            <text:p>-1.85472561</text:p>
          </table:table-cell>
          <table:table-cell office:value-type="float" office:value="-0.70479573170731713" table:formula="of:=[.D5]*[.I5]" table:style-name="ce1">
            <text:p>-0.704795732</text:p>
          </table:table-cell>
          <table:table-cell table:style-name="ce1"/>
          <table:table-cell office:value-type="float" office:value="1587" table:formula="of:=[.X2]" table:style-name="ce1">
            <text:p>1587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5.536332179930796E-2" table:formula="of:=[.AS2]" table:style-name="ce1">
            <text:p>0.055363322</text:p>
          </table:table-cell>
          <table:table-cell office:value-type="float" office:value="1.4726643598615918E-2" table:formula="of:=[.B6]*[.E6]" table:style-name="ce1">
            <text:p>0.014726644</text:p>
          </table:table-cell>
          <table:table-cell office:value-type="float" office:value="5.536332179930796E-2" table:formula="of:=[.E6]" table:style-name="ce1">
            <text:p>0.055363322</text:p>
          </table:table-cell>
          <table:table-cell office:value-type="float" office:value="3.0394463667820074E-2" table:formula="of:=[.C6]*[.G6]" table:style-name="ce1">
            <text:p>0.030394464</text:p>
          </table:table-cell>
          <table:table-cell office:value-type="float" office:value="5.536332179930796E-2" table:formula="of:=[.E6]" table:style-name="ce1">
            <text:p>0.055363322</text:p>
          </table:table-cell>
          <table:table-cell office:value-type="float" office:value="4.5121107266435985E-2" table:formula="of:=[.D6]*[.I6]" table:style-name="ce1">
            <text:p>0.045121107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6.399999999999999" table:formula="of:=[.AR2]" table:style-name="ce1">
            <text:p>16.4</text:p>
          </table:table-cell>
          <table:table-cell office:value-type="float" office:value="6.4615999999999998" table:formula="of:=[.B7]*[.E7]" table:style-name="ce1">
            <text:p>6.4616</text:p>
          </table:table-cell>
          <table:table-cell office:value-type="float" office:value="16.399999999999999" table:formula="of:=[.E7]" table:style-name="ce1">
            <text:p>16.4</text:p>
          </table:table-cell>
          <table:table-cell office:value-type="float" office:value="-0.6067999999999999" table:formula="of:=[.C7]*[.G7]" table:style-name="ce1">
            <text:p>-0.6068</text:p>
          </table:table-cell>
          <table:table-cell office:value-type="float" office:value="16.399999999999999" table:formula="of:=[.E7]" table:style-name="ce1">
            <text:p>16.4</text:p>
          </table:table-cell>
          <table:table-cell office:value-type="float" office:value="5.8547999999999991" table:formula="of:=[.D7]*[.I7]" table:style-name="ce1">
            <text:p>5.854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5" table:formula="of:=[.AK2]" table:style-name="ce21">
            <text:p>0.5</text:p>
          </table:table-cell>
          <table:table-cell office:value-type="float" office:value="0.16400000000000001" table:formula="of:=[.B8]*[.E8]" table:style-name="ce1">
            <text:p>0.164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-0.115" table:formula="of:=[.C8]*[.G8]" table:style-name="ce1">
            <text:p>-0.115</text:p>
          </table:table-cell>
          <table:table-cell office:value-type="float" office:value="0.5" table:formula="of:=[.E8]" table:style-name="ce1">
            <text:p>0.5</text:p>
          </table:table-cell>
          <table:table-cell office:value-type="float" office:value="4.9500000000000002E-2" table:formula="of:=[.D8]*[.I8]" table:style-name="ce1">
            <text:p>0.049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" table:formula="of:=[.AL2]" table:style-name="ce21">
            <text:p>4</text:p>
          </table:table-cell>
          <table:table-cell office:value-type="float" office:value="0.20399999999999999" table:formula="of:=[.B9]*[.E9]" table:style-name="ce1">
            <text:p>0.204</text:p>
          </table:table-cell>
          <table:table-cell office:value-type="float" office:value="4" table:formula="of:=[.E9]" table:style-name="ce1">
            <text:p>4</text:p>
          </table:table-cell>
          <table:table-cell office:value-type="float" office:value="0.95599999999999996" table:formula="of:=[.C9]*[.G9]" table:style-name="ce1">
            <text:p>0.956</text:p>
          </table:table-cell>
          <table:table-cell office:value-type="float" office:value="4" table:formula="of:=[.E9]" table:style-name="ce1">
            <text:p>4</text:p>
          </table:table-cell>
          <table:table-cell office:value-type="float" office:value="1.1599999999999999" table:formula="of:=[.D9]*[.I9]" table:style-name="ce1">
            <text:p>1.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1" table:formula="of:=[.AM2]" table:style-name="ce21">
            <text:p>2.1</text:p>
          </table:table-cell>
          <table:table-cell office:value-type="float" office:value="0.78750000000000009" table:formula="of:=[.B10]*[.E10]" table:style-name="ce1">
            <text:p>0.7875</text:p>
          </table:table-cell>
          <table:table-cell office:value-type="float" office:value="2.1" table:formula="of:=[.E10]" table:style-name="ce1">
            <text:p>2.1</text:p>
          </table:table-cell>
          <table:table-cell office:value-type="float" office:value="6.93E-2" table:formula="of:=[.C10]*[.G10]" table:style-name="ce1">
            <text:p>0.0693</text:p>
          </table:table-cell>
          <table:table-cell office:value-type="float" office:value="2.1" table:formula="of:=[.E10]" table:style-name="ce1">
            <text:p>2.1</text:p>
          </table:table-cell>
          <table:table-cell office:value-type="float" office:value="0.8589" table:formula="of:=[.D10]*[.I10]" table:style-name="ce1">
            <text:p>0.858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6" table:formula="of:=[.AN2]" table:style-name="ce21">
            <text:p>0.6</text:p>
          </table:table-cell>
          <table:table-cell office:value-type="float" office:value="0.1578" table:formula="of:=[.B11]*[.E11]" table:style-name="ce1">
            <text:p>0.1578</text:p>
          </table:table-cell>
          <table:table-cell office:value-type="float" office:value="0.6" table:formula="of:=[.E11]" table:style-name="ce1">
            <text:p>0.6</text:p>
          </table:table-cell>
          <table:table-cell office:value-type="float" office:value="0.51419999999999999" table:formula="of:=[.C11]*[.G11]" table:style-name="ce1">
            <text:p>0.5142</text:p>
          </table:table-cell>
          <table:table-cell office:value-type="float" office:value="0.6" table:formula="of:=[.E11]" table:style-name="ce1">
            <text:p>0.6</text:p>
          </table:table-cell>
          <table:table-cell office:value-type="float" office:value="0.67200000000000004" table:formula="of:=[.D11]*[.I11]" table:style-name="ce1">
            <text:p>0.67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4" table:formula="of:=[.AO2]" table:style-name="ce21">
            <text:p>0.4</text:p>
          </table:table-cell>
          <table:table-cell office:value-type="float" office:value="-8.8000000000000005E-3" table:formula="of:=[.B12]*[.E12]" table:style-name="ce1">
            <text:p>-0.008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2679999999999998" table:formula="of:=[.C12]*[.G12]" table:style-name="ce1">
            <text:p>0.326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1800000000000006" table:formula="of:=[.D12]*[.I12]" table:style-name="ce1">
            <text:p>0.3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1.3" table:formula="of:=[.AP2]" table:style-name="ce21">
            <text:p>1.3</text:p>
          </table:table-cell>
          <table:table-cell office:value-type="float" office:value="-0.9113" table:formula="of:=[.B13]*[.E13]" table:style-name="ce1">
            <text:p>-0.9113</text:p>
          </table:table-cell>
          <table:table-cell office:value-type="float" office:value="1.3" table:formula="of:=[.E13]" table:style-name="ce1">
            <text:p>1.3</text:p>
          </table:table-cell>
          <table:table-cell office:value-type="float" office:value="-0.25090000000000001" table:formula="of:=[.C13]*[.G13]" table:style-name="ce1">
            <text:p>-0.2509</text:p>
          </table:table-cell>
          <table:table-cell office:value-type="float" office:value="1.3" table:formula="of:=[.E13]" table:style-name="ce1">
            <text:p>1.3</text:p>
          </table:table-cell>
          <table:table-cell office:value-type="float" office:value="-1.1622000000000001" table:formula="of:=[.D13]*[.I13]" table:style-name="ce1">
            <text:p>-1.16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6" table:formula="of:=[.AQ2]" table:style-name="ce21">
            <text:p>2.6</text:p>
          </table:table-cell>
          <table:table-cell office:value-type="float" office:value="-0.48099999999999998" table:formula="of:=[.B14]*[.E14]" table:style-name="ce1">
            <text:p>-0.481</text:p>
          </table:table-cell>
          <table:table-cell office:value-type="float" office:value="2.6" table:formula="of:=[.E14]" table:style-name="ce1">
            <text:p>2.6</text:p>
          </table:table-cell>
          <table:table-cell office:value-type="float" office:value="0.2288" table:formula="of:=[.C14]*[.G14]" table:style-name="ce1">
            <text:p>0.2288</text:p>
          </table:table-cell>
          <table:table-cell office:value-type="float" office:value="2.6" table:formula="of:=[.E14]" table:style-name="ce1">
            <text:p>2.6</text:p>
          </table:table-cell>
          <table:table-cell office:value-type="float" office:value="-0.25220000000000004" table:formula="of:=[.D14]*[.I14]" table:style-name="ce1">
            <text:p>-0.252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2" table:formula="of:=[.AI2]" table:style-name="ce1">
            <text:p>1.2</text:p>
          </table:table-cell>
          <table:table-cell office:value-type="float" office:value="1.44E-2" table:formula="of:=[.B15]*[.E15]" table:style-name="ce1">
            <text:p>0.0144</text:p>
          </table:table-cell>
          <table:table-cell office:value-type="float" office:value="1.2" table:formula="of:=[.E15]" table:style-name="ce1">
            <text:p>1.2</text:p>
          </table:table-cell>
          <table:table-cell office:value-type="float" office:value="4.4399999999999995E-2" table:formula="of:=[.C15]*[.G15]" table:style-name="ce1">
            <text:p>0.0444</text:p>
          </table:table-cell>
          <table:table-cell office:value-type="float" office:value="1.2" table:formula="of:=[.E15]" table:style-name="ce1">
            <text:p>1.2</text:p>
          </table:table-cell>
          <table:table-cell office:value-type="float" office:value="5.7599999999999998E-2" table:formula="of:=[.D15]*[.I15]" table:style-name="ce1">
            <text:p>0.057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2.8" table:formula="of:=[.AF2]" table:style-name="ce1">
            <text:p>2.8</text:p>
          </table:table-cell>
          <table:table-cell office:value-type="float" office:value="-0.72799999999999998" table:formula="of:=[.B16]*[.E16]" table:style-name="ce1">
            <text:p>-0.728</text:p>
          </table:table-cell>
          <table:table-cell office:value-type="float" office:value="2.8" table:formula="of:=[.E16]" table:style-name="ce1">
            <text:p>2.8</text:p>
          </table:table-cell>
          <table:table-cell office:value-type="float" office:value="-0.13159999999999999" table:formula="of:=[.C16]*[.G16]" table:style-name="ce1">
            <text:p>-0.1316</text:p>
          </table:table-cell>
          <table:table-cell office:value-type="float" office:value="2.8" table:formula="of:=[.E16]" table:style-name="ce1">
            <text:p>2.8</text:p>
          </table:table-cell>
          <table:table-cell office:value-type="float" office:value="-0.85959999999999992" table:formula="of:=[.D16]*[.I16]" table:style-name="ce1">
            <text:p>-0.859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10" table:formula="of:=[.AC2]" table:style-name="ce1">
            <text:p>10</text:p>
          </table:table-cell>
          <table:table-cell office:value-type="float" office:value="-0.73" table:formula="of:=[.B17]*[.E17]" table:style-name="ce1">
            <text:p>-0.73</text:p>
          </table:table-cell>
          <table:table-cell office:value-type="float" office:value="10" table:formula="of:=[.E17]" table:style-name="ce1">
            <text:p>10</text:p>
          </table:table-cell>
          <table:table-cell office:value-type="float" office:value="-0.82000000000000006" table:formula="of:=[.C17]*[.G17]" table:style-name="ce1">
            <text:p>-0.82</text:p>
          </table:table-cell>
          <table:table-cell office:value-type="float" office:value="10" table:formula="of:=[.E17]" table:style-name="ce1">
            <text:p>10</text:p>
          </table:table-cell>
          <table:table-cell office:value-type="float" office:value="-1.55" table:formula="of:=[.D17]*[.I17]" table:style-name="ce1">
            <text:p>-1.5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0338833509156897" table:formula="of:=SUM([.F5:.F18])" table:style-name="ce2">
            <text:p>5.033883351</text:p>
          </table:table-cell>
          <table:table-cell table:style-name="ce1"/>
          <table:table-cell office:value-type="float" office:value="0.34023135391172271" table:formula="of:=SUM([.H5:.H18])" table:style-name="ce2">
            <text:p>0.340231354</text:p>
          </table:table-cell>
          <table:table-cell table:style-name="ce1"/>
          <table:table-cell office:value-type="float" office:value="4.3541253755591178" table:formula="of:=SUM([.J5:.J18])" table:style-name="ce2">
            <text:p>4.354125376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2.8" table:formula="of:=[.K36]" table:style-name="ce1">
            <text:p>2.8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84559999999999991" table:formula="of:=[.B32]*[.C32]" table:style-name="ce1">
            <text:p>0.8456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2.1" table:formula="of:=-([.L36])" table:style-name="ce1">
            <text:p>-2.1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84210000000000007" table:formula="of:=[.G32]*[.H32]" table:style-name="ce1">
            <text:p>-0.8421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0338833509156897" table:formula="of:=[.F20]" table:style-name="ce1">
            <text:p>5.033883351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3827696118153439" table:formula="of:=[.B33]*[.C33]" table:style-name="ce1">
            <text:p>3.382769612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34023135391172271" table:formula="of:=[.H20]" table:style-name="ce1">
            <text:p>0.340231354</text:p>
          </table:table-cell>
          <table:table-cell office:value-type="float" office:value="0.751" table:style-name="ce1">
            <text:p>0.751</text:p>
          </table:table-cell>
          <table:table-cell office:value-type="float" office:value="0.25551374678770378" table:formula="of:=[.G33]*[.H33]" table:style-name="ce1">
            <text:p>0.255513747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9000000000000057" table:formula="of:=[.K34]-[.O3]" table:style-name="ce1">
            <text:p>3.9</text:p>
          </table:table-cell>
          <table:table-cell office:value-type="float" office:value="0.151" table:style-name="ce1">
            <text:p>0.151</text:p>
          </table:table-cell>
          <table:table-cell office:value-type="float" office:value="0.58890000000000087" table:formula="of:=[.B34]*[.C34]" table:style-name="ce1">
            <text:p>0.5889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1.0999999999999943" table:formula="of:=[.O3]-[.L34]" table:style-name="ce1">
            <text:p>1.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959999999999923" table:formula="of:=[.G34]*[.H34]" table:style-name="ce1">
            <text:p>0.1496</text:p>
          </table:table-cell>
          <table:table-cell table:style-name="ce1"/>
          <table:table-cell office:value-type="float" office:value="115.9" table:style-name="ce1">
            <text:p>115.9</text:p>
          </table:table-cell>
          <table:table-cell office:value-type="float" office:value="110.9" table:style-name="ce1">
            <text:p>110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2.8" table:style-name="ce1">
            <text:p>2.8</text:p>
          </table:table-cell>
          <table:table-cell office:value-type="float" office:value="2.1" table:style-name="ce1">
            <text:p>2.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4.3652696118153447" table:formula="of:=SUM([.D32:.D35])" table:style-name="ce2">
            <text:p>4.365269612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0.41398625321229704" table:formula="of:=SUM([.I32:.I35])" table:style-name="ce2">
            <text:p>-0.413986253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3.9512833586030478" table:formula="of:=[.D37]+[.I37]" table:style-name="ce2">
            <text:p>3.951283359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6.36526961181535" table:formula="of:=[.O3]+[.D37]" table:style-name="ce1">
            <text:p>116.365269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1.5860137467877" table:formula="of:=[.O3]+[.I37]" table:style-name="ce1">
            <text:p>111.586013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7.5894596019102044E+28" table:formula="of:=[.B52]^13.98" table:style-name="ce1">
            <text:p>7.58946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1812103817676811E+29" table:formula="of:=([.B52]^13.98+[.B53]^13.98)" table:style-name="ce1">
            <text:p>1.18121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4251548403702474" table:formula="of:=[.B54]/[.B55]" table:style-name="ce12">
            <text:p>0.643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9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9" table:style-name="ce16">
            <text:p>9</text:p>
          </table:table-cell>
          <table:table-cell office:value-type="string" table:style-name="ce13">
            <text:p>Caleb Martin</text:p>
          </table:table-cell>
          <table:table-cell office:value-type="float" office:value="26" table:style-name="ce13">
            <text:p>26</text:p>
          </table:table-cell>
          <table:table-cell office:value-type="float" office:value="60" table:style-name="ce13">
            <text:p>60</text:p>
          </table:table-cell>
          <table:table-cell office:value-type="float" office:value="12" table:style-name="ce13">
            <text:p>12</text:p>
          </table:table-cell>
          <table:table-cell office:value-type="float" office:value="1372" table:style-name="ce13">
            <text:p>1372</text:p>
          </table:table-cell>
          <table:table-cell office:value-type="float" office:value="5.5" table:style-name="ce13">
            <text:p>5.5</text:p>
          </table:table-cell>
          <table:table-cell office:value-type="float" office:value="10.8" table:style-name="ce13">
            <text:p>10.8</text:p>
          </table:table-cell>
          <table:table-cell office:value-type="float" office:value="0.50700000000000001" table:style-name="ce13">
            <text:p>0.507</text:p>
          </table:table-cell>
          <table:table-cell office:value-type="float" office:value="1.7" table:style-name="ce13">
            <text:p>1.7</text:p>
          </table:table-cell>
          <table:table-cell office:value-type="float" office:value="4.0999999999999996" table:style-name="ce13">
            <text:p>4.1</text:p>
          </table:table-cell>
          <table:table-cell office:value-type="float" office:value="0.41299999999999998" table:style-name="ce13">
            <text:p>0.413</text:p>
          </table:table-cell>
          <table:table-cell office:value-type="float" office:value="3.8" table:style-name="ce13">
            <text:p>3.8</text:p>
          </table:table-cell>
          <table:table-cell office:value-type="float" office:value="6.7" table:style-name="ce13">
            <text:p>6.7</text:p>
          </table:table-cell>
          <table:table-cell office:value-type="float" office:value="0.56499999999999995" table:style-name="ce13">
            <text:p>0.565</text:p>
          </table:table-cell>
          <table:table-cell office:value-type="float" office:value="1.9" table:style-name="ce13">
            <text:p>1.9</text:p>
          </table:table-cell>
          <table:table-cell office:value-type="float" office:value="2.4" table:style-name="ce13">
            <text:p>2.4</text:p>
          </table:table-cell>
          <table:table-cell office:value-type="float" office:value="0.76300000000000001" table:style-name="ce13">
            <text:p>0.763</text:p>
          </table:table-cell>
          <table:table-cell office:value-type="float" office:value="1.8" table:style-name="ce13">
            <text:p>1.8</text:p>
          </table:table-cell>
          <table:table-cell office:value-type="float" office:value="4.2" table:style-name="ce13">
            <text:p>4.2</text:p>
          </table:table-cell>
          <table:table-cell office:value-type="float" office:value="1.7" table:style-name="ce13">
            <text:p>1.7</text:p>
          </table:table-cell>
          <table:table-cell office:value-type="float" office:value="1.5" table:style-name="ce13">
            <text:p>1.5</text:p>
          </table:table-cell>
          <table:table-cell office:value-type="float" office:value="0.8" table:style-name="ce13">
            <text:p>0.8</text:p>
          </table:table-cell>
          <table:table-cell office:value-type="float" office:value="1.4" table:style-name="ce13">
            <text:p>1.4</text:p>
          </table:table-cell>
          <table:table-cell office:value-type="float" office:value="2.7" table:style-name="ce13">
            <text:p>2.7</text:p>
          </table:table-cell>
          <table:table-cell office:value-type="float" office:value="14.5" table:style-name="ce13">
            <text:p>14.5</text:p>
          </table:table-cell>
          <table:table-cell office:value-type="float" office:value="4.0000000000000008E-2" table:formula="of:=([.W2]/[.V2])^2" table:style-name="ce21">
            <text:p>0.04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59258130081300908" table:formula="of:=([.M3]-[.O3])*[.L5]/[.M5]" table:style-name="ce1">
            <text:p>0.592581301</text:p>
          </table:table-cell>
          <table:table-cell office:value-type="float" office:value="0.15644146341463441" table:formula="of:=[.B5]*[.E5]" table:style-name="ce1">
            <text:p>0.156441463</text:p>
          </table:table-cell>
          <table:table-cell office:value-type="float" office:value="1.0108739837398395" table:formula="of:=-([.N3]-[.O3])*[.L5]/[.M5]" table:style-name="ce1">
            <text:p>1.010873984</text:p>
          </table:table-cell>
          <table:table-cell office:value-type="float" office:value="0.11726138211382139" table:formula="of:=[.C5]*[.G5]" table:style-name="ce1">
            <text:p>0.117261382</text:p>
          </table:table-cell>
          <table:table-cell office:value-type="float" office:value="-1.6034552845528456" table:formula="of:=-([.L3])*[.L5]/[.M5]" table:style-name="ce1">
            <text:p>-1.603455285</text:p>
          </table:table-cell>
          <table:table-cell office:value-type="float" office:value="-0.60931300813008138" table:formula="of:=[.D5]*[.I5]" table:style-name="ce1">
            <text:p>-0.609313008</text:p>
          </table:table-cell>
          <table:table-cell table:style-name="ce1"/>
          <table:table-cell office:value-type="float" office:value="1372" table:formula="of:=[.X2]" table:style-name="ce1">
            <text:p>1372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4.0000000000000008E-2" table:formula="of:=[.AS2]" table:style-name="ce1">
            <text:p>0.04</text:p>
          </table:table-cell>
          <table:table-cell office:value-type="float" office:value="1.0640000000000002E-2" table:formula="of:=[.B6]*[.E6]" table:style-name="ce1">
            <text:p>0.01064</text:p>
          </table:table-cell>
          <table:table-cell office:value-type="float" office:value="4.0000000000000008E-2" table:formula="of:=[.E6]" table:style-name="ce1">
            <text:p>0.04</text:p>
          </table:table-cell>
          <table:table-cell office:value-type="float" office:value="2.1960000000000007E-2" table:formula="of:=[.C6]*[.G6]" table:style-name="ce1">
            <text:p>0.02196</text:p>
          </table:table-cell>
          <table:table-cell office:value-type="float" office:value="4.0000000000000008E-2" table:formula="of:=[.E6]" table:style-name="ce1">
            <text:p>0.04</text:p>
          </table:table-cell>
          <table:table-cell office:value-type="float" office:value="3.2600000000000004E-2" table:formula="of:=[.D6]*[.I6]" table:style-name="ce1">
            <text:p>0.0326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4.5" table:formula="of:=[.AR2]" table:style-name="ce1">
            <text:p>14.5</text:p>
          </table:table-cell>
          <table:table-cell office:value-type="float" office:value="5.7130000000000001" table:formula="of:=[.B7]*[.E7]" table:style-name="ce1">
            <text:p>5.713</text:p>
          </table:table-cell>
          <table:table-cell office:value-type="float" office:value="14.5" table:formula="of:=[.E7]" table:style-name="ce1">
            <text:p>14.5</text:p>
          </table:table-cell>
          <table:table-cell office:value-type="float" office:value="-0.53649999999999998" table:formula="of:=[.C7]*[.G7]" table:style-name="ce1">
            <text:p>-0.5365</text:p>
          </table:table-cell>
          <table:table-cell office:value-type="float" office:value="14.5" table:formula="of:=[.E7]" table:style-name="ce1">
            <text:p>14.5</text:p>
          </table:table-cell>
          <table:table-cell office:value-type="float" office:value="5.1764999999999999" table:formula="of:=[.D7]*[.I7]" table:style-name="ce1">
            <text:p>5.176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8" table:formula="of:=[.AK2]" table:style-name="ce21">
            <text:p>1.8</text:p>
          </table:table-cell>
          <table:table-cell office:value-type="float" office:value="0.59040000000000004" table:formula="of:=[.B8]*[.E8]" table:style-name="ce1">
            <text:p>0.5904</text:p>
          </table:table-cell>
          <table:table-cell office:value-type="float" office:value="1.8" table:formula="of:=[.E8]" table:style-name="ce1">
            <text:p>1.8</text:p>
          </table:table-cell>
          <table:table-cell office:value-type="float" office:value="-0.41400000000000003" table:formula="of:=[.C8]*[.G8]" table:style-name="ce1">
            <text:p>-0.414</text:p>
          </table:table-cell>
          <table:table-cell office:value-type="float" office:value="1.8" table:formula="of:=[.E8]" table:style-name="ce1">
            <text:p>1.8</text:p>
          </table:table-cell>
          <table:table-cell office:value-type="float" office:value="0.17820000000000003" table:formula="of:=[.D8]*[.I8]" table:style-name="ce1">
            <text:p>0.178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2" table:formula="of:=[.AL2]" table:style-name="ce21">
            <text:p>4.2</text:p>
          </table:table-cell>
          <table:table-cell office:value-type="float" office:value="0.2142" table:formula="of:=[.B9]*[.E9]" table:style-name="ce1">
            <text:p>0.2142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0038" table:formula="of:=[.C9]*[.G9]" table:style-name="ce1">
            <text:p>1.0038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218" table:formula="of:=[.D9]*[.I9]" table:style-name="ce1">
            <text:p>1.2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7" table:formula="of:=[.AM2]" table:style-name="ce21">
            <text:p>1.7</text:p>
          </table:table-cell>
          <table:table-cell office:value-type="float" office:value="0.63749999999999996" table:formula="of:=[.B10]*[.E10]" table:style-name="ce1">
            <text:p>0.6375</text:p>
          </table:table-cell>
          <table:table-cell office:value-type="float" office:value="1.7" table:formula="of:=[.E10]" table:style-name="ce1">
            <text:p>1.7</text:p>
          </table:table-cell>
          <table:table-cell office:value-type="float" office:value="5.6100000000000004E-2" table:formula="of:=[.C10]*[.G10]" table:style-name="ce1">
            <text:p>0.0561</text:p>
          </table:table-cell>
          <table:table-cell office:value-type="float" office:value="1.7" table:formula="of:=[.E10]" table:style-name="ce1">
            <text:p>1.7</text:p>
          </table:table-cell>
          <table:table-cell office:value-type="float" office:value="0.69529999999999992" table:formula="of:=[.D10]*[.I10]" table:style-name="ce1">
            <text:p>0.695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5" table:formula="of:=[.AN2]" table:style-name="ce21">
            <text:p>1.5</text:p>
          </table:table-cell>
          <table:table-cell office:value-type="float" office:value="0.39450000000000002" table:formula="of:=[.B11]*[.E11]" table:style-name="ce1">
            <text:p>0.3945</text:p>
          </table:table-cell>
          <table:table-cell office:value-type="float" office:value="1.5" table:formula="of:=[.E11]" table:style-name="ce1">
            <text:p>1.5</text:p>
          </table:table-cell>
          <table:table-cell office:value-type="float" office:value="1.2854999999999999" table:formula="of:=[.C11]*[.G11]" table:style-name="ce1">
            <text:p>1.2855</text:p>
          </table:table-cell>
          <table:table-cell office:value-type="float" office:value="1.5" table:formula="of:=[.E11]" table:style-name="ce1">
            <text:p>1.5</text:p>
          </table:table-cell>
          <table:table-cell office:value-type="float" office:value="1.6800000000000002" table:formula="of:=[.D11]*[.I11]" table:style-name="ce1">
            <text:p>1.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8" table:formula="of:=[.AO2]" table:style-name="ce21">
            <text:p>0.8</text:p>
          </table:table-cell>
          <table:table-cell office:value-type="float" office:value="-1.7600000000000001E-2" table:formula="of:=[.B12]*[.E12]" table:style-name="ce1">
            <text:p>-0.017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5359999999999996" table:formula="of:=[.C12]*[.G12]" table:style-name="ce1">
            <text:p>0.653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3600000000000012" table:formula="of:=[.D12]*[.I12]" table:style-name="ce1">
            <text:p>0.63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1.4" table:formula="of:=[.AP2]" table:style-name="ce21">
            <text:p>1.4</text:p>
          </table:table-cell>
          <table:table-cell office:value-type="float" office:value="-0.98139999999999983" table:formula="of:=[.B13]*[.E13]" table:style-name="ce1">
            <text:p>-0.9814</text:p>
          </table:table-cell>
          <table:table-cell office:value-type="float" office:value="1.4" table:formula="of:=[.E13]" table:style-name="ce1">
            <text:p>1.4</text:p>
          </table:table-cell>
          <table:table-cell office:value-type="float" office:value="-0.2702" table:formula="of:=[.C13]*[.G13]" table:style-name="ce1">
            <text:p>-0.2702</text:p>
          </table:table-cell>
          <table:table-cell office:value-type="float" office:value="1.4" table:formula="of:=[.E13]" table:style-name="ce1">
            <text:p>1.4</text:p>
          </table:table-cell>
          <table:table-cell office:value-type="float" office:value="-1.2516" table:formula="of:=[.D13]*[.I13]" table:style-name="ce1">
            <text:p>-1.25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7" table:formula="of:=[.AQ2]" table:style-name="ce21">
            <text:p>2.7</text:p>
          </table:table-cell>
          <table:table-cell office:value-type="float" office:value="-0.4995" table:formula="of:=[.B14]*[.E14]" table:style-name="ce1">
            <text:p>-0.4995</text:p>
          </table:table-cell>
          <table:table-cell office:value-type="float" office:value="2.7" table:formula="of:=[.E14]" table:style-name="ce1">
            <text:p>2.7</text:p>
          </table:table-cell>
          <table:table-cell office:value-type="float" office:value="0.23760000000000001" table:formula="of:=[.C14]*[.G14]" table:style-name="ce1">
            <text:p>0.2376</text:p>
          </table:table-cell>
          <table:table-cell office:value-type="float" office:value="2.7" table:formula="of:=[.E14]" table:style-name="ce1">
            <text:p>2.7</text:p>
          </table:table-cell>
          <table:table-cell office:value-type="float" office:value="-0.26190000000000002" table:formula="of:=[.D14]*[.I14]" table:style-name="ce1">
            <text:p>-0.261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.4" table:formula="of:=[.AI2]" table:style-name="ce1">
            <text:p>2.4</text:p>
          </table:table-cell>
          <table:table-cell office:value-type="float" office:value="2.8799999999999999E-2" table:formula="of:=[.B15]*[.E15]" table:style-name="ce1">
            <text:p>0.0288</text:p>
          </table:table-cell>
          <table:table-cell office:value-type="float" office:value="2.4" table:formula="of:=[.E15]" table:style-name="ce1">
            <text:p>2.4</text:p>
          </table:table-cell>
          <table:table-cell office:value-type="float" office:value="8.879999999999999E-2" table:formula="of:=[.C15]*[.G15]" table:style-name="ce1">
            <text:p>0.0888</text:p>
          </table:table-cell>
          <table:table-cell office:value-type="float" office:value="2.4" table:formula="of:=[.E15]" table:style-name="ce1">
            <text:p>2.4</text:p>
          </table:table-cell>
          <table:table-cell office:value-type="float" office:value="0.1152" table:formula="of:=[.D15]*[.I15]" table:style-name="ce1">
            <text:p>0.115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6.7" table:formula="of:=[.AF2]" table:style-name="ce1">
            <text:p>6.7</text:p>
          </table:table-cell>
          <table:table-cell office:value-type="float" office:value="-1.7420000000000002" table:formula="of:=[.B16]*[.E16]" table:style-name="ce1">
            <text:p>-1.742</text:p>
          </table:table-cell>
          <table:table-cell office:value-type="float" office:value="6.7" table:formula="of:=[.E16]" table:style-name="ce1">
            <text:p>6.7</text:p>
          </table:table-cell>
          <table:table-cell office:value-type="float" office:value="-0.31490000000000001" table:formula="of:=[.C16]*[.G16]" table:style-name="ce1">
            <text:p>-0.3149</text:p>
          </table:table-cell>
          <table:table-cell office:value-type="float" office:value="6.7" table:formula="of:=[.E16]" table:style-name="ce1">
            <text:p>6.7</text:p>
          </table:table-cell>
          <table:table-cell office:value-type="float" office:value="-2.0569000000000002" table:formula="of:=[.D16]*[.I16]" table:style-name="ce1">
            <text:p>-2.056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4.0999999999999996" table:formula="of:=[.AC2]" table:style-name="ce1">
            <text:p>4.1</text:p>
          </table:table-cell>
          <table:table-cell office:value-type="float" office:value="-0.29929999999999995" table:formula="of:=[.B17]*[.E17]" table:style-name="ce1">
            <text:p>-0.2993</text:p>
          </table:table-cell>
          <table:table-cell office:value-type="float" office:value="4.0999999999999996" table:formula="of:=[.E17]" table:style-name="ce1">
            <text:p>4.1</text:p>
          </table:table-cell>
          <table:table-cell office:value-type="float" office:value="-0.3362" table:formula="of:=[.C17]*[.G17]" table:style-name="ce1">
            <text:p>-0.3362</text:p>
          </table:table-cell>
          <table:table-cell office:value-type="float" office:value="4.0999999999999996" table:formula="of:=[.E17]" table:style-name="ce1">
            <text:p>4.1</text:p>
          </table:table-cell>
          <table:table-cell office:value-type="float" office:value="-0.63549999999999995" table:formula="of:=[.D17]*[.I17]" table:style-name="ce1">
            <text:p>-0.635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4.1136814634146353" table:formula="of:=SUM([.F5:.F18])" table:style-name="ce2">
            <text:p>4.113681463</text:p>
          </table:table-cell>
          <table:table-cell table:style-name="ce1"/>
          <table:table-cell office:value-type="float" office:value="1.5518213821138214" table:formula="of:=SUM([.H5:.H18])" table:style-name="ce2">
            <text:p>1.551821382</text:p>
          </table:table-cell>
          <table:table-cell table:style-name="ce1"/>
          <table:table-cell office:value-type="float" office:value="4.7835869918699183" table:formula="of:=SUM([.J5:.J18])" table:style-name="ce2">
            <text:p>4.783586992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2.4" table:formula="of:=[.K36]" table:style-name="ce1">
            <text:p>2.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7248" table:formula="of:=[.B32]*[.C32]" table:style-name="ce1">
            <text:p>0.724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1.2" table:formula="of:=-([.L36])" table:style-name="ce1">
            <text:p>1.2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48120000000000002" table:formula="of:=[.G32]*[.H32]" table:style-name="ce1">
            <text:p>0.4812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4.1136814634146353" table:formula="of:=[.F20]" table:style-name="ce1">
            <text:p>4.113681463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764393943414635" table:formula="of:=[.B33]*[.C33]" table:style-name="ce1">
            <text:p>2.764393943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5518213821138214" table:formula="of:=[.H20]" table:style-name="ce1">
            <text:p>1.551821382</text:p>
          </table:table-cell>
          <table:table-cell office:value-type="float" office:value="0.751" table:style-name="ce1">
            <text:p>0.751</text:p>
          </table:table-cell>
          <table:table-cell office:value-type="float" office:value="1.1654178579674799" table:formula="of:=[.G33]*[.H33]" table:style-name="ce1">
            <text:p>1.165417858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7999999999999972" table:formula="of:=[.K34]-[.O3]" table:style-name="ce1">
            <text:p>3.8</text:p>
          </table:table-cell>
          <table:table-cell office:value-type="float" office:value="0.151" table:style-name="ce1">
            <text:p>0.151</text:p>
          </table:table-cell>
          <table:table-cell office:value-type="float" office:value="0.57379999999999953" table:formula="of:=[.B34]*[.C34]" table:style-name="ce1">
            <text:p>0.5738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3.0999999999999943" table:formula="of:=[.O3]-[.L34]" table:style-name="ce1">
            <text:p>3.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2159999999999925" table:formula="of:=[.G34]*[.H34]" table:style-name="ce1">
            <text:p>0.4216</text:p>
          </table:table-cell>
          <table:table-cell table:style-name="ce1"/>
          <table:table-cell office:value-type="float" office:value="115.8" table:style-name="ce1">
            <text:p>115.8</text:p>
          </table:table-cell>
          <table:table-cell office:value-type="float" office:value="108.9" table:style-name="ce1">
            <text:p>108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2.4" table:style-name="ce1">
            <text:p>2.4</text:p>
          </table:table-cell>
          <table:table-cell office:value-type="float" office:value="-1.2" table:style-name="ce1">
            <text:p>-1.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3.610993943414635" table:formula="of:=SUM([.D32:.D35])" table:style-name="ce2">
            <text:p>3.610993943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2.0912178579674792" table:formula="of:=SUM([.I32:.I35])" table:style-name="ce2">
            <text:p>2.091217858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5.7022118013821146" table:formula="of:=[.D37]+[.I37]" table:style-name="ce2">
            <text:p>5.70221180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5.61099394341464" table:formula="of:=[.O3]+[.D37]" table:style-name="ce1">
            <text:p>115.610993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4.09121785796748" table:formula="of:=[.O3]+[.I37]" table:style-name="ce1">
            <text:p>114.091217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6.9299149855404312E+28" table:formula="of:=[.B52]^13.98" table:style-name="ce1">
            <text:p>6.92991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2689430860598063E+29" table:formula="of:=([.B52]^13.98+[.B53]^13.98)" table:style-name="ce1">
            <text:p>1.2689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4611708449891971" table:formula="of:=[.B54]/[.B55]" table:style-name="ce12">
            <text:p>0.54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0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0" table:style-name="ce16">
            <text:p>10</text:p>
          </table:table-cell>
          <table:table-cell office:value-type="string" table:style-name="ce13">
            <text:p>Dewayne Dedmon</text:p>
          </table:table-cell>
          <table:table-cell office:value-type="float" office:value="32" table:style-name="ce13">
            <text:p>32</text:p>
          </table:table-cell>
          <table:table-cell office:value-type="float" office:value="67" table:style-name="ce13">
            <text:p>67</text:p>
          </table:table-cell>
          <table:table-cell office:value-type="float" office:value="15" table:style-name="ce13">
            <text:p>15</text:p>
          </table:table-cell>
          <table:table-cell office:value-type="float" office:value="1065" table:style-name="ce13">
            <text:p>1065</text:p>
          </table:table-cell>
          <table:table-cell office:value-type="float" office:value="5.5" table:style-name="ce13">
            <text:p>5.5</text:p>
          </table:table-cell>
          <table:table-cell office:value-type="float" office:value="9.8000000000000007" table:style-name="ce13">
            <text:p>9.8</text:p>
          </table:table-cell>
          <table:table-cell office:value-type="float" office:value="0.56599999999999995" table:style-name="ce13">
            <text:p>0.566</text:p>
          </table:table-cell>
          <table:table-cell office:value-type="float" office:value="0.6" table:style-name="ce13">
            <text:p>0.6</text:p>
          </table:table-cell>
          <table:table-cell office:value-type="float" office:value="1.6" table:style-name="ce13">
            <text:p>1.6</text:p>
          </table:table-cell>
          <table:table-cell office:value-type="float" office:value="0.40400000000000003" table:style-name="ce13">
            <text:p>0.404</text:p>
          </table:table-cell>
          <table:table-cell office:value-type="float" office:value="4.9000000000000004" table:style-name="ce13">
            <text:p>4.9</text:p>
          </table:table-cell>
          <table:table-cell office:value-type="float" office:value="8.1999999999999993" table:style-name="ce13">
            <text:p>8.2</text:p>
          </table:table-cell>
          <table:table-cell office:value-type="float" office:value="0.59699999999999998" table:style-name="ce13">
            <text:p>0.597</text:p>
          </table:table-cell>
          <table:table-cell office:value-type="float" office:value="2.5" table:style-name="ce13">
            <text:p>2.5</text:p>
          </table:table-cell>
          <table:table-cell office:value-type="float" office:value="3.4" table:style-name="ce13">
            <text:p>3.4</text:p>
          </table:table-cell>
          <table:table-cell office:value-type="float" office:value="0.75" table:style-name="ce13">
            <text:p>0.75</text:p>
          </table:table-cell>
          <table:table-cell office:value-type="float" office:value="3.5" table:style-name="ce13">
            <text:p>3.5</text:p>
          </table:table-cell>
          <table:table-cell office:value-type="float" office:value="9.5" table:style-name="ce13">
            <text:p>9.5</text:p>
          </table:table-cell>
          <table:table-cell office:value-type="float" office:value="1.6" table:style-name="ce13">
            <text:p>1.6</text:p>
          </table:table-cell>
          <table:table-cell office:value-type="float" office:value="0.8" table:style-name="ce13">
            <text:p>0.8</text:p>
          </table:table-cell>
          <table:table-cell office:value-type="float" office:value="1.4" table:style-name="ce13">
            <text:p>1.4</text:p>
          </table:table-cell>
          <table:table-cell office:value-type="float" office:value="2.4" table:style-name="ce13">
            <text:p>2.4</text:p>
          </table:table-cell>
          <table:table-cell office:value-type="float" office:value="5.9" table:style-name="ce13">
            <text:p>5.9</text:p>
          </table:table-cell>
          <table:table-cell office:value-type="float" office:value="14.3" table:style-name="ce13">
            <text:p>14.3</text:p>
          </table:table-cell>
          <table:table-cell office:value-type="float" office:value="5.0122521719759415E-2" table:formula="of:=([.W2]/[.V2])^2" table:style-name="ce21">
            <text:p>0.050122522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45998475609756173" table:formula="of:=([.M3]-[.O3])*[.L5]/[.M5]" table:style-name="ce1">
            <text:p>0.459984756</text:p>
          </table:table-cell>
          <table:table-cell office:value-type="float" office:value="0.1214359756097563" table:formula="of:=[.B5]*[.E5]" table:style-name="ce1">
            <text:p>0.121435976</text:p>
          </table:table-cell>
          <table:table-cell office:value-type="float" office:value="0.78467987804878203" table:formula="of:=-([.N3]-[.O3])*[.L5]/[.M5]" table:style-name="ce1">
            <text:p>0.784679878</text:p>
          </table:table-cell>
          <table:table-cell office:value-type="float" office:value="9.1022865853658722E-2" table:formula="of:=[.C5]*[.G5]" table:style-name="ce1">
            <text:p>0.091022866</text:p>
          </table:table-cell>
          <table:table-cell office:value-type="float" office:value="-1.2446646341463414" table:formula="of:=-([.L3])*[.L5]/[.M5]" table:style-name="ce1">
            <text:p>-1.244664634</text:p>
          </table:table-cell>
          <table:table-cell office:value-type="float" office:value="-0.47297256097560975" table:formula="of:=[.D5]*[.I5]" table:style-name="ce1">
            <text:p>-0.472972561</text:p>
          </table:table-cell>
          <table:table-cell table:style-name="ce1"/>
          <table:table-cell office:value-type="float" office:value="1065" table:formula="of:=[.X2]" table:style-name="ce1">
            <text:p>1065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5.0122521719759415E-2" table:formula="of:=[.AS2]" table:style-name="ce1">
            <text:p>0.050122522</text:p>
          </table:table-cell>
          <table:table-cell office:value-type="float" office:value="1.3332590777456006E-2" table:formula="of:=[.B6]*[.E6]" table:style-name="ce1">
            <text:p>0.013332591</text:p>
          </table:table-cell>
          <table:table-cell office:value-type="float" office:value="5.0122521719759415E-2" table:formula="of:=[.E6]" table:style-name="ce1">
            <text:p>0.050122522</text:p>
          </table:table-cell>
          <table:table-cell office:value-type="float" office:value="2.7517264424147921E-2" table:formula="of:=[.C6]*[.G6]" table:style-name="ce1">
            <text:p>0.027517264</text:p>
          </table:table-cell>
          <table:table-cell office:value-type="float" office:value="5.0122521719759415E-2" table:formula="of:=[.E6]" table:style-name="ce1">
            <text:p>0.050122522</text:p>
          </table:table-cell>
          <table:table-cell office:value-type="float" office:value="4.0849855201603918E-2" table:formula="of:=[.D6]*[.I6]" table:style-name="ce1">
            <text:p>0.04084985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4.3" table:formula="of:=[.AR2]" table:style-name="ce1">
            <text:p>14.3</text:p>
          </table:table-cell>
          <table:table-cell office:value-type="float" office:value="5.6342000000000008" table:formula="of:=[.B7]*[.E7]" table:style-name="ce1">
            <text:p>5.6342</text:p>
          </table:table-cell>
          <table:table-cell office:value-type="float" office:value="14.3" table:formula="of:=[.E7]" table:style-name="ce1">
            <text:p>14.3</text:p>
          </table:table-cell>
          <table:table-cell office:value-type="float" office:value="-0.52910000000000001" table:formula="of:=[.C7]*[.G7]" table:style-name="ce1">
            <text:p>-0.5291</text:p>
          </table:table-cell>
          <table:table-cell office:value-type="float" office:value="14.3" table:formula="of:=[.E7]" table:style-name="ce1">
            <text:p>14.3</text:p>
          </table:table-cell>
          <table:table-cell office:value-type="float" office:value="5.1051000000000002" table:formula="of:=[.D7]*[.I7]" table:style-name="ce1">
            <text:p>5.1051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3.5" table:formula="of:=[.AK2]" table:style-name="ce21">
            <text:p>3.5</text:p>
          </table:table-cell>
          <table:table-cell office:value-type="float" office:value="1.1480000000000001" table:formula="of:=[.B8]*[.E8]" table:style-name="ce1">
            <text:p>1.148</text:p>
          </table:table-cell>
          <table:table-cell office:value-type="float" office:value="3.5" table:formula="of:=[.E8]" table:style-name="ce1">
            <text:p>3.5</text:p>
          </table:table-cell>
          <table:table-cell office:value-type="float" office:value="-0.80500000000000005" table:formula="of:=[.C8]*[.G8]" table:style-name="ce1">
            <text:p>-0.805</text:p>
          </table:table-cell>
          <table:table-cell office:value-type="float" office:value="3.5" table:formula="of:=[.E8]" table:style-name="ce1">
            <text:p>3.5</text:p>
          </table:table-cell>
          <table:table-cell office:value-type="float" office:value="0.34650000000000003" table:formula="of:=[.D8]*[.I8]" table:style-name="ce1">
            <text:p>0.346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.5" table:formula="of:=[.AL2]" table:style-name="ce21">
            <text:p>9.5</text:p>
          </table:table-cell>
          <table:table-cell office:value-type="float" office:value="0.48449999999999999" table:formula="of:=[.B9]*[.E9]" table:style-name="ce1">
            <text:p>0.4845</text:p>
          </table:table-cell>
          <table:table-cell office:value-type="float" office:value="9.5" table:formula="of:=[.E9]" table:style-name="ce1">
            <text:p>9.5</text:p>
          </table:table-cell>
          <table:table-cell office:value-type="float" office:value="2.2704999999999997" table:formula="of:=[.C9]*[.G9]" table:style-name="ce1">
            <text:p>2.2705</text:p>
          </table:table-cell>
          <table:table-cell office:value-type="float" office:value="9.5" table:formula="of:=[.E9]" table:style-name="ce1">
            <text:p>9.5</text:p>
          </table:table-cell>
          <table:table-cell office:value-type="float" office:value="2.7549999999999999" table:formula="of:=[.D9]*[.I9]" table:style-name="ce1">
            <text:p>2.75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6" table:formula="of:=[.AM2]" table:style-name="ce21">
            <text:p>1.6</text:p>
          </table:table-cell>
          <table:table-cell office:value-type="float" office:value="0.60000000000000009" table:formula="of:=[.B10]*[.E10]" table:style-name="ce1">
            <text:p>0.6</text:p>
          </table:table-cell>
          <table:table-cell office:value-type="float" office:value="1.6" table:formula="of:=[.E10]" table:style-name="ce1">
            <text:p>1.6</text:p>
          </table:table-cell>
          <table:table-cell office:value-type="float" office:value="5.2800000000000007E-2" table:formula="of:=[.C10]*[.G10]" table:style-name="ce1">
            <text:p>0.0528</text:p>
          </table:table-cell>
          <table:table-cell office:value-type="float" office:value="1.6" table:formula="of:=[.E10]" table:style-name="ce1">
            <text:p>1.6</text:p>
          </table:table-cell>
          <table:table-cell office:value-type="float" office:value="0.65439999999999998" table:formula="of:=[.D10]*[.I10]" table:style-name="ce1">
            <text:p>0.654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8" table:formula="of:=[.AN2]" table:style-name="ce21">
            <text:p>0.8</text:p>
          </table:table-cell>
          <table:table-cell office:value-type="float" office:value="0.21040000000000003" table:formula="of:=[.B11]*[.E11]" table:style-name="ce1">
            <text:p>0.2104</text:p>
          </table:table-cell>
          <table:table-cell office:value-type="float" office:value="0.8" table:formula="of:=[.E11]" table:style-name="ce1">
            <text:p>0.8</text:p>
          </table:table-cell>
          <table:table-cell office:value-type="float" office:value="0.68559999999999999" table:formula="of:=[.C11]*[.G11]" table:style-name="ce1">
            <text:p>0.6856</text:p>
          </table:table-cell>
          <table:table-cell office:value-type="float" office:value="0.8" table:formula="of:=[.E11]" table:style-name="ce1">
            <text:p>0.8</text:p>
          </table:table-cell>
          <table:table-cell office:value-type="float" office:value="0.89600000000000013" table:formula="of:=[.D11]*[.I11]" table:style-name="ce1">
            <text:p>0.89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1.4" table:formula="of:=[.AO2]" table:style-name="ce21">
            <text:p>1.4</text:p>
          </table:table-cell>
          <table:table-cell office:value-type="float" office:value="-3.0799999999999998E-2" table:formula="of:=[.B12]*[.E12]" table:style-name="ce1">
            <text:p>-0.0308</text:p>
          </table:table-cell>
          <table:table-cell office:value-type="float" office:value="1.4" table:formula="of:=[.E12]" table:style-name="ce1">
            <text:p>1.4</text:p>
          </table:table-cell>
          <table:table-cell office:value-type="float" office:value="1.1437999999999999" table:formula="of:=[.C12]*[.G12]" table:style-name="ce1">
            <text:p>1.1438</text:p>
          </table:table-cell>
          <table:table-cell office:value-type="float" office:value="1.4" table:formula="of:=[.E12]" table:style-name="ce1">
            <text:p>1.4</text:p>
          </table:table-cell>
          <table:table-cell office:value-type="float" office:value="1.113" table:formula="of:=[.D12]*[.I12]" table:style-name="ce1">
            <text:p>1.1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4" table:formula="of:=[.AP2]" table:style-name="ce21">
            <text:p>2.4</text:p>
          </table:table-cell>
          <table:table-cell office:value-type="float" office:value="-1.6823999999999999" table:formula="of:=[.B13]*[.E13]" table:style-name="ce1">
            <text:p>-1.6824</text:p>
          </table:table-cell>
          <table:table-cell office:value-type="float" office:value="2.4" table:formula="of:=[.E13]" table:style-name="ce1">
            <text:p>2.4</text:p>
          </table:table-cell>
          <table:table-cell office:value-type="float" office:value="-0.4632" table:formula="of:=[.C13]*[.G13]" table:style-name="ce1">
            <text:p>-0.4632</text:p>
          </table:table-cell>
          <table:table-cell office:value-type="float" office:value="2.4" table:formula="of:=[.E13]" table:style-name="ce1">
            <text:p>2.4</text:p>
          </table:table-cell>
          <table:table-cell office:value-type="float" office:value="-2.1456" table:formula="of:=[.D13]*[.I13]" table:style-name="ce1">
            <text:p>-2.145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5.9" table:formula="of:=[.AQ2]" table:style-name="ce21">
            <text:p>5.9</text:p>
          </table:table-cell>
          <table:table-cell office:value-type="float" office:value="-1.0915000000000001" table:formula="of:=[.B14]*[.E14]" table:style-name="ce1">
            <text:p>-1.0915</text:p>
          </table:table-cell>
          <table:table-cell office:value-type="float" office:value="5.9" table:formula="of:=[.E14]" table:style-name="ce1">
            <text:p>5.9</text:p>
          </table:table-cell>
          <table:table-cell office:value-type="float" office:value="0.51919999999999999" table:formula="of:=[.C14]*[.G14]" table:style-name="ce1">
            <text:p>0.5192</text:p>
          </table:table-cell>
          <table:table-cell office:value-type="float" office:value="5.9" table:formula="of:=[.E14]" table:style-name="ce1">
            <text:p>5.9</text:p>
          </table:table-cell>
          <table:table-cell office:value-type="float" office:value="-0.57230000000000003" table:formula="of:=[.D14]*[.I14]" table:style-name="ce1">
            <text:p>-0.572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3.4" table:formula="of:=[.AI2]" table:style-name="ce1">
            <text:p>3.4</text:p>
          </table:table-cell>
          <table:table-cell office:value-type="float" office:value="4.0800000000000003E-2" table:formula="of:=[.B15]*[.E15]" table:style-name="ce1">
            <text:p>0.0408</text:p>
          </table:table-cell>
          <table:table-cell office:value-type="float" office:value="3.4" table:formula="of:=[.E15]" table:style-name="ce1">
            <text:p>3.4</text:p>
          </table:table-cell>
          <table:table-cell office:value-type="float" office:value="0.1258" table:formula="of:=[.C15]*[.G15]" table:style-name="ce1">
            <text:p>0.1258</text:p>
          </table:table-cell>
          <table:table-cell office:value-type="float" office:value="3.4" table:formula="of:=[.E15]" table:style-name="ce1">
            <text:p>3.4</text:p>
          </table:table-cell>
          <table:table-cell office:value-type="float" office:value="0.16320000000000001" table:formula="of:=[.D15]*[.I15]" table:style-name="ce1">
            <text:p>0.163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8.1999999999999993" table:formula="of:=[.AF2]" table:style-name="ce1">
            <text:p>8.2</text:p>
          </table:table-cell>
          <table:table-cell office:value-type="float" office:value="-2.1319999999999997" table:formula="of:=[.B16]*[.E16]" table:style-name="ce1">
            <text:p>-2.132</text:p>
          </table:table-cell>
          <table:table-cell office:value-type="float" office:value="8.1999999999999993" table:formula="of:=[.E16]" table:style-name="ce1">
            <text:p>8.2</text:p>
          </table:table-cell>
          <table:table-cell office:value-type="float" office:value="-0.38539999999999996" table:formula="of:=[.C16]*[.G16]" table:style-name="ce1">
            <text:p>-0.3854</text:p>
          </table:table-cell>
          <table:table-cell office:value-type="float" office:value="8.1999999999999993" table:formula="of:=[.E16]" table:style-name="ce1">
            <text:p>8.2</text:p>
          </table:table-cell>
          <table:table-cell office:value-type="float" office:value="-2.5173999999999999" table:formula="of:=[.D16]*[.I16]" table:style-name="ce1">
            <text:p>-2.517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1.6" table:formula="of:=[.AC2]" table:style-name="ce1">
            <text:p>1.6</text:p>
          </table:table-cell>
          <table:table-cell office:value-type="float" office:value="-0.1168" table:formula="of:=[.B17]*[.E17]" table:style-name="ce1">
            <text:p>-0.1168</text:p>
          </table:table-cell>
          <table:table-cell office:value-type="float" office:value="1.6" table:formula="of:=[.E17]" table:style-name="ce1">
            <text:p>1.6</text:p>
          </table:table-cell>
          <table:table-cell office:value-type="float" office:value="-0.13120000000000001" table:formula="of:=[.C17]*[.G17]" table:style-name="ce1">
            <text:p>-0.1312</text:p>
          </table:table-cell>
          <table:table-cell office:value-type="float" office:value="1.6" table:formula="of:=[.E17]" table:style-name="ce1">
            <text:p>1.6</text:p>
          </table:table-cell>
          <table:table-cell office:value-type="float" office:value="-0.248" table:formula="of:=[.D17]*[.I17]" table:style-name="ce1">
            <text:p>-0.24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1071685663872151" table:formula="of:=SUM([.F5:.F18])" table:style-name="ce2">
            <text:p>3.107168566</text:p>
          </table:table-cell>
          <table:table-cell table:style-name="ce1"/>
          <table:table-cell office:value-type="float" office:value="2.5613401302778058" table:formula="of:=SUM([.H5:.H18])" table:style-name="ce2">
            <text:p>2.56134013</text:p>
          </table:table-cell>
          <table:table-cell table:style-name="ce1"/>
          <table:table-cell office:value-type="float" office:value="4.984777294225994" table:formula="of:=SUM([.J5:.J18])" table:style-name="ce2">
            <text:p>4.984777294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2.5" table:formula="of:=[.K36]" table:style-name="ce1">
            <text:p>-2.5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0.755" table:formula="of:=[.B32]*[.C32]" table:style-name="ce1">
            <text:p>-0.755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0.5" table:formula="of:=-([.L36])" table:style-name="ce1">
            <text:p>0.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20050000000000001" table:formula="of:=[.G32]*[.H32]" table:style-name="ce1">
            <text:p>0.2005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1071685663872151" table:formula="of:=[.F20]" table:style-name="ce1">
            <text:p>3.107168566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0880172766122085" table:formula="of:=[.B33]*[.C33]" table:style-name="ce1">
            <text:p>2.088017277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2.5613401302778058" table:formula="of:=[.H20]" table:style-name="ce1">
            <text:p>2.56134013</text:p>
          </table:table-cell>
          <table:table-cell office:value-type="float" office:value="0.751" table:style-name="ce1">
            <text:p>0.751</text:p>
          </table:table-cell>
          <table:table-cell office:value-type="float" office:value="1.9235664378386321" table:formula="of:=[.G33]*[.H33]" table:style-name="ce1">
            <text:p>1.923566438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0.40000000000000568" table:formula="of:=[.K34]-[.O3]" table:style-name="ce1">
            <text:p>0.4</text:p>
          </table:table-cell>
          <table:table-cell office:value-type="float" office:value="0.151" table:style-name="ce1">
            <text:p>0.151</text:p>
          </table:table-cell>
          <table:table-cell office:value-type="float" office:value="6.0400000000000856E-2" table:formula="of:=[.B34]*[.C34]" table:style-name="ce1">
            <text:p>0.0604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.7000000000000028" table:formula="of:=[.O3]-[.L34]" table:style-name="ce1">
            <text:p>2.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36720000000000041" table:formula="of:=[.G34]*[.H34]" table:style-name="ce1">
            <text:p>0.3672</text:p>
          </table:table-cell>
          <table:table-cell table:style-name="ce1"/>
          <table:table-cell office:value-type="float" office:value="112.4" table:style-name="ce1">
            <text:p>112.4</text:p>
          </table:table-cell>
          <table:table-cell office:value-type="float" office:value="109.3" table:style-name="ce1">
            <text:p>109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2.5" table:style-name="ce1">
            <text:p>-2.5</text:p>
          </table:table-cell>
          <table:table-cell office:value-type="float" office:value="-0.5" table:style-name="ce1">
            <text:p>-0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0.94141727661220953" table:formula="of:=SUM([.D32:.D35])" table:style-name="ce2">
            <text:p>0.941417277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2.5142664378386326" table:formula="of:=SUM([.I32:.I35])" table:style-name="ce2">
            <text:p>2.514266438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3.4556837144508421" table:formula="of:=[.D37]+[.I37]" table:style-name="ce2">
            <text:p>3.455683714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2.94141727661221" table:formula="of:=[.O3]+[.D37]" table:style-name="ce1">
            <text:p>112.941417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4.51426643783863" table:formula="of:=[.O3]+[.I37]" table:style-name="ce1">
            <text:p>114.514266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4.9990582990449272E+28" table:formula="of:=[.B52]^13.98" table:style-name="ce1">
            <text:p>4.99906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1064426132520444E+29" table:formula="of:=([.B52]^13.98+[.B53]^13.98)" table:style-name="ce1">
            <text:p>1.1064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5181360869243348" table:formula="of:=[.B54]/[.B55]" table:style-name="ce12">
            <text:p>0.452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1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1" table:style-name="ce16">
            <text:p>11</text:p>
          </table:table-cell>
          <table:table-cell office:value-type="string" table:style-name="ce13">
            <text:p>Omer Yurtseven</text:p>
          </table:table-cell>
          <table:table-cell office:value-type="float" office:value="23" table:style-name="ce13">
            <text:p>23</text:p>
          </table:table-cell>
          <table:table-cell office:value-type="float" office:value="56" table:style-name="ce13">
            <text:p>56</text:p>
          </table:table-cell>
          <table:table-cell office:value-type="float" office:value="12" table:style-name="ce13">
            <text:p>12</text:p>
          </table:table-cell>
          <table:table-cell office:value-type="float" office:value="706" table:style-name="ce13">
            <text:p>706</text:p>
          </table:table-cell>
          <table:table-cell office:value-type="float" office:value="6.6" table:style-name="ce13">
            <text:p>6.6</text:p>
          </table:table-cell>
          <table:table-cell office:value-type="float" office:value="12.6" table:style-name="ce13">
            <text:p>12.6</text:p>
          </table:table-cell>
          <table:table-cell office:value-type="float" office:value="0.52600000000000002" table:style-name="ce13">
            <text:p>0.526</text:p>
          </table:table-cell>
          <table:table-cell office:value-type="float" office:value="0.1" table:style-name="ce13">
            <text:p>0.1</text:p>
          </table:table-cell>
          <table:table-cell office:value-type="float" office:value="0.6" table:style-name="ce13">
            <text:p>0.6</text:p>
          </table:table-cell>
          <table:table-cell office:value-type="float" office:value="9.0999999999999998E-2" table:style-name="ce13">
            <text:p>0.091</text:p>
          </table:table-cell>
          <table:table-cell office:value-type="float" office:value="6.6" table:style-name="ce13">
            <text:p>6.6</text:p>
          </table:table-cell>
          <table:table-cell office:value-type="float" office:value="12" table:style-name="ce13">
            <text:p>12</text:p>
          </table:table-cell>
          <table:table-cell office:value-type="float" office:value="0.54700000000000004" table:style-name="ce13">
            <text:p>0.547</text:p>
          </table:table-cell>
          <table:table-cell office:value-type="float" office:value="1.9" table:style-name="ce13">
            <text:p>1.9</text:p>
          </table:table-cell>
          <table:table-cell office:value-type="float" office:value="3.1" table:style-name="ce13">
            <text:p>3.1</text:p>
          </table:table-cell>
          <table:table-cell office:value-type="float" office:value="0.623" table:style-name="ce13">
            <text:p>0.623</text:p>
          </table:table-cell>
          <table:table-cell office:value-type="float" office:value="4.3" table:style-name="ce13">
            <text:p>4.3</text:p>
          </table:table-cell>
          <table:table-cell office:value-type="float" office:value="10.7" table:style-name="ce13">
            <text:p>10.7</text:p>
          </table:table-cell>
          <table:table-cell office:value-type="float" office:value="2.5" table:style-name="ce13">
            <text:p>2.5</text:p>
          </table:table-cell>
          <table:table-cell office:value-type="float" office:value="0.9" table:style-name="ce13">
            <text:p>0.9</text:p>
          </table:table-cell>
          <table:table-cell office:value-type="float" office:value="1" table:style-name="ce13">
            <text:p>1</text:p>
          </table:table-cell>
          <table:table-cell office:value-type="float" office:value="2.1" table:style-name="ce13">
            <text:p>2.1</text:p>
          </table:table-cell>
          <table:table-cell office:value-type="float" office:value="4.3" table:style-name="ce13">
            <text:p>4.3</text:p>
          </table:table-cell>
          <table:table-cell office:value-type="float" office:value="15.2" table:style-name="ce13">
            <text:p>15.2</text:p>
          </table:table-cell>
          <table:table-cell office:value-type="float" office:value="4.5918367346938771E-2" table:formula="of:=([.W2]/[.V2])^2" table:style-name="ce21">
            <text:p>0.045918367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30492886178861844" table:formula="of:=([.M3]-[.O3])*[.L5]/[.M5]" table:style-name="ce1">
            <text:p>0.304928862</text:p>
          </table:table-cell>
          <table:table-cell office:value-type="float" office:value="8.0501219512195271E-2" table:formula="of:=[.B5]*[.E5]" table:style-name="ce1">
            <text:p>0.08050122</text:p>
          </table:table-cell>
          <table:table-cell office:value-type="float" office:value="0.52017276422764325" table:formula="of:=-([.N3]-[.O3])*[.L5]/[.M5]" table:style-name="ce1">
            <text:p>0.520172764</text:p>
          </table:table-cell>
          <table:table-cell office:value-type="float" office:value="6.0340040650406622E-2" table:formula="of:=[.C5]*[.G5]" table:style-name="ce1">
            <text:p>0.060340041</text:p>
          </table:table-cell>
          <table:table-cell office:value-type="float" office:value="-0.82510162601626014" table:formula="of:=-([.L3])*[.L5]/[.M5]" table:style-name="ce1">
            <text:p>-0.825101626</text:p>
          </table:table-cell>
          <table:table-cell office:value-type="float" office:value="-0.31353861788617887" table:formula="of:=[.D5]*[.I5]" table:style-name="ce1">
            <text:p>-0.313538618</text:p>
          </table:table-cell>
          <table:table-cell table:style-name="ce1"/>
          <table:table-cell office:value-type="float" office:value="706" table:formula="of:=[.X2]" table:style-name="ce1">
            <text:p>706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4.5918367346938771E-2" table:formula="of:=[.AS2]" table:style-name="ce1">
            <text:p>0.045918367</text:p>
          </table:table-cell>
          <table:table-cell office:value-type="float" office:value="1.2214285714285714E-2" table:formula="of:=[.B6]*[.E6]" table:style-name="ce1">
            <text:p>0.012214286</text:p>
          </table:table-cell>
          <table:table-cell office:value-type="float" office:value="4.5918367346938771E-2" table:formula="of:=[.E6]" table:style-name="ce1">
            <text:p>0.045918367</text:p>
          </table:table-cell>
          <table:table-cell office:value-type="float" office:value="2.5209183673469387E-2" table:formula="of:=[.C6]*[.G6]" table:style-name="ce1">
            <text:p>0.025209184</text:p>
          </table:table-cell>
          <table:table-cell office:value-type="float" office:value="4.5918367346938771E-2" table:formula="of:=[.E6]" table:style-name="ce1">
            <text:p>0.045918367</text:p>
          </table:table-cell>
          <table:table-cell office:value-type="float" office:value="3.7423469387755093E-2" table:formula="of:=[.D6]*[.I6]" table:style-name="ce1">
            <text:p>0.037423469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5.2" table:formula="of:=[.AR2]" table:style-name="ce1">
            <text:p>15.2</text:p>
          </table:table-cell>
          <table:table-cell office:value-type="float" office:value="5.9888000000000003" table:formula="of:=[.B7]*[.E7]" table:style-name="ce1">
            <text:p>5.9888</text:p>
          </table:table-cell>
          <table:table-cell office:value-type="float" office:value="15.2" table:formula="of:=[.E7]" table:style-name="ce1">
            <text:p>15.2</text:p>
          </table:table-cell>
          <table:table-cell office:value-type="float" office:value="-0.5623999999999999" table:formula="of:=[.C7]*[.G7]" table:style-name="ce1">
            <text:p>-0.5624</text:p>
          </table:table-cell>
          <table:table-cell office:value-type="float" office:value="15.2" table:formula="of:=[.E7]" table:style-name="ce1">
            <text:p>15.2</text:p>
          </table:table-cell>
          <table:table-cell office:value-type="float" office:value="5.4263999999999992" table:formula="of:=[.D7]*[.I7]" table:style-name="ce1">
            <text:p>5.426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4.3" table:formula="of:=[.AK2]" table:style-name="ce21">
            <text:p>4.3</text:p>
          </table:table-cell>
          <table:table-cell office:value-type="float" office:value="1.4104000000000001" table:formula="of:=[.B8]*[.E8]" table:style-name="ce1">
            <text:p>1.4104</text:p>
          </table:table-cell>
          <table:table-cell office:value-type="float" office:value="4.3" table:formula="of:=[.E8]" table:style-name="ce1">
            <text:p>4.3</text:p>
          </table:table-cell>
          <table:table-cell office:value-type="float" office:value="-0.98899999999999999" table:formula="of:=[.C8]*[.G8]" table:style-name="ce1">
            <text:p>-0.989</text:p>
          </table:table-cell>
          <table:table-cell office:value-type="float" office:value="4.3" table:formula="of:=[.E8]" table:style-name="ce1">
            <text:p>4.3</text:p>
          </table:table-cell>
          <table:table-cell office:value-type="float" office:value="0.42570000000000002" table:formula="of:=[.D8]*[.I8]" table:style-name="ce1">
            <text:p>0.4257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0.7" table:formula="of:=[.AL2]" table:style-name="ce21">
            <text:p>10.7</text:p>
          </table:table-cell>
          <table:table-cell office:value-type="float" office:value="0.54569999999999996" table:formula="of:=[.B9]*[.E9]" table:style-name="ce1">
            <text:p>0.5457</text:p>
          </table:table-cell>
          <table:table-cell office:value-type="float" office:value="10.7" table:formula="of:=[.E9]" table:style-name="ce1">
            <text:p>10.7</text:p>
          </table:table-cell>
          <table:table-cell office:value-type="float" office:value="2.5572999999999997" table:formula="of:=[.C9]*[.G9]" table:style-name="ce1">
            <text:p>2.5573</text:p>
          </table:table-cell>
          <table:table-cell office:value-type="float" office:value="10.7" table:formula="of:=[.E9]" table:style-name="ce1">
            <text:p>10.7</text:p>
          </table:table-cell>
          <table:table-cell office:value-type="float" office:value="3.1029999999999998" table:formula="of:=[.D9]*[.I9]" table:style-name="ce1">
            <text:p>3.10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5" table:formula="of:=[.AM2]" table:style-name="ce21">
            <text:p>2.5</text:p>
          </table:table-cell>
          <table:table-cell office:value-type="float" office:value="0.9375" table:formula="of:=[.B10]*[.E10]" table:style-name="ce1">
            <text:p>0.9375</text:p>
          </table:table-cell>
          <table:table-cell office:value-type="float" office:value="2.5" table:formula="of:=[.E10]" table:style-name="ce1">
            <text:p>2.5</text:p>
          </table:table-cell>
          <table:table-cell office:value-type="float" office:value="8.2500000000000004E-2" table:formula="of:=[.C10]*[.G10]" table:style-name="ce1">
            <text:p>0.0825</text:p>
          </table:table-cell>
          <table:table-cell office:value-type="float" office:value="2.5" table:formula="of:=[.E10]" table:style-name="ce1">
            <text:p>2.5</text:p>
          </table:table-cell>
          <table:table-cell office:value-type="float" office:value="1.0225" table:formula="of:=[.D10]*[.I10]" table:style-name="ce1">
            <text:p>1.02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9" table:formula="of:=[.AN2]" table:style-name="ce21">
            <text:p>0.9</text:p>
          </table:table-cell>
          <table:table-cell office:value-type="float" office:value="0.23670000000000002" table:formula="of:=[.B11]*[.E11]" table:style-name="ce1">
            <text:p>0.2367</text:p>
          </table:table-cell>
          <table:table-cell office:value-type="float" office:value="0.9" table:formula="of:=[.E11]" table:style-name="ce1">
            <text:p>0.9</text:p>
          </table:table-cell>
          <table:table-cell office:value-type="float" office:value="0.77129999999999999" table:formula="of:=[.C11]*[.G11]" table:style-name="ce1">
            <text:p>0.7713</text:p>
          </table:table-cell>
          <table:table-cell office:value-type="float" office:value="0.9" table:formula="of:=[.E11]" table:style-name="ce1">
            <text:p>0.9</text:p>
          </table:table-cell>
          <table:table-cell office:value-type="float" office:value="1.0080000000000002" table:formula="of:=[.D11]*[.I11]" table:style-name="ce1">
            <text:p>1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1" table:formula="of:=[.AO2]" table:style-name="ce21">
            <text:p>1</text:p>
          </table:table-cell>
          <table:table-cell office:value-type="float" office:value="-2.1999999999999999E-2" table:formula="of:=[.B12]*[.E12]" table:style-name="ce1">
            <text:p>-0.022</text:p>
          </table:table-cell>
          <table:table-cell office:value-type="float" office:value="1" table:formula="of:=[.E12]" table:style-name="ce1">
            <text:p>1</text:p>
          </table:table-cell>
          <table:table-cell office:value-type="float" office:value="0.81699999999999995" table:formula="of:=[.C12]*[.G12]" table:style-name="ce1">
            <text:p>0.817</text:p>
          </table:table-cell>
          <table:table-cell office:value-type="float" office:value="1" table:formula="of:=[.E12]" table:style-name="ce1">
            <text:p>1</text:p>
          </table:table-cell>
          <table:table-cell office:value-type="float" office:value="0.79500000000000004" table:formula="of:=[.D12]*[.I12]" table:style-name="ce1">
            <text:p>0.79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1" table:formula="of:=[.AP2]" table:style-name="ce21">
            <text:p>2.1</text:p>
          </table:table-cell>
          <table:table-cell office:value-type="float" office:value="-1.4721" table:formula="of:=[.B13]*[.E13]" table:style-name="ce1">
            <text:p>-1.4721</text:p>
          </table:table-cell>
          <table:table-cell office:value-type="float" office:value="2.1" table:formula="of:=[.E13]" table:style-name="ce1">
            <text:p>2.1</text:p>
          </table:table-cell>
          <table:table-cell office:value-type="float" office:value="-0.40530000000000005" table:formula="of:=[.C13]*[.G13]" table:style-name="ce1">
            <text:p>-0.4053</text:p>
          </table:table-cell>
          <table:table-cell office:value-type="float" office:value="2.1" table:formula="of:=[.E13]" table:style-name="ce1">
            <text:p>2.1</text:p>
          </table:table-cell>
          <table:table-cell office:value-type="float" office:value="-1.8774000000000002" table:formula="of:=[.D13]*[.I13]" table:style-name="ce1">
            <text:p>-1.87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4.3" table:formula="of:=[.AQ2]" table:style-name="ce21">
            <text:p>4.3</text:p>
          </table:table-cell>
          <table:table-cell office:value-type="float" office:value="-0.79549999999999998" table:formula="of:=[.B14]*[.E14]" table:style-name="ce1">
            <text:p>-0.7955</text:p>
          </table:table-cell>
          <table:table-cell office:value-type="float" office:value="4.3" table:formula="of:=[.E14]" table:style-name="ce1">
            <text:p>4.3</text:p>
          </table:table-cell>
          <table:table-cell office:value-type="float" office:value="0.37839999999999996" table:formula="of:=[.C14]*[.G14]" table:style-name="ce1">
            <text:p>0.3784</text:p>
          </table:table-cell>
          <table:table-cell office:value-type="float" office:value="4.3" table:formula="of:=[.E14]" table:style-name="ce1">
            <text:p>4.3</text:p>
          </table:table-cell>
          <table:table-cell office:value-type="float" office:value="-0.41709999999999997" table:formula="of:=[.D14]*[.I14]" table:style-name="ce1">
            <text:p>-0.417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3.1" table:formula="of:=[.AI2]" table:style-name="ce1">
            <text:p>3.1</text:p>
          </table:table-cell>
          <table:table-cell office:value-type="float" office:value="3.7200000000000004E-2" table:formula="of:=[.B15]*[.E15]" table:style-name="ce1">
            <text:p>0.0372</text:p>
          </table:table-cell>
          <table:table-cell office:value-type="float" office:value="3.1" table:formula="of:=[.E15]" table:style-name="ce1">
            <text:p>3.1</text:p>
          </table:table-cell>
          <table:table-cell office:value-type="float" office:value="0.1147" table:formula="of:=[.C15]*[.G15]" table:style-name="ce1">
            <text:p>0.1147</text:p>
          </table:table-cell>
          <table:table-cell office:value-type="float" office:value="3.1" table:formula="of:=[.E15]" table:style-name="ce1">
            <text:p>3.1</text:p>
          </table:table-cell>
          <table:table-cell office:value-type="float" office:value="0.14880000000000002" table:formula="of:=[.D15]*[.I15]" table:style-name="ce1">
            <text:p>0.148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2" table:formula="of:=[.AF2]" table:style-name="ce1">
            <text:p>12</text:p>
          </table:table-cell>
          <table:table-cell office:value-type="float" office:value="-3.12" table:formula="of:=[.B16]*[.E16]" table:style-name="ce1">
            <text:p>-3.12</text:p>
          </table:table-cell>
          <table:table-cell office:value-type="float" office:value="12" table:formula="of:=[.E16]" table:style-name="ce1">
            <text:p>12</text:p>
          </table:table-cell>
          <table:table-cell office:value-type="float" office:value="-0.56400000000000006" table:formula="of:=[.C16]*[.G16]" table:style-name="ce1">
            <text:p>-0.564</text:p>
          </table:table-cell>
          <table:table-cell office:value-type="float" office:value="12" table:formula="of:=[.E16]" table:style-name="ce1">
            <text:p>12</text:p>
          </table:table-cell>
          <table:table-cell office:value-type="float" office:value="-3.6840000000000002" table:formula="of:=[.D16]*[.I16]" table:style-name="ce1">
            <text:p>-3.68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0.6" table:formula="of:=[.AC2]" table:style-name="ce1">
            <text:p>0.6</text:p>
          </table:table-cell>
          <table:table-cell office:value-type="float" office:value="-4.3799999999999999E-2" table:formula="of:=[.B17]*[.E17]" table:style-name="ce1">
            <text:p>-0.0438</text:p>
          </table:table-cell>
          <table:table-cell office:value-type="float" office:value="0.6" table:formula="of:=[.E17]" table:style-name="ce1">
            <text:p>0.6</text:p>
          </table:table-cell>
          <table:table-cell office:value-type="float" office:value="-4.9200000000000001E-2" table:formula="of:=[.C17]*[.G17]" table:style-name="ce1">
            <text:p>-0.0492</text:p>
          </table:table-cell>
          <table:table-cell office:value-type="float" office:value="0.6" table:formula="of:=[.E17]" table:style-name="ce1">
            <text:p>0.6</text:p>
          </table:table-cell>
          <table:table-cell office:value-type="float" office:value="-9.2999999999999999E-2" table:formula="of:=[.D17]*[.I17]" table:style-name="ce1">
            <text:p>-0.09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7036155052264825" table:formula="of:=SUM([.F5:.F18])" table:style-name="ce2">
            <text:p>3.703615505</text:p>
          </table:table-cell>
          <table:table-cell table:style-name="ce1"/>
          <table:table-cell office:value-type="float" office:value="2.1958492243238759" table:formula="of:=SUM([.H5:.H18])" table:style-name="ce2">
            <text:p>2.195849224</text:p>
          </table:table-cell>
          <table:table-cell table:style-name="ce1"/>
          <table:table-cell office:value-type="float" office:value="5.4487848515015767" table:formula="of:=SUM([.J5:.J18])" table:style-name="ce2">
            <text:p>5.448784852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2.5" table:formula="of:=[.K36]" table:style-name="ce1">
            <text:p>2.5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755" table:formula="of:=[.B32]*[.C32]" table:style-name="ce1">
            <text:p>0.755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2.2999999999999998" table:formula="of:=-([.L36])" table:style-name="ce1">
            <text:p>-2.3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92230000000000001" table:formula="of:=[.G32]*[.H32]" table:style-name="ce1">
            <text:p>-0.922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7036155052264825" table:formula="of:=[.F20]" table:style-name="ce1">
            <text:p>3.703615505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4888296195121966" table:formula="of:=[.B33]*[.C33]" table:style-name="ce1">
            <text:p>2.48882962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2.1958492243238759" table:formula="of:=[.H20]" table:style-name="ce1">
            <text:p>2.195849224</text:p>
          </table:table-cell>
          <table:table-cell office:value-type="float" office:value="0.751" table:style-name="ce1">
            <text:p>0.751</text:p>
          </table:table-cell>
          <table:table-cell office:value-type="float" office:value="1.6490827674672308" table:formula="of:=[.G33]*[.H33]" table:style-name="ce1">
            <text:p>1.649082767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4.2999999999999972" table:formula="of:=[.K34]-[.O3]" table:style-name="ce1">
            <text:p>4.3</text:p>
          </table:table-cell>
          <table:table-cell office:value-type="float" office:value="0.151" table:style-name="ce1">
            <text:p>0.151</text:p>
          </table:table-cell>
          <table:table-cell office:value-type="float" office:value="0.64929999999999954" table:formula="of:=[.B34]*[.C34]" table:style-name="ce1">
            <text:p>0.6493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0.5" table:formula="of:=[.O3]-[.L34]" table:style-name="ce1">
            <text:p>0.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6.8000000000000005E-2" table:formula="of:=[.G34]*[.H34]" table:style-name="ce1">
            <text:p>0.068</text:p>
          </table:table-cell>
          <table:table-cell table:style-name="ce1"/>
          <table:table-cell office:value-type="float" office:value="116.3" table:style-name="ce1">
            <text:p>116.3</text:p>
          </table:table-cell>
          <table:table-cell office:value-type="float" office:value="111.5" table:style-name="ce1">
            <text:p>111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2.5" table:style-name="ce1">
            <text:p>2.5</text:p>
          </table:table-cell>
          <table:table-cell office:value-type="float" office:value="2.2999999999999998" table:style-name="ce1">
            <text:p>2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3.4411296195121963" table:formula="of:=SUM([.D32:.D35])" table:style-name="ce2">
            <text:p>3.44112962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0.81778276746723078" table:formula="of:=SUM([.I32:.I35])" table:style-name="ce2">
            <text:p>0.817782767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4.2589123869794268" table:formula="of:=[.D37]+[.I37]" table:style-name="ce2">
            <text:p>4.258912387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5.4411296195122" table:formula="of:=[.O3]+[.D37]" table:style-name="ce1">
            <text:p>115.441129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2.81778276746724" table:formula="of:=[.O3]+[.I37]" table:style-name="ce1">
            <text:p>112.81778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6.7889207283225707E+28" table:formula="of:=[.B52]^13.98" table:style-name="ce1">
            <text:p>6.78892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1712016579551688E+29" table:formula="of:=([.B52]^13.98+[.B53]^13.98)" table:style-name="ce1">
            <text:p>1.1712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57965429626999698" table:formula="of:=[.B54]/[.B55]" table:style-name="ce12">
            <text:p>0.580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2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2" table:style-name="ce16">
            <text:p>12</text:p>
          </table:table-cell>
          <table:table-cell office:value-type="string" table:style-name="ce13">
            <text:p>Markieff Morris</text:p>
          </table:table-cell>
          <table:table-cell office:value-type="float" office:value="32" table:style-name="ce13">
            <text:p>32</text:p>
          </table:table-cell>
          <table:table-cell office:value-type="float" office:value="17" table:style-name="ce13">
            <text:p>17</text:p>
          </table:table-cell>
          <table:table-cell office:value-type="float" office:value="1" table:style-name="ce13">
            <text:p>1</text:p>
          </table:table-cell>
          <table:table-cell office:value-type="float" office:value="298" table:style-name="ce13">
            <text:p>298</text:p>
          </table:table-cell>
          <table:table-cell office:value-type="float" office:value="6.5" table:style-name="ce13">
            <text:p>6.5</text:p>
          </table:table-cell>
          <table:table-cell office:value-type="float" office:value="13.8" table:style-name="ce13">
            <text:p>13.8</text:p>
          </table:table-cell>
          <table:table-cell office:value-type="float" office:value="0.47399999999999998" table:style-name="ce13">
            <text:p>0.474</text:p>
          </table:table-cell>
          <table:table-cell office:value-type="float" office:value="1.6" table:style-name="ce13">
            <text:p>1.6</text:p>
          </table:table-cell>
          <table:table-cell office:value-type="float" office:value="4.7" table:style-name="ce13">
            <text:p>4.7</text:p>
          </table:table-cell>
          <table:table-cell office:value-type="float" office:value="0.33300000000000002" table:style-name="ce13">
            <text:p>0.333</text:p>
          </table:table-cell>
          <table:table-cell office:value-type="float" office:value="5" table:style-name="ce13">
            <text:p>5</text:p>
          </table:table-cell>
          <table:table-cell office:value-type="float" office:value="9.1" table:style-name="ce13">
            <text:p>9.1</text:p>
          </table:table-cell>
          <table:table-cell office:value-type="float" office:value="0.54700000000000004" table:style-name="ce13">
            <text:p>0.547</text:p>
          </table:table-cell>
          <table:table-cell office:value-type="float" office:value="1" table:style-name="ce13">
            <text:p>1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88900000000000001" table:style-name="ce13">
            <text:p>0.889</text:p>
          </table:table-cell>
          <table:table-cell office:value-type="float" office:value="2.1" table:style-name="ce13">
            <text:p>2.1</text:p>
          </table:table-cell>
          <table:table-cell office:value-type="float" office:value="3.4" table:style-name="ce13">
            <text:p>3.4</text:p>
          </table:table-cell>
          <table:table-cell office:value-type="float" office:value="2.8" table:style-name="ce13">
            <text:p>2.8</text:p>
          </table:table-cell>
          <table:table-cell office:value-type="float" office:value="0.7" table:style-name="ce13">
            <text:p>0.7</text:p>
          </table:table-cell>
          <table:table-cell office:value-type="float" office:value="0.1" table:style-name="ce13">
            <text:p>0.1</text:p>
          </table:table-cell>
          <table:table-cell office:value-type="float" office:value="2.4" table:style-name="ce13">
            <text:p>2.4</text:p>
          </table:table-cell>
          <table:table-cell office:value-type="float" office:value="4" table:style-name="ce13">
            <text:p>4</text:p>
          </table:table-cell>
          <table:table-cell office:value-type="float" office:value="15.6" table:style-name="ce13">
            <text:p>15.6</text:p>
          </table:table-cell>
          <table:table-cell office:value-type="float" office:value="3.4602076124567475E-3" table:formula="of:=([.W2]/[.V2])^2" table:style-name="ce21">
            <text:p>0.003460208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12870934959349614" table:formula="of:=([.M3]-[.O3])*[.L5]/[.M5]" table:style-name="ce1">
            <text:p>0.12870935</text:p>
          </table:table-cell>
          <table:table-cell office:value-type="float" office:value="3.3979268292682982E-2" table:formula="of:=[.B5]*[.E5]" table:style-name="ce1">
            <text:p>0.033979268</text:p>
          </table:table-cell>
          <table:table-cell office:value-type="float" office:value="0.21956300813008173" table:formula="of:=-([.N3]-[.O3])*[.L5]/[.M5]" table:style-name="ce1">
            <text:p>0.219563008</text:p>
          </table:table-cell>
          <table:table-cell office:value-type="float" office:value="2.5469308943089481E-2" table:formula="of:=[.C5]*[.G5]" table:style-name="ce1">
            <text:p>0.025469309</text:p>
          </table:table-cell>
          <table:table-cell office:value-type="float" office:value="-0.34827235772357723" table:formula="of:=-([.L3])*[.L5]/[.M5]" table:style-name="ce1">
            <text:p>-0.348272358</text:p>
          </table:table-cell>
          <table:table-cell office:value-type="float" office:value="-0.13234349593495934" table:formula="of:=[.D5]*[.I5]" table:style-name="ce1">
            <text:p>-0.132343496</text:p>
          </table:table-cell>
          <table:table-cell table:style-name="ce1"/>
          <table:table-cell office:value-type="float" office:value="298" table:formula="of:=[.X2]" table:style-name="ce1">
            <text:p>298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3.4602076124567475E-3" table:formula="of:=[.AS2]" table:style-name="ce1">
            <text:p>0.003460208</text:p>
          </table:table-cell>
          <table:table-cell office:value-type="float" office:value="9.2041522491349489E-4" table:formula="of:=[.B6]*[.E6]" table:style-name="ce1">
            <text:p>0.000920415</text:p>
          </table:table-cell>
          <table:table-cell office:value-type="float" office:value="3.4602076124567475E-3" table:formula="of:=[.E6]" table:style-name="ce1">
            <text:p>0.003460208</text:p>
          </table:table-cell>
          <table:table-cell office:value-type="float" office:value="1.8996539792387546E-3" table:formula="of:=[.C6]*[.G6]" table:style-name="ce1">
            <text:p>0.001899654</text:p>
          </table:table-cell>
          <table:table-cell office:value-type="float" office:value="3.4602076124567475E-3" table:formula="of:=[.E6]" table:style-name="ce1">
            <text:p>0.003460208</text:p>
          </table:table-cell>
          <table:table-cell office:value-type="float" office:value="2.8200692041522491E-3" table:formula="of:=[.D6]*[.I6]" table:style-name="ce1">
            <text:p>0.002820069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5.6" table:formula="of:=[.AR2]" table:style-name="ce1">
            <text:p>15.6</text:p>
          </table:table-cell>
          <table:table-cell office:value-type="float" office:value="6.1463999999999999" table:formula="of:=[.B7]*[.E7]" table:style-name="ce1">
            <text:p>6.1464</text:p>
          </table:table-cell>
          <table:table-cell office:value-type="float" office:value="15.6" table:formula="of:=[.E7]" table:style-name="ce1">
            <text:p>15.6</text:p>
          </table:table-cell>
          <table:table-cell office:value-type="float" office:value="-0.57719999999999994" table:formula="of:=[.C7]*[.G7]" table:style-name="ce1">
            <text:p>-0.5772</text:p>
          </table:table-cell>
          <table:table-cell office:value-type="float" office:value="15.6" table:formula="of:=[.E7]" table:style-name="ce1">
            <text:p>15.6</text:p>
          </table:table-cell>
          <table:table-cell office:value-type="float" office:value="5.5691999999999995" table:formula="of:=[.D7]*[.I7]" table:style-name="ce1">
            <text:p>5.569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.1" table:formula="of:=[.AK2]" table:style-name="ce21">
            <text:p>2.1</text:p>
          </table:table-cell>
          <table:table-cell office:value-type="float" office:value="0.68880000000000008" table:formula="of:=[.B8]*[.E8]" table:style-name="ce1">
            <text:p>0.6888</text:p>
          </table:table-cell>
          <table:table-cell office:value-type="float" office:value="2.1" table:formula="of:=[.E8]" table:style-name="ce1">
            <text:p>2.1</text:p>
          </table:table-cell>
          <table:table-cell office:value-type="float" office:value="-0.48300000000000004" table:formula="of:=[.C8]*[.G8]" table:style-name="ce1">
            <text:p>-0.483</text:p>
          </table:table-cell>
          <table:table-cell office:value-type="float" office:value="2.1" table:formula="of:=[.E8]" table:style-name="ce1">
            <text:p>2.1</text:p>
          </table:table-cell>
          <table:table-cell office:value-type="float" office:value="0.20790000000000003" table:formula="of:=[.D8]*[.I8]" table:style-name="ce1">
            <text:p>0.2079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4" table:formula="of:=[.AL2]" table:style-name="ce21">
            <text:p>3.4</text:p>
          </table:table-cell>
          <table:table-cell office:value-type="float" office:value="0.17339999999999997" table:formula="of:=[.B9]*[.E9]" table:style-name="ce1">
            <text:p>0.1734</text:p>
          </table:table-cell>
          <table:table-cell office:value-type="float" office:value="3.4" table:formula="of:=[.E9]" table:style-name="ce1">
            <text:p>3.4</text:p>
          </table:table-cell>
          <table:table-cell office:value-type="float" office:value="0.81259999999999999" table:formula="of:=[.C9]*[.G9]" table:style-name="ce1">
            <text:p>0.8126</text:p>
          </table:table-cell>
          <table:table-cell office:value-type="float" office:value="3.4" table:formula="of:=[.E9]" table:style-name="ce1">
            <text:p>3.4</text:p>
          </table:table-cell>
          <table:table-cell office:value-type="float" office:value="0.98599999999999988" table:formula="of:=[.D9]*[.I9]" table:style-name="ce1">
            <text:p>0.98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8" table:formula="of:=[.AM2]" table:style-name="ce21">
            <text:p>2.8</text:p>
          </table:table-cell>
          <table:table-cell office:value-type="float" office:value="1.0499999999999998" table:formula="of:=[.B10]*[.E10]" table:style-name="ce1">
            <text:p>1.05</text:p>
          </table:table-cell>
          <table:table-cell office:value-type="float" office:value="2.8" table:formula="of:=[.E10]" table:style-name="ce1">
            <text:p>2.8</text:p>
          </table:table-cell>
          <table:table-cell office:value-type="float" office:value="9.2399999999999996E-2" table:formula="of:=[.C10]*[.G10]" table:style-name="ce1">
            <text:p>0.0924</text:p>
          </table:table-cell>
          <table:table-cell office:value-type="float" office:value="2.8" table:formula="of:=[.E10]" table:style-name="ce1">
            <text:p>2.8</text:p>
          </table:table-cell>
          <table:table-cell office:value-type="float" office:value="1.1451999999999998" table:formula="of:=[.D10]*[.I10]" table:style-name="ce1">
            <text:p>1.145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7" table:formula="of:=[.AN2]" table:style-name="ce21">
            <text:p>0.7</text:p>
          </table:table-cell>
          <table:table-cell office:value-type="float" office:value="0.18409999999999999" table:formula="of:=[.B11]*[.E11]" table:style-name="ce1">
            <text:p>0.1841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59989999999999999" table:formula="of:=[.C11]*[.G11]" table:style-name="ce1">
            <text:p>0.5999</text:p>
          </table:table-cell>
          <table:table-cell office:value-type="float" office:value="0.7" table:formula="of:=[.E11]" table:style-name="ce1">
            <text:p>0.7</text:p>
          </table:table-cell>
          <table:table-cell office:value-type="float" office:value="0.78400000000000003" table:formula="of:=[.D11]*[.I11]" table:style-name="ce1">
            <text:p>0.78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1" table:formula="of:=[.AO2]" table:style-name="ce21">
            <text:p>0.1</text:p>
          </table:table-cell>
          <table:table-cell office:value-type="float" office:value="-2.2000000000000001E-3" table:formula="of:=[.B12]*[.E12]" table:style-name="ce1">
            <text:p>-0.0022</text:p>
          </table:table-cell>
          <table:table-cell office:value-type="float" office:value="0.1" table:formula="of:=[.E12]" table:style-name="ce1">
            <text:p>0.1</text:p>
          </table:table-cell>
          <table:table-cell office:value-type="float" office:value="8.1699999999999995E-2" table:formula="of:=[.C12]*[.G12]" table:style-name="ce1">
            <text:p>0.0817</text:p>
          </table:table-cell>
          <table:table-cell office:value-type="float" office:value="0.1" table:formula="of:=[.E12]" table:style-name="ce1">
            <text:p>0.1</text:p>
          </table:table-cell>
          <table:table-cell office:value-type="float" office:value="7.9500000000000015E-2" table:formula="of:=[.D12]*[.I12]" table:style-name="ce1">
            <text:p>0.079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4" table:formula="of:=[.AP2]" table:style-name="ce21">
            <text:p>2.4</text:p>
          </table:table-cell>
          <table:table-cell office:value-type="float" office:value="-1.6823999999999999" table:formula="of:=[.B13]*[.E13]" table:style-name="ce1">
            <text:p>-1.6824</text:p>
          </table:table-cell>
          <table:table-cell office:value-type="float" office:value="2.4" table:formula="of:=[.E13]" table:style-name="ce1">
            <text:p>2.4</text:p>
          </table:table-cell>
          <table:table-cell office:value-type="float" office:value="-0.4632" table:formula="of:=[.C13]*[.G13]" table:style-name="ce1">
            <text:p>-0.4632</text:p>
          </table:table-cell>
          <table:table-cell office:value-type="float" office:value="2.4" table:formula="of:=[.E13]" table:style-name="ce1">
            <text:p>2.4</text:p>
          </table:table-cell>
          <table:table-cell office:value-type="float" office:value="-2.1456" table:formula="of:=[.D13]*[.I13]" table:style-name="ce1">
            <text:p>-2.145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4" table:formula="of:=[.AQ2]" table:style-name="ce21">
            <text:p>4</text:p>
          </table:table-cell>
          <table:table-cell office:value-type="float" office:value="-0.74" table:formula="of:=[.B14]*[.E14]" table:style-name="ce1">
            <text:p>-0.74</text:p>
          </table:table-cell>
          <table:table-cell office:value-type="float" office:value="4" table:formula="of:=[.E14]" table:style-name="ce1">
            <text:p>4</text:p>
          </table:table-cell>
          <table:table-cell office:value-type="float" office:value="0.35199999999999998" table:formula="of:=[.C14]*[.G14]" table:style-name="ce1">
            <text:p>0.352</text:p>
          </table:table-cell>
          <table:table-cell office:value-type="float" office:value="4" table:formula="of:=[.E14]" table:style-name="ce1">
            <text:p>4</text:p>
          </table:table-cell>
          <table:table-cell office:value-type="float" office:value="-0.38800000000000001" table:formula="of:=[.D14]*[.I14]" table:style-name="ce1">
            <text:p>-0.38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1000000000000001" table:formula="of:=[.AI2]" table:style-name="ce1">
            <text:p>1.1</text:p>
          </table:table-cell>
          <table:table-cell office:value-type="float" office:value="1.3200000000000002E-2" table:formula="of:=[.B15]*[.E15]" table:style-name="ce1">
            <text:p>0.0132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4.07E-2" table:formula="of:=[.C15]*[.G15]" table:style-name="ce1">
            <text:p>0.0407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5.2800000000000007E-2" table:formula="of:=[.D15]*[.I15]" table:style-name="ce1">
            <text:p>0.05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9.1" table:formula="of:=[.AF2]" table:style-name="ce1">
            <text:p>9.1</text:p>
          </table:table-cell>
          <table:table-cell office:value-type="float" office:value="-2.3660000000000001" table:formula="of:=[.B16]*[.E16]" table:style-name="ce1">
            <text:p>-2.366</text:p>
          </table:table-cell>
          <table:table-cell office:value-type="float" office:value="9.1" table:formula="of:=[.E16]" table:style-name="ce1">
            <text:p>9.1</text:p>
          </table:table-cell>
          <table:table-cell office:value-type="float" office:value="-0.42769999999999997" table:formula="of:=[.C16]*[.G16]" table:style-name="ce1">
            <text:p>-0.4277</text:p>
          </table:table-cell>
          <table:table-cell office:value-type="float" office:value="9.1" table:formula="of:=[.E16]" table:style-name="ce1">
            <text:p>9.1</text:p>
          </table:table-cell>
          <table:table-cell office:value-type="float" office:value="-2.7936999999999999" table:formula="of:=[.D16]*[.I16]" table:style-name="ce1">
            <text:p>-2.793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4.7" table:formula="of:=[.AC2]" table:style-name="ce1">
            <text:p>4.7</text:p>
          </table:table-cell>
          <table:table-cell office:value-type="float" office:value="-0.34310000000000002" table:formula="of:=[.B17]*[.E17]" table:style-name="ce1">
            <text:p>-0.3431</text:p>
          </table:table-cell>
          <table:table-cell office:value-type="float" office:value="4.7" table:formula="of:=[.E17]" table:style-name="ce1">
            <text:p>4.7</text:p>
          </table:table-cell>
          <table:table-cell office:value-type="float" office:value="-0.38540000000000002" table:formula="of:=[.C17]*[.G17]" table:style-name="ce1">
            <text:p>-0.3854</text:p>
          </table:table-cell>
          <table:table-cell office:value-type="float" office:value="4.7" table:formula="of:=[.E17]" table:style-name="ce1">
            <text:p>4.7</text:p>
          </table:table-cell>
          <table:table-cell office:value-type="float" office:value="-0.72850000000000004" table:formula="of:=[.D17]*[.I17]" table:style-name="ce1">
            <text:p>-0.728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0650996835175968" table:formula="of:=SUM([.F5:.F18])" table:style-name="ce2">
            <text:p>3.065099684</text:p>
          </table:table-cell>
          <table:table-cell table:style-name="ce1"/>
          <table:table-cell office:value-type="float" office:value="-0.37083103707767162" table:formula="of:=SUM([.H5:.H18])" table:style-name="ce2">
            <text:p>-0.370831037</text:p>
          </table:table-cell>
          <table:table-cell table:style-name="ce1"/>
          <table:table-cell office:value-type="float" office:value="2.5062765732691936" table:formula="of:=SUM([.J5:.J18])" table:style-name="ce2">
            <text:p>2.506276573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1.5" table:formula="of:=[.K36]" table:style-name="ce1">
            <text:p>1.5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45299999999999996" table:formula="of:=[.B32]*[.C32]" table:style-name="ce1">
            <text:p>0.453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2.4" table:formula="of:=-([.L36])" table:style-name="ce1">
            <text:p>-2.4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0.96240000000000003" table:formula="of:=[.G32]*[.H32]" table:style-name="ce1">
            <text:p>-0.962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0650996835175968" table:formula="of:=[.F20]" table:style-name="ce1">
            <text:p>3.065099684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059746987323825" table:formula="of:=[.B33]*[.C33]" table:style-name="ce1">
            <text:p>2.059746987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-0.37083103707767162" table:formula="of:=[.H20]" table:style-name="ce1">
            <text:p>-0.370831037</text:p>
          </table:table-cell>
          <table:table-cell office:value-type="float" office:value="0.751" table:style-name="ce1">
            <text:p>0.751</text:p>
          </table:table-cell>
          <table:table-cell office:value-type="float" office:value="-0.27849410884533138" table:formula="of:=[.G33]*[.H33]" table:style-name="ce1">
            <text:p>-0.278494109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3.5999999999999943" table:formula="of:=[.K34]-[.O3]" table:style-name="ce1">
            <text:p>3.6</text:p>
          </table:table-cell>
          <table:table-cell office:value-type="float" office:value="0.151" table:style-name="ce1">
            <text:p>0.151</text:p>
          </table:table-cell>
          <table:table-cell office:value-type="float" office:value="0.54359999999999908" table:formula="of:=[.B34]*[.C34]" table:style-name="ce1">
            <text:p>0.5436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9.9999999999994316E-2" table:formula="of:=[.O3]-[.L34]" table:style-name="ce1">
            <text:p>0.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.3599999999999227E-2" table:formula="of:=[.G34]*[.H34]" table:style-name="ce1">
            <text:p>0.0136</text:p>
          </table:table-cell>
          <table:table-cell table:style-name="ce1"/>
          <table:table-cell office:value-type="float" office:value="115.6" table:style-name="ce1">
            <text:p>115.6</text:p>
          </table:table-cell>
          <table:table-cell office:value-type="float" office:value="111.9" table:style-name="ce1">
            <text:p>111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1.5" table:style-name="ce1">
            <text:p>1.5</text:p>
          </table:table-cell>
          <table:table-cell office:value-type="float" office:value="2.4" table:style-name="ce1">
            <text:p>2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2.6043469873238241" table:formula="of:=SUM([.D32:.D35])" table:style-name="ce2">
            <text:p>2.604346987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1.2042941088453323" table:formula="of:=SUM([.I32:.I35])" table:style-name="ce2">
            <text:p>-1.204294109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1.4000528784784918" table:formula="of:=[.D37]+[.I37]" table:style-name="ce2">
            <text:p>1.400052878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4.60434698732382" table:formula="of:=[.O3]+[.D37]" table:style-name="ce1">
            <text:p>114.60434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0.79570589115467" table:formula="of:=[.O3]+[.I37]" table:style-name="ce1">
            <text:p>110.795705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6.1324109551381604E+28" table:formula="of:=[.B52]^13.98" table:style-name="ce1">
            <text:p>6.13241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9.9556420014223014E+28" table:formula="of:=([.B52]^13.98+[.B53]^13.98)" table:style-name="ce1">
            <text:p>9.95564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1597343036863528" table:formula="of:=[.B54]/[.B55]" table:style-name="ce12">
            <text:p>0.61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3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3" table:style-name="ce16">
            <text:p>13</text:p>
          </table:table-cell>
          <table:table-cell office:value-type="string" table:style-name="ce13">
            <text:p>KZ Okpala</text:p>
          </table:table-cell>
          <table:table-cell office:value-type="float" office:value="22" table:style-name="ce13">
            <text:p>22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244" table:style-name="ce13">
            <text:p>244</text:p>
          </table:table-cell>
          <table:table-cell office:value-type="float" office:value="4.4000000000000004" table:style-name="ce13">
            <text:p>4.4</text:p>
          </table:table-cell>
          <table:table-cell office:value-type="float" office:value="10.199999999999999" table:style-name="ce13">
            <text:p>10.2</text:p>
          </table:table-cell>
          <table:table-cell office:value-type="float" office:value="0.435" table:style-name="ce13">
            <text:p>0.435</text:p>
          </table:table-cell>
          <table:table-cell office:value-type="float" office:value="1.3" table:style-name="ce13">
            <text:p>1.3</text:p>
          </table:table-cell>
          <table:table-cell office:value-type="float" office:value="3.8" table:style-name="ce13">
            <text:p>3.8</text:p>
          </table:table-cell>
          <table:table-cell office:value-type="float" office:value="0.34599999999999997" table:style-name="ce13">
            <text:p>0.346</text:p>
          </table:table-cell>
          <table:table-cell office:value-type="float" office:value="3.1" table:style-name="ce13">
            <text:p>3.1</text:p>
          </table:table-cell>
          <table:table-cell office:value-type="float" office:value="6.3" table:style-name="ce13">
            <text:p>6.3</text:p>
          </table:table-cell>
          <table:table-cell office:value-type="float" office:value="0.48799999999999999" table:style-name="ce13">
            <text:p>0.488</text:p>
          </table:table-cell>
          <table:table-cell office:value-type="float" office:value="1.2" table:style-name="ce13">
            <text:p>1.2</text:p>
          </table:table-cell>
          <table:table-cell office:value-type="float" office:value="1.6" table:style-name="ce13">
            <text:p>1.6</text:p>
          </table:table-cell>
          <table:table-cell office:value-type="float" office:value="0.72699999999999998" table:style-name="ce13">
            <text:p>0.727</text:p>
          </table:table-cell>
          <table:table-cell office:value-type="float" office:value="1.6" table:style-name="ce13">
            <text:p>1.6</text:p>
          </table:table-cell>
          <table:table-cell office:value-type="float" office:value="4.4000000000000004" table:style-name="ce13">
            <text:p>4.4</text:p>
          </table:table-cell>
          <table:table-cell office:value-type="float" office:value="2.1" table:style-name="ce13">
            <text:p>2.1</text:p>
          </table:table-cell>
          <table:table-cell office:value-type="float" office:value="0.6" table:style-name="ce13">
            <text:p>0.6</text:p>
          </table:table-cell>
          <table:table-cell office:value-type="float" office:value="1" table:style-name="ce13">
            <text:p>1</text:p>
          </table:table-cell>
          <table:table-cell office:value-type="float" office:value="0.7" table:style-name="ce13">
            <text:p>0.7</text:p>
          </table:table-cell>
          <table:table-cell office:value-type="float" office:value="3.7" table:style-name="ce13">
            <text:p>3.7</text:p>
          </table:table-cell>
          <table:table-cell office:value-type="float" office:value="11.4" table:style-name="ce13">
            <text:p>11.4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0.10538617886178879" table:formula="of:=([.M3]-[.O3])*[.L5]/[.M5]" table:style-name="ce1">
            <text:p>0.105386179</text:p>
          </table:table-cell>
          <table:table-cell office:value-type="float" office:value="2.7821951219512243E-2" table:formula="of:=[.B5]*[.E5]" table:style-name="ce1">
            <text:p>0.027821951</text:p>
          </table:table-cell>
          <table:table-cell office:value-type="float" office:value="0.17977642276422801" table:formula="of:=-([.N3]-[.O3])*[.L5]/[.M5]" table:style-name="ce1">
            <text:p>0.179776423</text:p>
          </table:table-cell>
          <table:table-cell office:value-type="float" office:value="2.085406504065045E-2" table:formula="of:=[.C5]*[.G5]" table:style-name="ce1">
            <text:p>0.020854065</text:p>
          </table:table-cell>
          <table:table-cell office:value-type="float" office:value="-0.2851626016260162" table:formula="of:=-([.L3])*[.L5]/[.M5]" table:style-name="ce1">
            <text:p>-0.285162602</text:p>
          </table:table-cell>
          <table:table-cell office:value-type="float" office:value="-0.10836178861788616" table:formula="of:=[.D5]*[.I5]" table:style-name="ce1">
            <text:p>-0.108361789</text:p>
          </table:table-cell>
          <table:table-cell table:style-name="ce1"/>
          <table:table-cell office:value-type="float" office:value="244" table:formula="of:=[.X2]" table:style-name="ce1">
            <text:p>244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1.4" table:formula="of:=[.AR2]" table:style-name="ce1">
            <text:p>11.4</text:p>
          </table:table-cell>
          <table:table-cell office:value-type="float" office:value="4.4916" table:formula="of:=[.B7]*[.E7]" table:style-name="ce1">
            <text:p>4.4916</text:p>
          </table:table-cell>
          <table:table-cell office:value-type="float" office:value="11.4" table:formula="of:=[.E7]" table:style-name="ce1">
            <text:p>11.4</text:p>
          </table:table-cell>
          <table:table-cell office:value-type="float" office:value="-0.42180000000000001" table:formula="of:=[.C7]*[.G7]" table:style-name="ce1">
            <text:p>-0.4218</text:p>
          </table:table-cell>
          <table:table-cell office:value-type="float" office:value="11.4" table:formula="of:=[.E7]" table:style-name="ce1">
            <text:p>11.4</text:p>
          </table:table-cell>
          <table:table-cell office:value-type="float" office:value="4.0697999999999999" table:formula="of:=[.D7]*[.I7]" table:style-name="ce1">
            <text:p>4.069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6" table:formula="of:=[.AK2]" table:style-name="ce21">
            <text:p>1.6</text:p>
          </table:table-cell>
          <table:table-cell office:value-type="float" office:value="0.52480000000000004" table:formula="of:=[.B8]*[.E8]" table:style-name="ce1">
            <text:p>0.5248</text:p>
          </table:table-cell>
          <table:table-cell office:value-type="float" office:value="1.6" table:formula="of:=[.E8]" table:style-name="ce1">
            <text:p>1.6</text:p>
          </table:table-cell>
          <table:table-cell office:value-type="float" office:value="-0.36800000000000005" table:formula="of:=[.C8]*[.G8]" table:style-name="ce1">
            <text:p>-0.368</text:p>
          </table:table-cell>
          <table:table-cell office:value-type="float" office:value="1.6" table:formula="of:=[.E8]" table:style-name="ce1">
            <text:p>1.6</text:p>
          </table:table-cell>
          <table:table-cell office:value-type="float" office:value="0.15840000000000001" table:formula="of:=[.D8]*[.I8]" table:style-name="ce1">
            <text:p>0.158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4000000000000004" table:formula="of:=[.AL2]" table:style-name="ce21">
            <text:p>4.4</text:p>
          </table:table-cell>
          <table:table-cell office:value-type="float" office:value="0.22440000000000002" table:formula="of:=[.B9]*[.E9]" table:style-name="ce1">
            <text:p>0.2244</text:p>
          </table:table-cell>
          <table:table-cell office:value-type="float" office:value="4.4000000000000004" table:formula="of:=[.E9]" table:style-name="ce1">
            <text:p>4.4</text:p>
          </table:table-cell>
          <table:table-cell office:value-type="float" office:value="1.0516000000000001" table:formula="of:=[.C9]*[.G9]" table:style-name="ce1">
            <text:p>1.0516</text:p>
          </table:table-cell>
          <table:table-cell office:value-type="float" office:value="4.4000000000000004" table:formula="of:=[.E9]" table:style-name="ce1">
            <text:p>4.4</text:p>
          </table:table-cell>
          <table:table-cell office:value-type="float" office:value="1.276" table:formula="of:=[.D9]*[.I9]" table:style-name="ce1">
            <text:p>1.2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1" table:formula="of:=[.AM2]" table:style-name="ce21">
            <text:p>2.1</text:p>
          </table:table-cell>
          <table:table-cell office:value-type="float" office:value="0.78750000000000009" table:formula="of:=[.B10]*[.E10]" table:style-name="ce1">
            <text:p>0.7875</text:p>
          </table:table-cell>
          <table:table-cell office:value-type="float" office:value="2.1" table:formula="of:=[.E10]" table:style-name="ce1">
            <text:p>2.1</text:p>
          </table:table-cell>
          <table:table-cell office:value-type="float" office:value="6.93E-2" table:formula="of:=[.C10]*[.G10]" table:style-name="ce1">
            <text:p>0.0693</text:p>
          </table:table-cell>
          <table:table-cell office:value-type="float" office:value="2.1" table:formula="of:=[.E10]" table:style-name="ce1">
            <text:p>2.1</text:p>
          </table:table-cell>
          <table:table-cell office:value-type="float" office:value="0.8589" table:formula="of:=[.D10]*[.I10]" table:style-name="ce1">
            <text:p>0.858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6" table:formula="of:=[.AN2]" table:style-name="ce21">
            <text:p>0.6</text:p>
          </table:table-cell>
          <table:table-cell office:value-type="float" office:value="0.1578" table:formula="of:=[.B11]*[.E11]" table:style-name="ce1">
            <text:p>0.1578</text:p>
          </table:table-cell>
          <table:table-cell office:value-type="float" office:value="0.6" table:formula="of:=[.E11]" table:style-name="ce1">
            <text:p>0.6</text:p>
          </table:table-cell>
          <table:table-cell office:value-type="float" office:value="0.51419999999999999" table:formula="of:=[.C11]*[.G11]" table:style-name="ce1">
            <text:p>0.5142</text:p>
          </table:table-cell>
          <table:table-cell office:value-type="float" office:value="0.6" table:formula="of:=[.E11]" table:style-name="ce1">
            <text:p>0.6</text:p>
          </table:table-cell>
          <table:table-cell office:value-type="float" office:value="0.67200000000000004" table:formula="of:=[.D11]*[.I11]" table:style-name="ce1">
            <text:p>0.67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1" table:formula="of:=[.AO2]" table:style-name="ce21">
            <text:p>1</text:p>
          </table:table-cell>
          <table:table-cell office:value-type="float" office:value="-2.1999999999999999E-2" table:formula="of:=[.B12]*[.E12]" table:style-name="ce1">
            <text:p>-0.022</text:p>
          </table:table-cell>
          <table:table-cell office:value-type="float" office:value="1" table:formula="of:=[.E12]" table:style-name="ce1">
            <text:p>1</text:p>
          </table:table-cell>
          <table:table-cell office:value-type="float" office:value="0.81699999999999995" table:formula="of:=[.C12]*[.G12]" table:style-name="ce1">
            <text:p>0.817</text:p>
          </table:table-cell>
          <table:table-cell office:value-type="float" office:value="1" table:formula="of:=[.E12]" table:style-name="ce1">
            <text:p>1</text:p>
          </table:table-cell>
          <table:table-cell office:value-type="float" office:value="0.79500000000000004" table:formula="of:=[.D12]*[.I12]" table:style-name="ce1">
            <text:p>0.79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.7" table:formula="of:=[.AP2]" table:style-name="ce21">
            <text:p>0.7</text:p>
          </table:table-cell>
          <table:table-cell office:value-type="float" office:value="-0.49069999999999991" table:formula="of:=[.B13]*[.E13]" table:style-name="ce1">
            <text:p>-0.4907</text:p>
          </table:table-cell>
          <table:table-cell office:value-type="float" office:value="0.7" table:formula="of:=[.E13]" table:style-name="ce1">
            <text:p>0.7</text:p>
          </table:table-cell>
          <table:table-cell office:value-type="float" office:value="-0.1351" table:formula="of:=[.C13]*[.G13]" table:style-name="ce1">
            <text:p>-0.1351</text:p>
          </table:table-cell>
          <table:table-cell office:value-type="float" office:value="0.7" table:formula="of:=[.E13]" table:style-name="ce1">
            <text:p>0.7</text:p>
          </table:table-cell>
          <table:table-cell office:value-type="float" office:value="-0.62580000000000002" table:formula="of:=[.D13]*[.I13]" table:style-name="ce1">
            <text:p>-0.625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3.7" table:formula="of:=[.AQ2]" table:style-name="ce21">
            <text:p>3.7</text:p>
          </table:table-cell>
          <table:table-cell office:value-type="float" office:value="-0.6845" table:formula="of:=[.B14]*[.E14]" table:style-name="ce1">
            <text:p>-0.6845</text:p>
          </table:table-cell>
          <table:table-cell office:value-type="float" office:value="3.7" table:formula="of:=[.E14]" table:style-name="ce1">
            <text:p>3.7</text:p>
          </table:table-cell>
          <table:table-cell office:value-type="float" office:value="0.3256" table:formula="of:=[.C14]*[.G14]" table:style-name="ce1">
            <text:p>0.3256</text:p>
          </table:table-cell>
          <table:table-cell office:value-type="float" office:value="3.7" table:formula="of:=[.E14]" table:style-name="ce1">
            <text:p>3.7</text:p>
          </table:table-cell>
          <table:table-cell office:value-type="float" office:value="-0.35890000000000005" table:formula="of:=[.D14]*[.I14]" table:style-name="ce1">
            <text:p>-0.358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6" table:formula="of:=[.AI2]" table:style-name="ce1">
            <text:p>1.6</text:p>
          </table:table-cell>
          <table:table-cell office:value-type="float" office:value="1.9200000000000002E-2" table:formula="of:=[.B15]*[.E15]" table:style-name="ce1">
            <text:p>0.0192</text:p>
          </table:table-cell>
          <table:table-cell office:value-type="float" office:value="1.6" table:formula="of:=[.E15]" table:style-name="ce1">
            <text:p>1.6</text:p>
          </table:table-cell>
          <table:table-cell office:value-type="float" office:value="5.9200000000000003E-2" table:formula="of:=[.C15]*[.G15]" table:style-name="ce1">
            <text:p>0.0592</text:p>
          </table:table-cell>
          <table:table-cell office:value-type="float" office:value="1.6" table:formula="of:=[.E15]" table:style-name="ce1">
            <text:p>1.6</text:p>
          </table:table-cell>
          <table:table-cell office:value-type="float" office:value="7.6800000000000007E-2" table:formula="of:=[.D15]*[.I15]" table:style-name="ce1">
            <text:p>0.076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6.3" table:formula="of:=[.AF2]" table:style-name="ce1">
            <text:p>6.3</text:p>
          </table:table-cell>
          <table:table-cell office:value-type="float" office:value="-1.6379999999999999" table:formula="of:=[.B16]*[.E16]" table:style-name="ce1">
            <text:p>-1.638</text:p>
          </table:table-cell>
          <table:table-cell office:value-type="float" office:value="6.3" table:formula="of:=[.E16]" table:style-name="ce1">
            <text:p>6.3</text:p>
          </table:table-cell>
          <table:table-cell office:value-type="float" office:value="-0.29609999999999997" table:formula="of:=[.C16]*[.G16]" table:style-name="ce1">
            <text:p>-0.2961</text:p>
          </table:table-cell>
          <table:table-cell office:value-type="float" office:value="6.3" table:formula="of:=[.E16]" table:style-name="ce1">
            <text:p>6.3</text:p>
          </table:table-cell>
          <table:table-cell office:value-type="float" office:value="-1.9340999999999999" table:formula="of:=[.D16]*[.I16]" table:style-name="ce1">
            <text:p>-1.934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3.8" table:formula="of:=[.AC2]" table:style-name="ce1">
            <text:p>3.8</text:p>
          </table:table-cell>
          <table:table-cell office:value-type="float" office:value="-0.27739999999999998" table:formula="of:=[.B17]*[.E17]" table:style-name="ce1">
            <text:p>-0.2774</text:p>
          </table:table-cell>
          <table:table-cell office:value-type="float" office:value="3.8" table:formula="of:=[.E17]" table:style-name="ce1">
            <text:p>3.8</text:p>
          </table:table-cell>
          <table:table-cell office:value-type="float" office:value="-0.31159999999999999" table:formula="of:=[.C17]*[.G17]" table:style-name="ce1">
            <text:p>-0.3116</text:p>
          </table:table-cell>
          <table:table-cell office:value-type="float" office:value="3.8" table:formula="of:=[.E17]" table:style-name="ce1">
            <text:p>3.8</text:p>
          </table:table-cell>
          <table:table-cell office:value-type="float" office:value="-0.58899999999999997" table:formula="of:=[.D17]*[.I17]" table:style-name="ce1">
            <text:p>-0.58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0285219512195121" table:formula="of:=SUM([.F5:.F18])" table:style-name="ce2">
            <text:p>3.028521951</text:p>
          </table:table-cell>
          <table:table-cell table:style-name="ce1"/>
          <table:table-cell office:value-type="float" office:value="1.2841540650406502" table:formula="of:=SUM([.H5:.H18])" table:style-name="ce2">
            <text:p>1.284154065</text:p>
          </table:table-cell>
          <table:table-cell table:style-name="ce1"/>
          <table:table-cell office:value-type="float" office:value="4.1577382113821146" table:formula="of:=SUM([.J5:.J18])" table:style-name="ce2">
            <text:p>4.157738211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1.6" table:formula="of:=[.K36]" table:style-name="ce1">
            <text:p>-1.6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0.48320000000000002" table:formula="of:=[.B32]*[.C32]" table:style-name="ce1">
            <text:p>-0.4832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1.3" table:formula="of:=-([.L36])" table:style-name="ce1">
            <text:p>1.3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5213000000000001" table:formula="of:=[.G32]*[.H32]" table:style-name="ce1">
            <text:p>0.5213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0285219512195121" table:formula="of:=[.F20]" table:style-name="ce1">
            <text:p>3.028521951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0351667512195122" table:formula="of:=[.B33]*[.C33]" table:style-name="ce1">
            <text:p>2.035166751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2841540650406502" table:formula="of:=[.H20]" table:style-name="ce1">
            <text:p>1.284154065</text:p>
          </table:table-cell>
          <table:table-cell office:value-type="float" office:value="0.751" table:style-name="ce1">
            <text:p>0.751</text:p>
          </table:table-cell>
          <table:table-cell office:value-type="float" office:value="0.96439970284552834" table:formula="of:=[.G33]*[.H33]" table:style-name="ce1">
            <text:p>0.964399703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0.70000000000000284" table:formula="of:=[.K34]-[.O3]" table:style-name="ce1">
            <text:p>0.7</text:p>
          </table:table-cell>
          <table:table-cell office:value-type="float" office:value="0.151" table:style-name="ce1">
            <text:p>0.151</text:p>
          </table:table-cell>
          <table:table-cell office:value-type="float" office:value="0.10570000000000043" table:formula="of:=[.B34]*[.C34]" table:style-name="ce1">
            <text:p>0.1057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3.5999999999999943" table:formula="of:=[.O3]-[.L34]" table:style-name="ce1">
            <text:p>3.6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48959999999999926" table:formula="of:=[.G34]*[.H34]" table:style-name="ce1">
            <text:p>0.4896</text:p>
          </table:table-cell>
          <table:table-cell table:style-name="ce1"/>
          <table:table-cell office:value-type="float" office:value="112.7" table:style-name="ce1">
            <text:p>112.7</text:p>
          </table:table-cell>
          <table:table-cell office:value-type="float" office:value="108.4" table:style-name="ce1">
            <text:p>108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1.6" table:style-name="ce1">
            <text:p>-1.6</text:p>
          </table:table-cell>
          <table:table-cell office:value-type="float" office:value="-1.3" table:style-name="ce1">
            <text:p>-1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1.2056667512195125" table:formula="of:=SUM([.D32:.D35])" table:style-name="ce2">
            <text:p>1.205666751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1.9982997028455276" table:formula="of:=SUM([.I32:.I35])" table:style-name="ce2">
            <text:p>1.998299703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3.2039664540650401" table:formula="of:=[.D37]+[.I37]" table:style-name="ce2">
            <text:p>3.203966454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3.20566675121951" table:formula="of:=[.O3]+[.D37]" table:style-name="ce1">
            <text:p>113.205666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3.99829970284553" table:formula="of:=[.O3]+[.I37]" table:style-name="ce1">
            <text:p>113.998299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5.1650790627809335E+28" table:formula="of:=[.B52]^13.98" table:style-name="ce1">
            <text:p>5.1650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085936493259318E+29" table:formula="of:=([.B52]^13.98+[.B53]^13.98)" table:style-name="ce1">
            <text:p>1.0859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7563362082791061" table:formula="of:=[.B54]/[.B55]" table:style-name="ce12">
            <text:p>0.47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4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1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4" table:style-name="ce16">
            <text:p>14</text:p>
          </table:table-cell>
          <table:table-cell office:value-type="string" table:style-name="ce13">
            <text:p>Kyle Guy</text:p>
          </table:table-cell>
          <table:table-cell office:value-type="float" office:value="24" table:style-name="ce13">
            <text:p>24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3">
            <text:p>0</text:p>
          </table:table-cell>
          <table:table-cell office:value-type="float" office:value="186" table:style-name="ce13">
            <text:p>186</text:p>
          </table:table-cell>
          <table:table-cell office:value-type="float" office:value="5" table:style-name="ce13">
            <text:p>5</text:p>
          </table:table-cell>
          <table:table-cell office:value-type="float" office:value="12.6" table:style-name="ce13">
            <text:p>12.6</text:p>
          </table:table-cell>
          <table:table-cell office:value-type="float" office:value="0.4" table:style-name="ce13">
            <text:p>0.4</text:p>
          </table:table-cell>
          <table:table-cell office:value-type="float" office:value="2.7" table:style-name="ce13">
            <text:p>2.7</text:p>
          </table:table-cell>
          <table:table-cell office:value-type="float" office:value="7.7" table:style-name="ce13">
            <text:p>7.7</text:p>
          </table:table-cell>
          <table:table-cell office:value-type="float" office:value="0.35" table:style-name="ce13">
            <text:p>0.35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4.8" table:style-name="ce13">
            <text:p>4.8</text:p>
          </table:table-cell>
          <table:table-cell office:value-type="float" office:value="0.48" table:style-name="ce13">
            <text:p>0.48</text:p>
          </table:table-cell>
          <table:table-cell office:value-type="float" office:value="1.5" table:style-name="ce13">
            <text:p>1.5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0.66700000000000004" table:style-name="ce13">
            <text:p>0.667</text:p>
          </table:table-cell>
          <table:table-cell office:value-type="float" office:value="0.8" table:style-name="ce13">
            <text:p>0.8</text:p>
          </table:table-cell>
          <table:table-cell office:value-type="float" office:value="2.5" table:style-name="ce13">
            <text:p>2.5</text:p>
          </table:table-cell>
          <table:table-cell office:value-type="float" office:value="3.3" table:style-name="ce13">
            <text:p>3.3</text:p>
          </table:table-cell>
          <table:table-cell office:value-type="float" office:value="1.4" table:style-name="ce13">
            <text:p>1.4</text:p>
          </table:table-cell>
          <table:table-cell office:value-type="float" office:value="0.2" table:style-name="ce13">
            <text:p>0.2</text:p>
          </table:table-cell>
          <table:table-cell office:value-type="float" office:value="2.5" table:style-name="ce13">
            <text:p>2.5</text:p>
          </table:table-cell>
          <table:table-cell office:value-type="float" office:value="2.2999999999999998" table:style-name="ce13">
            <text:p>2.3</text:p>
          </table:table-cell>
          <table:table-cell office:value-type="float" office:value="14.3" table:style-name="ce13">
            <text:p>14.3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8.0335365853658663E-2" table:formula="of:=([.M3]-[.O3])*[.L5]/[.M5]" table:style-name="ce1">
            <text:p>0.080335366</text:p>
          </table:table-cell>
          <table:table-cell office:value-type="float" office:value="2.1208536585365888E-2" table:formula="of:=[.B5]*[.E5]" table:style-name="ce1">
            <text:p>0.021208537</text:p>
          </table:table-cell>
          <table:table-cell office:value-type="float" office:value="0.13704268292682953" table:formula="of:=-([.N3]-[.O3])*[.L5]/[.M5]" table:style-name="ce1">
            <text:p>0.137042683</text:p>
          </table:table-cell>
          <table:table-cell office:value-type="float" office:value="1.5896951219512227E-2" table:formula="of:=[.C5]*[.G5]" table:style-name="ce1">
            <text:p>0.015896951</text:p>
          </table:table-cell>
          <table:table-cell office:value-type="float" office:value="-0.21737804878048778" table:formula="of:=-([.L3])*[.L5]/[.M5]" table:style-name="ce1">
            <text:p>-0.217378049</text:p>
          </table:table-cell>
          <table:table-cell office:value-type="float" office:value="-8.2603658536585356E-2" table:formula="of:=[.D5]*[.I5]" table:style-name="ce1">
            <text:p>-0.082603659</text:p>
          </table:table-cell>
          <table:table-cell table:style-name="ce1"/>
          <table:table-cell office:value-type="float" office:value="186" table:formula="of:=[.X2]" table:style-name="ce1">
            <text:p>186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4.3" table:formula="of:=[.AR2]" table:style-name="ce1">
            <text:p>14.3</text:p>
          </table:table-cell>
          <table:table-cell office:value-type="float" office:value="5.6342000000000008" table:formula="of:=[.B7]*[.E7]" table:style-name="ce1">
            <text:p>5.6342</text:p>
          </table:table-cell>
          <table:table-cell office:value-type="float" office:value="14.3" table:formula="of:=[.E7]" table:style-name="ce1">
            <text:p>14.3</text:p>
          </table:table-cell>
          <table:table-cell office:value-type="float" office:value="-0.52910000000000001" table:formula="of:=[.C7]*[.G7]" table:style-name="ce1">
            <text:p>-0.5291</text:p>
          </table:table-cell>
          <table:table-cell office:value-type="float" office:value="14.3" table:formula="of:=[.E7]" table:style-name="ce1">
            <text:p>14.3</text:p>
          </table:table-cell>
          <table:table-cell office:value-type="float" office:value="5.1051000000000002" table:formula="of:=[.D7]*[.I7]" table:style-name="ce1">
            <text:p>5.1051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8" table:formula="of:=[.AK2]" table:style-name="ce21">
            <text:p>0.8</text:p>
          </table:table-cell>
          <table:table-cell office:value-type="float" office:value="0.26240000000000002" table:formula="of:=[.B8]*[.E8]" table:style-name="ce1">
            <text:p>0.2624</text:p>
          </table:table-cell>
          <table:table-cell office:value-type="float" office:value="0.8" table:formula="of:=[.E8]" table:style-name="ce1">
            <text:p>0.8</text:p>
          </table:table-cell>
          <table:table-cell office:value-type="float" office:value="-0.18400000000000002" table:formula="of:=[.C8]*[.G8]" table:style-name="ce1">
            <text:p>-0.184</text:p>
          </table:table-cell>
          <table:table-cell office:value-type="float" office:value="0.8" table:formula="of:=[.E8]" table:style-name="ce1">
            <text:p>0.8</text:p>
          </table:table-cell>
          <table:table-cell office:value-type="float" office:value="7.9200000000000007E-2" table:formula="of:=[.D8]*[.I8]" table:style-name="ce1">
            <text:p>0.079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.5" table:formula="of:=[.AL2]" table:style-name="ce21">
            <text:p>2.5</text:p>
          </table:table-cell>
          <table:table-cell office:value-type="float" office:value="0.1275" table:formula="of:=[.B9]*[.E9]" table:style-name="ce1">
            <text:p>0.1275</text:p>
          </table:table-cell>
          <table:table-cell office:value-type="float" office:value="2.5" table:formula="of:=[.E9]" table:style-name="ce1">
            <text:p>2.5</text:p>
          </table:table-cell>
          <table:table-cell office:value-type="float" office:value="0.59749999999999992" table:formula="of:=[.C9]*[.G9]" table:style-name="ce1">
            <text:p>0.5975</text:p>
          </table:table-cell>
          <table:table-cell office:value-type="float" office:value="2.5" table:formula="of:=[.E9]" table:style-name="ce1">
            <text:p>2.5</text:p>
          </table:table-cell>
          <table:table-cell office:value-type="float" office:value="0.72499999999999998" table:formula="of:=[.D9]*[.I9]" table:style-name="ce1">
            <text:p>0.7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3.3" table:formula="of:=[.AM2]" table:style-name="ce21">
            <text:p>3.3</text:p>
          </table:table-cell>
          <table:table-cell office:value-type="float" office:value="1.2374999999999998" table:formula="of:=[.B10]*[.E10]" table:style-name="ce1">
            <text:p>1.2375</text:p>
          </table:table-cell>
          <table:table-cell office:value-type="float" office:value="3.3" table:formula="of:=[.E10]" table:style-name="ce1">
            <text:p>3.3</text:p>
          </table:table-cell>
          <table:table-cell office:value-type="float" office:value="0.1089" table:formula="of:=[.C10]*[.G10]" table:style-name="ce1">
            <text:p>0.1089</text:p>
          </table:table-cell>
          <table:table-cell office:value-type="float" office:value="3.3" table:formula="of:=[.E10]" table:style-name="ce1">
            <text:p>3.3</text:p>
          </table:table-cell>
          <table:table-cell office:value-type="float" office:value="1.3496999999999999" table:formula="of:=[.D10]*[.I10]" table:style-name="ce1">
            <text:p>1.349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4" table:formula="of:=[.AN2]" table:style-name="ce21">
            <text:p>1.4</text:p>
          </table:table-cell>
          <table:table-cell office:value-type="float" office:value="0.36819999999999997" table:formula="of:=[.B11]*[.E11]" table:style-name="ce1">
            <text:p>0.3682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1998" table:formula="of:=[.C11]*[.G11]" table:style-name="ce1">
            <text:p>1.1998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5680000000000001" table:formula="of:=[.D11]*[.I11]" table:style-name="ce1">
            <text:p>1.5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2" table:formula="of:=[.AO2]" table:style-name="ce21">
            <text:p>0.2</text:p>
          </table:table-cell>
          <table:table-cell office:value-type="float" office:value="-4.4000000000000003E-3" table:formula="of:=[.B12]*[.E12]" table:style-name="ce1">
            <text:p>-0.004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6339999999999999" table:formula="of:=[.C12]*[.G12]" table:style-name="ce1">
            <text:p>0.163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5900000000000003" table:formula="of:=[.D12]*[.I12]" table:style-name="ce1">
            <text:p>0.15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5" table:formula="of:=[.AP2]" table:style-name="ce21">
            <text:p>2.5</text:p>
          </table:table-cell>
          <table:table-cell office:value-type="float" office:value="-1.7524999999999999" table:formula="of:=[.B13]*[.E13]" table:style-name="ce1">
            <text:p>-1.7525</text:p>
          </table:table-cell>
          <table:table-cell office:value-type="float" office:value="2.5" table:formula="of:=[.E13]" table:style-name="ce1">
            <text:p>2.5</text:p>
          </table:table-cell>
          <table:table-cell office:value-type="float" office:value="-0.48250000000000004" table:formula="of:=[.C13]*[.G13]" table:style-name="ce1">
            <text:p>-0.4825</text:p>
          </table:table-cell>
          <table:table-cell office:value-type="float" office:value="2.5" table:formula="of:=[.E13]" table:style-name="ce1">
            <text:p>2.5</text:p>
          </table:table-cell>
          <table:table-cell office:value-type="float" office:value="-2.2349999999999999" table:formula="of:=[.D13]*[.I13]" table:style-name="ce1">
            <text:p>-2.23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2999999999999998" table:formula="of:=[.AQ2]" table:style-name="ce21">
            <text:p>2.3</text:p>
          </table:table-cell>
          <table:table-cell office:value-type="float" office:value="-0.42549999999999999" table:formula="of:=[.B14]*[.E14]" table:style-name="ce1">
            <text:p>-0.4255</text:p>
          </table:table-cell>
          <table:table-cell office:value-type="float" office:value="2.2999999999999998" table:formula="of:=[.E14]" table:style-name="ce1">
            <text:p>2.3</text:p>
          </table:table-cell>
          <table:table-cell office:value-type="float" office:value="0.20239999999999997" table:formula="of:=[.C14]*[.G14]" table:style-name="ce1">
            <text:p>0.2024</text:p>
          </table:table-cell>
          <table:table-cell office:value-type="float" office:value="2.2999999999999998" table:formula="of:=[.E14]" table:style-name="ce1">
            <text:p>2.3</text:p>
          </table:table-cell>
          <table:table-cell office:value-type="float" office:value="-0.22309999999999999" table:formula="of:=[.D14]*[.I14]" table:style-name="ce1">
            <text:p>-0.223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.2999999999999998" table:formula="of:=[.AI2]" table:style-name="ce1">
            <text:p>2.3</text:p>
          </table:table-cell>
          <table:table-cell office:value-type="float" office:value="2.76E-2" table:formula="of:=[.B15]*[.E15]" table:style-name="ce1">
            <text:p>0.0276</text:p>
          </table:table-cell>
          <table:table-cell office:value-type="float" office:value="2.2999999999999998" table:formula="of:=[.E15]" table:style-name="ce1">
            <text:p>2.3</text:p>
          </table:table-cell>
          <table:table-cell office:value-type="float" office:value="8.5099999999999995E-2" table:formula="of:=[.C15]*[.G15]" table:style-name="ce1">
            <text:p>0.0851</text:p>
          </table:table-cell>
          <table:table-cell office:value-type="float" office:value="2.2999999999999998" table:formula="of:=[.E15]" table:style-name="ce1">
            <text:p>2.3</text:p>
          </table:table-cell>
          <table:table-cell office:value-type="float" office:value="0.1104" table:formula="of:=[.D15]*[.I15]" table:style-name="ce1">
            <text:p>0.110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.8" table:formula="of:=[.AF2]" table:style-name="ce1">
            <text:p>4.8</text:p>
          </table:table-cell>
          <table:table-cell office:value-type="float" office:value="-1.248" table:formula="of:=[.B16]*[.E16]" table:style-name="ce1">
            <text:p>-1.248</text:p>
          </table:table-cell>
          <table:table-cell office:value-type="float" office:value="4.8" table:formula="of:=[.E16]" table:style-name="ce1">
            <text:p>4.8</text:p>
          </table:table-cell>
          <table:table-cell office:value-type="float" office:value="-0.22559999999999999" table:formula="of:=[.C16]*[.G16]" table:style-name="ce1">
            <text:p>-0.2256</text:p>
          </table:table-cell>
          <table:table-cell office:value-type="float" office:value="4.8" table:formula="of:=[.E16]" table:style-name="ce1">
            <text:p>4.8</text:p>
          </table:table-cell>
          <table:table-cell office:value-type="float" office:value="-1.4736" table:formula="of:=[.D16]*[.I16]" table:style-name="ce1">
            <text:p>-1.473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7.7" table:formula="of:=[.AC2]" table:style-name="ce1">
            <text:p>7.7</text:p>
          </table:table-cell>
          <table:table-cell office:value-type="float" office:value="-0.56209999999999993" table:formula="of:=[.B17]*[.E17]" table:style-name="ce1">
            <text:p>-0.5621</text:p>
          </table:table-cell>
          <table:table-cell office:value-type="float" office:value="7.7" table:formula="of:=[.E17]" table:style-name="ce1">
            <text:p>7.7</text:p>
          </table:table-cell>
          <table:table-cell office:value-type="float" office:value="-0.63140000000000007" table:formula="of:=[.C17]*[.G17]" table:style-name="ce1">
            <text:p>-0.6314</text:p>
          </table:table-cell>
          <table:table-cell office:value-type="float" office:value="7.7" table:formula="of:=[.E17]" table:style-name="ce1">
            <text:p>7.7</text:p>
          </table:table-cell>
          <table:table-cell office:value-type="float" office:value="-1.1935" table:formula="of:=[.D17]*[.I17]" table:style-name="ce1">
            <text:p>-1.193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3.5941085365853671" table:formula="of:=SUM([.F5:.F18])" table:style-name="ce2">
            <text:p>3.594108537</text:p>
          </table:table-cell>
          <table:table-cell table:style-name="ce1"/>
          <table:table-cell office:value-type="float" office:value="0.27939695121951186" table:formula="of:=SUM([.H5:.H18])" table:style-name="ce2">
            <text:p>0.279396951</text:p>
          </table:table-cell>
          <table:table-cell table:style-name="ce1"/>
          <table:table-cell office:value-type="float" office:value="3.7555963414634155" table:formula="of:=SUM([.J5:.J18])" table:style-name="ce2">
            <text:p>3.755596341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14.1" table:formula="of:=[.K36]" table:style-name="ce1">
            <text:p>-14.1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4.2581999999999995" table:formula="of:=[.B32]*[.C32]" table:style-name="ce1">
            <text:p>-4.2582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4.5" table:formula="of:=-([.L36])" table:style-name="ce1">
            <text:p>-4.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1.8045" table:formula="of:=[.G32]*[.H32]" table:style-name="ce1">
            <text:p>-1.8045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3.5941085365853671" table:formula="of:=[.F20]" table:style-name="ce1">
            <text:p>3.594108537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4152409365853669" table:formula="of:=[.B33]*[.C33]" table:style-name="ce1">
            <text:p>2.415240937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27939695121951186" table:formula="of:=[.H20]" table:style-name="ce1">
            <text:p>0.279396951</text:p>
          </table:table-cell>
          <table:table-cell office:value-type="float" office:value="0.751" table:style-name="ce1">
            <text:p>0.751</text:p>
          </table:table-cell>
          <table:table-cell office:value-type="float" office:value="0.20982711036585341" table:formula="of:=[.G33]*[.H33]" table:style-name="ce1">
            <text:p>0.20982711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11.200000000000003" table:formula="of:=[.K34]-[.O3]" table:style-name="ce1">
            <text:p>-11.2</text:p>
          </table:table-cell>
          <table:table-cell office:value-type="float" office:value="0.151" table:style-name="ce1">
            <text:p>0.151</text:p>
          </table:table-cell>
          <table:table-cell office:value-type="float" office:value="-1.6912000000000005" table:formula="of:=[.B34]*[.C34]" table:style-name="ce1">
            <text:p>-1.6912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1.9000000000000057" table:formula="of:=[.O3]-[.L34]" table:style-name="ce1">
            <text:p>-1.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0.2584000000000008" table:formula="of:=[.G34]*[.H34]" table:style-name="ce1">
            <text:p>-0.2584</text:p>
          </table:table-cell>
          <table:table-cell table:style-name="ce1"/>
          <table:table-cell office:value-type="float" office:value="100.8" table:style-name="ce1">
            <text:p>100.8</text:p>
          </table:table-cell>
          <table:table-cell office:value-type="float" office:value="113.9" table:style-name="ce1">
            <text:p>113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14.1" table:style-name="ce1">
            <text:p>-14.1</text:p>
          </table:table-cell>
          <table:table-cell office:value-type="float" office:value="4.5" table:style-name="ce1">
            <text:p>4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-3.9861590634146333" table:formula="of:=SUM([.D32:.D35])" table:style-name="ce2">
            <text:p>-3.986159063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1.8300728896341476" table:formula="of:=SUM([.I32:.I35])" table:style-name="ce2">
            <text:p>-1.83007289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-5.8162319530487814" table:formula="of:=[.D37]+[.I37]" table:style-name="ce2">
            <text:p>-5.81623195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08.01384093658537" table:formula="of:=[.O3]+[.D37]" table:style-name="ce1">
            <text:p>108.013840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0.16992711036585" table:formula="of:=[.O3]+[.I37]" table:style-name="ce1">
            <text:p>110.169927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2.6794283483474516E+28" table:formula="of:=[.B52]^13.98" table:style-name="ce1">
            <text:p>2.6794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6.2115984340909177E+28" table:formula="of:=([.B52]^13.98+[.B53]^13.98)" table:style-name="ce1">
            <text:p>6.2116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3135891297190598" table:formula="of:=[.B54]/[.B55]" table:style-name="ce12">
            <text:p>0.431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5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5" table:style-name="ce16">
            <text:p>15</text:p>
          </table:table-cell>
          <table:table-cell office:value-type="string" table:style-name="ce13">
            <text:p>Victor Oladipo</text:p>
          </table:table-cell>
          <table:table-cell office:value-type="float" office:value="29" table:style-name="ce13">
            <text:p>29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173" table:style-name="ce13">
            <text:p>173</text:p>
          </table:table-cell>
          <table:table-cell office:value-type="float" office:value="7.3" table:style-name="ce13">
            <text:p>7.3</text:p>
          </table:table-cell>
          <table:table-cell office:value-type="float" office:value="15.2" table:style-name="ce13">
            <text:p>15.2</text:p>
          </table:table-cell>
          <table:table-cell office:value-type="float" office:value="0.47899999999999998" table:style-name="ce13">
            <text:p>0.479</text:p>
          </table:table-cell>
          <table:table-cell office:value-type="float" office:value="3.1" table:style-name="ce13">
            <text:p>3.1</text:p>
          </table:table-cell>
          <table:table-cell office:value-type="float" office:value="7.5" table:style-name="ce13">
            <text:p>7.5</text:p>
          </table:table-cell>
          <table:table-cell office:value-type="float" office:value="0.41699999999999998" table:style-name="ce13">
            <text:p>0.417</text:p>
          </table:table-cell>
          <table:table-cell office:value-type="float" office:value="4.2" table:style-name="ce13">
            <text:p>4.2</text:p>
          </table:table-cell>
          <table:table-cell office:value-type="float" office:value="7.7" table:style-name="ce13">
            <text:p>7.7</text:p>
          </table:table-cell>
          <table:table-cell office:value-type="float" office:value="0.54100000000000004" table:style-name="ce13">
            <text:p>0.541</text:p>
          </table:table-cell>
          <table:table-cell office:value-type="float" office:value="2.9" table:style-name="ce13">
            <text:p>2.9</text:p>
          </table:table-cell>
          <table:table-cell office:value-type="float" office:value="4" table:style-name="ce13">
            <text:p>4</text:p>
          </table:table-cell>
          <table:table-cell office:value-type="float" office:value="0.73699999999999999" table:style-name="ce13">
            <text:p>0.737</text:p>
          </table:table-cell>
          <table:table-cell office:value-type="float" office:value="0.6" table:style-name="ce13">
            <text:p>0.6</text:p>
          </table:table-cell>
          <table:table-cell office:value-type="float" office:value="4.2" table:style-name="ce13">
            <text:p>4.2</text:p>
          </table:table-cell>
          <table:table-cell office:value-type="float" office:value="5.8" table:style-name="ce13">
            <text:p>5.8</text:p>
          </table:table-cell>
          <table:table-cell office:value-type="float" office:value="1" table:style-name="ce13">
            <text:p>1</text:p>
          </table:table-cell>
          <table:table-cell office:value-type="float" office:value="0.2" table:style-name="ce13">
            <text:p>0.2</text:p>
          </table:table-cell>
          <table:table-cell office:value-type="float" office:value="3.3" table:style-name="ce13">
            <text:p>3.3</text:p>
          </table:table-cell>
          <table:table-cell office:value-type="float" office:value="2.7" table:style-name="ce13">
            <text:p>2.7</text:p>
          </table:table-cell>
          <table:table-cell office:value-type="float" office:value="20.6" table:style-name="ce13">
            <text:p>20.6</text:p>
          </table:table-cell>
          <table:table-cell office:value-type="float" office:value="1.5625E-2" table:formula="of:=([.W2]/[.V2])^2" table:style-name="ce21">
            <text:p>0.015625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7.4720528455284679E-2" table:formula="of:=([.M3]-[.O3])*[.L5]/[.M5]" table:style-name="ce1">
            <text:p>0.074720528</text:p>
          </table:table-cell>
          <table:table-cell office:value-type="float" office:value="1.9726219512195158E-2" table:formula="of:=[.B5]*[.E5]" table:style-name="ce1">
            <text:p>0.01972622</text:p>
          </table:table-cell>
          <table:table-cell office:value-type="float" office:value="0.12746443089430917" table:formula="of:=-([.N3]-[.O3])*[.L5]/[.M5]" table:style-name="ce1">
            <text:p>0.127464431</text:p>
          </table:table-cell>
          <table:table-cell office:value-type="float" office:value="1.4785873983739865E-2" table:formula="of:=[.C5]*[.G5]" table:style-name="ce1">
            <text:p>0.014785874</text:p>
          </table:table-cell>
          <table:table-cell office:value-type="float" office:value="-0.20218495934959349" table:formula="of:=-([.L3])*[.L5]/[.M5]" table:style-name="ce1">
            <text:p>-0.202184959</text:p>
          </table:table-cell>
          <table:table-cell office:value-type="float" office:value="-7.6830284552845532E-2" table:formula="of:=[.D5]*[.I5]" table:style-name="ce1">
            <text:p>-0.076830285</text:p>
          </table:table-cell>
          <table:table-cell table:style-name="ce1"/>
          <table:table-cell office:value-type="float" office:value="173" table:formula="of:=[.X2]" table:style-name="ce1">
            <text:p>173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1.5625E-2" table:formula="of:=[.AS2]" table:style-name="ce1">
            <text:p>0.015625</text:p>
          </table:table-cell>
          <table:table-cell office:value-type="float" office:value="4.1562500000000002E-3" table:formula="of:=[.B6]*[.E6]" table:style-name="ce1">
            <text:p>0.00415625</text:p>
          </table:table-cell>
          <table:table-cell office:value-type="float" office:value="1.5625E-2" table:formula="of:=[.E6]" table:style-name="ce1">
            <text:p>0.015625</text:p>
          </table:table-cell>
          <table:table-cell office:value-type="float" office:value="8.5781250000000007E-3" table:formula="of:=[.C6]*[.G6]" table:style-name="ce1">
            <text:p>0.008578125</text:p>
          </table:table-cell>
          <table:table-cell office:value-type="float" office:value="1.5625E-2" table:formula="of:=[.E6]" table:style-name="ce1">
            <text:p>0.015625</text:p>
          </table:table-cell>
          <table:table-cell office:value-type="float" office:value="1.2734374999999999E-2" table:formula="of:=[.D6]*[.I6]" table:style-name="ce1">
            <text:p>0.01273437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0.6" table:formula="of:=[.AR2]" table:style-name="ce1">
            <text:p>20.6</text:p>
          </table:table-cell>
          <table:table-cell office:value-type="float" office:value="8.1164000000000005" table:formula="of:=[.B7]*[.E7]" table:style-name="ce1">
            <text:p>8.1164</text:p>
          </table:table-cell>
          <table:table-cell office:value-type="float" office:value="20.6" table:formula="of:=[.E7]" table:style-name="ce1">
            <text:p>20.6</text:p>
          </table:table-cell>
          <table:table-cell office:value-type="float" office:value="-0.76219999999999999" table:formula="of:=[.C7]*[.G7]" table:style-name="ce1">
            <text:p>-0.7622</text:p>
          </table:table-cell>
          <table:table-cell office:value-type="float" office:value="20.6" table:formula="of:=[.E7]" table:style-name="ce1">
            <text:p>20.6</text:p>
          </table:table-cell>
          <table:table-cell office:value-type="float" office:value="7.3542000000000005" table:formula="of:=[.D7]*[.I7]" table:style-name="ce1">
            <text:p>7.354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6" table:formula="of:=[.AK2]" table:style-name="ce21">
            <text:p>0.6</text:p>
          </table:table-cell>
          <table:table-cell office:value-type="float" office:value="0.1968" table:formula="of:=[.B8]*[.E8]" table:style-name="ce1">
            <text:p>0.1968</text:p>
          </table:table-cell>
          <table:table-cell office:value-type="float" office:value="0.6" table:formula="of:=[.E8]" table:style-name="ce1">
            <text:p>0.6</text:p>
          </table:table-cell>
          <table:table-cell office:value-type="float" office:value="-0.13800000000000001" table:formula="of:=[.C8]*[.G8]" table:style-name="ce1">
            <text:p>-0.138</text:p>
          </table:table-cell>
          <table:table-cell office:value-type="float" office:value="0.6" table:formula="of:=[.E8]" table:style-name="ce1">
            <text:p>0.6</text:p>
          </table:table-cell>
          <table:table-cell office:value-type="float" office:value="5.9400000000000001E-2" table:formula="of:=[.D8]*[.I8]" table:style-name="ce1">
            <text:p>0.0594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4.2" table:formula="of:=[.AL2]" table:style-name="ce21">
            <text:p>4.2</text:p>
          </table:table-cell>
          <table:table-cell office:value-type="float" office:value="0.2142" table:formula="of:=[.B9]*[.E9]" table:style-name="ce1">
            <text:p>0.2142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0038" table:formula="of:=[.C9]*[.G9]" table:style-name="ce1">
            <text:p>1.0038</text:p>
          </table:table-cell>
          <table:table-cell office:value-type="float" office:value="4.2" table:formula="of:=[.E9]" table:style-name="ce1">
            <text:p>4.2</text:p>
          </table:table-cell>
          <table:table-cell office:value-type="float" office:value="1.218" table:formula="of:=[.D9]*[.I9]" table:style-name="ce1">
            <text:p>1.2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5.8" table:formula="of:=[.AM2]" table:style-name="ce21">
            <text:p>5.8</text:p>
          </table:table-cell>
          <table:table-cell office:value-type="float" office:value="2.1749999999999998" table:formula="of:=[.B10]*[.E10]" table:style-name="ce1">
            <text:p>2.175</text:p>
          </table:table-cell>
          <table:table-cell office:value-type="float" office:value="5.8" table:formula="of:=[.E10]" table:style-name="ce1">
            <text:p>5.8</text:p>
          </table:table-cell>
          <table:table-cell office:value-type="float" office:value="0.19140000000000001" table:formula="of:=[.C10]*[.G10]" table:style-name="ce1">
            <text:p>0.1914</text:p>
          </table:table-cell>
          <table:table-cell office:value-type="float" office:value="5.8" table:formula="of:=[.E10]" table:style-name="ce1">
            <text:p>5.8</text:p>
          </table:table-cell>
          <table:table-cell office:value-type="float" office:value="2.3721999999999999" table:formula="of:=[.D10]*[.I10]" table:style-name="ce1">
            <text:p>2.37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" table:formula="of:=[.AN2]" table:style-name="ce21">
            <text:p>1</text:p>
          </table:table-cell>
          <table:table-cell office:value-type="float" office:value="0.26300000000000001" table:formula="of:=[.B11]*[.E11]" table:style-name="ce1">
            <text:p>0.263</text:p>
          </table:table-cell>
          <table:table-cell office:value-type="float" office:value="1" table:formula="of:=[.E11]" table:style-name="ce1">
            <text:p>1</text:p>
          </table:table-cell>
          <table:table-cell office:value-type="float" office:value="0.85699999999999998" table:formula="of:=[.C11]*[.G11]" table:style-name="ce1">
            <text:p>0.857</text:p>
          </table:table-cell>
          <table:table-cell office:value-type="float" office:value="1" table:formula="of:=[.E11]" table:style-name="ce1">
            <text:p>1</text:p>
          </table:table-cell>
          <table:table-cell office:value-type="float" office:value="1.1200000000000001" table:formula="of:=[.D11]*[.I11]" table:style-name="ce1">
            <text:p>1.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2" table:formula="of:=[.AO2]" table:style-name="ce21">
            <text:p>0.2</text:p>
          </table:table-cell>
          <table:table-cell office:value-type="float" office:value="-4.4000000000000003E-3" table:formula="of:=[.B12]*[.E12]" table:style-name="ce1">
            <text:p>-0.004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6339999999999999" table:formula="of:=[.C12]*[.G12]" table:style-name="ce1">
            <text:p>0.1634</text:p>
          </table:table-cell>
          <table:table-cell office:value-type="float" office:value="0.2" table:formula="of:=[.E12]" table:style-name="ce1">
            <text:p>0.2</text:p>
          </table:table-cell>
          <table:table-cell office:value-type="float" office:value="0.15900000000000003" table:formula="of:=[.D12]*[.I12]" table:style-name="ce1">
            <text:p>0.15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3.3" table:formula="of:=[.AP2]" table:style-name="ce21">
            <text:p>3.3</text:p>
          </table:table-cell>
          <table:table-cell office:value-type="float" office:value="-2.3132999999999999" table:formula="of:=[.B13]*[.E13]" table:style-name="ce1">
            <text:p>-2.3133</text:p>
          </table:table-cell>
          <table:table-cell office:value-type="float" office:value="3.3" table:formula="of:=[.E13]" table:style-name="ce1">
            <text:p>3.3</text:p>
          </table:table-cell>
          <table:table-cell office:value-type="float" office:value="-0.63690000000000002" table:formula="of:=[.C13]*[.G13]" table:style-name="ce1">
            <text:p>-0.6369</text:p>
          </table:table-cell>
          <table:table-cell office:value-type="float" office:value="3.3" table:formula="of:=[.E13]" table:style-name="ce1">
            <text:p>3.3</text:p>
          </table:table-cell>
          <table:table-cell office:value-type="float" office:value="-2.9501999999999997" table:formula="of:=[.D13]*[.I13]" table:style-name="ce1">
            <text:p>-2.950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7" table:formula="of:=[.AQ2]" table:style-name="ce21">
            <text:p>2.7</text:p>
          </table:table-cell>
          <table:table-cell office:value-type="float" office:value="-0.4995" table:formula="of:=[.B14]*[.E14]" table:style-name="ce1">
            <text:p>-0.4995</text:p>
          </table:table-cell>
          <table:table-cell office:value-type="float" office:value="2.7" table:formula="of:=[.E14]" table:style-name="ce1">
            <text:p>2.7</text:p>
          </table:table-cell>
          <table:table-cell office:value-type="float" office:value="0.23760000000000001" table:formula="of:=[.C14]*[.G14]" table:style-name="ce1">
            <text:p>0.2376</text:p>
          </table:table-cell>
          <table:table-cell office:value-type="float" office:value="2.7" table:formula="of:=[.E14]" table:style-name="ce1">
            <text:p>2.7</text:p>
          </table:table-cell>
          <table:table-cell office:value-type="float" office:value="-0.26190000000000002" table:formula="of:=[.D14]*[.I14]" table:style-name="ce1">
            <text:p>-0.261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" table:formula="of:=[.AI2]" table:style-name="ce1">
            <text:p>4</text:p>
          </table:table-cell>
          <table:table-cell office:value-type="float" office:value="4.8000000000000001E-2" table:formula="of:=[.B15]*[.E15]" table:style-name="ce1">
            <text:p>0.048</text:p>
          </table:table-cell>
          <table:table-cell office:value-type="float" office:value="4" table:formula="of:=[.E15]" table:style-name="ce1">
            <text:p>4</text:p>
          </table:table-cell>
          <table:table-cell office:value-type="float" office:value="0.14799999999999999" table:formula="of:=[.C15]*[.G15]" table:style-name="ce1">
            <text:p>0.148</text:p>
          </table:table-cell>
          <table:table-cell office:value-type="float" office:value="4" table:formula="of:=[.E15]" table:style-name="ce1">
            <text:p>4</text:p>
          </table:table-cell>
          <table:table-cell office:value-type="float" office:value="0.192" table:formula="of:=[.D15]*[.I15]" table:style-name="ce1">
            <text:p>0.19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7.7" table:formula="of:=[.AF2]" table:style-name="ce1">
            <text:p>7.7</text:p>
          </table:table-cell>
          <table:table-cell office:value-type="float" office:value="-2.0020000000000002" table:formula="of:=[.B16]*[.E16]" table:style-name="ce1">
            <text:p>-2.002</text:p>
          </table:table-cell>
          <table:table-cell office:value-type="float" office:value="7.7" table:formula="of:=[.E16]" table:style-name="ce1">
            <text:p>7.7</text:p>
          </table:table-cell>
          <table:table-cell office:value-type="float" office:value="-0.3619" table:formula="of:=[.C16]*[.G16]" table:style-name="ce1">
            <text:p>-0.3619</text:p>
          </table:table-cell>
          <table:table-cell office:value-type="float" office:value="7.7" table:formula="of:=[.E16]" table:style-name="ce1">
            <text:p>7.7</text:p>
          </table:table-cell>
          <table:table-cell office:value-type="float" office:value="-2.3639000000000001" table:formula="of:=[.D16]*[.I16]" table:style-name="ce1">
            <text:p>-2.363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7.5" table:formula="of:=[.AC2]" table:style-name="ce1">
            <text:p>7.5</text:p>
          </table:table-cell>
          <table:table-cell office:value-type="float" office:value="-0.54749999999999999" table:formula="of:=[.B17]*[.E17]" table:style-name="ce1">
            <text:p>-0.5475</text:p>
          </table:table-cell>
          <table:table-cell office:value-type="float" office:value="7.5" table:formula="of:=[.E17]" table:style-name="ce1">
            <text:p>7.5</text:p>
          </table:table-cell>
          <table:table-cell office:value-type="float" office:value="-0.61499999999999999" table:formula="of:=[.C17]*[.G17]" table:style-name="ce1">
            <text:p>-0.615</text:p>
          </table:table-cell>
          <table:table-cell office:value-type="float" office:value="7.5" table:formula="of:=[.E17]" table:style-name="ce1">
            <text:p>7.5</text:p>
          </table:table-cell>
          <table:table-cell office:value-type="float" office:value="-1.1625000000000001" table:formula="of:=[.D17]*[.I17]" table:style-name="ce1">
            <text:p>-1.162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5785824695121953" table:formula="of:=SUM([.F5:.F18])" table:style-name="ce2">
            <text:p>5.57858247</text:p>
          </table:table-cell>
          <table:table-cell table:style-name="ce1"/>
          <table:table-cell office:value-type="float" office:value="6.95639989837398E-2" table:formula="of:=SUM([.H5:.H18])" table:style-name="ce2">
            <text:p>0.069563999</text:p>
          </table:table-cell>
          <table:table-cell table:style-name="ce1"/>
          <table:table-cell office:value-type="float" office:value="5.5392040904471544" table:formula="of:=SUM([.J5:.J18])" table:style-name="ce2">
            <text:p>5.53920409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8.9" table:formula="of:=[.K36]" table:style-name="ce1">
            <text:p>-8.9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2.6878000000000002" table:formula="of:=[.B32]*[.C32]" table:style-name="ce1">
            <text:p>-2.6878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2.7" table:formula="of:=-([.L36])" table:style-name="ce1">
            <text:p>2.7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1.0827000000000002" table:formula="of:=[.G32]*[.H32]" table:style-name="ce1">
            <text:p>1.0827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5785824695121953" table:formula="of:=[.F20]" table:style-name="ce1">
            <text:p>5.57858247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7488074195121954" table:formula="of:=[.B33]*[.C33]" table:style-name="ce1">
            <text:p>3.74880742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6.95639989837398E-2" table:formula="of:=[.H20]" table:style-name="ce1">
            <text:p>0.069563999</text:p>
          </table:table-cell>
          <table:table-cell office:value-type="float" office:value="0.751" table:style-name="ce1">
            <text:p>0.751</text:p>
          </table:table-cell>
          <table:table-cell office:value-type="float" office:value="5.2242563236788588E-2" table:formula="of:=[.G33]*[.H33]" table:style-name="ce1">
            <text:p>0.052242563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6.2999999999999972" table:formula="of:=[.K34]-[.O3]" table:style-name="ce1">
            <text:p>-6.3</text:p>
          </table:table-cell>
          <table:table-cell office:value-type="float" office:value="0.151" table:style-name="ce1">
            <text:p>0.151</text:p>
          </table:table-cell>
          <table:table-cell office:value-type="float" office:value="-0.95129999999999959" table:formula="of:=[.B34]*[.C34]" table:style-name="ce1">
            <text:p>-0.9513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4.9000000000000057" table:formula="of:=[.O3]-[.L34]" table:style-name="ce1">
            <text:p>4.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66640000000000077" table:formula="of:=[.G34]*[.H34]" table:style-name="ce1">
            <text:p>0.6664</text:p>
          </table:table-cell>
          <table:table-cell table:style-name="ce1"/>
          <table:table-cell office:value-type="float" office:value="105.7" table:style-name="ce1">
            <text:p>105.7</text:p>
          </table:table-cell>
          <table:table-cell office:value-type="float" office:value="107.1" table:style-name="ce1">
            <text:p>107.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8.9" table:style-name="ce1">
            <text:p>-8.9</text:p>
          </table:table-cell>
          <table:table-cell office:value-type="float" office:value="-2.7" table:style-name="ce1">
            <text:p>-2.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-0.34229258048780437" table:formula="of:=SUM([.D32:.D35])" table:style-name="ce2">
            <text:p>-0.34229258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1.8243425632367896" table:formula="of:=SUM([.I32:.I35])" table:style-name="ce2">
            <text:p>1.824342563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1.4820499827489853" table:formula="of:=[.D37]+[.I37]" table:style-name="ce2">
            <text:p>1.48204998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1.65770741951219" table:formula="of:=[.O3]+[.D37]" table:style-name="ce1">
            <text:p>111.657707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3.82434256323678" table:formula="of:=[.O3]+[.I37]" table:style-name="ce1">
            <text:p>113.82434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4.2607310189282678E+28" table:formula="of:=[.B52]^13.98" table:style-name="ce1">
            <text:p>4.2607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9.8347366702980818E+28" table:formula="of:=([.B52]^13.98+[.B53]^13.98)" table:style-name="ce1">
            <text:p>9.83474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43323285226295022" table:formula="of:=[.B54]/[.B55]" table:style-name="ce12">
            <text:p>0.433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6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6" table:style-name="ce16">
            <text:p>16</text:p>
          </table:table-cell>
          <table:table-cell office:value-type="string" table:style-name="ce13">
            <text:p>Haywood Highsmith</text:p>
          </table:table-cell>
          <table:table-cell office:value-type="float" office:value="25" table:style-name="ce13">
            <text:p>25</text:p>
          </table:table-cell>
          <table:table-cell office:value-type="float" office:value="19" table:style-name="ce13">
            <text:p>19</text:p>
          </table:table-cell>
          <table:table-cell office:value-type="float" office:value="1" table:style-name="ce13">
            <text:p>1</text:p>
          </table:table-cell>
          <table:table-cell office:value-type="float" office:value="163" table:style-name="ce13">
            <text:p>163</text:p>
          </table:table-cell>
          <table:table-cell office:value-type="float" office:value="3.5" table:style-name="ce13">
            <text:p>3.5</text:p>
          </table:table-cell>
          <table:table-cell office:value-type="float" office:value="10.199999999999999" table:style-name="ce13">
            <text:p>10.2</text:p>
          </table:table-cell>
          <table:table-cell office:value-type="float" office:value="0.34799999999999998" table:style-name="ce13">
            <text:p>0.348</text:p>
          </table:table-cell>
          <table:table-cell office:value-type="float" office:value="2" table:style-name="ce13">
            <text:p>2</text:p>
          </table:table-cell>
          <table:table-cell office:value-type="float" office:value="6.2" table:style-name="ce13">
            <text:p>6.2</text:p>
          </table:table-cell>
          <table:table-cell office:value-type="float" office:value="0.32100000000000001" table:style-name="ce13">
            <text:p>0.321</text:p>
          </table:table-cell>
          <table:table-cell office:value-type="float" office:value="1.5" table:style-name="ce13">
            <text:p>1.5</text:p>
          </table:table-cell>
          <table:table-cell office:value-type="float" office:value="4" table:style-name="ce13">
            <text:p>4</text:p>
          </table:table-cell>
          <table:table-cell office:value-type="float" office:value="0.38900000000000001" table:style-name="ce13">
            <text:p>0.389</text:p>
          </table:table-cell>
          <table:table-cell office:value-type="float" office:value="0.4" table:style-name="ce13">
            <text:p>0.4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4" table:style-name="ce13">
            <text:p>0.4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3.5" table:style-name="ce13">
            <text:p>3.5</text:p>
          </table:table-cell>
          <table:table-cell office:value-type="float" office:value="1.3" table:style-name="ce13">
            <text:p>1.3</text:p>
          </table:table-cell>
          <table:table-cell office:value-type="float" office:value="0.4" table:style-name="ce13">
            <text:p>0.4</text:p>
          </table:table-cell>
          <table:table-cell office:value-type="float" office:value="0.7" table:style-name="ce13">
            <text:p>0.7</text:p>
          </table:table-cell>
          <table:table-cell office:value-type="float" office:value="0.7" table:style-name="ce13">
            <text:p>0.7</text:p>
          </table:table-cell>
          <table:table-cell office:value-type="float" office:value="2.9" table:style-name="ce13">
            <text:p>2.9</text:p>
          </table:table-cell>
          <table:table-cell office:value-type="float" office:value="9.5" table:style-name="ce13">
            <text:p>9.5</text:p>
          </table:table-cell>
          <table:table-cell office:value-type="float" office:value="2.7700831024930744E-3" table:formula="of:=([.W2]/[.V2])^2" table:style-name="ce21">
            <text:p>0.002770083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7.040142276422777E-2" table:formula="of:=([.M3]-[.O3])*[.L5]/[.M5]" table:style-name="ce1">
            <text:p>0.070401423</text:p>
          </table:table-cell>
          <table:table-cell office:value-type="float" office:value="1.8585975609756132E-2" table:formula="of:=[.B5]*[.E5]" table:style-name="ce1">
            <text:p>0.018585976</text:p>
          </table:table-cell>
          <table:table-cell office:value-type="float" office:value="0.1200965447154474" table:formula="of:=-([.N3]-[.O3])*[.L5]/[.M5]" table:style-name="ce1">
            <text:p>0.120096545</text:p>
          </table:table-cell>
          <table:table-cell office:value-type="float" office:value="1.3931199186991899E-2" table:formula="of:=[.C5]*[.G5]" table:style-name="ce1">
            <text:p>0.013931199</text:p>
          </table:table-cell>
          <table:table-cell office:value-type="float" office:value="-0.19049796747967479" table:formula="of:=-([.L3])*[.L5]/[.M5]" table:style-name="ce1">
            <text:p>-0.190497967</text:p>
          </table:table-cell>
          <table:table-cell office:value-type="float" office:value="-7.2389227642276427E-2" table:formula="of:=[.D5]*[.I5]" table:style-name="ce1">
            <text:p>-0.072389228</text:p>
          </table:table-cell>
          <table:table-cell table:style-name="ce1"/>
          <table:table-cell office:value-type="float" office:value="163" table:formula="of:=[.X2]" table:style-name="ce1">
            <text:p>163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2.7700831024930744E-3" table:formula="of:=[.AS2]" table:style-name="ce1">
            <text:p>0.002770083</text:p>
          </table:table-cell>
          <table:table-cell office:value-type="float" office:value="7.3684210526315781E-4" table:formula="of:=[.B6]*[.E6]" table:style-name="ce1">
            <text:p>0.000736842</text:p>
          </table:table-cell>
          <table:table-cell office:value-type="float" office:value="2.7700831024930744E-3" table:formula="of:=[.E6]" table:style-name="ce1">
            <text:p>0.002770083</text:p>
          </table:table-cell>
          <table:table-cell office:value-type="float" office:value="1.520775623268698E-3" table:formula="of:=[.C6]*[.G6]" table:style-name="ce1">
            <text:p>0.001520776</text:p>
          </table:table-cell>
          <table:table-cell office:value-type="float" office:value="2.7700831024930744E-3" table:formula="of:=[.E6]" table:style-name="ce1">
            <text:p>0.002770083</text:p>
          </table:table-cell>
          <table:table-cell office:value-type="float" office:value="2.2576177285318555E-3" table:formula="of:=[.D6]*[.I6]" table:style-name="ce1">
            <text:p>0.00225761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9.5" table:formula="of:=[.AR2]" table:style-name="ce1">
            <text:p>9.5</text:p>
          </table:table-cell>
          <table:table-cell office:value-type="float" office:value="3.7430000000000003" table:formula="of:=[.B7]*[.E7]" table:style-name="ce1">
            <text:p>3.743</text:p>
          </table:table-cell>
          <table:table-cell office:value-type="float" office:value="9.5" table:formula="of:=[.E7]" table:style-name="ce1">
            <text:p>9.5</text:p>
          </table:table-cell>
          <table:table-cell office:value-type="float" office:value="-0.35149999999999998" table:formula="of:=[.C7]*[.G7]" table:style-name="ce1">
            <text:p>-0.3515</text:p>
          </table:table-cell>
          <table:table-cell office:value-type="float" office:value="9.5" table:formula="of:=[.E7]" table:style-name="ce1">
            <text:p>9.5</text:p>
          </table:table-cell>
          <table:table-cell office:value-type="float" office:value="3.3914999999999997" table:formula="of:=[.D7]*[.I7]" table:style-name="ce1">
            <text:p>3.391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.2000000000000002" table:formula="of:=[.AK2]" table:style-name="ce21">
            <text:p>2.2</text:p>
          </table:table-cell>
          <table:table-cell office:value-type="float" office:value="0.72160000000000013" table:formula="of:=[.B8]*[.E8]" table:style-name="ce1">
            <text:p>0.7216</text:p>
          </table:table-cell>
          <table:table-cell office:value-type="float" office:value="2.2000000000000002" table:formula="of:=[.E8]" table:style-name="ce1">
            <text:p>2.2</text:p>
          </table:table-cell>
          <table:table-cell office:value-type="float" office:value="-0.50600000000000012" table:formula="of:=[.C8]*[.G8]" table:style-name="ce1">
            <text:p>-0.506</text:p>
          </table:table-cell>
          <table:table-cell office:value-type="float" office:value="2.2000000000000002" table:formula="of:=[.E8]" table:style-name="ce1">
            <text:p>2.2</text:p>
          </table:table-cell>
          <table:table-cell office:value-type="float" office:value="0.21780000000000002" table:formula="of:=[.D8]*[.I8]" table:style-name="ce1">
            <text:p>0.2178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5" table:formula="of:=[.AL2]" table:style-name="ce21">
            <text:p>3.5</text:p>
          </table:table-cell>
          <table:table-cell office:value-type="float" office:value="0.17849999999999999" table:formula="of:=[.B9]*[.E9]" table:style-name="ce1">
            <text:p>0.1785</text:p>
          </table:table-cell>
          <table:table-cell office:value-type="float" office:value="3.5" table:formula="of:=[.E9]" table:style-name="ce1">
            <text:p>3.5</text:p>
          </table:table-cell>
          <table:table-cell office:value-type="float" office:value="0.83650000000000002" table:formula="of:=[.C9]*[.G9]" table:style-name="ce1">
            <text:p>0.8365</text:p>
          </table:table-cell>
          <table:table-cell office:value-type="float" office:value="3.5" table:formula="of:=[.E9]" table:style-name="ce1">
            <text:p>3.5</text:p>
          </table:table-cell>
          <table:table-cell office:value-type="float" office:value="1.0149999999999999" table:formula="of:=[.D9]*[.I9]" table:style-name="ce1">
            <text:p>1.0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3" table:formula="of:=[.AM2]" table:style-name="ce21">
            <text:p>1.3</text:p>
          </table:table-cell>
          <table:table-cell office:value-type="float" office:value="0.48750000000000004" table:formula="of:=[.B10]*[.E10]" table:style-name="ce1">
            <text:p>0.4875</text:p>
          </table:table-cell>
          <table:table-cell office:value-type="float" office:value="1.3" table:formula="of:=[.E10]" table:style-name="ce1">
            <text:p>1.3</text:p>
          </table:table-cell>
          <table:table-cell office:value-type="float" office:value="4.2900000000000001E-2" table:formula="of:=[.C10]*[.G10]" table:style-name="ce1">
            <text:p>0.0429</text:p>
          </table:table-cell>
          <table:table-cell office:value-type="float" office:value="1.3" table:formula="of:=[.E10]" table:style-name="ce1">
            <text:p>1.3</text:p>
          </table:table-cell>
          <table:table-cell office:value-type="float" office:value="0.53169999999999995" table:formula="of:=[.D10]*[.I10]" table:style-name="ce1">
            <text:p>0.53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4" table:formula="of:=[.AN2]" table:style-name="ce21">
            <text:p>0.4</text:p>
          </table:table-cell>
          <table:table-cell office:value-type="float" office:value="0.10520000000000002" table:formula="of:=[.B11]*[.E11]" table:style-name="ce1">
            <text:p>0.1052</text:p>
          </table:table-cell>
          <table:table-cell office:value-type="float" office:value="0.4" table:formula="of:=[.E11]" table:style-name="ce1">
            <text:p>0.4</text:p>
          </table:table-cell>
          <table:table-cell office:value-type="float" office:value="0.34279999999999999" table:formula="of:=[.C11]*[.G11]" table:style-name="ce1">
            <text:p>0.3428</text:p>
          </table:table-cell>
          <table:table-cell office:value-type="float" office:value="0.4" table:formula="of:=[.E11]" table:style-name="ce1">
            <text:p>0.4</text:p>
          </table:table-cell>
          <table:table-cell office:value-type="float" office:value="0.44800000000000006" table:formula="of:=[.D11]*[.I11]" table:style-name="ce1">
            <text:p>0.44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7" table:formula="of:=[.AO2]" table:style-name="ce21">
            <text:p>0.7</text:p>
          </table:table-cell>
          <table:table-cell office:value-type="float" office:value="-1.5399999999999999E-2" table:formula="of:=[.B12]*[.E12]" table:style-name="ce1">
            <text:p>-0.0154</text:p>
          </table:table-cell>
          <table:table-cell office:value-type="float" office:value="0.7" table:formula="of:=[.E12]" table:style-name="ce1">
            <text:p>0.7</text:p>
          </table:table-cell>
          <table:table-cell office:value-type="float" office:value="0.57189999999999996" table:formula="of:=[.C12]*[.G12]" table:style-name="ce1">
            <text:p>0.5719</text:p>
          </table:table-cell>
          <table:table-cell office:value-type="float" office:value="0.7" table:formula="of:=[.E12]" table:style-name="ce1">
            <text:p>0.7</text:p>
          </table:table-cell>
          <table:table-cell office:value-type="float" office:value="0.55649999999999999" table:formula="of:=[.D12]*[.I12]" table:style-name="ce1">
            <text:p>0.556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.7" table:formula="of:=[.AP2]" table:style-name="ce21">
            <text:p>0.7</text:p>
          </table:table-cell>
          <table:table-cell office:value-type="float" office:value="-0.49069999999999991" table:formula="of:=[.B13]*[.E13]" table:style-name="ce1">
            <text:p>-0.4907</text:p>
          </table:table-cell>
          <table:table-cell office:value-type="float" office:value="0.7" table:formula="of:=[.E13]" table:style-name="ce1">
            <text:p>0.7</text:p>
          </table:table-cell>
          <table:table-cell office:value-type="float" office:value="-0.1351" table:formula="of:=[.C13]*[.G13]" table:style-name="ce1">
            <text:p>-0.1351</text:p>
          </table:table-cell>
          <table:table-cell office:value-type="float" office:value="0.7" table:formula="of:=[.E13]" table:style-name="ce1">
            <text:p>0.7</text:p>
          </table:table-cell>
          <table:table-cell office:value-type="float" office:value="-0.62580000000000002" table:formula="of:=[.D13]*[.I13]" table:style-name="ce1">
            <text:p>-0.625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2.9" table:formula="of:=[.AQ2]" table:style-name="ce21">
            <text:p>2.9</text:p>
          </table:table-cell>
          <table:table-cell office:value-type="float" office:value="-0.53649999999999998" table:formula="of:=[.B14]*[.E14]" table:style-name="ce1">
            <text:p>-0.5365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0.25519999999999998" table:formula="of:=[.C14]*[.G14]" table:style-name="ce1">
            <text:p>0.2552</text:p>
          </table:table-cell>
          <table:table-cell office:value-type="float" office:value="2.9" table:formula="of:=[.E14]" table:style-name="ce1">
            <text:p>2.9</text:p>
          </table:table-cell>
          <table:table-cell office:value-type="float" office:value="-0.28129999999999999" table:formula="of:=[.D14]*[.I14]" table:style-name="ce1">
            <text:p>-0.281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1000000000000001" table:formula="of:=[.AI2]" table:style-name="ce1">
            <text:p>1.1</text:p>
          </table:table-cell>
          <table:table-cell office:value-type="float" office:value="1.3200000000000002E-2" table:formula="of:=[.B15]*[.E15]" table:style-name="ce1">
            <text:p>0.0132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4.07E-2" table:formula="of:=[.C15]*[.G15]" table:style-name="ce1">
            <text:p>0.0407</text:p>
          </table:table-cell>
          <table:table-cell office:value-type="float" office:value="1.1000000000000001" table:formula="of:=[.E15]" table:style-name="ce1">
            <text:p>1.1</text:p>
          </table:table-cell>
          <table:table-cell office:value-type="float" office:value="5.2800000000000007E-2" table:formula="of:=[.D15]*[.I15]" table:style-name="ce1">
            <text:p>0.05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" table:formula="of:=[.AF2]" table:style-name="ce1">
            <text:p>4</text:p>
          </table:table-cell>
          <table:table-cell office:value-type="float" office:value="-1.04" table:formula="of:=[.B16]*[.E16]" table:style-name="ce1">
            <text:p>-1.04</text:p>
          </table:table-cell>
          <table:table-cell office:value-type="float" office:value="4" table:formula="of:=[.E16]" table:style-name="ce1">
            <text:p>4</text:p>
          </table:table-cell>
          <table:table-cell office:value-type="float" office:value="-0.188" table:formula="of:=[.C16]*[.G16]" table:style-name="ce1">
            <text:p>-0.188</text:p>
          </table:table-cell>
          <table:table-cell office:value-type="float" office:value="4" table:formula="of:=[.E16]" table:style-name="ce1">
            <text:p>4</text:p>
          </table:table-cell>
          <table:table-cell office:value-type="float" office:value="-1.228" table:formula="of:=[.D16]*[.I16]" table:style-name="ce1">
            <text:p>-1.2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6.2" table:formula="of:=[.AC2]" table:style-name="ce1">
            <text:p>6.2</text:p>
          </table:table-cell>
          <table:table-cell office:value-type="float" office:value="-0.4526" table:formula="of:=[.B17]*[.E17]" table:style-name="ce1">
            <text:p>-0.4526</text:p>
          </table:table-cell>
          <table:table-cell office:value-type="float" office:value="6.2" table:formula="of:=[.E17]" table:style-name="ce1">
            <text:p>6.2</text:p>
          </table:table-cell>
          <table:table-cell office:value-type="float" office:value="-0.50840000000000007" table:formula="of:=[.C17]*[.G17]" table:style-name="ce1">
            <text:p>-0.5084</text:p>
          </table:table-cell>
          <table:table-cell office:value-type="float" office:value="6.2" table:formula="of:=[.E17]" table:style-name="ce1">
            <text:p>6.2</text:p>
          </table:table-cell>
          <table:table-cell office:value-type="float" office:value="-0.96099999999999997" table:formula="of:=[.D17]*[.I17]" table:style-name="ce1">
            <text:p>-0.96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2.6411228177150194" table:formula="of:=SUM([.F5:.F18])" table:style-name="ce2">
            <text:p>2.641122818</text:p>
          </table:table-cell>
          <table:table-cell table:style-name="ce1"/>
          <table:table-cell office:value-type="float" office:value="0.37545197481026032" table:formula="of:=SUM([.H5:.H18])" table:style-name="ce2">
            <text:p>0.375451975</text:p>
          </table:table-cell>
          <table:table-cell table:style-name="ce1"/>
          <table:table-cell office:value-type="float" office:value="2.9140683900862556" table:formula="of:=SUM([.J5:.J18])" table:style-name="ce2">
            <text:p>2.91406839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4.7" table:formula="of:=[.K36]" table:style-name="ce1">
            <text:p>-4.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1.4194" table:formula="of:=[.B32]*[.C32]" table:style-name="ce1">
            <text:p>-1.4194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9.6" table:formula="of:=-([.L36])" table:style-name="ce1">
            <text:p>-9.6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3.8496000000000001" table:formula="of:=[.G32]*[.H32]" table:style-name="ce1">
            <text:p>-3.8496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2.6411228177150194" table:formula="of:=[.F20]" table:style-name="ce1">
            <text:p>2.641122818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1.7748345335044933" table:formula="of:=[.B33]*[.C33]" table:style-name="ce1">
            <text:p>1.774834534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37545197481026032" table:formula="of:=[.H20]" table:style-name="ce1">
            <text:p>0.375451975</text:p>
          </table:table-cell>
          <table:table-cell office:value-type="float" office:value="0.751" table:style-name="ce1">
            <text:p>0.751</text:p>
          </table:table-cell>
          <table:table-cell office:value-type="float" office:value="0.28196443308250552" table:formula="of:=[.G33]*[.H33]" table:style-name="ce1">
            <text:p>0.281964433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2.2999999999999972" table:formula="of:=[.K34]-[.O3]" table:style-name="ce1">
            <text:p>-2.3</text:p>
          </table:table-cell>
          <table:table-cell office:value-type="float" office:value="0.151" table:style-name="ce1">
            <text:p>0.151</text:p>
          </table:table-cell>
          <table:table-cell office:value-type="float" office:value="-0.34729999999999955" table:formula="of:=[.B34]*[.C34]" table:style-name="ce1">
            <text:p>-0.3473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6.7999999999999972" table:formula="of:=[.O3]-[.L34]" table:style-name="ce1">
            <text:p>-6.8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0.92479999999999973" table:formula="of:=[.G34]*[.H34]" table:style-name="ce1">
            <text:p>-0.9248</text:p>
          </table:table-cell>
          <table:table-cell table:style-name="ce1"/>
          <table:table-cell office:value-type="float" office:value="109.7" table:style-name="ce1">
            <text:p>109.7</text:p>
          </table:table-cell>
          <table:table-cell office:value-type="float" office:value="118.8" table:style-name="ce1">
            <text:p>118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4.7" table:style-name="ce1">
            <text:p>-4.7</text:p>
          </table:table-cell>
          <table:table-cell office:value-type="float" office:value="9.6" table:style-name="ce1">
            <text:p>9.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-0.44386546649550629" table:formula="of:=SUM([.D32:.D35])" table:style-name="ce2">
            <text:p>-0.443865466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4.4694355669174941" table:formula="of:=SUM([.I32:.I35])" table:style-name="ce2">
            <text:p>-4.469435567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-4.9133010334130001" table:formula="of:=[.D37]+[.I37]" table:style-name="ce2">
            <text:p>-4.91330103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1.55613453350449" table:formula="of:=[.O3]+[.D37]" table:style-name="ce1">
            <text:p>111.556134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07.5305644330825" table:formula="of:=[.O3]+[.I37]" table:style-name="ce1">
            <text:p>107.530564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4.2068645978080547E+28" table:formula="of:=[.B52]^13.98" table:style-name="ce1">
            <text:p>4.20686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6.7234769139254642E+28" table:formula="of:=([.B52]^13.98+[.B53]^13.98)" table:style-name="ce1">
            <text:p>6.7234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2569778280861243" table:formula="of:=[.B54]/[.B55]" table:style-name="ce12">
            <text:p>0.62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7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7" table:style-name="ce16">
            <text:p>17</text:p>
          </table:table-cell>
          <table:table-cell office:value-type="string" table:style-name="ce13">
            <text:p>Marcus Garrett</text:p>
          </table:table-cell>
          <table:table-cell office:value-type="float" office:value="23" table:style-name="ce13">
            <text:p>23</text:p>
          </table:table-cell>
          <table:table-cell office:value-type="float" office:value="12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128" table:style-name="ce13">
            <text:p>128</text:p>
          </table:table-cell>
          <table:table-cell office:value-type="float" office:value="1.4" table:style-name="ce13">
            <text:p>1.4</text:p>
          </table:table-cell>
          <table:table-cell office:value-type="float" office:value="5.9" table:style-name="ce13">
            <text:p>5.9</text:p>
          </table:table-cell>
          <table:table-cell office:value-type="float" office:value="0.23799999999999999" table:style-name="ce13">
            <text:p>0.238</text:p>
          </table:table-cell>
          <table:table-cell office:value-type="float" office:value="0.3" table:style-name="ce13">
            <text:p>0.3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0.25" table:style-name="ce13">
            <text:p>0.25</text:p>
          </table:table-cell>
          <table:table-cell office:value-type="float" office:value="1.1000000000000001" table:style-name="ce13">
            <text:p>1.1</text:p>
          </table:table-cell>
          <table:table-cell office:value-type="float" office:value="4.8" table:style-name="ce13">
            <text:p>4.8</text:p>
          </table:table-cell>
          <table:table-cell office:value-type="float" office:value="0.23499999999999999" table:style-name="ce13">
            <text:p>0.235</text:p>
          </table:table-cell>
          <table:table-cell office:value-type="float" office:value="0.6" table:style-name="ce13">
            <text:p>0.6</text:p>
          </table:table-cell>
          <table:table-cell office:value-type="float" office:value="1.4" table:style-name="ce13">
            <text:p>1.4</text:p>
          </table:table-cell>
          <table:table-cell office:value-type="float" office:value="0.4" table:style-name="ce13">
            <text:p>0.4</text:p>
          </table:table-cell>
          <table:table-cell office:value-type="float" office:value="2.5" table:style-name="ce13">
            <text:p>2.5</text:p>
          </table:table-cell>
          <table:table-cell office:value-type="float" office:value="3.9" table:style-name="ce13">
            <text:p>3.9</text:p>
          </table:table-cell>
          <table:table-cell office:value-type="float" office:value="2" table:style-name="ce13">
            <text:p>2</text:p>
          </table:table-cell>
          <table:table-cell office:value-type="float" office:value="1.4" table:style-name="ce13">
            <text:p>1.4</text:p>
          </table:table-cell>
          <table:table-cell office:value-type="float" office:value="0.8" table:style-name="ce13">
            <text:p>0.8</text:p>
          </table:table-cell>
          <table:table-cell office:value-type="float" office:value="0.6" table:style-name="ce13">
            <text:p>0.6</text:p>
          </table:table-cell>
          <table:table-cell office:value-type="float" office:value="4.5" table:style-name="ce13">
            <text:p>4.5</text:p>
          </table:table-cell>
          <table:table-cell office:value-type="float" office:value="3.7" table:style-name="ce13">
            <text:p>3.7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5.5284552845528551E-2" table:formula="of:=([.M3]-[.O3])*[.L5]/[.M5]" table:style-name="ce1">
            <text:p>0.055284553</text:p>
          </table:table-cell>
          <table:table-cell office:value-type="float" office:value="1.4595121951219538E-2" table:formula="of:=[.B5]*[.E5]" table:style-name="ce1">
            <text:p>0.014595122</text:p>
          </table:table-cell>
          <table:table-cell office:value-type="float" office:value="9.430894308943108E-2" table:formula="of:=-([.N3]-[.O3])*[.L5]/[.M5]" table:style-name="ce1">
            <text:p>0.094308943</text:p>
          </table:table-cell>
          <table:table-cell office:value-type="float" office:value="1.0939837398374007E-2" table:formula="of:=[.C5]*[.G5]" table:style-name="ce1">
            <text:p>0.010939837</text:p>
          </table:table-cell>
          <table:table-cell office:value-type="float" office:value="-0.14959349593495933" table:formula="of:=-([.L3])*[.L5]/[.M5]" table:style-name="ce1">
            <text:p>-0.149593496</text:p>
          </table:table-cell>
          <table:table-cell office:value-type="float" office:value="-5.6845528455284546E-2" table:formula="of:=[.D5]*[.I5]" table:style-name="ce1">
            <text:p>-0.056845528</text:p>
          </table:table-cell>
          <table:table-cell table:style-name="ce1"/>
          <table:table-cell office:value-type="float" office:value="128" table:formula="of:=[.X2]" table:style-name="ce1">
            <text:p>128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3.7" table:formula="of:=[.AR2]" table:style-name="ce1">
            <text:p>3.7</text:p>
          </table:table-cell>
          <table:table-cell office:value-type="float" office:value="1.4578000000000002" table:formula="of:=[.B7]*[.E7]" table:style-name="ce1">
            <text:p>1.4578</text:p>
          </table:table-cell>
          <table:table-cell office:value-type="float" office:value="3.7" table:formula="of:=[.E7]" table:style-name="ce1">
            <text:p>3.7</text:p>
          </table:table-cell>
          <table:table-cell office:value-type="float" office:value="-0.13689999999999999" table:formula="of:=[.C7]*[.G7]" table:style-name="ce1">
            <text:p>-0.1369</text:p>
          </table:table-cell>
          <table:table-cell office:value-type="float" office:value="3.7" table:formula="of:=[.E7]" table:style-name="ce1">
            <text:p>3.7</text:p>
          </table:table-cell>
          <table:table-cell office:value-type="float" office:value="1.3209" table:formula="of:=[.D7]*[.I7]" table:style-name="ce1">
            <text:p>1.3209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2.5" table:formula="of:=[.AK2]" table:style-name="ce21">
            <text:p>2.5</text:p>
          </table:table-cell>
          <table:table-cell office:value-type="float" office:value="0.82000000000000006" table:formula="of:=[.B8]*[.E8]" table:style-name="ce1">
            <text:p>0.82</text:p>
          </table:table-cell>
          <table:table-cell office:value-type="float" office:value="2.5" table:formula="of:=[.E8]" table:style-name="ce1">
            <text:p>2.5</text:p>
          </table:table-cell>
          <table:table-cell office:value-type="float" office:value="-0.57500000000000007" table:formula="of:=[.C8]*[.G8]" table:style-name="ce1">
            <text:p>-0.575</text:p>
          </table:table-cell>
          <table:table-cell office:value-type="float" office:value="2.5" table:formula="of:=[.E8]" table:style-name="ce1">
            <text:p>2.5</text:p>
          </table:table-cell>
          <table:table-cell office:value-type="float" office:value="0.2475" table:formula="of:=[.D8]*[.I8]" table:style-name="ce1">
            <text:p>0.247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9" table:formula="of:=[.AL2]" table:style-name="ce21">
            <text:p>3.9</text:p>
          </table:table-cell>
          <table:table-cell office:value-type="float" office:value="0.19889999999999999" table:formula="of:=[.B9]*[.E9]" table:style-name="ce1">
            <text:p>0.1989</text:p>
          </table:table-cell>
          <table:table-cell office:value-type="float" office:value="3.9" table:formula="of:=[.E9]" table:style-name="ce1">
            <text:p>3.9</text:p>
          </table:table-cell>
          <table:table-cell office:value-type="float" office:value="0.93209999999999993" table:formula="of:=[.C9]*[.G9]" table:style-name="ce1">
            <text:p>0.9321</text:p>
          </table:table-cell>
          <table:table-cell office:value-type="float" office:value="3.9" table:formula="of:=[.E9]" table:style-name="ce1">
            <text:p>3.9</text:p>
          </table:table-cell>
          <table:table-cell office:value-type="float" office:value="1.131" table:formula="of:=[.D9]*[.I9]" table:style-name="ce1">
            <text:p>1.13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" table:formula="of:=[.AM2]" table:style-name="ce21">
            <text:p>2</text:p>
          </table:table-cell>
          <table:table-cell office:value-type="float" office:value="0.75" table:formula="of:=[.B10]*[.E10]" table:style-name="ce1">
            <text:p>0.75</text:p>
          </table:table-cell>
          <table:table-cell office:value-type="float" office:value="2" table:formula="of:=[.E10]" table:style-name="ce1">
            <text:p>2</text:p>
          </table:table-cell>
          <table:table-cell office:value-type="float" office:value="6.6000000000000003E-2" table:formula="of:=[.C10]*[.G10]" table:style-name="ce1">
            <text:p>0.066</text:p>
          </table:table-cell>
          <table:table-cell office:value-type="float" office:value="2" table:formula="of:=[.E10]" table:style-name="ce1">
            <text:p>2</text:p>
          </table:table-cell>
          <table:table-cell office:value-type="float" office:value="0.81799999999999995" table:formula="of:=[.D10]*[.I10]" table:style-name="ce1">
            <text:p>0.8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4" table:formula="of:=[.AN2]" table:style-name="ce21">
            <text:p>1.4</text:p>
          </table:table-cell>
          <table:table-cell office:value-type="float" office:value="0.36819999999999997" table:formula="of:=[.B11]*[.E11]" table:style-name="ce1">
            <text:p>0.3682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1998" table:formula="of:=[.C11]*[.G11]" table:style-name="ce1">
            <text:p>1.1998</text:p>
          </table:table-cell>
          <table:table-cell office:value-type="float" office:value="1.4" table:formula="of:=[.E11]" table:style-name="ce1">
            <text:p>1.4</text:p>
          </table:table-cell>
          <table:table-cell office:value-type="float" office:value="1.5680000000000001" table:formula="of:=[.D11]*[.I11]" table:style-name="ce1">
            <text:p>1.5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8" table:formula="of:=[.AO2]" table:style-name="ce21">
            <text:p>0.8</text:p>
          </table:table-cell>
          <table:table-cell office:value-type="float" office:value="-1.7600000000000001E-2" table:formula="of:=[.B12]*[.E12]" table:style-name="ce1">
            <text:p>-0.017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5359999999999996" table:formula="of:=[.C12]*[.G12]" table:style-name="ce1">
            <text:p>0.653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3600000000000012" table:formula="of:=[.D12]*[.I12]" table:style-name="ce1">
            <text:p>0.63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.6" table:formula="of:=[.AP2]" table:style-name="ce21">
            <text:p>0.6</text:p>
          </table:table-cell>
          <table:table-cell office:value-type="float" office:value="-0.42059999999999997" table:formula="of:=[.B13]*[.E13]" table:style-name="ce1">
            <text:p>-0.4206</text:p>
          </table:table-cell>
          <table:table-cell office:value-type="float" office:value="0.6" table:formula="of:=[.E13]" table:style-name="ce1">
            <text:p>0.6</text:p>
          </table:table-cell>
          <table:table-cell office:value-type="float" office:value="-0.1158" table:formula="of:=[.C13]*[.G13]" table:style-name="ce1">
            <text:p>-0.1158</text:p>
          </table:table-cell>
          <table:table-cell office:value-type="float" office:value="0.6" table:formula="of:=[.E13]" table:style-name="ce1">
            <text:p>0.6</text:p>
          </table:table-cell>
          <table:table-cell office:value-type="float" office:value="-0.53639999999999999" table:formula="of:=[.D13]*[.I13]" table:style-name="ce1">
            <text:p>-0.536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4.5" table:formula="of:=[.AQ2]" table:style-name="ce21">
            <text:p>4.5</text:p>
          </table:table-cell>
          <table:table-cell office:value-type="float" office:value="-0.83250000000000002" table:formula="of:=[.B14]*[.E14]" table:style-name="ce1">
            <text:p>-0.8325</text:p>
          </table:table-cell>
          <table:table-cell office:value-type="float" office:value="4.5" table:formula="of:=[.E14]" table:style-name="ce1">
            <text:p>4.5</text:p>
          </table:table-cell>
          <table:table-cell office:value-type="float" office:value="0.39599999999999996" table:formula="of:=[.C14]*[.G14]" table:style-name="ce1">
            <text:p>0.396</text:p>
          </table:table-cell>
          <table:table-cell office:value-type="float" office:value="4.5" table:formula="of:=[.E14]" table:style-name="ce1">
            <text:p>4.5</text:p>
          </table:table-cell>
          <table:table-cell office:value-type="float" office:value="-0.4365" table:formula="of:=[.D14]*[.I14]" table:style-name="ce1">
            <text:p>-0.436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4" table:formula="of:=[.AI2]" table:style-name="ce1">
            <text:p>1.4</text:p>
          </table:table-cell>
          <table:table-cell office:value-type="float" office:value="1.6799999999999999E-2" table:formula="of:=[.B15]*[.E15]" table:style-name="ce1">
            <text:p>0.0168</text:p>
          </table:table-cell>
          <table:table-cell office:value-type="float" office:value="1.4" table:formula="of:=[.E15]" table:style-name="ce1">
            <text:p>1.4</text:p>
          </table:table-cell>
          <table:table-cell office:value-type="float" office:value="5.1799999999999992E-2" table:formula="of:=[.C15]*[.G15]" table:style-name="ce1">
            <text:p>0.0518</text:p>
          </table:table-cell>
          <table:table-cell office:value-type="float" office:value="1.4" table:formula="of:=[.E15]" table:style-name="ce1">
            <text:p>1.4</text:p>
          </table:table-cell>
          <table:table-cell office:value-type="float" office:value="6.7199999999999996E-2" table:formula="of:=[.D15]*[.I15]" table:style-name="ce1">
            <text:p>0.067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4.8" table:formula="of:=[.AF2]" table:style-name="ce1">
            <text:p>4.8</text:p>
          </table:table-cell>
          <table:table-cell office:value-type="float" office:value="-1.248" table:formula="of:=[.B16]*[.E16]" table:style-name="ce1">
            <text:p>-1.248</text:p>
          </table:table-cell>
          <table:table-cell office:value-type="float" office:value="4.8" table:formula="of:=[.E16]" table:style-name="ce1">
            <text:p>4.8</text:p>
          </table:table-cell>
          <table:table-cell office:value-type="float" office:value="-0.22559999999999999" table:formula="of:=[.C16]*[.G16]" table:style-name="ce1">
            <text:p>-0.2256</text:p>
          </table:table-cell>
          <table:table-cell office:value-type="float" office:value="4.8" table:formula="of:=[.E16]" table:style-name="ce1">
            <text:p>4.8</text:p>
          </table:table-cell>
          <table:table-cell office:value-type="float" office:value="-1.4736" table:formula="of:=[.D16]*[.I16]" table:style-name="ce1">
            <text:p>-1.473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1.1000000000000001" table:formula="of:=[.AC2]" table:style-name="ce1">
            <text:p>1.1</text:p>
          </table:table-cell>
          <table:table-cell office:value-type="float" office:value="-8.0299999999999996E-2" table:formula="of:=[.B17]*[.E17]" table:style-name="ce1">
            <text:p>-0.0803</text:p>
          </table:table-cell>
          <table:table-cell office:value-type="float" office:value="1.1000000000000001" table:formula="of:=[.E17]" table:style-name="ce1">
            <text:p>1.1</text:p>
          </table:table-cell>
          <table:table-cell office:value-type="float" office:value="-9.0200000000000016E-2" table:formula="of:=[.C17]*[.G17]" table:style-name="ce1">
            <text:p>-0.0902</text:p>
          </table:table-cell>
          <table:table-cell office:value-type="float" office:value="1.1000000000000001" table:formula="of:=[.E17]" table:style-name="ce1">
            <text:p>1.1</text:p>
          </table:table-cell>
          <table:table-cell office:value-type="float" office:value="-0.17050000000000001" table:formula="of:=[.D17]*[.I17]" table:style-name="ce1">
            <text:p>-0.170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0.93529512195121989" table:formula="of:=SUM([.F5:.F18])" table:style-name="ce2">
            <text:p>0.935295122</text:p>
          </table:table-cell>
          <table:table-cell table:style-name="ce1"/>
          <table:table-cell office:value-type="float" office:value="2.125739837398374" table:formula="of:=SUM([.H5:.H18])" table:style-name="ce2">
            <text:p>2.125739837</text:p>
          </table:table-cell>
          <table:table-cell table:style-name="ce1"/>
          <table:table-cell office:value-type="float" office:value="2.9817544715447162" table:formula="of:=SUM([.J5:.J18])" table:style-name="ce2">
            <text:p>2.981754472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9.1999999999999993" table:formula="of:=[.K36]" table:style-name="ce1">
            <text:p>9.2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2.7783999999999995" table:formula="of:=[.B32]*[.C32]" table:style-name="ce1">
            <text:p>2.7784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4.0999999999999996" table:formula="of:=-([.L36])" table:style-name="ce1">
            <text:p>-4.1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1.6440999999999999" table:formula="of:=[.G32]*[.H32]" table:style-name="ce1">
            <text:p>-1.6441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0.93529512195121989" table:formula="of:=[.F20]" table:style-name="ce1">
            <text:p>0.93529512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62851832195121982" table:formula="of:=[.B33]*[.C33]" table:style-name="ce1">
            <text:p>0.628518322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2.125739837398374" table:formula="of:=[.H20]" table:style-name="ce1">
            <text:p>2.125739837</text:p>
          </table:table-cell>
          <table:table-cell office:value-type="float" office:value="0.751" table:style-name="ce1">
            <text:p>0.751</text:p>
          </table:table-cell>
          <table:table-cell office:value-type="float" office:value="1.5964306178861789" table:formula="of:=[.G33]*[.H33]" table:style-name="ce1">
            <text:p>1.596430618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11.200000000000003" table:formula="of:=[.K34]-[.O3]" table:style-name="ce1">
            <text:p>11.2</text:p>
          </table:table-cell>
          <table:table-cell office:value-type="float" office:value="0.151" table:style-name="ce1">
            <text:p>0.151</text:p>
          </table:table-cell>
          <table:table-cell office:value-type="float" office:value="1.6912000000000005" table:formula="of:=[.B34]*[.C34]" table:style-name="ce1">
            <text:p>1.6912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1.5999999999999943" table:formula="of:=[.O3]-[.L34]" table:style-name="ce1">
            <text:p>-1.6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0.21759999999999924" table:formula="of:=[.G34]*[.H34]" table:style-name="ce1">
            <text:p>-0.2176</text:p>
          </table:table-cell>
          <table:table-cell table:style-name="ce1"/>
          <table:table-cell office:value-type="float" office:value="123.2" table:style-name="ce1">
            <text:p>123.2</text:p>
          </table:table-cell>
          <table:table-cell office:value-type="float" office:value="113.6" table:style-name="ce1">
            <text:p>113.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9.1999999999999993" table:style-name="ce1">
            <text:p>9.2</text:p>
          </table:table-cell>
          <table:table-cell office:value-type="float" office:value="4.0999999999999996" table:style-name="ce1">
            <text:p>4.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4.6461183219512199" table:formula="of:=SUM([.D32:.D35])" table:style-name="ce2">
            <text:p>4.646118322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0.24226938211382024" table:formula="of:=SUM([.I32:.I35])" table:style-name="ce2">
            <text:p>-0.242269382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4.4038489398373999" table:formula="of:=[.D37]+[.I37]" table:style-name="ce2">
            <text:p>4.40384894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6.64611832195122" table:formula="of:=[.O3]+[.D37]" table:style-name="ce1">
            <text:p>116.646118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1.75773061788618" table:formula="of:=[.O3]+[.I37]" table:style-name="ce1">
            <text:p>111.757730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7.8495845325856077E+28" table:formula="of:=[.B52]^13.98" table:style-name="ce1">
            <text:p>7.8495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2163985341120633E+29" table:formula="of:=([.B52]^13.98+[.B53]^13.98)" table:style-name="ce1">
            <text:p>1.2164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4531354753033998" table:formula="of:=[.B54]/[.B55]" table:style-name="ce12">
            <text:p>0.645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8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8" table:style-name="ce16">
            <text:p>18</text:p>
          </table:table-cell>
          <table:table-cell office:value-type="string" table:style-name="ce13">
            <text:p>Chris Silva</text:p>
          </table:table-cell>
          <table:table-cell office:value-type="float" office:value="25" table:style-name="ce13">
            <text:p>25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88" table:style-name="ce13">
            <text:p>88</text:p>
          </table:table-cell>
          <table:table-cell office:value-type="float" office:value="3.3" table:style-name="ce13">
            <text:p>3.3</text:p>
          </table:table-cell>
          <table:table-cell office:value-type="float" office:value="6.1" table:style-name="ce13">
            <text:p>6.1</text:p>
          </table:table-cell>
          <table:table-cell office:value-type="float" office:value="0.53300000000000003" table:style-name="ce13">
            <text:p>0.5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3.3" table:style-name="ce13">
            <text:p>3.3</text:p>
          </table:table-cell>
          <table:table-cell office:value-type="float" office:value="6.1" table:style-name="ce13">
            <text:p>6.1</text:p>
          </table:table-cell>
          <table:table-cell office:value-type="float" office:value="0.53300000000000003" table:style-name="ce13">
            <text:p>0.533</text:p>
          </table:table-cell>
          <table:table-cell office:value-type="float" office:value="4.0999999999999996" table:style-name="ce13">
            <text:p>4.1</text:p>
          </table:table-cell>
          <table:table-cell office:value-type="float" office:value="4.9000000000000004" table:style-name="ce13">
            <text:p>4.9</text:p>
          </table:table-cell>
          <table:table-cell office:value-type="float" office:value="0.83299999999999996" table:style-name="ce13">
            <text:p>0.833</text:p>
          </table:table-cell>
          <table:table-cell office:value-type="float" office:value="5.3" table:style-name="ce13">
            <text:p>5.3</text:p>
          </table:table-cell>
          <table:table-cell office:value-type="float" office:value="9" table:style-name="ce13">
            <text:p>9</text:p>
          </table:table-cell>
          <table:table-cell office:value-type="float" office:value="2.9" table:style-name="ce13">
            <text:p>2.9</text:p>
          </table:table-cell>
          <table:table-cell office:value-type="float" office:value="0" table:style-name="ce13">
            <text:p>0</text:p>
          </table:table-cell>
          <table:table-cell office:value-type="float" office:value="0.4" table:style-name="ce13">
            <text:p>0.4</text:p>
          </table:table-cell>
          <table:table-cell office:value-type="float" office:value="3.3" table:style-name="ce13">
            <text:p>3.3</text:p>
          </table:table-cell>
          <table:table-cell office:value-type="float" office:value="8.1999999999999993" table:style-name="ce13">
            <text:p>8.2</text:p>
          </table:table-cell>
          <table:table-cell office:value-type="float" office:value="10.6" table:style-name="ce13">
            <text:p>10.6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3.8008130081300877E-2" table:formula="of:=([.M3]-[.O3])*[.L5]/[.M5]" table:style-name="ce1">
            <text:p>0.03800813</text:p>
          </table:table-cell>
          <table:table-cell office:value-type="float" office:value="1.0034146341463431E-2" table:formula="of:=[.B5]*[.E5]" table:style-name="ce1">
            <text:p>0.010034146</text:p>
          </table:table-cell>
          <table:table-cell office:value-type="float" office:value="6.4837398373983862E-2" table:formula="of:=-([.N3]-[.O3])*[.L5]/[.M5]" table:style-name="ce1">
            <text:p>0.064837398</text:p>
          </table:table-cell>
          <table:table-cell office:value-type="float" office:value="7.5211382113821281E-3" table:formula="of:=[.C5]*[.G5]" table:style-name="ce1">
            <text:p>0.007521138</text:p>
          </table:table-cell>
          <table:table-cell office:value-type="float" office:value="-0.10284552845528454" table:formula="of:=-([.L3])*[.L5]/[.M5]" table:style-name="ce1">
            <text:p>-0.102845528</text:p>
          </table:table-cell>
          <table:table-cell office:value-type="float" office:value="-3.9081300813008125E-2" table:formula="of:=[.D5]*[.I5]" table:style-name="ce1">
            <text:p>-0.039081301</text:p>
          </table:table-cell>
          <table:table-cell table:style-name="ce1"/>
          <table:table-cell office:value-type="float" office:value="88" table:formula="of:=[.X2]" table:style-name="ce1">
            <text:p>88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0.6" table:formula="of:=[.AR2]" table:style-name="ce1">
            <text:p>10.6</text:p>
          </table:table-cell>
          <table:table-cell office:value-type="float" office:value="4.1764000000000001" table:formula="of:=[.B7]*[.E7]" table:style-name="ce1">
            <text:p>4.1764</text:p>
          </table:table-cell>
          <table:table-cell office:value-type="float" office:value="10.6" table:formula="of:=[.E7]" table:style-name="ce1">
            <text:p>10.6</text:p>
          </table:table-cell>
          <table:table-cell office:value-type="float" office:value="-0.39219999999999999" table:formula="of:=[.C7]*[.G7]" table:style-name="ce1">
            <text:p>-0.3922</text:p>
          </table:table-cell>
          <table:table-cell office:value-type="float" office:value="10.6" table:formula="of:=[.E7]" table:style-name="ce1">
            <text:p>10.6</text:p>
          </table:table-cell>
          <table:table-cell office:value-type="float" office:value="3.7841999999999998" table:formula="of:=[.D7]*[.I7]" table:style-name="ce1">
            <text:p>3.7842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5.3" table:formula="of:=[.AK2]" table:style-name="ce21">
            <text:p>5.3</text:p>
          </table:table-cell>
          <table:table-cell office:value-type="float" office:value="1.7383999999999999" table:formula="of:=[.B8]*[.E8]" table:style-name="ce1">
            <text:p>1.7384</text:p>
          </table:table-cell>
          <table:table-cell office:value-type="float" office:value="5.3" table:formula="of:=[.E8]" table:style-name="ce1">
            <text:p>5.3</text:p>
          </table:table-cell>
          <table:table-cell office:value-type="float" office:value="-1.2190000000000001" table:formula="of:=[.C8]*[.G8]" table:style-name="ce1">
            <text:p>-1.219</text:p>
          </table:table-cell>
          <table:table-cell office:value-type="float" office:value="5.3" table:formula="of:=[.E8]" table:style-name="ce1">
            <text:p>5.3</text:p>
          </table:table-cell>
          <table:table-cell office:value-type="float" office:value="0.52470000000000006" table:formula="of:=[.D8]*[.I8]" table:style-name="ce1">
            <text:p>0.5247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" table:formula="of:=[.AL2]" table:style-name="ce21">
            <text:p>9</text:p>
          </table:table-cell>
          <table:table-cell office:value-type="float" office:value="0.45899999999999996" table:formula="of:=[.B9]*[.E9]" table:style-name="ce1">
            <text:p>0.459</text:p>
          </table:table-cell>
          <table:table-cell office:value-type="float" office:value="9" table:formula="of:=[.E9]" table:style-name="ce1">
            <text:p>9</text:p>
          </table:table-cell>
          <table:table-cell office:value-type="float" office:value="2.1509999999999998" table:formula="of:=[.C9]*[.G9]" table:style-name="ce1">
            <text:p>2.151</text:p>
          </table:table-cell>
          <table:table-cell office:value-type="float" office:value="9" table:formula="of:=[.E9]" table:style-name="ce1">
            <text:p>9</text:p>
          </table:table-cell>
          <table:table-cell office:value-type="float" office:value="2.61" table:formula="of:=[.D9]*[.I9]" table:style-name="ce1">
            <text:p>2.6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2.9" table:formula="of:=[.AM2]" table:style-name="ce21">
            <text:p>2.9</text:p>
          </table:table-cell>
          <table:table-cell office:value-type="float" office:value="1.0874999999999999" table:formula="of:=[.B10]*[.E10]" table:style-name="ce1">
            <text:p>1.0875</text:p>
          </table:table-cell>
          <table:table-cell office:value-type="float" office:value="2.9" table:formula="of:=[.E10]" table:style-name="ce1">
            <text:p>2.9</text:p>
          </table:table-cell>
          <table:table-cell office:value-type="float" office:value="9.5700000000000007E-2" table:formula="of:=[.C10]*[.G10]" table:style-name="ce1">
            <text:p>0.0957</text:p>
          </table:table-cell>
          <table:table-cell office:value-type="float" office:value="2.9" table:formula="of:=[.E10]" table:style-name="ce1">
            <text:p>2.9</text:p>
          </table:table-cell>
          <table:table-cell office:value-type="float" office:value="1.1860999999999999" table:formula="of:=[.D10]*[.I10]" table:style-name="ce1">
            <text:p>1.186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formula="of:=[.AN2]" table:style-name="ce21">
            <text:p>0</text:p>
          </table:table-cell>
          <table:table-cell office:value-type="float" office:value="0" table:formula="of:=[.B11]*[.E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C11]*[.G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D11]*[.I1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4" table:formula="of:=[.AO2]" table:style-name="ce21">
            <text:p>0.4</text:p>
          </table:table-cell>
          <table:table-cell office:value-type="float" office:value="-8.8000000000000005E-3" table:formula="of:=[.B12]*[.E12]" table:style-name="ce1">
            <text:p>-0.008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2679999999999998" table:formula="of:=[.C12]*[.G12]" table:style-name="ce1">
            <text:p>0.326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1800000000000006" table:formula="of:=[.D12]*[.I12]" table:style-name="ce1">
            <text:p>0.3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3.3" table:formula="of:=[.AP2]" table:style-name="ce21">
            <text:p>3.3</text:p>
          </table:table-cell>
          <table:table-cell office:value-type="float" office:value="-2.3132999999999999" table:formula="of:=[.B13]*[.E13]" table:style-name="ce1">
            <text:p>-2.3133</text:p>
          </table:table-cell>
          <table:table-cell office:value-type="float" office:value="3.3" table:formula="of:=[.E13]" table:style-name="ce1">
            <text:p>3.3</text:p>
          </table:table-cell>
          <table:table-cell office:value-type="float" office:value="-0.63690000000000002" table:formula="of:=[.C13]*[.G13]" table:style-name="ce1">
            <text:p>-0.6369</text:p>
          </table:table-cell>
          <table:table-cell office:value-type="float" office:value="3.3" table:formula="of:=[.E13]" table:style-name="ce1">
            <text:p>3.3</text:p>
          </table:table-cell>
          <table:table-cell office:value-type="float" office:value="-2.9501999999999997" table:formula="of:=[.D13]*[.I13]" table:style-name="ce1">
            <text:p>-2.950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8.1999999999999993" table:formula="of:=[.AQ2]" table:style-name="ce21">
            <text:p>8.2</text:p>
          </table:table-cell>
          <table:table-cell office:value-type="float" office:value="-1.5169999999999999" table:formula="of:=[.B14]*[.E14]" table:style-name="ce1">
            <text:p>-1.517</text:p>
          </table:table-cell>
          <table:table-cell office:value-type="float" office:value="8.1999999999999993" table:formula="of:=[.E14]" table:style-name="ce1">
            <text:p>8.2</text:p>
          </table:table-cell>
          <table:table-cell office:value-type="float" office:value="0.72159999999999991" table:formula="of:=[.C14]*[.G14]" table:style-name="ce1">
            <text:p>0.7216</text:p>
          </table:table-cell>
          <table:table-cell office:value-type="float" office:value="8.1999999999999993" table:formula="of:=[.E14]" table:style-name="ce1">
            <text:p>8.2</text:p>
          </table:table-cell>
          <table:table-cell office:value-type="float" office:value="-0.7954" table:formula="of:=[.D14]*[.I14]" table:style-name="ce1">
            <text:p>-0.795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4" table:formula="of:=[.AI2]" table:style-name="ce1">
            <text:p>4.9</text:p>
          </table:table-cell>
          <table:table-cell office:value-type="float" office:value="5.8800000000000005E-2" table:formula="of:=[.B15]*[.E15]" table:style-name="ce1">
            <text:p>0.0588</text:p>
          </table:table-cell>
          <table:table-cell office:value-type="float" office:value="4.9000000000000004" table:formula="of:=[.E15]" table:style-name="ce1">
            <text:p>4.9</text:p>
          </table:table-cell>
          <table:table-cell office:value-type="float" office:value="0.18130000000000002" table:formula="of:=[.C15]*[.G15]" table:style-name="ce1">
            <text:p>0.1813</text:p>
          </table:table-cell>
          <table:table-cell office:value-type="float" office:value="4.9000000000000004" table:formula="of:=[.E15]" table:style-name="ce1">
            <text:p>4.9</text:p>
          </table:table-cell>
          <table:table-cell office:value-type="float" office:value="0.23520000000000002" table:formula="of:=[.D15]*[.I15]" table:style-name="ce1">
            <text:p>0.235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6.1" table:formula="of:=[.AF2]" table:style-name="ce1">
            <text:p>6.1</text:p>
          </table:table-cell>
          <table:table-cell office:value-type="float" office:value="-1.5859999999999999" table:formula="of:=[.B16]*[.E16]" table:style-name="ce1">
            <text:p>-1.586</text:p>
          </table:table-cell>
          <table:table-cell office:value-type="float" office:value="6.1" table:formula="of:=[.E16]" table:style-name="ce1">
            <text:p>6.1</text:p>
          </table:table-cell>
          <table:table-cell office:value-type="float" office:value="-0.28670000000000001" table:formula="of:=[.C16]*[.G16]" table:style-name="ce1">
            <text:p>-0.2867</text:p>
          </table:table-cell>
          <table:table-cell office:value-type="float" office:value="6.1" table:formula="of:=[.E16]" table:style-name="ce1">
            <text:p>6.1</text:p>
          </table:table-cell>
          <table:table-cell office:value-type="float" office:value="-1.8726999999999998" table:formula="of:=[.D16]*[.I16]" table:style-name="ce1">
            <text:p>-1.872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0" table:formula="of:=[.AC2]" table:style-name="ce1">
            <text:p>0</text:p>
          </table:table-cell>
          <table:table-cell office:value-type="float" office:value="0" table:formula="of:=[.B17]*[.E17]" table:style-name="ce1">
            <text:p>0</text:p>
          </table:table-cell>
          <table:table-cell office:value-type="float" office:value="0" table:formula="of:=[.E17]" table:style-name="ce1">
            <text:p>0</text:p>
          </table:table-cell>
          <table:table-cell office:value-type="float" office:value="0" table:formula="of:=[.C17]*[.G17]" table:style-name="ce1">
            <text:p>0</text:p>
          </table:table-cell>
          <table:table-cell office:value-type="float" office:value="0" table:formula="of:=[.E17]" table:style-name="ce1">
            <text:p>0</text:p>
          </table:table-cell>
          <table:table-cell office:value-type="float" office:value="0" table:formula="of:=[.D17]*[.I17]" table:style-name="ce1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2.0130341463414645" table:formula="of:=SUM([.F5:.F18])" table:style-name="ce2">
            <text:p>2.013034146</text:p>
          </table:table-cell>
          <table:table-cell table:style-name="ce1"/>
          <table:table-cell office:value-type="float" office:value="0.90812113821138174" table:formula="of:=SUM([.H5:.H18])" table:style-name="ce2">
            <text:p>0.908121138</text:p>
          </table:table-cell>
          <table:table-cell table:style-name="ce1"/>
          <table:table-cell office:value-type="float" office:value="2.8678186991869907" table:formula="of:=SUM([.J5:.J18])" table:style-name="ce2">
            <text:p>2.867818699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3.3" table:formula="of:=[.K36]" table:style-name="ce1">
            <text:p>-3.3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0.99659999999999993" table:formula="of:=[.B32]*[.C32]" table:style-name="ce1">
            <text:p>-0.9966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12.8" table:formula="of:=-([.L36])" table:style-name="ce1">
            <text:p>-12.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5.1328000000000005" table:formula="of:=[.G32]*[.H32]" table:style-name="ce1">
            <text:p>-5.1328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2.0130341463414645" table:formula="of:=[.F20]" table:style-name="ce1">
            <text:p>2.013034146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1.3527589463414642" table:formula="of:=[.B33]*[.C33]" table:style-name="ce1">
            <text:p>1.352758946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90812113821138174" table:formula="of:=[.H20]" table:style-name="ce1">
            <text:p>0.908121138</text:p>
          </table:table-cell>
          <table:table-cell office:value-type="float" office:value="0.751" table:style-name="ce1">
            <text:p>0.751</text:p>
          </table:table-cell>
          <table:table-cell office:value-type="float" office:value="0.68199897479674765" table:formula="of:=[.G33]*[.H33]" table:style-name="ce1">
            <text:p>0.681998975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1" table:formula="of:=[.K34]-[.O3]" table:style-name="ce1">
            <text:p>-1</text:p>
          </table:table-cell>
          <table:table-cell office:value-type="float" office:value="0.151" table:style-name="ce1">
            <text:p>0.151</text:p>
          </table:table-cell>
          <table:table-cell office:value-type="float" office:value="-0.151" table:formula="of:=[.B34]*[.C34]" table:style-name="ce1">
            <text:p>-0.151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10.200000000000003" table:formula="of:=[.O3]-[.L34]" table:style-name="ce1">
            <text:p>-10.2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1.3872000000000004" table:formula="of:=[.G34]*[.H34]" table:style-name="ce1">
            <text:p>-1.3872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22.2" table:style-name="ce1">
            <text:p>122.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3.3" table:style-name="ce1">
            <text:p>-3.3</text:p>
          </table:table-cell>
          <table:table-cell office:value-type="float" office:value="12.8" table:style-name="ce1">
            <text:p>12.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-0.24684105365853573" table:formula="of:=SUM([.D32:.D35])" table:style-name="ce2">
            <text:p>-0.246841054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5.8150010252032533" table:formula="of:=SUM([.I32:.I35])" table:style-name="ce2">
            <text:p>-5.815001025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-6.0618420788617895" table:formula="of:=[.D37]+[.I37]" table:style-name="ce2">
            <text:p>-6.061842079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1.75315894634146" table:formula="of:=[.O3]+[.D37]" table:style-name="ce1">
            <text:p>111.753158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06.18499897479674" table:formula="of:=[.O3]+[.I37]" table:style-name="ce1">
            <text:p>106.18499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4.311934145584659E+28" table:formula="of:=[.B52]^13.98" table:style-name="ce1">
            <text:p>4.3119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6.4223258804564516E+28" table:formula="of:=([.B52]^13.98+[.B53]^13.98)" table:style-name="ce1">
            <text:p>6.4223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713975942432554" table:formula="of:=[.B54]/[.B55]" table:style-name="ce12">
            <text:p>0.671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19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19" table:style-name="ce16">
            <text:p>19</text:p>
          </table:table-cell>
          <table:table-cell office:value-type="string" table:style-name="ce13">
            <text:p>Udonis Haslem</text:p>
          </table:table-cell>
          <table:table-cell office:value-type="float" office:value="41" table:style-name="ce13">
            <text:p>41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83" table:style-name="ce13">
            <text:p>83</text:p>
          </table:table-cell>
          <table:table-cell office:value-type="float" office:value="6.1" table:style-name="ce13">
            <text:p>6.1</text:p>
          </table:table-cell>
          <table:table-cell office:value-type="float" office:value="13.4" table:style-name="ce13">
            <text:p>13.4</text:p>
          </table:table-cell>
          <table:table-cell office:value-type="float" office:value="0.45200000000000001" table:style-name="ce13">
            <text:p>0.452</text:p>
          </table:table-cell>
          <table:table-cell office:value-type="float" office:value="0.4" table:style-name="ce13">
            <text:p>0.4</text:p>
          </table:table-cell>
          <table:table-cell office:value-type="float" office:value="1.7" table:style-name="ce13">
            <text:p>1.7</text:p>
          </table:table-cell>
          <table:table-cell office:value-type="float" office:value="0.25" table:style-name="ce13">
            <text:p>0.25</text:p>
          </table:table-cell>
          <table:table-cell office:value-type="float" office:value="5.6" table:style-name="ce13">
            <text:p>5.6</text:p>
          </table:table-cell>
          <table:table-cell office:value-type="float" office:value="11.7" table:style-name="ce13">
            <text:p>11.7</text:p>
          </table:table-cell>
          <table:table-cell office:value-type="float" office:value="0.48099999999999998" table:style-name="ce13">
            <text:p>0.481</text:p>
          </table:table-cell>
          <table:table-cell office:value-type="float" office:value="1.3" table:style-name="ce13">
            <text:p>1.3</text:p>
          </table:table-cell>
          <table:table-cell office:value-type="float" office:value="1.3" table:style-name="ce13">
            <text:p>1.3</text:p>
          </table:table-cell>
          <table:table-cell office:value-type="float" office:value="1" table:style-name="ce13">
            <text:p>1</text:p>
          </table:table-cell>
          <table:table-cell office:value-type="float" office:value="1.7" table:style-name="ce13">
            <text:p>1.7</text:p>
          </table:table-cell>
          <table:table-cell office:value-type="float" office:value="9.1" table:style-name="ce13">
            <text:p>9.1</text:p>
          </table:table-cell>
          <table:table-cell office:value-type="float" office:value="1.7" table:style-name="ce13">
            <text:p>1.7</text:p>
          </table:table-cell>
          <table:table-cell office:value-type="float" office:value="0.4" table:style-name="ce13">
            <text:p>0.4</text:p>
          </table:table-cell>
          <table:table-cell office:value-type="float" office:value="0.4" table:style-name="ce13">
            <text:p>0.4</text:p>
          </table:table-cell>
          <table:table-cell office:value-type="float" office:value="2.2000000000000002" table:style-name="ce13">
            <text:p>2.2</text:p>
          </table:table-cell>
          <table:table-cell office:value-type="float" office:value="6.5" table:style-name="ce13">
            <text:p>6.5</text:p>
          </table:table-cell>
          <table:table-cell office:value-type="float" office:value="13.9" table:style-name="ce13">
            <text:p>13.9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3.5848577235772422E-2" table:formula="of:=([.M3]-[.O3])*[.L5]/[.M5]" table:style-name="ce1">
            <text:p>0.035848577</text:p>
          </table:table-cell>
          <table:table-cell office:value-type="float" office:value="9.4640243902439202E-3" table:formula="of:=[.B5]*[.E5]" table:style-name="ce1">
            <text:p>0.009464024</text:p>
          </table:table-cell>
          <table:table-cell office:value-type="float" office:value="6.1153455284552967E-2" table:formula="of:=-([.N3]-[.O3])*[.L5]/[.M5]" table:style-name="ce1">
            <text:p>0.061153455</text:p>
          </table:table-cell>
          <table:table-cell office:value-type="float" office:value="7.0938008130081442E-3" table:formula="of:=[.C5]*[.G5]" table:style-name="ce1">
            <text:p>0.007093801</text:p>
          </table:table-cell>
          <table:table-cell office:value-type="float" office:value="-9.7002032520325188E-2" table:formula="of:=-([.L3])*[.L5]/[.M5]" table:style-name="ce1">
            <text:p>-0.097002033</text:p>
          </table:table-cell>
          <table:table-cell office:value-type="float" office:value="-3.6860772357723573E-2" table:formula="of:=[.D5]*[.I5]" table:style-name="ce1">
            <text:p>-0.036860772</text:p>
          </table:table-cell>
          <table:table-cell table:style-name="ce1"/>
          <table:table-cell office:value-type="float" office:value="83" table:formula="of:=[.X2]" table:style-name="ce1">
            <text:p>83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3.9" table:formula="of:=[.AR2]" table:style-name="ce1">
            <text:p>13.9</text:p>
          </table:table-cell>
          <table:table-cell office:value-type="float" office:value="5.4766000000000004" table:formula="of:=[.B7]*[.E7]" table:style-name="ce1">
            <text:p>5.4766</text:p>
          </table:table-cell>
          <table:table-cell office:value-type="float" office:value="13.9" table:formula="of:=[.E7]" table:style-name="ce1">
            <text:p>13.9</text:p>
          </table:table-cell>
          <table:table-cell office:value-type="float" office:value="-0.51429999999999998" table:formula="of:=[.C7]*[.G7]" table:style-name="ce1">
            <text:p>-0.5143</text:p>
          </table:table-cell>
          <table:table-cell office:value-type="float" office:value="13.9" table:formula="of:=[.E7]" table:style-name="ce1">
            <text:p>13.9</text:p>
          </table:table-cell>
          <table:table-cell office:value-type="float" office:value="4.9622999999999999" table:formula="of:=[.D7]*[.I7]" table:style-name="ce1">
            <text:p>4.9623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7" table:formula="of:=[.AK2]" table:style-name="ce21">
            <text:p>1.7</text:p>
          </table:table-cell>
          <table:table-cell office:value-type="float" office:value="0.55759999999999998" table:formula="of:=[.B8]*[.E8]" table:style-name="ce1">
            <text:p>0.5576</text:p>
          </table:table-cell>
          <table:table-cell office:value-type="float" office:value="1.7" table:formula="of:=[.E8]" table:style-name="ce1">
            <text:p>1.7</text:p>
          </table:table-cell>
          <table:table-cell office:value-type="float" office:value="-0.39100000000000001" table:formula="of:=[.C8]*[.G8]" table:style-name="ce1">
            <text:p>-0.391</text:p>
          </table:table-cell>
          <table:table-cell office:value-type="float" office:value="1.7" table:formula="of:=[.E8]" table:style-name="ce1">
            <text:p>1.7</text:p>
          </table:table-cell>
          <table:table-cell office:value-type="float" office:value="0.16830000000000001" table:formula="of:=[.D8]*[.I8]" table:style-name="ce1">
            <text:p>0.1683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.1" table:formula="of:=[.AL2]" table:style-name="ce21">
            <text:p>9.1</text:p>
          </table:table-cell>
          <table:table-cell office:value-type="float" office:value="0.46409999999999996" table:formula="of:=[.B9]*[.E9]" table:style-name="ce1">
            <text:p>0.4641</text:p>
          </table:table-cell>
          <table:table-cell office:value-type="float" office:value="9.1" table:formula="of:=[.E9]" table:style-name="ce1">
            <text:p>9.1</text:p>
          </table:table-cell>
          <table:table-cell office:value-type="float" office:value="2.1748999999999996" table:formula="of:=[.C9]*[.G9]" table:style-name="ce1">
            <text:p>2.1749</text:p>
          </table:table-cell>
          <table:table-cell office:value-type="float" office:value="9.1" table:formula="of:=[.E9]" table:style-name="ce1">
            <text:p>9.1</text:p>
          </table:table-cell>
          <table:table-cell office:value-type="float" office:value="2.6389999999999998" table:formula="of:=[.D9]*[.I9]" table:style-name="ce1">
            <text:p>2.63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7" table:formula="of:=[.AM2]" table:style-name="ce21">
            <text:p>1.7</text:p>
          </table:table-cell>
          <table:table-cell office:value-type="float" office:value="0.63749999999999996" table:formula="of:=[.B10]*[.E10]" table:style-name="ce1">
            <text:p>0.6375</text:p>
          </table:table-cell>
          <table:table-cell office:value-type="float" office:value="1.7" table:formula="of:=[.E10]" table:style-name="ce1">
            <text:p>1.7</text:p>
          </table:table-cell>
          <table:table-cell office:value-type="float" office:value="5.6100000000000004E-2" table:formula="of:=[.C10]*[.G10]" table:style-name="ce1">
            <text:p>0.0561</text:p>
          </table:table-cell>
          <table:table-cell office:value-type="float" office:value="1.7" table:formula="of:=[.E10]" table:style-name="ce1">
            <text:p>1.7</text:p>
          </table:table-cell>
          <table:table-cell office:value-type="float" office:value="0.69529999999999992" table:formula="of:=[.D10]*[.I10]" table:style-name="ce1">
            <text:p>0.695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4" table:formula="of:=[.AN2]" table:style-name="ce21">
            <text:p>0.4</text:p>
          </table:table-cell>
          <table:table-cell office:value-type="float" office:value="0.10520000000000002" table:formula="of:=[.B11]*[.E11]" table:style-name="ce1">
            <text:p>0.1052</text:p>
          </table:table-cell>
          <table:table-cell office:value-type="float" office:value="0.4" table:formula="of:=[.E11]" table:style-name="ce1">
            <text:p>0.4</text:p>
          </table:table-cell>
          <table:table-cell office:value-type="float" office:value="0.34279999999999999" table:formula="of:=[.C11]*[.G11]" table:style-name="ce1">
            <text:p>0.3428</text:p>
          </table:table-cell>
          <table:table-cell office:value-type="float" office:value="0.4" table:formula="of:=[.E11]" table:style-name="ce1">
            <text:p>0.4</text:p>
          </table:table-cell>
          <table:table-cell office:value-type="float" office:value="0.44800000000000006" table:formula="of:=[.D11]*[.I11]" table:style-name="ce1">
            <text:p>0.44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4" table:formula="of:=[.AO2]" table:style-name="ce21">
            <text:p>0.4</text:p>
          </table:table-cell>
          <table:table-cell office:value-type="float" office:value="-8.8000000000000005E-3" table:formula="of:=[.B12]*[.E12]" table:style-name="ce1">
            <text:p>-0.008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2679999999999998" table:formula="of:=[.C12]*[.G12]" table:style-name="ce1">
            <text:p>0.3268</text:p>
          </table:table-cell>
          <table:table-cell office:value-type="float" office:value="0.4" table:formula="of:=[.E12]" table:style-name="ce1">
            <text:p>0.4</text:p>
          </table:table-cell>
          <table:table-cell office:value-type="float" office:value="0.31800000000000006" table:formula="of:=[.D12]*[.I12]" table:style-name="ce1">
            <text:p>0.31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2.2000000000000002" table:formula="of:=[.AP2]" table:style-name="ce21">
            <text:p>2.2</text:p>
          </table:table-cell>
          <table:table-cell office:value-type="float" office:value="-1.5422" table:formula="of:=[.B13]*[.E13]" table:style-name="ce1">
            <text:p>-1.5422</text:p>
          </table:table-cell>
          <table:table-cell office:value-type="float" office:value="2.2000000000000002" table:formula="of:=[.E13]" table:style-name="ce1">
            <text:p>2.2</text:p>
          </table:table-cell>
          <table:table-cell office:value-type="float" office:value="-0.42460000000000003" table:formula="of:=[.C13]*[.G13]" table:style-name="ce1">
            <text:p>-0.4246</text:p>
          </table:table-cell>
          <table:table-cell office:value-type="float" office:value="2.2000000000000002" table:formula="of:=[.E13]" table:style-name="ce1">
            <text:p>2.2</text:p>
          </table:table-cell>
          <table:table-cell office:value-type="float" office:value="-1.9668000000000001" table:formula="of:=[.D13]*[.I13]" table:style-name="ce1">
            <text:p>-1.966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6.5" table:formula="of:=[.AQ2]" table:style-name="ce21">
            <text:p>6.5</text:p>
          </table:table-cell>
          <table:table-cell office:value-type="float" office:value="-1.2024999999999999" table:formula="of:=[.B14]*[.E14]" table:style-name="ce1">
            <text:p>-1.2025</text:p>
          </table:table-cell>
          <table:table-cell office:value-type="float" office:value="6.5" table:formula="of:=[.E14]" table:style-name="ce1">
            <text:p>6.5</text:p>
          </table:table-cell>
          <table:table-cell office:value-type="float" office:value="0.57199999999999995" table:formula="of:=[.C14]*[.G14]" table:style-name="ce1">
            <text:p>0.572</text:p>
          </table:table-cell>
          <table:table-cell office:value-type="float" office:value="6.5" table:formula="of:=[.E14]" table:style-name="ce1">
            <text:p>6.5</text:p>
          </table:table-cell>
          <table:table-cell office:value-type="float" office:value="-0.63050000000000006" table:formula="of:=[.D14]*[.I14]" table:style-name="ce1">
            <text:p>-0.630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3" table:formula="of:=[.AI2]" table:style-name="ce1">
            <text:p>1.3</text:p>
          </table:table-cell>
          <table:table-cell office:value-type="float" office:value="1.5600000000000001E-2" table:formula="of:=[.B15]*[.E15]" table:style-name="ce1">
            <text:p>0.0156</text:p>
          </table:table-cell>
          <table:table-cell office:value-type="float" office:value="1.3" table:formula="of:=[.E15]" table:style-name="ce1">
            <text:p>1.3</text:p>
          </table:table-cell>
          <table:table-cell office:value-type="float" office:value="4.8099999999999997E-2" table:formula="of:=[.C15]*[.G15]" table:style-name="ce1">
            <text:p>0.0481</text:p>
          </table:table-cell>
          <table:table-cell office:value-type="float" office:value="1.3" table:formula="of:=[.E15]" table:style-name="ce1">
            <text:p>1.3</text:p>
          </table:table-cell>
          <table:table-cell office:value-type="float" office:value="6.2400000000000004E-2" table:formula="of:=[.D15]*[.I15]" table:style-name="ce1">
            <text:p>0.062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1.7" table:formula="of:=[.AF2]" table:style-name="ce1">
            <text:p>11.7</text:p>
          </table:table-cell>
          <table:table-cell office:value-type="float" office:value="-3.0419999999999998" table:formula="of:=[.B16]*[.E16]" table:style-name="ce1">
            <text:p>-3.042</text:p>
          </table:table-cell>
          <table:table-cell office:value-type="float" office:value="11.7" table:formula="of:=[.E16]" table:style-name="ce1">
            <text:p>11.7</text:p>
          </table:table-cell>
          <table:table-cell office:value-type="float" office:value="-0.54989999999999994" table:formula="of:=[.C16]*[.G16]" table:style-name="ce1">
            <text:p>-0.5499</text:p>
          </table:table-cell>
          <table:table-cell office:value-type="float" office:value="11.7" table:formula="of:=[.E16]" table:style-name="ce1">
            <text:p>11.7</text:p>
          </table:table-cell>
          <table:table-cell office:value-type="float" office:value="-3.5918999999999999" table:formula="of:=[.D16]*[.I16]" table:style-name="ce1">
            <text:p>-3.591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1.7" table:formula="of:=[.AC2]" table:style-name="ce1">
            <text:p>1.7</text:p>
          </table:table-cell>
          <table:table-cell office:value-type="float" office:value="-0.12409999999999999" table:formula="of:=[.B17]*[.E17]" table:style-name="ce1">
            <text:p>-0.1241</text:p>
          </table:table-cell>
          <table:table-cell office:value-type="float" office:value="1.7" table:formula="of:=[.E17]" table:style-name="ce1">
            <text:p>1.7</text:p>
          </table:table-cell>
          <table:table-cell office:value-type="float" office:value="-0.1394" table:formula="of:=[.C17]*[.G17]" table:style-name="ce1">
            <text:p>-0.1394</text:p>
          </table:table-cell>
          <table:table-cell office:value-type="float" office:value="1.7" table:formula="of:=[.E17]" table:style-name="ce1">
            <text:p>1.7</text:p>
          </table:table-cell>
          <table:table-cell office:value-type="float" office:value="-0.26350000000000001" table:formula="of:=[.D17]*[.I17]" table:style-name="ce1">
            <text:p>-0.263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1.254464024390245" table:formula="of:=SUM([.F5:.F18])" table:style-name="ce2">
            <text:p>1.254464024</text:p>
          </table:table-cell>
          <table:table-cell table:style-name="ce1"/>
          <table:table-cell office:value-type="float" office:value="1.4675938008130072" table:formula="of:=SUM([.H5:.H18])" table:style-name="ce2">
            <text:p>1.467593801</text:p>
          </table:table-cell>
          <table:table-cell table:style-name="ce1"/>
          <table:table-cell office:value-type="float" office:value="2.6707392276422763" table:formula="of:=SUM([.J5:.J18])" table:style-name="ce2">
            <text:p>2.670739228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17.5" table:formula="of:=[.K36]" table:style-name="ce1">
            <text:p>-17.5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5.2850000000000001" table:formula="of:=[.B32]*[.C32]" table:style-name="ce1">
            <text:p>-5.285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2" table:formula="of:=-([.L36])" table:style-name="ce1">
            <text:p>2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0.80200000000000005" table:formula="of:=[.G32]*[.H32]" table:style-name="ce1">
            <text:p>0.802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1.254464024390245" table:formula="of:=[.F20]" table:style-name="ce1">
            <text:p>1.254464024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84299982439024468" table:formula="of:=[.B33]*[.C33]" table:style-name="ce1">
            <text:p>0.842999824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4675938008130072" table:formula="of:=[.H20]" table:style-name="ce1">
            <text:p>1.467593801</text:p>
          </table:table-cell>
          <table:table-cell office:value-type="float" office:value="0.751" table:style-name="ce1">
            <text:p>0.751</text:p>
          </table:table-cell>
          <table:table-cell office:value-type="float" office:value="1.1021629444105683" table:formula="of:=[.G33]*[.H33]" table:style-name="ce1">
            <text:p>1.102162944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14.900000000000006" table:formula="of:=[.K34]-[.O3]" table:style-name="ce1">
            <text:p>-14.9</text:p>
          </table:table-cell>
          <table:table-cell office:value-type="float" office:value="0.151" table:style-name="ce1">
            <text:p>0.151</text:p>
          </table:table-cell>
          <table:table-cell office:value-type="float" office:value="-2.2499000000000007" table:formula="of:=[.B34]*[.C34]" table:style-name="ce1">
            <text:p>-2.2499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4.2999999999999972" table:formula="of:=[.O3]-[.L34]" table:style-name="ce1">
            <text:p>4.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58479999999999965" table:formula="of:=[.G34]*[.H34]" table:style-name="ce1">
            <text:p>0.5848</text:p>
          </table:table-cell>
          <table:table-cell table:style-name="ce1"/>
          <table:table-cell office:value-type="float" office:value="97.1" table:style-name="ce1">
            <text:p>97.1</text:p>
          </table:table-cell>
          <table:table-cell office:value-type="float" office:value="107.7" table:style-name="ce1">
            <text:p>107.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17.5" table:style-name="ce1">
            <text:p>-17.5</text:p>
          </table:table-cell>
          <table:table-cell office:value-type="float" office:value="-2" table:style-name="ce1">
            <text:p>-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-7.1439001756097564" table:formula="of:=SUM([.D32:.D35])" table:style-name="ce2">
            <text:p>-7.143900176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2.511962944410568" table:formula="of:=SUM([.I32:.I35])" table:style-name="ce2">
            <text:p>2.511962944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-4.6319372311991884" table:formula="of:=[.D37]+[.I37]" table:style-name="ce2">
            <text:p>-4.63193723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04.85609982439024" table:formula="of:=[.O3]+[.D37]" table:style-name="ce1">
            <text:p>104.856099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14.51196294441057" table:formula="of:=[.O3]+[.I37]" table:style-name="ce1">
            <text:p>114.51196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1.7697011139513839E+28" table:formula="of:=[.B52]^13.98" table:style-name="ce1">
            <text:p>1.7697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7.8333635130944238E+28" table:formula="of:=([.B52]^13.98+[.B53]^13.98)" table:style-name="ce1">
            <text:p>7.83336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2259184207388196" table:formula="of:=[.B54]/[.B55]" table:style-name="ce12">
            <text:p>0.22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20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20" table:style-name="ce16">
            <text:p>20</text:p>
          </table:table-cell>
          <table:table-cell office:value-type="string" table:style-name="ce13">
            <text:p>Mychal Mulder</text:p>
          </table:table-cell>
          <table:table-cell office:value-type="float" office:value="27" table:style-name="ce13">
            <text:p>27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44" table:style-name="ce13">
            <text:p>44</text:p>
          </table:table-cell>
          <table:table-cell office:value-type="float" office:value="3.3" table:style-name="ce13">
            <text:p>3.3</text:p>
          </table:table-cell>
          <table:table-cell office:value-type="float" office:value="8.1999999999999993" table:style-name="ce13">
            <text:p>8.2</text:p>
          </table:table-cell>
          <table:table-cell office:value-type="float" office:value="0.4" table:style-name="ce13">
            <text:p>0.4</text:p>
          </table:table-cell>
          <table:table-cell office:value-type="float" office:value="3.3" table:style-name="ce13">
            <text:p>3.3</text:p>
          </table:table-cell>
          <table:table-cell office:value-type="float" office:value="6.5" table:style-name="ce13">
            <text:p>6.5</text:p>
          </table:table-cell>
          <table:table-cell office:value-type="float" office:value="0.5" table:style-name="ce13">
            <text:p>0.5</text:p>
          </table:table-cell>
          <table:table-cell office:value-type="float" office:value="0" table:style-name="ce13">
            <text:p>0</text:p>
          </table:table-cell>
          <table:table-cell office:value-type="float" office:value="1.6" table:style-name="ce13">
            <text:p>1.6</text:p>
          </table:table-cell>
          <table:table-cell office:value-type="float" office:value="0" table:style-name="ce13">
            <text:p>0</text:p>
          </table:table-cell>
          <table:table-cell office:value-type="float" office:value="1.6" table:style-name="ce13">
            <text:p>1.6</text:p>
          </table:table-cell>
          <table:table-cell office:value-type="float" office:value="1.6" table:style-name="ce13">
            <text:p>1.6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.5" table:style-name="ce13">
            <text:p>2.5</text:p>
          </table:table-cell>
          <table:table-cell office:value-type="float" office:value="1.6" table:style-name="ce13">
            <text:p>1.6</text:p>
          </table:table-cell>
          <table:table-cell office:value-type="float" office:value="0" table:style-name="ce13">
            <text:p>0</text:p>
          </table:table-cell>
          <table:table-cell office:value-type="float" office:value="0.8" table:style-name="ce13">
            <text:p>0.8</text:p>
          </table:table-cell>
          <table:table-cell office:value-type="float" office:value="0" table:style-name="ce13">
            <text:p>0</text:p>
          </table:table-cell>
          <table:table-cell office:value-type="float" office:value="0.8" table:style-name="ce13">
            <text:p>0.8</text:p>
          </table:table-cell>
          <table:table-cell office:value-type="float" office:value="11.5" table:style-name="ce13">
            <text:p>11.5</text:p>
          </table:table-cell>
          <table:table-cell office:value-type="float" office:value="0.25" table:formula="of:=([.W2]/[.V2])^2" table:style-name="ce21">
            <text:p>0.25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1.9004065040650438E-2" table:formula="of:=([.M3]-[.O3])*[.L5]/[.M5]" table:style-name="ce1">
            <text:p>0.019004065</text:p>
          </table:table-cell>
          <table:table-cell office:value-type="float" office:value="5.0170731707317156E-3" table:formula="of:=[.B5]*[.E5]" table:style-name="ce1">
            <text:p>0.005017073</text:p>
          </table:table-cell>
          <table:table-cell office:value-type="float" office:value="3.2418699186991931E-2" table:formula="of:=-([.N3]-[.O3])*[.L5]/[.M5]" table:style-name="ce1">
            <text:p>0.032418699</text:p>
          </table:table-cell>
          <table:table-cell office:value-type="float" office:value="3.760569105691064E-3" table:formula="of:=[.C5]*[.G5]" table:style-name="ce1">
            <text:p>0.003760569</text:p>
          </table:table-cell>
          <table:table-cell office:value-type="float" office:value="-5.1422764227642269E-2" table:formula="of:=-([.L3])*[.L5]/[.M5]" table:style-name="ce1">
            <text:p>-0.051422764</text:p>
          </table:table-cell>
          <table:table-cell office:value-type="float" office:value="-1.9540650406504063E-2" table:formula="of:=[.D5]*[.I5]" table:style-name="ce1">
            <text:p>-0.01954065</text:p>
          </table:table-cell>
          <table:table-cell table:style-name="ce1"/>
          <table:table-cell office:value-type="float" office:value="44" table:formula="of:=[.X2]" table:style-name="ce1">
            <text:p>44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25" table:formula="of:=[.AS2]" table:style-name="ce1">
            <text:p>0.25</text:p>
          </table:table-cell>
          <table:table-cell office:value-type="float" office:value="6.6500000000000004E-2" table:formula="of:=[.B6]*[.E6]" table:style-name="ce1">
            <text:p>0.0665</text:p>
          </table:table-cell>
          <table:table-cell office:value-type="float" office:value="0.25" table:formula="of:=[.E6]" table:style-name="ce1">
            <text:p>0.25</text:p>
          </table:table-cell>
          <table:table-cell office:value-type="float" office:value="0.13725000000000001" table:formula="of:=[.C6]*[.G6]" table:style-name="ce1">
            <text:p>0.13725</text:p>
          </table:table-cell>
          <table:table-cell office:value-type="float" office:value="0.25" table:formula="of:=[.E6]" table:style-name="ce1">
            <text:p>0.25</text:p>
          </table:table-cell>
          <table:table-cell office:value-type="float" office:value="0.20374999999999999" table:formula="of:=[.D6]*[.I6]" table:style-name="ce1">
            <text:p>0.2037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1.5" table:formula="of:=[.AR2]" table:style-name="ce1">
            <text:p>11.5</text:p>
          </table:table-cell>
          <table:table-cell office:value-type="float" office:value="4.5310000000000006" table:formula="of:=[.B7]*[.E7]" table:style-name="ce1">
            <text:p>4.531</text:p>
          </table:table-cell>
          <table:table-cell office:value-type="float" office:value="11.5" table:formula="of:=[.E7]" table:style-name="ce1">
            <text:p>11.5</text:p>
          </table:table-cell>
          <table:table-cell office:value-type="float" office:value="-0.42549999999999999" table:formula="of:=[.C7]*[.G7]" table:style-name="ce1">
            <text:p>-0.4255</text:p>
          </table:table-cell>
          <table:table-cell office:value-type="float" office:value="11.5" table:formula="of:=[.E7]" table:style-name="ce1">
            <text:p>11.5</text:p>
          </table:table-cell>
          <table:table-cell office:value-type="float" office:value="4.1055000000000001" table:formula="of:=[.D7]*[.I7]" table:style-name="ce1">
            <text:p>4.105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" table:formula="of:=[.AK2]" table:style-name="ce21">
            <text:p>0</text:p>
          </table:table-cell>
          <table:table-cell office:value-type="float" office:value="0" table:formula="of:=[.B8]*[.E8]" table:style-name="ce1">
            <text:p>0</text:p>
          </table:table-cell>
          <table:table-cell office:value-type="float" office:value="0" table:formula="of:=[.E8]" table:style-name="ce1">
            <text:p>0</text:p>
          </table:table-cell>
          <table:table-cell office:value-type="float" office:value="0" table:formula="of:=[.C8]*[.G8]" table:style-name="ce1">
            <text:p>0</text:p>
          </table:table-cell>
          <table:table-cell office:value-type="float" office:value="0" table:formula="of:=[.E8]" table:style-name="ce1">
            <text:p>0</text:p>
          </table:table-cell>
          <table:table-cell office:value-type="float" office:value="0" table:formula="of:=[.D8]*[.I8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.5" table:formula="of:=[.AL2]" table:style-name="ce21">
            <text:p>2.5</text:p>
          </table:table-cell>
          <table:table-cell office:value-type="float" office:value="0.1275" table:formula="of:=[.B9]*[.E9]" table:style-name="ce1">
            <text:p>0.1275</text:p>
          </table:table-cell>
          <table:table-cell office:value-type="float" office:value="2.5" table:formula="of:=[.E9]" table:style-name="ce1">
            <text:p>2.5</text:p>
          </table:table-cell>
          <table:table-cell office:value-type="float" office:value="0.59749999999999992" table:formula="of:=[.C9]*[.G9]" table:style-name="ce1">
            <text:p>0.5975</text:p>
          </table:table-cell>
          <table:table-cell office:value-type="float" office:value="2.5" table:formula="of:=[.E9]" table:style-name="ce1">
            <text:p>2.5</text:p>
          </table:table-cell>
          <table:table-cell office:value-type="float" office:value="0.72499999999999998" table:formula="of:=[.D9]*[.I9]" table:style-name="ce1">
            <text:p>0.7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6" table:formula="of:=[.AM2]" table:style-name="ce21">
            <text:p>1.6</text:p>
          </table:table-cell>
          <table:table-cell office:value-type="float" office:value="0.60000000000000009" table:formula="of:=[.B10]*[.E10]" table:style-name="ce1">
            <text:p>0.6</text:p>
          </table:table-cell>
          <table:table-cell office:value-type="float" office:value="1.6" table:formula="of:=[.E10]" table:style-name="ce1">
            <text:p>1.6</text:p>
          </table:table-cell>
          <table:table-cell office:value-type="float" office:value="5.2800000000000007E-2" table:formula="of:=[.C10]*[.G10]" table:style-name="ce1">
            <text:p>0.0528</text:p>
          </table:table-cell>
          <table:table-cell office:value-type="float" office:value="1.6" table:formula="of:=[.E10]" table:style-name="ce1">
            <text:p>1.6</text:p>
          </table:table-cell>
          <table:table-cell office:value-type="float" office:value="0.65439999999999998" table:formula="of:=[.D10]*[.I10]" table:style-name="ce1">
            <text:p>0.654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formula="of:=[.AN2]" table:style-name="ce21">
            <text:p>0</text:p>
          </table:table-cell>
          <table:table-cell office:value-type="float" office:value="0" table:formula="of:=[.B11]*[.E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C11]*[.G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D11]*[.I1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8" table:formula="of:=[.AO2]" table:style-name="ce21">
            <text:p>0.8</text:p>
          </table:table-cell>
          <table:table-cell office:value-type="float" office:value="-1.7600000000000001E-2" table:formula="of:=[.B12]*[.E12]" table:style-name="ce1">
            <text:p>-0.017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5359999999999996" table:formula="of:=[.C12]*[.G12]" table:style-name="ce1">
            <text:p>0.6536</text:p>
          </table:table-cell>
          <table:table-cell office:value-type="float" office:value="0.8" table:formula="of:=[.E12]" table:style-name="ce1">
            <text:p>0.8</text:p>
          </table:table-cell>
          <table:table-cell office:value-type="float" office:value="0.63600000000000012" table:formula="of:=[.D12]*[.I12]" table:style-name="ce1">
            <text:p>0.63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" table:formula="of:=[.AP2]" table:style-name="ce21">
            <text:p>0</text:p>
          </table:table-cell>
          <table:table-cell office:value-type="float" office:value="0" table:formula="of:=[.B13]*[.E13]" table:style-name="ce1">
            <text:p>0</text:p>
          </table:table-cell>
          <table:table-cell office:value-type="float" office:value="0" table:formula="of:=[.E13]" table:style-name="ce1">
            <text:p>0</text:p>
          </table:table-cell>
          <table:table-cell office:value-type="float" office:value="0" table:formula="of:=[.C13]*[.G13]" table:style-name="ce1">
            <text:p>0</text:p>
          </table:table-cell>
          <table:table-cell office:value-type="float" office:value="0" table:formula="of:=[.E13]" table:style-name="ce1">
            <text:p>0</text:p>
          </table:table-cell>
          <table:table-cell office:value-type="float" office:value="0" table:formula="of:=[.D13]*[.I13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0.8" table:formula="of:=[.AQ2]" table:style-name="ce21">
            <text:p>0.8</text:p>
          </table:table-cell>
          <table:table-cell office:value-type="float" office:value="-0.14799999999999999" table:formula="of:=[.B14]*[.E14]" table:style-name="ce1">
            <text:p>-0.148</text:p>
          </table:table-cell>
          <table:table-cell office:value-type="float" office:value="0.8" table:formula="of:=[.E14]" table:style-name="ce1">
            <text:p>0.8</text:p>
          </table:table-cell>
          <table:table-cell office:value-type="float" office:value="7.0400000000000004E-2" table:formula="of:=[.C14]*[.G14]" table:style-name="ce1">
            <text:p>0.0704</text:p>
          </table:table-cell>
          <table:table-cell office:value-type="float" office:value="0.8" table:formula="of:=[.E14]" table:style-name="ce1">
            <text:p>0.8</text:p>
          </table:table-cell>
          <table:table-cell office:value-type="float" office:value="-7.7600000000000002E-2" table:formula="of:=[.D14]*[.I14]" table:style-name="ce1">
            <text:p>-0.077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6" table:formula="of:=[.AI2]" table:style-name="ce1">
            <text:p>1.6</text:p>
          </table:table-cell>
          <table:table-cell office:value-type="float" office:value="1.9200000000000002E-2" table:formula="of:=[.B15]*[.E15]" table:style-name="ce1">
            <text:p>0.0192</text:p>
          </table:table-cell>
          <table:table-cell office:value-type="float" office:value="1.6" table:formula="of:=[.E15]" table:style-name="ce1">
            <text:p>1.6</text:p>
          </table:table-cell>
          <table:table-cell office:value-type="float" office:value="5.9200000000000003E-2" table:formula="of:=[.C15]*[.G15]" table:style-name="ce1">
            <text:p>0.0592</text:p>
          </table:table-cell>
          <table:table-cell office:value-type="float" office:value="1.6" table:formula="of:=[.E15]" table:style-name="ce1">
            <text:p>1.6</text:p>
          </table:table-cell>
          <table:table-cell office:value-type="float" office:value="7.6800000000000007E-2" table:formula="of:=[.D15]*[.I15]" table:style-name="ce1">
            <text:p>0.076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1.6" table:formula="of:=[.AF2]" table:style-name="ce1">
            <text:p>1.6</text:p>
          </table:table-cell>
          <table:table-cell office:value-type="float" office:value="-0.41600000000000004" table:formula="of:=[.B16]*[.E16]" table:style-name="ce1">
            <text:p>-0.416</text:p>
          </table:table-cell>
          <table:table-cell office:value-type="float" office:value="1.6" table:formula="of:=[.E16]" table:style-name="ce1">
            <text:p>1.6</text:p>
          </table:table-cell>
          <table:table-cell office:value-type="float" office:value="-7.5200000000000003E-2" table:formula="of:=[.C16]*[.G16]" table:style-name="ce1">
            <text:p>-0.0752</text:p>
          </table:table-cell>
          <table:table-cell office:value-type="float" office:value="1.6" table:formula="of:=[.E16]" table:style-name="ce1">
            <text:p>1.6</text:p>
          </table:table-cell>
          <table:table-cell office:value-type="float" office:value="-0.49120000000000003" table:formula="of:=[.D16]*[.I16]" table:style-name="ce1">
            <text:p>-0.491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6.5" table:formula="of:=[.AC2]" table:style-name="ce1">
            <text:p>6.5</text:p>
          </table:table-cell>
          <table:table-cell office:value-type="float" office:value="-0.47449999999999998" table:formula="of:=[.B17]*[.E17]" table:style-name="ce1">
            <text:p>-0.4745</text:p>
          </table:table-cell>
          <table:table-cell office:value-type="float" office:value="6.5" table:formula="of:=[.E17]" table:style-name="ce1">
            <text:p>6.5</text:p>
          </table:table-cell>
          <table:table-cell office:value-type="float" office:value="-0.53300000000000003" table:formula="of:=[.C17]*[.G17]" table:style-name="ce1">
            <text:p>-0.533</text:p>
          </table:table-cell>
          <table:table-cell office:value-type="float" office:value="6.5" table:formula="of:=[.E17]" table:style-name="ce1">
            <text:p>6.5</text:p>
          </table:table-cell>
          <table:table-cell office:value-type="float" office:value="-1.0075000000000001" table:formula="of:=[.D17]*[.I17]" table:style-name="ce1">
            <text:p>-1.007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4.2011170731707335" table:formula="of:=SUM([.F5:.F18])" table:style-name="ce2">
            <text:p>4.201117073</text:p>
          </table:table-cell>
          <table:table-cell table:style-name="ce1"/>
          <table:table-cell office:value-type="float" office:value="0.49981056910569094" table:formula="of:=SUM([.H5:.H18])" table:style-name="ce2">
            <text:p>0.499810569</text:p>
          </table:table-cell>
          <table:table-cell table:style-name="ce1"/>
          <table:table-cell office:value-type="float" office:value="4.6726093495934951" table:formula="of:=SUM([.J5:.J18])" table:style-name="ce2">
            <text:p>4.67260935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4.5" table:formula="of:=[.K36]" table:style-name="ce1">
            <text:p>4.5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359" table:formula="of:=[.B32]*[.C32]" table:style-name="ce1">
            <text:p>1.359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9.4" table:formula="of:=-([.L36])" table:style-name="ce1">
            <text:p>-9.4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3.7694000000000005" table:formula="of:=[.G32]*[.H32]" table:style-name="ce1">
            <text:p>-3.7694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4.2011170731707335" table:formula="of:=[.F20]" table:style-name="ce1">
            <text:p>4.201117073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.823150673170733" table:formula="of:=[.B33]*[.C33]" table:style-name="ce1">
            <text:p>2.823150673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0.49981056910569094" table:formula="of:=[.H20]" table:style-name="ce1">
            <text:p>0.499810569</text:p>
          </table:table-cell>
          <table:table-cell office:value-type="float" office:value="0.751" table:style-name="ce1">
            <text:p>0.751</text:p>
          </table:table-cell>
          <table:table-cell office:value-type="float" office:value="0.37535773739837391" table:formula="of:=[.G33]*[.H33]" table:style-name="ce1">
            <text:p>0.375357737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6.7000000000000028" table:formula="of:=[.K34]-[.O3]" table:style-name="ce1">
            <text:p>6.7</text:p>
          </table:table-cell>
          <table:table-cell office:value-type="float" office:value="0.151" table:style-name="ce1">
            <text:p>0.151</text:p>
          </table:table-cell>
          <table:table-cell office:value-type="float" office:value="1.0117000000000005" table:formula="of:=[.B34]*[.C34]" table:style-name="ce1">
            <text:p>1.0117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6.9000000000000057" table:formula="of:=[.O3]-[.L34]" table:style-name="ce1">
            <text:p>-6.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0.93840000000000079" table:formula="of:=[.G34]*[.H34]" table:style-name="ce1">
            <text:p>-0.9384</text:p>
          </table:table-cell>
          <table:table-cell table:style-name="ce1"/>
          <table:table-cell office:value-type="float" office:value="118.7" table:style-name="ce1">
            <text:p>118.7</text:p>
          </table:table-cell>
          <table:table-cell office:value-type="float" office:value="118.9" table:style-name="ce1">
            <text:p>118.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4.5" table:style-name="ce1">
            <text:p>4.5</text:p>
          </table:table-cell>
          <table:table-cell office:value-type="float" office:value="9.4" table:style-name="ce1">
            <text:p>9.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4.7418506731707337" table:formula="of:=SUM([.D32:.D35])" table:style-name="ce2">
            <text:p>4.741850673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4.3094422626016273" table:formula="of:=SUM([.I32:.I35])" table:style-name="ce2">
            <text:p>-4.309442263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0.43240841056910639" table:formula="of:=[.D37]+[.I37]" table:style-name="ce2">
            <text:p>0.43240841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6.74185067317073" table:formula="of:=[.O3]+[.D37]" table:style-name="ce1">
            <text:p>116.741850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07.69055773739838" table:formula="of:=[.O3]+[.I37]" table:style-name="ce1">
            <text:p>107.690557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7.9401279575459839E+28" table:formula="of:=[.B52]^13.98" table:style-name="ce1">
            <text:p>7.94013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1.0509595963736205E+29" table:formula="of:=([.B52]^13.98+[.B53]^13.98)" table:style-name="ce1">
            <text:p>1.05096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75551219903635902" table:formula="of:=[.B54]/[.B55]" table:style-name="ce12">
            <text:p>0.756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21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21" table:style-name="ce16">
            <text:p>21</text:p>
          </table:table-cell>
          <table:table-cell office:value-type="string" table:style-name="ce13">
            <text:p>Javonte Smart</text:p>
          </table:table-cell>
          <table:table-cell office:value-type="float" office:value="22" table:style-name="ce13">
            <text:p>22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40" table:style-name="ce13">
            <text:p>40</text:p>
          </table:table-cell>
          <table:table-cell office:value-type="float" office:value="7.2" table:style-name="ce13">
            <text:p>7.2</text:p>
          </table:table-cell>
          <table:table-cell office:value-type="float" office:value="15.3" table:style-name="ce13">
            <text:p>15.3</text:p>
          </table:table-cell>
          <table:table-cell office:value-type="float" office:value="0.47099999999999997" table:style-name="ce13">
            <text:p>0.471</text:p>
          </table:table-cell>
          <table:table-cell office:value-type="float" office:value="3.6" table:style-name="ce13">
            <text:p>3.6</text:p>
          </table:table-cell>
          <table:table-cell office:value-type="float" office:value="8.1" table:style-name="ce13">
            <text:p>8.1</text:p>
          </table:table-cell>
          <table:table-cell office:value-type="float" office:value="0.44400000000000001" table:style-name="ce13">
            <text:p>0.444</text:p>
          </table:table-cell>
          <table:table-cell office:value-type="float" office:value="3.6" table:style-name="ce13">
            <text:p>3.6</text:p>
          </table:table-cell>
          <table:table-cell office:value-type="float" office:value="7.2" table:style-name="ce13">
            <text:p>7.2</text:p>
          </table:table-cell>
          <table:table-cell office:value-type="float" office:value="0.5" table:style-name="ce13">
            <text:p>0.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.9" table:style-name="ce13">
            <text:p>0.9</text:p>
          </table:table-cell>
          <table:table-cell office:value-type="float" office:value="3.6" table:style-name="ce13">
            <text:p>3.6</text:p>
          </table:table-cell>
          <table:table-cell office:value-type="float" office:value="1.8" table:style-name="ce13">
            <text:p>1.8</text:p>
          </table:table-cell>
          <table:table-cell office:value-type="float" office:value="1.8" table:style-name="ce13">
            <text:p>1.8</text:p>
          </table:table-cell>
          <table:table-cell office:value-type="float" office:value="0.9" table:style-name="ce13">
            <text:p>0.9</text:p>
          </table:table-cell>
          <table:table-cell office:value-type="float" office:value="1.8" table:style-name="ce13">
            <text:p>1.8</text:p>
          </table:table-cell>
          <table:table-cell office:value-type="float" office:value="0.9" table:style-name="ce13">
            <text:p>0.9</text:p>
          </table:table-cell>
          <table:table-cell office:value-type="float" office:value="18" table:style-name="ce13">
            <text:p>18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1.727642276422767E-2" table:formula="of:=([.M3]-[.O3])*[.L5]/[.M5]" table:style-name="ce1">
            <text:p>0.017276423</text:p>
          </table:table-cell>
          <table:table-cell office:value-type="float" office:value="4.5609756097561051E-3" table:formula="of:=[.B5]*[.E5]" table:style-name="ce1">
            <text:p>0.004560976</text:p>
          </table:table-cell>
          <table:table-cell office:value-type="float" office:value="2.9471544715447211E-2" table:formula="of:=-([.N3]-[.O3])*[.L5]/[.M5]" table:style-name="ce1">
            <text:p>0.029471545</text:p>
          </table:table-cell>
          <table:table-cell office:value-type="float" office:value="3.4186991869918767E-3" table:formula="of:=[.C5]*[.G5]" table:style-name="ce1">
            <text:p>0.003418699</text:p>
          </table:table-cell>
          <table:table-cell office:value-type="float" office:value="-4.6747967479674794E-2" table:formula="of:=-([.L3])*[.L5]/[.M5]" table:style-name="ce1">
            <text:p>-0.046747967</text:p>
          </table:table-cell>
          <table:table-cell office:value-type="float" office:value="-1.7764227642276424E-2" table:formula="of:=[.D5]*[.I5]" table:style-name="ce1">
            <text:p>-0.017764228</text:p>
          </table:table-cell>
          <table:table-cell table:style-name="ce1"/>
          <table:table-cell office:value-type="float" office:value="40" table:formula="of:=[.X2]" table:style-name="ce1">
            <text:p>40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8" table:formula="of:=[.AR2]" table:style-name="ce1">
            <text:p>18</text:p>
          </table:table-cell>
          <table:table-cell office:value-type="float" office:value="7.0920000000000005" table:formula="of:=[.B7]*[.E7]" table:style-name="ce1">
            <text:p>7.092</text:p>
          </table:table-cell>
          <table:table-cell office:value-type="float" office:value="18" table:formula="of:=[.E7]" table:style-name="ce1">
            <text:p>18</text:p>
          </table:table-cell>
          <table:table-cell office:value-type="float" office:value="-0.66599999999999993" table:formula="of:=[.C7]*[.G7]" table:style-name="ce1">
            <text:p>-0.666</text:p>
          </table:table-cell>
          <table:table-cell office:value-type="float" office:value="18" table:formula="of:=[.E7]" table:style-name="ce1">
            <text:p>18</text:p>
          </table:table-cell>
          <table:table-cell office:value-type="float" office:value="6.4260000000000002" table:formula="of:=[.D7]*[.I7]" table:style-name="ce1">
            <text:p>6.426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0.9" table:formula="of:=[.AK2]" table:style-name="ce21">
            <text:p>0.9</text:p>
          </table:table-cell>
          <table:table-cell office:value-type="float" office:value="0.29520000000000002" table:formula="of:=[.B8]*[.E8]" table:style-name="ce1">
            <text:p>0.2952</text:p>
          </table:table-cell>
          <table:table-cell office:value-type="float" office:value="0.9" table:formula="of:=[.E8]" table:style-name="ce1">
            <text:p>0.9</text:p>
          </table:table-cell>
          <table:table-cell office:value-type="float" office:value="-0.20700000000000002" table:formula="of:=[.C8]*[.G8]" table:style-name="ce1">
            <text:p>-0.207</text:p>
          </table:table-cell>
          <table:table-cell office:value-type="float" office:value="0.9" table:formula="of:=[.E8]" table:style-name="ce1">
            <text:p>0.9</text:p>
          </table:table-cell>
          <table:table-cell office:value-type="float" office:value="8.9100000000000013E-2" table:formula="of:=[.D8]*[.I8]" table:style-name="ce1">
            <text:p>0.0891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.6" table:formula="of:=[.AL2]" table:style-name="ce21">
            <text:p>3.6</text:p>
          </table:table-cell>
          <table:table-cell office:value-type="float" office:value="0.18359999999999999" table:formula="of:=[.B9]*[.E9]" table:style-name="ce1">
            <text:p>0.1836</text:p>
          </table:table-cell>
          <table:table-cell office:value-type="float" office:value="3.6" table:formula="of:=[.E9]" table:style-name="ce1">
            <text:p>3.6</text:p>
          </table:table-cell>
          <table:table-cell office:value-type="float" office:value="0.86039999999999994" table:formula="of:=[.C9]*[.G9]" table:style-name="ce1">
            <text:p>0.8604</text:p>
          </table:table-cell>
          <table:table-cell office:value-type="float" office:value="3.6" table:formula="of:=[.E9]" table:style-name="ce1">
            <text:p>3.6</text:p>
          </table:table-cell>
          <table:table-cell office:value-type="float" office:value="1.044" table:formula="of:=[.D9]*[.I9]" table:style-name="ce1">
            <text:p>1.04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8" table:formula="of:=[.AM2]" table:style-name="ce21">
            <text:p>1.8</text:p>
          </table:table-cell>
          <table:table-cell office:value-type="float" office:value="0.67500000000000004" table:formula="of:=[.B10]*[.E10]" table:style-name="ce1">
            <text:p>0.675</text:p>
          </table:table-cell>
          <table:table-cell office:value-type="float" office:value="1.8" table:formula="of:=[.E10]" table:style-name="ce1">
            <text:p>1.8</text:p>
          </table:table-cell>
          <table:table-cell office:value-type="float" office:value="5.9400000000000001E-2" table:formula="of:=[.C10]*[.G10]" table:style-name="ce1">
            <text:p>0.0594</text:p>
          </table:table-cell>
          <table:table-cell office:value-type="float" office:value="1.8" table:formula="of:=[.E10]" table:style-name="ce1">
            <text:p>1.8</text:p>
          </table:table-cell>
          <table:table-cell office:value-type="float" office:value="0.73619999999999997" table:formula="of:=[.D10]*[.I10]" table:style-name="ce1">
            <text:p>0.736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8" table:formula="of:=[.AN2]" table:style-name="ce21">
            <text:p>1.8</text:p>
          </table:table-cell>
          <table:table-cell office:value-type="float" office:value="0.47340000000000004" table:formula="of:=[.B11]*[.E11]" table:style-name="ce1">
            <text:p>0.4734</text:p>
          </table:table-cell>
          <table:table-cell office:value-type="float" office:value="1.8" table:formula="of:=[.E11]" table:style-name="ce1">
            <text:p>1.8</text:p>
          </table:table-cell>
          <table:table-cell office:value-type="float" office:value="1.5426" table:formula="of:=[.C11]*[.G11]" table:style-name="ce1">
            <text:p>1.5426</text:p>
          </table:table-cell>
          <table:table-cell office:value-type="float" office:value="1.8" table:formula="of:=[.E11]" table:style-name="ce1">
            <text:p>1.8</text:p>
          </table:table-cell>
          <table:table-cell office:value-type="float" office:value="2.0160000000000005" table:formula="of:=[.D11]*[.I11]" table:style-name="ce1">
            <text:p>2.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9" table:formula="of:=[.AO2]" table:style-name="ce21">
            <text:p>0.9</text:p>
          </table:table-cell>
          <table:table-cell office:value-type="float" office:value="-1.9799999999999998E-2" table:formula="of:=[.B12]*[.E12]" table:style-name="ce1">
            <text:p>-0.0198</text:p>
          </table:table-cell>
          <table:table-cell office:value-type="float" office:value="0.9" table:formula="of:=[.E12]" table:style-name="ce1">
            <text:p>0.9</text:p>
          </table:table-cell>
          <table:table-cell office:value-type="float" office:value="0.73529999999999995" table:formula="of:=[.C12]*[.G12]" table:style-name="ce1">
            <text:p>0.7353</text:p>
          </table:table-cell>
          <table:table-cell office:value-type="float" office:value="0.9" table:formula="of:=[.E12]" table:style-name="ce1">
            <text:p>0.9</text:p>
          </table:table-cell>
          <table:table-cell office:value-type="float" office:value="0.71550000000000002" table:formula="of:=[.D12]*[.I12]" table:style-name="ce1">
            <text:p>0.715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1.8" table:formula="of:=[.AP2]" table:style-name="ce21">
            <text:p>1.8</text:p>
          </table:table-cell>
          <table:table-cell office:value-type="float" office:value="-1.2618" table:formula="of:=[.B13]*[.E13]" table:style-name="ce1">
            <text:p>-1.2618</text:p>
          </table:table-cell>
          <table:table-cell office:value-type="float" office:value="1.8" table:formula="of:=[.E13]" table:style-name="ce1">
            <text:p>1.8</text:p>
          </table:table-cell>
          <table:table-cell office:value-type="float" office:value="-0.34740000000000004" table:formula="of:=[.C13]*[.G13]" table:style-name="ce1">
            <text:p>-0.3474</text:p>
          </table:table-cell>
          <table:table-cell office:value-type="float" office:value="1.8" table:formula="of:=[.E13]" table:style-name="ce1">
            <text:p>1.8</text:p>
          </table:table-cell>
          <table:table-cell office:value-type="float" office:value="-1.6092" table:formula="of:=[.D13]*[.I13]" table:style-name="ce1">
            <text:p>-1.609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0.9" table:formula="of:=[.AQ2]" table:style-name="ce21">
            <text:p>0.9</text:p>
          </table:table-cell>
          <table:table-cell office:value-type="float" office:value="-0.16650000000000001" table:formula="of:=[.B14]*[.E14]" table:style-name="ce1">
            <text:p>-0.1665</text:p>
          </table:table-cell>
          <table:table-cell office:value-type="float" office:value="0.9" table:formula="of:=[.E14]" table:style-name="ce1">
            <text:p>0.9</text:p>
          </table:table-cell>
          <table:table-cell office:value-type="float" office:value="7.9199999999999993E-2" table:formula="of:=[.C14]*[.G14]" table:style-name="ce1">
            <text:p>0.0792</text:p>
          </table:table-cell>
          <table:table-cell office:value-type="float" office:value="0.9" table:formula="of:=[.E14]" table:style-name="ce1">
            <text:p>0.9</text:p>
          </table:table-cell>
          <table:table-cell office:value-type="float" office:value="-8.7300000000000003E-2" table:formula="of:=[.D14]*[.I14]" table:style-name="ce1">
            <text:p>-0.087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" table:formula="of:=[.AI2]" table:style-name="ce1">
            <text:p>0</text:p>
          </table:table-cell>
          <table:table-cell office:value-type="float" office:value="0" table:formula="of:=[.B15]*[.E15]" table:style-name="ce1">
            <text:p>0</text:p>
          </table:table-cell>
          <table:table-cell office:value-type="float" office:value="0" table:formula="of:=[.E15]" table:style-name="ce1">
            <text:p>0</text:p>
          </table:table-cell>
          <table:table-cell office:value-type="float" office:value="0" table:formula="of:=[.C15]*[.G15]" table:style-name="ce1">
            <text:p>0</text:p>
          </table:table-cell>
          <table:table-cell office:value-type="float" office:value="0" table:formula="of:=[.E15]" table:style-name="ce1">
            <text:p>0</text:p>
          </table:table-cell>
          <table:table-cell office:value-type="float" office:value="0" table:formula="of:=[.D15]*[.I15]" table:style-name="ce1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7.2" table:formula="of:=[.AF2]" table:style-name="ce1">
            <text:p>7.2</text:p>
          </table:table-cell>
          <table:table-cell office:value-type="float" office:value="-1.8720000000000001" table:formula="of:=[.B16]*[.E16]" table:style-name="ce1">
            <text:p>-1.872</text:p>
          </table:table-cell>
          <table:table-cell office:value-type="float" office:value="7.2" table:formula="of:=[.E16]" table:style-name="ce1">
            <text:p>7.2</text:p>
          </table:table-cell>
          <table:table-cell office:value-type="float" office:value="-0.33840000000000003" table:formula="of:=[.C16]*[.G16]" table:style-name="ce1">
            <text:p>-0.3384</text:p>
          </table:table-cell>
          <table:table-cell office:value-type="float" office:value="7.2" table:formula="of:=[.E16]" table:style-name="ce1">
            <text:p>7.2</text:p>
          </table:table-cell>
          <table:table-cell office:value-type="float" office:value="-2.2103999999999999" table:formula="of:=[.D16]*[.I16]" table:style-name="ce1">
            <text:p>-2.210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8.1" table:formula="of:=[.AC2]" table:style-name="ce1">
            <text:p>8.1</text:p>
          </table:table-cell>
          <table:table-cell office:value-type="float" office:value="-0.59129999999999994" table:formula="of:=[.B17]*[.E17]" table:style-name="ce1">
            <text:p>-0.5913</text:p>
          </table:table-cell>
          <table:table-cell office:value-type="float" office:value="8.1" table:formula="of:=[.E17]" table:style-name="ce1">
            <text:p>8.1</text:p>
          </table:table-cell>
          <table:table-cell office:value-type="float" office:value="-0.66420000000000001" table:formula="of:=[.C17]*[.G17]" table:style-name="ce1">
            <text:p>-0.6642</text:p>
          </table:table-cell>
          <table:table-cell office:value-type="float" office:value="8.1" table:formula="of:=[.E17]" table:style-name="ce1">
            <text:p>8.1</text:p>
          </table:table-cell>
          <table:table-cell office:value-type="float" office:value="-1.2554999999999998" table:formula="of:=[.D17]*[.I17]" table:style-name="ce1">
            <text:p>-1.255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4.7203609756097569" table:formula="of:=SUM([.F5:.F18])" table:style-name="ce2">
            <text:p>4.720360976</text:p>
          </table:table-cell>
          <table:table-cell table:style-name="ce1"/>
          <table:table-cell office:value-type="float" office:value="1.0163186991869919" table:formula="of:=SUM([.H5:.H18])" table:style-name="ce2">
            <text:p>1.016318699</text:p>
          </table:table-cell>
          <table:table-cell table:style-name="ce1"/>
          <table:table-cell office:value-type="float" office:value="5.7136357723577254" table:formula="of:=SUM([.J5:.J18])" table:style-name="ce2">
            <text:p>5.713635772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-1.2" table:formula="of:=[.K36]" table:style-name="ce1">
            <text:p>-1.2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-0.3624" table:formula="of:=[.B32]*[.C32]" table:style-name="ce1">
            <text:p>-0.3624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-11.5" table:formula="of:=-([.L36])" table:style-name="ce1">
            <text:p>-11.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-4.6115000000000004" table:formula="of:=[.G32]*[.H32]" table:style-name="ce1">
            <text:p>-4.6115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4.7203609756097569" table:formula="of:=[.F20]" table:style-name="ce1">
            <text:p>4.720360976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1720825756097568" table:formula="of:=[.B33]*[.C33]" table:style-name="ce1">
            <text:p>3.172082576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1.0163186991869919" table:formula="of:=[.H20]" table:style-name="ce1">
            <text:p>1.016318699</text:p>
          </table:table-cell>
          <table:table-cell office:value-type="float" office:value="0.751" table:style-name="ce1">
            <text:p>0.751</text:p>
          </table:table-cell>
          <table:table-cell office:value-type="float" office:value="0.76325534308943088" table:formula="of:=[.G33]*[.H33]" table:style-name="ce1">
            <text:p>0.763255343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-9.5999999999999943" table:formula="of:=[.K34]-[.O3]" table:style-name="ce1">
            <text:p>-9.6</text:p>
          </table:table-cell>
          <table:table-cell office:value-type="float" office:value="0.151" table:style-name="ce1">
            <text:p>0.151</text:p>
          </table:table-cell>
          <table:table-cell office:value-type="float" office:value="-1.4495999999999991" table:formula="of:=[.B34]*[.C34]" table:style-name="ce1">
            <text:p>-1.4496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-9" table:formula="of:=[.O3]-[.L34]" table:style-name="ce1">
            <text:p>-9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-1.2240000000000002" table:formula="of:=[.G34]*[.H34]" table:style-name="ce1">
            <text:p>-1.224</text:p>
          </table:table-cell>
          <table:table-cell table:style-name="ce1"/>
          <table:table-cell office:value-type="float" office:value="102.4" table:style-name="ce1">
            <text:p>102.4</text:p>
          </table:table-cell>
          <table:table-cell office:value-type="float" office:value="121" table:style-name="ce1">
            <text:p>12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-1.2" table:style-name="ce1">
            <text:p>-1.2</text:p>
          </table:table-cell>
          <table:table-cell office:value-type="float" office:value="11.5" table:style-name="ce1">
            <text:p>11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0.90808257560975769" table:formula="of:=SUM([.D32:.D35])" table:style-name="ce2">
            <text:p>0.908082576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-5.0492446569105702" table:formula="of:=SUM([.I32:.I35])" table:style-name="ce2">
            <text:p>-5.049244657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-4.1411620813008128" table:formula="of:=[.D37]+[.I37]" table:style-name="ce2">
            <text:p>-4.141162081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2.90808257560975" table:formula="of:=[.O3]+[.D37]" table:style-name="ce1">
            <text:p>112.90808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06.95075534308943" table:formula="of:=[.O3]+[.I37]" table:style-name="ce1">
            <text:p>106.950755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4.9784706391494381E+28" table:formula="of:=[.B52]^13.98" table:style-name="ce1">
            <text:p>4.97847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7.3118766312975065E+28" table:formula="of:=([.B52]^13.98+[.B53]^13.98)" table:style-name="ce1">
            <text:p>7.31188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68087454017478399" table:formula="of:=[.B54]/[.B55]" table:style-name="ce12">
            <text:p>0.681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  <table:table table:name="P22" table:style-name="ta3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5" table:default-cell-style-name="ce1"/>
        <table:table-column table:style-name="co4" table:number-columns-repeated="29" table:default-cell-style-name="ce1"/>
        <table:table-column table:style-name="co6" table:default-cell-style-name="ce1"/>
        <table:table-column table:style-name="co4" table:number-columns-repeated="16339" table:default-cell-style-name="ce1"/>
        <table:table-row table:style-name="ro1">
          <table:table-cell table:number-columns-repeated="11" table:style-name="ce1"/>
          <table:table-cell office:value-type="string" table:style-name="ce2">
            <text:p>PART 2</text:p>
          </table:table-cell>
          <table:table-cell table:number-columns-repeated="5" table:style-name="ce1"/>
          <table:table-cell office:value-type="string" table:style-name="ce2">
            <text:p>PART 1</text:p>
          </table:table-cell>
          <table:table-cell office:value-type="string" table:style-name="ce9">
            <text:p>Rk</text:p>
          </table:table-cell>
          <table:table-cell table:style-name="ce20"/>
          <table:table-cell office:value-type="string" table:style-name="ce20">
            <text:p>Age</text:p>
          </table:table-cell>
          <table:table-cell office:value-type="string" table:style-name="ce20">
            <text:p>G</text:p>
          </table:table-cell>
          <table:table-cell office:value-type="string" table:style-name="ce20">
            <text:p>GS</text:p>
          </table:table-cell>
          <table:table-cell office:value-type="string" table:style-name="ce20">
            <text:p>MP</text:p>
          </table:table-cell>
          <table:table-cell office:value-type="string" table:style-name="ce20">
            <text:p>FG</text:p>
          </table:table-cell>
          <table:table-cell office:value-type="string" table:style-name="ce20">
            <text:p>FGA</text:p>
          </table:table-cell>
          <table:table-cell office:value-type="string" table:style-name="ce20">
            <text:p>FG%</text:p>
          </table:table-cell>
          <table:table-cell office:value-type="string" table:style-name="ce20">
            <text:p>3P</text:p>
          </table:table-cell>
          <table:table-cell office:value-type="string" table:style-name="ce8">
            <text:p>3PA</text:p>
          </table:table-cell>
          <table:table-cell office:value-type="string" table:style-name="ce20">
            <text:p>3P%</text:p>
          </table:table-cell>
          <table:table-cell office:value-type="string" table:style-name="ce20">
            <text:p>2P</text:p>
          </table:table-cell>
          <table:table-cell office:value-type="string" table:style-name="ce8">
            <text:p>2PA</text:p>
          </table:table-cell>
          <table:table-cell office:value-type="string" table:style-name="ce20">
            <text:p>2P%</text:p>
          </table:table-cell>
          <table:table-cell office:value-type="string" table:style-name="ce20">
            <text:p>FT</text:p>
          </table:table-cell>
          <table:table-cell office:value-type="string" table:style-name="ce8">
            <text:p>FTA</text:p>
          </table:table-cell>
          <table:table-cell office:value-type="string" table:style-name="ce20">
            <text:p>FT%</text:p>
          </table:table-cell>
          <table:table-cell office:value-type="string" table:style-name="ce8">
            <text:p>ORB</text:p>
          </table:table-cell>
          <table:table-cell office:value-type="string" table:style-name="ce8">
            <text:p>DRB</text:p>
          </table:table-cell>
          <table:table-cell office:value-type="string" table:style-name="ce8">
            <text:p>AST</text:p>
          </table:table-cell>
          <table:table-cell office:value-type="string" table:style-name="ce8">
            <text:p>STL</text:p>
          </table:table-cell>
          <table:table-cell office:value-type="string" table:style-name="ce8">
            <text:p>BLK</text:p>
          </table:table-cell>
          <table:table-cell office:value-type="string" table:style-name="ce8">
            <text:p>TOV</text:p>
          </table:table-cell>
          <table:table-cell office:value-type="string" table:style-name="ce8">
            <text:p>PF</text:p>
          </table:table-cell>
          <table:table-cell office:value-type="string" table:style-name="ce8">
            <text:p>PTS</text:p>
          </table:table-cell>
          <table:table-cell office:value-type="string" table:style-name="ce8">
            <text:p>(GS/G)^2</text:p>
          </table:table-cell>
          <table:table-cell table:number-columns-repeated="16339" table:style-name="ce1"/>
        </table:table-row>
        <table:table-row table:style-name="ro2">
          <table:table-cell table:style-name="ce1"/>
          <table:table-cell office:value-type="string" table:style-name="ce1">
            <text:p>O-PIPM Box</text:p>
          </table:table-cell>
          <table:table-cell office:value-type="string" table:style-name="ce1">
            <text:p>D-PIPM Box</text:p>
          </table:table-cell>
          <table:table-cell office:value-type="string" table:style-name="ce1">
            <text:p>PIPM Box</text:p>
          </table:table-cell>
          <table:table-cell table:style-name="ce1"/>
          <table:table-cell office:value-type="string" table:style-name="ce2">
            <text:p>O-PIPM Box</text:p>
          </table:table-cell>
          <table:table-cell table:style-name="ce1"/>
          <table:table-cell office:value-type="string" table:style-name="ce2">
            <text:p>D-PIPM Box</text:p>
          </table:table-cell>
          <table:table-cell table:style-name="ce1"/>
          <table:table-cell office:value-type="string" table:style-name="ce2">
            <text:p>Box PIPM</text:p>
          </table:table-cell>
          <table:table-cell table:style-name="ce2"/>
          <table:table-cell office:value-type="string" table:style-name="ce5">
            <text:p>NTRG</text:p>
          </table:table-cell>
          <table:table-cell office:value-type="string" table:style-name="ce5">
            <text:p>Player-O</text:p>
          </table:table-cell>
          <table:table-cell office:value-type="string" table:style-name="ce5">
            <text:p>Player-D</text:p>
          </table:table-cell>
          <table:table-cell office:value-type="string" table:style-name="ce5">
            <text:p>Team Average</text:p>
          </table:table-cell>
          <table:table-cell table:number-columns-repeated="3" table:style-name="ce1"/>
          <table:table-cell office:value-type="float" office:value="22" table:style-name="ce16">
            <text:p>22</text:p>
          </table:table-cell>
          <table:table-cell office:value-type="string" table:style-name="ce13">
            <text:p>Nik Stauskas</text:p>
          </table:table-cell>
          <table:table-cell office:value-type="float" office:value="28" table:style-name="ce13">
            <text:p>28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4.5" table:style-name="ce13">
            <text:p>4.5</text:p>
          </table:table-cell>
          <table:table-cell office:value-type="float" office:value="12" table:style-name="ce13">
            <text:p>12</text:p>
          </table:table-cell>
          <table:table-cell office:value-type="float" office:value="0.375" table:style-name="ce13">
            <text:p>0.375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0.5" table:style-name="ce13">
            <text:p>0.5</text:p>
          </table:table-cell>
          <table:table-cell office:value-type="float" office:value="1.5" table:style-name="ce13">
            <text:p>1.5</text:p>
          </table:table-cell>
          <table:table-cell office:value-type="float" office:value="6" table:style-name="ce13">
            <text:p>6</text:p>
          </table:table-cell>
          <table:table-cell office:value-type="float" office:value="0.25" table:style-name="ce13">
            <text:p>0.25</text:p>
          </table:table-cell>
          <table:table-cell office:value-type="float" office:value="4.5" table:style-name="ce13">
            <text:p>4.5</text:p>
          </table:table-cell>
          <table:table-cell office:value-type="float" office:value="6" table:style-name="ce13">
            <text:p>6</text:p>
          </table:table-cell>
          <table:table-cell office:value-type="float" office:value="0.75" table:style-name="ce13">
            <text:p>0.75</text:p>
          </table:table-cell>
          <table:table-cell office:value-type="float" office:value="1.5" table:style-name="ce13">
            <text:p>1.5</text:p>
          </table:table-cell>
          <table:table-cell office:value-type="float" office:value="3" table:style-name="ce13">
            <text:p>3</text:p>
          </table:table-cell>
          <table:table-cell office:value-type="float" office:value="1.5" table:style-name="ce13">
            <text:p>1.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.5" table:style-name="ce13">
            <text:p>1.5</text:p>
          </table:table-cell>
          <table:table-cell office:value-type="float" office:value="16.5" table:style-name="ce13">
            <text:p>16.5</text:p>
          </table:table-cell>
          <table:table-cell office:value-type="float" office:value="0" table:formula="of:=([.W2]/[.V2])^2" table:style-name="ce21">
            <text:p>0</text:p>
          </table:table-cell>
          <table:table-cell table:number-columns-repeated="3" table:style-name="ce1"/>
          <table:table-cell table:style-name="ce21"/>
          <table:table-cell table:number-columns-repeated="16335"/>
        </table:table-row>
        <table:table-row table:style-name="ro1">
          <table:table-cell table:style-name="ce1"/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Coefficient</text:p>
          </table:table-cell>
          <table:table-cell office:value-type="string" table:style-name="ce7">
            <text:p>Stat for Fox (O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D)</text:p>
          </table:table-cell>
          <table:table-cell office:value-type="string" table:style-name="ce1">
            <text:p>Coefficient x stat</text:p>
          </table:table-cell>
          <table:table-cell office:value-type="string" table:style-name="ce7">
            <text:p>Stat for Fox (total)</text:p>
          </table:table-cell>
          <table:table-cell office:value-type="string" table:style-name="ce1">
            <text:p>Coefficient x stat</text:p>
          </table:table-cell>
          <table:table-cell table:style-name="ce1"/>
          <table:table-cell office:value-type="float" office:value="4.5999999999999996" table:style-name="ce1">
            <text:p>4.6</text:p>
          </table:table-cell>
          <table:table-cell office:value-type="float" office:value="113.7" table:style-name="ce1">
            <text:p>113.7</text:p>
          </table:table-cell>
          <table:table-cell office:value-type="float" office:value="109.1" table:style-name="ce1">
            <text:p>109.1</text:p>
          </table:table-cell>
          <table:table-cell office:value-type="float" office:value="112" table:style-name="ce1">
            <text:p>112</text:p>
          </table:table-cell>
          <table:table-cell table:number-columns-repeated="33" table:style-name="ce1"/>
          <table:table-cell table:style-name="ce21"/>
          <table:table-cell table:number-columns-repeated="16335"/>
        </table:table-row>
        <table:table-row table:style-name="ro1">
          <table:table-cell table:number-columns-repeated="11" table:style-name="ce1"/>
          <table:table-cell office:value-type="string" table:style-name="ce6">
            <text:p>MP</text:p>
          </table:table-cell>
          <table:table-cell office:value-type="string" table:style-name="ce6">
            <text:p>Total Time</text:p>
          </table:table-cell>
          <table:table-cell office:value-type="string" table:style-name="ce1">
            <text:p>(Changes)</text:p>
          </table:table-cell>
          <table:table-cell table:number-columns-repeated="34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38" table:style-name="ce1">
            <text:p>0.38</text:p>
          </table:table-cell>
          <table:table-cell office:value-type="float" office:value="1.0365853658536603E-2" table:formula="of:=([.M3]-[.O3])*[.L5]/[.M5]" table:style-name="ce1">
            <text:p>0.010365854</text:p>
          </table:table-cell>
          <table:table-cell office:value-type="float" office:value="2.7365853658536635E-3" table:formula="of:=[.B5]*[.E5]" table:style-name="ce1">
            <text:p>0.002736585</text:p>
          </table:table-cell>
          <table:table-cell office:value-type="float" office:value="1.7682926829268326E-2" table:formula="of:=-([.N3]-[.O3])*[.L5]/[.M5]" table:style-name="ce1">
            <text:p>0.017682927</text:p>
          </table:table-cell>
          <table:table-cell office:value-type="float" office:value="2.0512195121951257E-3" table:formula="of:=[.C5]*[.G5]" table:style-name="ce1">
            <text:p>0.00205122</text:p>
          </table:table-cell>
          <table:table-cell office:value-type="float" office:value="-2.8048780487804875E-2" table:formula="of:=-([.L3])*[.L5]/[.M5]" table:style-name="ce1">
            <text:p>-0.02804878</text:p>
          </table:table-cell>
          <table:table-cell office:value-type="float" office:value="-1.0658536585365853E-2" table:formula="of:=[.D5]*[.I5]" table:style-name="ce1">
            <text:p>-0.010658537</text:p>
          </table:table-cell>
          <table:table-cell table:style-name="ce1"/>
          <table:table-cell office:value-type="float" office:value="24" table:formula="of:=[.X2]" table:style-name="ce1">
            <text:p>24</text:p>
          </table:table-cell>
          <table:table-cell office:value-type="float" office:value="3936" table:style-name="ce1">
            <text:p>3936</text:p>
          </table:table-cell>
          <table:table-cell table:number-columns-repeated="35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(GS/G)^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" table:formula="of:=[.AS2]" table:style-name="ce1">
            <text:p>0</text:p>
          </table:table-cell>
          <table:table-cell office:value-type="float" office:value="0" table:formula="of:=[.B6]*[.E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C6]*[.G6]" table:style-name="ce1">
            <text:p>0</text:p>
          </table:table-cell>
          <table:table-cell office:value-type="float" office:value="0" table:formula="of:=[.E6]" table:style-name="ce1">
            <text:p>0</text:p>
          </table:table-cell>
          <table:table-cell office:value-type="float" office:value="0" table:formula="of:=[.D6]*[.I6]" table:style-name="ce1">
            <text:p>0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PTS/3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-3.6999999999999998E-2" table:style-name="ce1">
            <text:p>-0.03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16.5" table:formula="of:=[.AR2]" table:style-name="ce1">
            <text:p>16.5</text:p>
          </table:table-cell>
          <table:table-cell office:value-type="float" office:value="6.5010000000000003" table:formula="of:=[.B7]*[.E7]" table:style-name="ce1">
            <text:p>6.501</text:p>
          </table:table-cell>
          <table:table-cell office:value-type="float" office:value="16.5" table:formula="of:=[.E7]" table:style-name="ce1">
            <text:p>16.5</text:p>
          </table:table-cell>
          <table:table-cell office:value-type="float" office:value="-0.61049999999999993" table:formula="of:=[.C7]*[.G7]" table:style-name="ce1">
            <text:p>-0.6105</text:p>
          </table:table-cell>
          <table:table-cell office:value-type="float" office:value="16.5" table:formula="of:=[.E7]" table:style-name="ce1">
            <text:p>16.5</text:p>
          </table:table-cell>
          <table:table-cell office:value-type="float" office:value="5.8904999999999994" table:formula="of:=[.D7]*[.I7]" table:style-name="ce1">
            <text:p>5.890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OREB/36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0.23" table:style-name="ce1">
            <text:p>-0.23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.5" table:formula="of:=[.AK2]" table:style-name="ce21">
            <text:p>1.5</text:p>
          </table:table-cell>
          <table:table-cell office:value-type="float" office:value="0.49199999999999999" table:formula="of:=[.B8]*[.E8]" table:style-name="ce1">
            <text:p>0.492</text:p>
          </table:table-cell>
          <table:table-cell office:value-type="float" office:value="1.5" table:formula="of:=[.E8]" table:style-name="ce1">
            <text:p>1.5</text:p>
          </table:table-cell>
          <table:table-cell office:value-type="float" office:value="-0.34500000000000003" table:formula="of:=[.C8]*[.G8]" table:style-name="ce1">
            <text:p>-0.345</text:p>
          </table:table-cell>
          <table:table-cell office:value-type="float" office:value="1.5" table:formula="of:=[.E8]" table:style-name="ce1">
            <text:p>1.5</text:p>
          </table:table-cell>
          <table:table-cell office:value-type="float" office:value="0.14850000000000002" table:formula="of:=[.D8]*[.I8]" table:style-name="ce1">
            <text:p>0.1485</text:p>
          </table:table-cell>
          <table:table-cell table:number-columns-repeated="38" table:style-name="ce1"/>
          <table:table-cell table:style-name="ce21"/>
          <table:table-cell table:number-columns-repeated="16335"/>
        </table:table-row>
        <table:table-row table:style-name="ro1">
          <table:table-cell office:value-type="string" table:style-name="ce1">
            <text:p>DREB/36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3" table:formula="of:=[.AL2]" table:style-name="ce21">
            <text:p>3</text:p>
          </table:table-cell>
          <table:table-cell office:value-type="float" office:value="0.153" table:formula="of:=[.B9]*[.E9]" table:style-name="ce1">
            <text:p>0.153</text:p>
          </table:table-cell>
          <table:table-cell office:value-type="float" office:value="3" table:formula="of:=[.E9]" table:style-name="ce1">
            <text:p>3</text:p>
          </table:table-cell>
          <table:table-cell office:value-type="float" office:value="0.71699999999999997" table:formula="of:=[.C9]*[.G9]" table:style-name="ce1">
            <text:p>0.717</text:p>
          </table:table-cell>
          <table:table-cell office:value-type="float" office:value="3" table:formula="of:=[.E9]" table:style-name="ce1">
            <text:p>3</text:p>
          </table:table-cell>
          <table:table-cell office:value-type="float" office:value="0.86999999999999988" table:formula="of:=[.D9]*[.I9]" table:style-name="ce1">
            <text:p>0.8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T/36</text:p>
          </table:table-cell>
          <table:table-cell office:value-type="float" office:value="0.375" table:style-name="ce1">
            <text:p>0.37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0899999999999997" table:style-name="ce1">
            <text:p>0.409</text:p>
          </table:table-cell>
          <table:table-cell office:value-type="float" office:value="1.5" table:formula="of:=[.AM2]" table:style-name="ce21">
            <text:p>1.5</text:p>
          </table:table-cell>
          <table:table-cell office:value-type="float" office:value="0.5625" table:formula="of:=[.B10]*[.E10]" table:style-name="ce1">
            <text:p>0.5625</text:p>
          </table:table-cell>
          <table:table-cell office:value-type="float" office:value="1.5" table:formula="of:=[.E10]" table:style-name="ce1">
            <text:p>1.5</text:p>
          </table:table-cell>
          <table:table-cell office:value-type="float" office:value="4.9500000000000002E-2" table:formula="of:=[.C10]*[.G10]" table:style-name="ce1">
            <text:p>0.0495</text:p>
          </table:table-cell>
          <table:table-cell office:value-type="float" office:value="1.5" table:formula="of:=[.E10]" table:style-name="ce1">
            <text:p>1.5</text:p>
          </table:table-cell>
          <table:table-cell office:value-type="float" office:value="0.61349999999999993" table:formula="of:=[.D10]*[.I10]" table:style-name="ce1">
            <text:p>0.613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L/36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formula="of:=[.AN2]" table:style-name="ce21">
            <text:p>0</text:p>
          </table:table-cell>
          <table:table-cell office:value-type="float" office:value="0" table:formula="of:=[.B11]*[.E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C11]*[.G11]" table:style-name="ce1">
            <text:p>0</text:p>
          </table:table-cell>
          <table:table-cell office:value-type="float" office:value="0" table:formula="of:=[.E11]" table:style-name="ce1">
            <text:p>0</text:p>
          </table:table-cell>
          <table:table-cell office:value-type="float" office:value="0" table:formula="of:=[.D11]*[.I1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K/36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" table:formula="of:=[.AO2]" table:style-name="ce21">
            <text:p>0</text:p>
          </table:table-cell>
          <table:table-cell office:value-type="float" office:value="0" table:formula="of:=[.B12]*[.E12]" table:style-name="ce1">
            <text:p>0</text:p>
          </table:table-cell>
          <table:table-cell office:value-type="float" office:value="0" table:formula="of:=[.E12]" table:style-name="ce1">
            <text:p>0</text:p>
          </table:table-cell>
          <table:table-cell office:value-type="float" office:value="0" table:formula="of:=[.C12]*[.G12]" table:style-name="ce1">
            <text:p>0</text:p>
          </table:table-cell>
          <table:table-cell office:value-type="float" office:value="0" table:formula="of:=[.E12]" table:style-name="ce1">
            <text:p>0</text:p>
          </table:table-cell>
          <table:table-cell office:value-type="float" office:value="0" table:formula="of:=[.D12]*[.I12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V/36</text:p>
          </table:table-cell>
          <table:table-cell office:value-type="float" office:value="-0.70099999999999996" table:style-name="ce1">
            <text:p>-0.701</text:p>
          </table:table-cell>
          <table:table-cell office:value-type="float" office:value="-0.193" table:style-name="ce1">
            <text:p>-0.193</text:p>
          </table:table-cell>
          <table:table-cell office:value-type="float" office:value="-0.89400000000000002" table:style-name="ce1">
            <text:p>-0.894</text:p>
          </table:table-cell>
          <table:table-cell office:value-type="float" office:value="0" table:formula="of:=[.AP2]" table:style-name="ce21">
            <text:p>0</text:p>
          </table:table-cell>
          <table:table-cell office:value-type="float" office:value="0" table:formula="of:=[.B13]*[.E13]" table:style-name="ce1">
            <text:p>0</text:p>
          </table:table-cell>
          <table:table-cell office:value-type="float" office:value="0" table:formula="of:=[.E13]" table:style-name="ce1">
            <text:p>0</text:p>
          </table:table-cell>
          <table:table-cell office:value-type="float" office:value="0" table:formula="of:=[.C13]*[.G13]" table:style-name="ce1">
            <text:p>0</text:p>
          </table:table-cell>
          <table:table-cell office:value-type="float" office:value="0" table:formula="of:=[.E13]" table:style-name="ce1">
            <text:p>0</text:p>
          </table:table-cell>
          <table:table-cell office:value-type="float" office:value="0" table:formula="of:=[.D13]*[.I13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F/36</text:p>
          </table:table-cell>
          <table:table-cell office:value-type="float" office:value="-0.185" table:style-name="ce1">
            <text:p>-0.185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1.5" table:formula="of:=[.AQ2]" table:style-name="ce21">
            <text:p>1.5</text:p>
          </table:table-cell>
          <table:table-cell office:value-type="float" office:value="-0.27749999999999997" table:formula="of:=[.B14]*[.E14]" table:style-name="ce1">
            <text:p>-0.2775</text:p>
          </table:table-cell>
          <table:table-cell office:value-type="float" office:value="1.5" table:formula="of:=[.E14]" table:style-name="ce1">
            <text:p>1.5</text:p>
          </table:table-cell>
          <table:table-cell office:value-type="float" office:value="0.13200000000000001" table:formula="of:=[.C14]*[.G14]" table:style-name="ce1">
            <text:p>0.132</text:p>
          </table:table-cell>
          <table:table-cell office:value-type="float" office:value="1.5" table:formula="of:=[.E14]" table:style-name="ce1">
            <text:p>1.5</text:p>
          </table:table-cell>
          <table:table-cell office:value-type="float" office:value="-0.14550000000000002" table:formula="of:=[.D14]*[.I14]" table:style-name="ce1">
            <text:p>-0.145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FTA/36</text:p>
          </table:table-cell>
          <table:table-cell office:value-type="float" office:value="1.2E-2" table:style-name="ce1">
            <text:p>0.01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" table:formula="of:=[.AI2]" table:style-name="ce1">
            <text:p>6</text:p>
          </table:table-cell>
          <table:table-cell office:value-type="float" office:value="7.2000000000000008E-2" table:formula="of:=[.B15]*[.E15]" table:style-name="ce1">
            <text:p>0.072</text:p>
          </table:table-cell>
          <table:table-cell office:value-type="float" office:value="6" table:formula="of:=[.E15]" table:style-name="ce1">
            <text:p>6</text:p>
          </table:table-cell>
          <table:table-cell office:value-type="float" office:value="0.22199999999999998" table:formula="of:=[.C15]*[.G15]" table:style-name="ce1">
            <text:p>0.222</text:p>
          </table:table-cell>
          <table:table-cell office:value-type="float" office:value="6" table:formula="of:=[.E15]" table:style-name="ce1">
            <text:p>6</text:p>
          </table:table-cell>
          <table:table-cell office:value-type="float" office:value="0.28800000000000003" table:formula="of:=[.D15]*[.I15]" table:style-name="ce1">
            <text:p>0.28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2PA/36</text:p>
          </table:table-cell>
          <table:table-cell office:value-type="float" office:value="-0.26" table:style-name="ce1">
            <text:p>-0.26</text:p>
          </table:table-cell>
          <table:table-cell office:value-type="float" office:value="-4.7E-2" table:style-name="ce1">
            <text:p>-0.047</text:p>
          </table:table-cell>
          <table:table-cell office:value-type="float" office:value="-0.307" table:style-name="ce1">
            <text:p>-0.307</text:p>
          </table:table-cell>
          <table:table-cell office:value-type="float" office:value="6" table:formula="of:=[.AF2]" table:style-name="ce1">
            <text:p>6</text:p>
          </table:table-cell>
          <table:table-cell office:value-type="float" office:value="-1.56" table:formula="of:=[.B16]*[.E16]" table:style-name="ce1">
            <text:p>-1.56</text:p>
          </table:table-cell>
          <table:table-cell office:value-type="float" office:value="6" table:formula="of:=[.E16]" table:style-name="ce1">
            <text:p>6</text:p>
          </table:table-cell>
          <table:table-cell office:value-type="float" office:value="-0.28200000000000003" table:formula="of:=[.C16]*[.G16]" table:style-name="ce1">
            <text:p>-0.282</text:p>
          </table:table-cell>
          <table:table-cell office:value-type="float" office:value="6" table:formula="of:=[.E16]" table:style-name="ce1">
            <text:p>6</text:p>
          </table:table-cell>
          <table:table-cell office:value-type="float" office:value="-1.8420000000000001" table:formula="of:=[.D16]*[.I16]" table:style-name="ce1">
            <text:p>-1.84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PA/36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8.2000000000000003E-2" table:style-name="ce1">
            <text:p>-0.082</text:p>
          </table:table-cell>
          <table:table-cell office:value-type="float" office:value="-0.155" table:style-name="ce1">
            <text:p>-0.155</text:p>
          </table:table-cell>
          <table:table-cell office:value-type="float" office:value="6" table:formula="of:=[.AC2]" table:style-name="ce1">
            <text:p>6</text:p>
          </table:table-cell>
          <table:table-cell office:value-type="float" office:value="-0.43799999999999994" table:formula="of:=[.B17]*[.E17]" table:style-name="ce1">
            <text:p>-0.438</text:p>
          </table:table-cell>
          <table:table-cell office:value-type="float" office:value="6" table:formula="of:=[.E17]" table:style-name="ce1">
            <text:p>6</text:p>
          </table:table-cell>
          <table:table-cell office:value-type="float" office:value="-0.49199999999999999" table:formula="of:=[.C17]*[.G17]" table:style-name="ce1">
            <text:p>-0.492</text:p>
          </table:table-cell>
          <table:table-cell office:value-type="float" office:value="6" table:formula="of:=[.E17]" table:style-name="ce1">
            <text:p>6</text:p>
          </table:table-cell>
          <table:table-cell office:value-type="float" office:value="-0.92999999999999994" table:formula="of:=[.D17]*[.I17]" table:style-name="ce1">
            <text:p>-0.9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36Weight (Intercept)</text:p>
          </table:table-cell>
          <table:table-cell office:value-type="float" office:value="-9.1999999999999998E-2" table:style-name="ce1">
            <text:p>-0.092</text:p>
          </table:table-cell>
          <table:table-cell office:value-type="float" office:value="-4.1000000000000002E-2" table:style-name="ce1">
            <text:p>-0.041</text:p>
          </table:table-cell>
          <table:table-cell office:value-type="float" office:value="-0.13300000000000001" table:style-name="ce1">
            <text:p>-0.133</text:p>
          </table:table-cell>
          <table:table-cell office:value-type="float" office:value="1" table:style-name="ce1">
            <text:p>1</text:p>
          </table:table-cell>
          <table:table-cell office:value-type="float" office:value="-9.1999999999999998E-2" table:formula="of:=[.B18]*[.E18]" table:style-name="ce1">
            <text:p>-0.092</text:p>
          </table:table-cell>
          <table:table-cell office:value-type="float" office:value="1" table:style-name="ce1">
            <text:p>1</text:p>
          </table:table-cell>
          <table:table-cell office:value-type="float" office:value="-4.1000000000000002E-2" table:formula="of:=[.C18]*[.G18]" table:style-name="ce1">
            <text:p>-0.041</text:p>
          </table:table-cell>
          <table:table-cell office:value-type="float" office:value="1" table:style-name="ce1">
            <text:p>1</text:p>
          </table:table-cell>
          <table:table-cell office:value-type="float" office:value="-0.13300000000000001" table:formula="of:=[.D18]*[.I18]" table:style-name="ce1">
            <text:p>-0.133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">
            <text:p>Box PIPM measures:</text:p>
          </table:table-cell>
          <table:table-cell table:number-columns-repeated="4" table:style-name="ce1"/>
          <table:table-cell office:value-type="float" office:value="5.4157365853658543" table:formula="of:=SUM([.F5:.F18])" table:style-name="ce2">
            <text:p>5.415736585</text:p>
          </table:table-cell>
          <table:table-cell table:style-name="ce1"/>
          <table:table-cell office:value-type="float" office:value="-0.64794878048780502" table:formula="of:=SUM([.H5:.H18])" table:style-name="ce2">
            <text:p>-0.64794878</text:p>
          </table:table-cell>
          <table:table-cell table:style-name="ce1"/>
          <table:table-cell office:value-type="float" office:value="4.7493414634146349" table:formula="of:=SUM([.J5:.J18])" table:style-name="ce2">
            <text:p>4.749341463</text:p>
          </table:table-cell>
          <table:table-cell table:number-columns-repeated="16374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</text:p>
          </table:table-cell>
          <table:table-cell office:value-type="string" table:style-name="ce1">
            <text:p><text:s/>For the calculation of AVG, Fox played 2036 total minutes out of a possible 82 x 48 = 393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VG has to be calculated differently for offense, defense, and overal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36Weight is the constant term; we multiply it by 1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2">
            <text:p>O-PIPM</text:p>
          </table:table-cell>
          <table:table-cell table:number-columns-repeated="4" table:style-name="ce1"/>
          <table:table-cell office:value-type="string" table:style-name="ce2">
            <text:p>D-PIPM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number-columns-repeated="2" table:style-name="ce1"/>
          <table:table-cell office:value-type="string" table:style-name="ce1">
            <text:p>Value for Fox</text:p>
          </table:table-cell>
          <table:table-cell office:value-type="string" table:style-name="ce1">
            <text:p>Coefficient</text:p>
          </table:table-cell>
          <table:table-cell office:value-type="string" table:style-name="ce1">
            <text:p>Stat x Coefficient</text:p>
          </table:table-cell>
          <table:table-cell table:style-name="ce1"/>
          <table:table-cell office:value-type="string" table:style-name="ce2">
            <text:p>PART-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O-On/off</text:p>
          </table:table-cell>
          <table:table-cell office:value-type="float" office:value="3.8" table:formula="of:=[.K36]" table:style-name="ce1">
            <text:p>3.8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1476" table:formula="of:=[.B32]*[.C32]" table:style-name="ce1">
            <text:p>1.1476</text:p>
          </table:table-cell>
          <table:table-cell table:style-name="ce1"/>
          <table:table-cell office:value-type="string" table:style-name="ce1">
            <text:p>D-On/off</text:p>
          </table:table-cell>
          <table:table-cell office:value-type="float" office:value="25.5" table:formula="of:=-([.L36])" table:style-name="ce1">
            <text:p>25.5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10.2255" table:formula="of:=[.G32]*[.H32]" table:style-name="ce1">
            <text:p>10.2255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-Box</text:p>
          </table:table-cell>
          <table:table-cell office:value-type="float" office:value="5.4157365853658543" table:formula="of:=[.F20]" table:style-name="ce1">
            <text:p>5.415736585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3.6393749853658544" table:formula="of:=[.B33]*[.C33]" table:style-name="ce1">
            <text:p>3.639374985</text:p>
          </table:table-cell>
          <table:table-cell table:style-name="ce1"/>
          <table:table-cell office:value-type="string" table:style-name="ce1">
            <text:p>D-Box</text:p>
          </table:table-cell>
          <table:table-cell office:value-type="float" office:value="-0.64794878048780502" table:formula="of:=[.H20]" table:style-name="ce1">
            <text:p>-0.64794878</text:p>
          </table:table-cell>
          <table:table-cell office:value-type="float" office:value="0.751" table:style-name="ce1">
            <text:p>0.751</text:p>
          </table:table-cell>
          <table:table-cell office:value-type="float" office:value="-0.48660953414634156" table:formula="of:=[.G33]*[.H33]" table:style-name="ce1">
            <text:p>-0.486609534</text:p>
          </table:table-cell>
          <table:table-cell table:style-name="ce1"/>
          <table:table-cell office:value-type="string" table:style-name="ce3">
            <text:p>Player Ortg</text:p>
          </table:table-cell>
          <table:table-cell office:value-type="string" table:style-name="ce3">
            <text:p>Player Drtg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-On court</text:p>
          </table:table-cell>
          <table:table-cell office:value-type="float" office:value="6" table:formula="of:=[.K34]-[.O3]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0.90599999999999992" table:formula="of:=[.B34]*[.C34]" table:style-name="ce1">
            <text:p>0.906</text:p>
          </table:table-cell>
          <table:table-cell table:style-name="ce1"/>
          <table:table-cell office:value-type="string" table:style-name="ce1">
            <text:p>D-On court</text:p>
          </table:table-cell>
          <table:table-cell office:value-type="float" office:value="27.700000000000003" table:formula="of:=[.O3]-[.L34]" table:style-name="ce1">
            <text:p>27.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3.7672000000000008" table:formula="of:=[.G34]*[.H34]" table:style-name="ce1">
            <text:p>3.7672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4.3" table:style-name="ce1">
            <text:p>84.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-0.45200000000000001" table:style-name="ce1">
            <text:p>-0.452</text:p>
          </table:table-cell>
          <table:table-cell office:value-type="float" office:value="-0.45200000000000001" table:formula="of:=[.B35]*[.C35]" table:style-name="ce1">
            <text:p>-0.452</text:p>
          </table:table-cell>
          <table:table-cell table:style-name="ce1"/>
          <table:table-cell office:value-type="string" table:style-name="ce1">
            <text:p>Constant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2.3E-2" table:formula="of:=[.G35]*[.H35]" table:style-name="ce1">
            <text:p>0.023</text:p>
          </table:table-cell>
          <table:table-cell table:style-name="ce1"/>
          <table:table-cell office:value-type="string" table:style-name="ce4">
            <text:p>O-On/Off Player</text:p>
          </table:table-cell>
          <table:table-cell office:value-type="string" table:style-name="ce4">
            <text:p>D-On/Off Player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float" office:value="3.8" table:style-name="ce1">
            <text:p>3.8</text:p>
          </table:table-cell>
          <table:table-cell office:value-type="float" office:value="-25.5" table:style-name="ce1">
            <text:p>-25.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tal O-PIPM:</text:p>
          </table:table-cell>
          <table:table-cell table:number-columns-repeated="2" table:style-name="ce1"/>
          <table:table-cell office:value-type="float" office:value="5.2409749853658543" table:formula="of:=SUM([.D32:.D35])" table:style-name="ce2">
            <text:p>5.240974985</text:p>
          </table:table-cell>
          <table:table-cell table:style-name="ce1"/>
          <table:table-cell office:value-type="string" table:style-name="ce1">
            <text:p>Total D-PIPM:</text:p>
          </table:table-cell>
          <table:table-cell table:number-columns-repeated="2" table:style-name="ce1"/>
          <table:table-cell office:value-type="float" office:value="13.52909046585366" table:formula="of:=SUM([.I32:.I35])" table:style-name="ce2">
            <text:p>13.52909047</text:p>
          </table:table-cell>
          <table:table-cell table:number-columns-repeated="16375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Total PIPM is O-PIPM + D-PIPM =</text:p>
          </table:table-cell>
          <table:table-cell table:style-name="ce2"/>
          <table:table-cell office:value-type="float" office:value="18.770065451219516" table:formula="of:=[.D37]+[.I37]" table:style-name="ce2">
            <text:p>18.77006545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Notes: For O-On Court and D-On Court remember we have to subtract off the league average rating (112.3)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5">
          <table:table-cell office:value-type="string" table:style-name="ce17">
            <text:p>Convert to WIN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Win% = (Points For )^E /(Points ForE + Points AgainstE )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oints For</text:p>
          </table:table-cell>
          <table:table-cell office:value-type="float" office:value="117.24097498536585" table:formula="of:=[.O3]+[.D37]" table:style-name="ce1">
            <text:p>117.24097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oints Against</text:p>
          </table:table-cell>
          <table:table-cell office:value-type="float" office:value="125.52909046585366" table:formula="of:=[.O3]+[.I37]" table:style-name="ce1">
            <text:p>125.529090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merator</text:p>
          </table:table-cell>
          <table:table-cell office:value-type="float" office:value="8.4281122532124163E+28" table:formula="of:=[.B52]^13.98" table:style-name="ce1">
            <text:p>8.42811E+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ednominator</text:p>
          </table:table-cell>
          <table:table-cell office:value-type="float" office:value="3.0328230607810885E+29" table:formula="of:=([.B52]^13.98+[.B53]^13.98)" table:style-name="ce1">
            <text:p>3.03282E+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Win%</text:p>
          </table:table-cell>
          <table:table-cell office:value-type="float" office:value="0.27789660274614891" table:formula="of:=[.B54]/[.B55]" table:style-name="ce12">
            <text:p>0.278</text:p>
          </table:table-cell>
          <table:table-cell table:number-columns-repeated="16382"/>
        </table:table-row>
        <table:table-row table:number-rows-repeated="10485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>
      <number:currency-symbol>$</number:currency-symbol>
      <number:number number:decimal-places="2" number:min-decimal-places="2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41">
      <number:number number:decimal-places="3" number:min-decimal-places="3" number:min-integer-digits="1"/>
    </number:number-style>
    <style:style style:name="_50_0_37__32_-_32_Accent1_32_2" style:display-name="20% - Accent1 2" style:family="table-cell" style:data-style-name="N0">
      <style:table-cell-properties fo:background-color="#D9E1F2"/>
      <style:text-properties style:font-name="Calibri" style:font-name-asian="Calibri" style:font-name-complex="Calibri"/>
    </style:style>
    <style:style style:name="_50_0_37__32_-_32_Accent2_32_2" style:display-name="20% - Accent2 2" style:family="table-cell" style:data-style-name="N0">
      <style:table-cell-properties fo:background-color="#FCE4D6"/>
      <style:text-properties style:font-name="Calibri" style:font-name-asian="Calibri" style:font-name-complex="Calibri"/>
    </style:style>
    <style:style style:name="_50_0_37__32_-_32_Accent3_32_2" style:display-name="20% - Accent3 2" style:family="table-cell" style:data-style-name="N0">
      <style:table-cell-properties fo:background-color="#EDEDED"/>
      <style:text-properties style:font-name="Calibri" style:font-name-asian="Calibri" style:font-name-complex="Calibri"/>
    </style:style>
    <style:style style:name="_50_0_37__32_-_32_Accent4_32_2" style:display-name="20% - Accent4 2" style:family="table-cell" style:data-style-name="N0">
      <style:table-cell-properties fo:background-color="#FFF2CC"/>
      <style:text-properties style:font-name="Calibri" style:font-name-asian="Calibri" style:font-name-complex="Calibri"/>
    </style:style>
    <style:style style:name="_50_0_37__32_-_32_Accent5_32_2" style:display-name="20% - Accent5 2" style:family="table-cell" style:data-style-name="N0">
      <style:table-cell-properties fo:background-color="#DDEBF7"/>
      <style:text-properties style:font-name="Calibri" style:font-name-asian="Calibri" style:font-name-complex="Calibri"/>
    </style:style>
    <style:style style:name="_50_0_37__32_-_32_Accent6_32_2" style:display-name="20% - Accent6 2" style:family="table-cell" style:data-style-name="N0">
      <style:table-cell-properties fo:background-color="#E2EFDA"/>
      <style:text-properties style:font-name="Calibri" style:font-name-asian="Calibri" style:font-name-complex="Calibri"/>
    </style:style>
    <style:style style:name="_52_0_37__32_-_32_Accent1_32_2" style:display-name="40% - Accent1 2" style:family="table-cell" style:data-style-name="N0">
      <style:table-cell-properties fo:background-color="#B4C6E7"/>
      <style:text-properties style:font-name="Calibri" style:font-name-asian="Calibri" style:font-name-complex="Calibri"/>
    </style:style>
    <style:style style:name="_52_0_37__32_-_32_Accent2_32_2" style:display-name="40% - Accent2 2" style:family="table-cell" style:data-style-name="N0">
      <style:table-cell-properties fo:background-color="#F8CBAD"/>
      <style:text-properties style:font-name="Calibri" style:font-name-asian="Calibri" style:font-name-complex="Calibri"/>
    </style:style>
    <style:style style:name="_52_0_37__32_-_32_Accent3_32_2" style:display-name="40% - Accent3 2" style:family="table-cell" style:data-style-name="N0">
      <style:table-cell-properties fo:background-color="#DBDBDB"/>
      <style:text-properties style:font-name="Calibri" style:font-name-asian="Calibri" style:font-name-complex="Calibri"/>
    </style:style>
    <style:style style:name="_52_0_37__32_-_32_Accent4_32_2" style:display-name="40% - Accent4 2" style:family="table-cell" style:data-style-name="N0">
      <style:table-cell-properties fo:background-color="#FFE699"/>
      <style:text-properties style:font-name="Calibri" style:font-name-asian="Calibri" style:font-name-complex="Calibri"/>
    </style:style>
    <style:style style:name="_52_0_37__32_-_32_Accent5_32_2" style:display-name="40% - Accent5 2" style:family="table-cell" style:data-style-name="N0">
      <style:table-cell-properties fo:background-color="#BDD7EE"/>
      <style:text-properties style:font-name="Calibri" style:font-name-asian="Calibri" style:font-name-complex="Calibri"/>
    </style:style>
    <style:style style:name="_52_0_37__32_-_32_Accent6_32_2" style:display-name="40% - Accent6 2" style:family="table-cell" style:data-style-name="N0">
      <style:table-cell-properties fo:background-color="#C6E0B4"/>
      <style:text-properties style:font-name="Calibri" style:font-name-asian="Calibri" style:font-name-complex="Calibri"/>
    </style:style>
    <style:style style:name="_54_0_37__32_-_32_Accent1_32_2" style:display-name="60% - Accent1 2" style:family="table-cell" style:data-style-name="N0">
      <style:table-cell-properties fo:background-color="#8EA9DB"/>
      <style:text-properties style:font-name="Calibri" style:font-name-asian="Calibri" style:font-name-complex="Calibri"/>
    </style:style>
    <style:style style:name="_54_0_37__32_-_32_Accent2_32_2" style:display-name="60% - Accent2 2" style:family="table-cell" style:data-style-name="N0">
      <style:table-cell-properties fo:background-color="#F4B084"/>
      <style:text-properties style:font-name="Calibri" style:font-name-asian="Calibri" style:font-name-complex="Calibri"/>
    </style:style>
    <style:style style:name="_54_0_37__32_-_32_Accent3_32_2" style:display-name="60% - Accent3 2" style:family="table-cell" style:data-style-name="N0">
      <style:table-cell-properties fo:background-color="#C9C9C9"/>
      <style:text-properties style:font-name="Calibri" style:font-name-asian="Calibri" style:font-name-complex="Calibri"/>
    </style:style>
    <style:style style:name="_54_0_37__32_-_32_Accent4_32_2" style:display-name="60% - Accent4 2" style:family="table-cell" style:data-style-name="N0">
      <style:table-cell-properties fo:background-color="#FFD966"/>
      <style:text-properties style:font-name="Calibri" style:font-name-asian="Calibri" style:font-name-complex="Calibri"/>
    </style:style>
    <style:style style:name="_54_0_37__32_-_32_Accent5_32_2" style:display-name="60% - Accent5 2" style:family="table-cell" style:data-style-name="N0">
      <style:table-cell-properties fo:background-color="#9BC2E6"/>
      <style:text-properties style:font-name="Calibri" style:font-name-asian="Calibri" style:font-name-complex="Calibri"/>
    </style:style>
    <style:style style:name="_54_0_37__32_-_32_Accent6_32_2" style:display-name="60% - Accent6 2" style:family="table-cell" style:data-style-name="N0">
      <style:table-cell-properties fo:background-color="#A9D08E"/>
      <style:text-properties style:font-name="Calibri" style:font-name-asian="Calibri" style:font-name-complex="Calibri"/>
    </style:style>
    <style:style style:name="Accent1" style:family="table-cell" style:data-style-name="N0">
      <style:table-cell-properties fo:background-color="#4472C4"/>
      <style:text-properties fo:color="#FFFFFF" style:font-name="Calibri" style:font-name-asian="Calibri" style:font-name-complex="Calibri"/>
    </style:style>
    <style:style style:name="Accent2" style:family="table-cell" style:data-style-name="N0">
      <style:table-cell-properties fo:background-color="#ED7D31"/>
      <style:text-properties fo:color="#FFFFFF" style:font-name="Calibri" style:font-name-asian="Calibri" style:font-name-complex="Calibri"/>
    </style:style>
    <style:style style:name="Accent3" style:family="table-cell" style:data-style-name="N0">
      <style:table-cell-properties fo:background-color="#A5A5A5"/>
      <style:text-properties fo:color="#FFFFFF" style:font-name="Calibri" style:font-name-asian="Calibri" style:font-name-complex="Calibri"/>
    </style:style>
    <style:style style:name="Accent4" style:family="table-cell" style:data-style-name="N0">
      <style:table-cell-properties fo:background-color="#FFC000"/>
      <style:text-properties fo:color="#FFFFFF" style:font-name="Calibri" style:font-name-asian="Calibri" style:font-name-complex="Calibri"/>
    </style:style>
    <style:style style:name="Accent5" style:family="table-cell" style:data-style-name="N0">
      <style:table-cell-properties fo:background-color="#5B9BD5"/>
      <style:text-properties fo:color="#FFFFFF" style:font-name="Calibri" style:font-name-asian="Calibri" style:font-name-complex="Calibri"/>
    </style:style>
    <style:style style:name="Accent6" style:family="table-cell" style:data-style-name="N0">
      <style:table-cell-properties fo:background-color="#70AD47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style:font-name="Calibri" style:font-name-asian="Calibri" style:font-name-complex="Calibri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Laura Turner</meta:initial-creator>
    <dc:creator>Mohammed Yusuf</dc:creator>
    <meta:creation-date>2021-11-22T15:45:33Z</meta:creation-date>
    <dc:date>2022-12-07T21:29:16Z</dc:date>
    <meta:editing-cycles>10</meta:editing-cycles>
    <meta:editing-duration>PT38785S</meta:editing-duration>
  </office:meta>
</office:document-meta>
</file>